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937in"/>
    </style:style>
    <style:style style:name="co2" style:family="table-column">
      <style:table-column-properties fo:break-before="auto" style:column-width="0.452in"/>
    </style:style>
    <style:style style:name="co3" style:family="table-column">
      <style:table-column-properties fo:break-before="auto" style:column-width="0.7311in"/>
    </style:style>
    <style:style style:name="co4" style:family="table-column">
      <style:table-column-properties fo:break-before="auto" style:column-width="0.6571in"/>
    </style:style>
    <style:style style:name="co5" style:family="table-column">
      <style:table-column-properties fo:break-before="auto" style:column-width="0.7638in"/>
    </style:style>
    <style:style style:name="co6" style:family="table-column">
      <style:table-column-properties fo:break-before="auto" style:column-width="6.4374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846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1.4193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vertical-align="middle"/>
    </style:style>
    <style:style style:name="ce2" style:family="table-cell" style:parent-style-name="Default">
      <style:table-cell-properties style:vertical-align="middle"/>
    </style:style>
    <style:style style:name="ce6"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style:vertical-align="middle"/>
      <style:paragraph-properties fo:text-align="center" fo:margin-left="0in"/>
    </style:style>
    <style:style style:name="ce1"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1"/>
        <table:table-row table:style-name="ro1">
          <table:table-cell table:style-name="ce4" office:value-type="string" calcext:value-type="string">
            <text:p>filename</text:p>
          </table:table-cell>
          <table:table-cell table:style-name="ce6" office:value-type="string" calcext:value-type="string">
            <text:p>year</text:p>
          </table:table-cell>
          <table:table-cell table:style-name="ce6" office:value-type="string" calcext:value-type="string">
            <text:p>decade</text:p>
          </table:table-cell>
          <table:table-cell table:style-name="ce6" office:value-type="string" calcext:value-type="string">
            <text:p>sentnum</text:p>
          </table:table-cell>
          <table:table-cell table:style-name="ce6" office:value-type="string" calcext:value-type="string">
            <text:p>annotation</text:p>
          </table:table-cell>
          <table:table-cell table:style-name="Default" office:value-type="string" calcext:value-type="string">
            <text:p>sentence</text:p>
          </table:table-cell>
        </table:table-row>
        <table:table-row table:style-name="ro2">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3678" calcext:value-type="float">
            <text:p>3678</text:p>
          </table:table-cell>
          <table:table-cell office:value-type="string" calcext:value-type="string">
            <text:p>c</text:p>
          </table:table-cell>
          <table:table-cell office:value-type="string" calcext:value-type="string">
            <text:p>Je vous la donne, je vous la confie; je vous bénis si vous pouvez, si vous devez lui donner du bonheur; mais dites -moi qu'elle n'est pas morte, dites -moi que je ne suis pas son bourreau, son assassin !</text:p>
          </table:table-cell>
        </table:table-row>
        <table:table-row table:style-name="ro2">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1044" calcext:value-type="float">
            <text:p>1044</text:p>
          </table:table-cell>
          <table:table-cell office:value-type="string" calcext:value-type="string">
            <text:p>n</text:p>
          </table:table-cell>
          <table:table-cell office:value-type="string" calcext:value-type="string">
            <text:p>Une fois que j'aurais franchi la porte principale, soit que le portier fut prévenu, soit qu'il allât se coucher, j'étais sûr de ne pas pouvoir rentrer passé minuit.</text:p>
          </table:table-cell>
        </table:table-row>
        <table:table-row table:style-name="ro2">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4912" calcext:value-type="float">
            <text:p>4912</text:p>
          </table:table-cell>
          <table:table-cell office:value-type="string" calcext:value-type="string">
            <text:p>n</text:p>
          </table:table-cell>
          <table:table-cell office:value-type="string" calcext:value-type="string">
            <text:p>Ce bien-être nouveau éloigna ce que l'idée d'être encore une fois protégée avait eu pour elle de pénible au commencement de son union avec Arsène.</text:p>
          </table:table-cell>
        </table:table-row>
        <table:table-row table:style-name="ro2">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3279" calcext:value-type="float">
            <text:p>3279</text:p>
          </table:table-cell>
          <table:table-cell office:value-type="string" calcext:value-type="string">
            <text:p>n</text:p>
          </table:table-cell>
          <table:table-cell office:value-type="string" calcext:value-type="string">
            <text:p>Au milieu d'un débordement inouï d'orgueil et de vanité, il revenait tout à coup à un repentir modeste et ingénu.</text:p>
          </table:table-cell>
        </table:table-row>
        <table:table-row table:style-name="ro3">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47" calcext:value-type="float">
            <text:p>47</text:p>
          </table:table-cell>
          <table:table-cell office:value-type="string" calcext:value-type="string">
            <text:p>n</text:p>
          </table:table-cell>
          <table:table-cell office:value-type="string" calcext:value-type="string">
            <text:p>Ses manières obligeantes, son air ouvert, son regard vif et doux, me gagnèrent à la première vue.</text:p>
          </table:table-cell>
        </table:table-row>
        <table:table-row table:style-name="ro4">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4769" calcext:value-type="float">
            <text:p>4769</text:p>
          </table:table-cell>
          <table:table-cell office:value-type="string" calcext:value-type="string">
            <text:p>n</text:p>
          </table:table-cell>
          <table:table-cell office:value-type="string" calcext:value-type="string">
            <text:p>Chez Léonie, c'était à des grands seigneurs sans doute, à des ducs, à des princes peut-être, qu'il succédait; et cette brillante avant-garde, qui avait ouvert et précédé sa marche triomphale, lui paraissait un cortège dont on ne devait pas rougir.</text:p>
          </table:table-cell>
        </table:table-row>
        <table:table-row table:style-name="ro1">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3115" calcext:value-type="float">
            <text:p>3115</text:p>
          </table:table-cell>
          <table:table-cell office:value-type="string" calcext:value-type="string">
            <text:p>n</text:p>
          </table:table-cell>
          <table:table-cell office:value-type="string" calcext:value-type="string">
            <text:p>Le saint-simonisme accomplissait une première phase, qui devait laisser une lacune avant la seconde.</text:p>
          </table:table-cell>
        </table:table-row>
        <table:table-row table:style-name="ro4">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284" calcext:value-type="float">
            <text:p>284</text:p>
          </table:table-cell>
          <table:table-cell office:value-type="string" calcext:value-type="string">
            <text:p>n</text:p>
          </table:table-cell>
          <table:table-cell office:value-type="string" calcext:value-type="string">
            <text:p>Je sentais que tout ce bonheur était un don gratuit de la Providence, que je ne l'avais pas mérité assez pour en jouir seul, et que je devais faire profiter quelqu'un de cette sérénité de mon âme, en la posant comme un calmant sur une autre âme irritable ou envenimée.</text:p>
          </table:table-cell>
        </table:table-row>
        <table:table-row table:style-name="ro2">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3291" calcext:value-type="float">
            <text:p>3291</text:p>
          </table:table-cell>
          <table:table-cell office:value-type="string" calcext:value-type="string">
            <text:p>c</text:p>
          </table:table-cell>
          <table:table-cell office:value-type="string" calcext:value-type="string">
            <text:p>Quand nous sommes là à nous émouvoir de vos trépignements, de vos déclamations et de vos sanglots, vous vous amusez à nos dépens, j'en suis certain.</text:p>
          </table:table-cell>
        </table:table-row>
        <table:table-row table:style-name="ro3">
          <table:table-cell office:value-type="string" calcext:value-type="string">
            <text:p>FRA03704_Sand.xml</text:p>
          </table:table-cell>
          <table:table-cell office:value-type="float" office:value="1840" calcext:value-type="float">
            <text:p>1840</text:p>
          </table:table-cell>
          <table:table-cell office:value-type="string" calcext:value-type="string">
            <text:p>1840s</text:p>
          </table:table-cell>
          <table:table-cell office:value-type="float" office:value="1064" calcext:value-type="float">
            <text:p>1064</text:p>
          </table:table-cell>
          <table:table-cell office:value-type="string" calcext:value-type="string">
            <text:p>n</text:p>
          </table:table-cell>
          <table:table-cell office:value-type="string" calcext:value-type="string">
            <text:p>dit-elle avec un étonnement si candide que je me sentis pénétré de honte.</text:p>
          </table:table-cell>
        </table:table-row>
        <table:table-row table:style-name="ro3">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755" calcext:value-type="float">
            <text:p>755</text:p>
          </table:table-cell>
          <table:table-cell office:value-type="string" calcext:value-type="string">
            <text:p>c</text:p>
          </table:table-cell>
          <table:table-cell office:value-type="string" calcext:value-type="string">
            <text:p>Voilà un système d'espionnage parfaitement organisé.</text:p>
          </table:table-cell>
        </table:table-row>
        <table:table-row table:style-name="ro3">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747" calcext:value-type="float">
            <text:p>747</text:p>
          </table:table-cell>
          <table:table-cell office:value-type="string" calcext:value-type="string">
            <text:p>n</text:p>
          </table:table-cell>
          <table:table-cell office:value-type="string" calcext:value-type="string">
            <text:p>de Lameth le père, mariée à son sommelier, nommé Joguet parut à la suite.</text:p>
          </table:table-cell>
        </table:table-row>
        <table:table-row table:style-name="ro3">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3290" calcext:value-type="float">
            <text:p>3290</text:p>
          </table:table-cell>
          <table:table-cell office:value-type="string" calcext:value-type="string">
            <text:p>n</text:p>
          </table:table-cell>
          <table:table-cell office:value-type="string" calcext:value-type="string">
            <text:p>C'était un honneur sans exemple dans le pays !</text:p>
          </table:table-cell>
        </table:table-row>
        <table:table-row table:style-name="ro2">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502" calcext:value-type="float">
            <text:p>502</text:p>
          </table:table-cell>
          <table:table-cell office:value-type="string" calcext:value-type="string">
            <text:p>n</text:p>
          </table:table-cell>
          <table:table-cell office:value-type="string" calcext:value-type="string">
            <text:p>Son amour-propre était plus flatté par l'un que par l'autre; pour le cœur, je le dis à regret, celui d'Henriette était problématique.</text:p>
          </table:table-cell>
        </table:table-row>
        <table:table-row table:style-name="ro3">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2692" calcext:value-type="float">
            <text:p>2692</text:p>
          </table:table-cell>
          <table:table-cell office:value-type="string" calcext:value-type="string">
            <text:p>c</text:p>
          </table:table-cell>
          <table:table-cell office:value-type="string" calcext:value-type="string">
            <text:p>Rien ne vous touche, rien n'arrive jusqu'à votre cœur, froid comme un marbre et dur comme l'acier.</text:p>
          </table:table-cell>
        </table:table-row>
        <table:table-row table:style-name="ro2">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740" calcext:value-type="float">
            <text:p>740</text:p>
          </table:table-cell>
          <table:table-cell office:value-type="string" calcext:value-type="string">
            <text:p>n</text:p>
          </table:table-cell>
          <table:table-cell office:value-type="string" calcext:value-type="string">
            <text:p>Aussitôt qu'il fut sorti de la chambre, Henriette se précipita vers la porte, mit le verrou, et prenant une plume, elle écrivit :</text:p>
          </table:table-cell>
        </table:table-row>
        <table:table-row table:style-name="ro2">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2563" calcext:value-type="float">
            <text:p>2563</text:p>
          </table:table-cell>
          <table:table-cell office:value-type="string" calcext:value-type="string">
            <text:p>n</text:p>
          </table:table-cell>
          <table:table-cell office:value-type="string" calcext:value-type="string">
            <text:p>Il eut un long entretien avec le comte de Bussy, avant que les jeunes époux ne fussent sortis de leur appartement.</text:p>
          </table:table-cell>
        </table:table-row>
        <table:table-row table:style-name="ro3">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433" calcext:value-type="float">
            <text:p>433</text:p>
          </table:table-cell>
          <table:table-cell office:value-type="string" calcext:value-type="string">
            <text:p>n</text:p>
          </table:table-cell>
          <table:table-cell office:value-type="string" calcext:value-type="string">
            <text:p>d'Albret comprit très bien celle -ci, et jura qu'à tout prix il serait vainqueur.</text:p>
          </table:table-cell>
        </table:table-row>
        <table:table-row table:style-name="ro2">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3342" calcext:value-type="float">
            <text:p>3342</text:p>
          </table:table-cell>
          <table:table-cell office:value-type="string" calcext:value-type="string">
            <text:p>c</text:p>
          </table:table-cell>
          <table:table-cell office:value-type="string" calcext:value-type="string">
            <text:p>Madame de Corcy est tout aussi effrayée que toi, moi seule j'ai de la hardiesse, et je suis sûre que tout ira bien.</text:p>
          </table:table-cell>
        </table:table-row>
        <table:table-row table:style-name="ro1">
          <table:table-cell office:value-type="string" calcext:value-type="string">
            <text:p>FRA00801_Dash.xml</text:p>
          </table:table-cell>
          <table:table-cell office:value-type="float" office:value="1843" calcext:value-type="float">
            <text:p>1843</text:p>
          </table:table-cell>
          <table:table-cell office:value-type="string" calcext:value-type="string">
            <text:p>1840s</text:p>
          </table:table-cell>
          <table:table-cell office:value-type="float" office:value="1160" calcext:value-type="float">
            <text:p>1160</text:p>
          </table:table-cell>
          <table:table-cell office:value-type="string" calcext:value-type="string">
            <text:p>c</text:p>
          </table:table-cell>
          <table:table-cell office:value-type="string" calcext:value-type="string">
            <text:p>Est ce un Lameth qui en fit l'acquisition d'un descendant de Marie de Coucy ?</text:p>
          </table:table-cell>
        </table:table-row>
        <table:table-row table:style-name="ro1">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4330" calcext:value-type="float">
            <text:p>4330</text:p>
          </table:table-cell>
          <table:table-cell office:value-type="string" calcext:value-type="string">
            <text:p>n</text:p>
          </table:table-cell>
          <table:table-cell office:value-type="string" calcext:value-type="string">
            <text:p>Ellénore alla tremblante au-devant de lui, préférant connaître tout de suite ce qu'elle avait à redouter.</text:p>
          </table:table-cell>
        </table:table-row>
        <table:table-row table:style-name="ro1">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5248" calcext:value-type="float">
            <text:p>5248</text:p>
          </table:table-cell>
          <table:table-cell office:value-type="string" calcext:value-type="string">
            <text:p>c</text:p>
          </table:table-cell>
          <table:table-cell office:value-type="string" calcext:value-type="string">
            <text:p>Il est atteint plus gravement que vous ne le pensez.</text:p>
          </table:table-cell>
        </table:table-row>
        <table:table-row table:style-name="ro2">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911" calcext:value-type="float">
            <text:p>911</text:p>
          </table:table-cell>
          <table:table-cell office:value-type="string" calcext:value-type="string">
            <text:p>n</text:p>
          </table:table-cell>
          <table:table-cell office:value-type="string" calcext:value-type="string">
            <text:p>Mais son esprit abattu par tant d'injures, d'injustice, repousse l'idée de profiter des honteux avantages attachés aux vices qu'on lui prête, à la classe où on la jette.</text:p>
          </table:table-cell>
        </table:table-row>
        <table:table-row table:style-name="ro2">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6529" calcext:value-type="float">
            <text:p>6529</text:p>
          </table:table-cell>
          <table:table-cell office:value-type="string" calcext:value-type="string">
            <text:p>n</text:p>
          </table:table-cell>
          <table:table-cell office:value-type="string" calcext:value-type="string">
            <text:p>Voici un quatrain improvisé en rêve, à la dernière séance du lycée républicain, par un des endormis du professeur :</text:p>
          </table:table-cell>
        </table:table-row>
        <table:table-row table:style-name="ro2">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6928" calcext:value-type="float">
            <text:p>6928</text:p>
          </table:table-cell>
          <table:table-cell office:value-type="string" calcext:value-type="string">
            <text:p>n</text:p>
          </table:table-cell>
          <table:table-cell office:value-type="string" calcext:value-type="string">
            <text:p>Ces eaux, placées dans un triste hameau, emprisonné par les plus hautes montagnes de la Suisse, n'attiraient que de vrais malades; et la certitude de ne rencontrer ni <text:s text:c="5"/>, détermina Ellénore à s'y rendre.</text:p>
          </table:table-cell>
        </table:table-row>
        <table:table-row table:style-name="ro2">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1704" calcext:value-type="float">
            <text:p>1704</text:p>
          </table:table-cell>
          <table:table-cell office:value-type="string" calcext:value-type="string">
            <text:p>n</text:p>
          </table:table-cell>
          <table:table-cell office:value-type="string" calcext:value-type="string">
            <text:p>Mais cette prospérité inexplicable, loin de le mettre en bonne humeur ne pouvait triompher de la préoccupation pénible empreinte sur son front.</text:p>
          </table:table-cell>
        </table:table-row>
        <table:table-row table:style-name="ro1">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6095" calcext:value-type="float">
            <text:p>6095</text:p>
          </table:table-cell>
          <table:table-cell office:value-type="string" calcext:value-type="string">
            <text:p>n</text:p>
          </table:table-cell>
          <table:table-cell office:value-type="string" calcext:value-type="string">
            <text:p>Son ambition dédaignait toute ruse.</text:p>
          </table:table-cell>
        </table:table-row>
        <table:table-row table:style-name="ro1">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626" calcext:value-type="float">
            <text:p>626</text:p>
          </table:table-cell>
          <table:table-cell office:value-type="string" calcext:value-type="string">
            <text:p>c</text:p>
          </table:table-cell>
          <table:table-cell office:value-type="string" calcext:value-type="string">
            <text:p>les croyez -vous donc incapables d'aimer ?</text:p>
          </table:table-cell>
        </table:table-row>
        <table:table-row table:style-name="ro1">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4903" calcext:value-type="float">
            <text:p>4903</text:p>
          </table:table-cell>
          <table:table-cell office:value-type="string" calcext:value-type="string">
            <text:p>n</text:p>
          </table:table-cell>
          <table:table-cell office:value-type="string" calcext:value-type="string">
            <text:p>Le ministre de la guerre venait d'envoyer au jeune de Ségur l'ordre de rejoindre l'armée d'Italie; il partit.</text:p>
          </table:table-cell>
        </table:table-row>
        <table:table-row table:style-name="ro2">
          <table:table-cell office:value-type="string" calcext:value-type="string">
            <text:p>FRA01801_Gay.xml</text:p>
          </table:table-cell>
          <table:table-cell office:value-type="float" office:value="1844" calcext:value-type="float">
            <text:p>1844</text:p>
          </table:table-cell>
          <table:table-cell office:value-type="string" calcext:value-type="string">
            <text:p>1840s</text:p>
          </table:table-cell>
          <table:table-cell office:value-type="float" office:value="4056" calcext:value-type="float">
            <text:p>4056</text:p>
          </table:table-cell>
          <table:table-cell office:value-type="string" calcext:value-type="string">
            <text:p>n</text:p>
          </table:table-cell>
          <table:table-cell office:value-type="string" calcext:value-type="string">
            <text:p>Ellénore se croyait de bonne foi à l'abri de la séduction d'un homme dont les défauts, les désagréments lui étaient antipathiques, et pourtant une voix intérieure lui disait qu'il pouvait être dangereux pour elle.</text:p>
          </table:table-cell>
        </table:table-row>
        <table:table-row table:style-name="ro2">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227" calcext:value-type="float">
            <text:p>227</text:p>
          </table:table-cell>
          <table:table-cell office:value-type="string" calcext:value-type="string">
            <text:p>n</text:p>
          </table:table-cell>
          <table:table-cell office:value-type="string" calcext:value-type="string">
            <text:p>On eût dit que le petit homme se voyait déjà dans l'avenir propriétaire et seigneur de toutes ces belles choses.</text:p>
          </table:table-cell>
        </table:table-row>
        <table:table-row table:style-name="ro3">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2827" calcext:value-type="float">
            <text:p>2827</text:p>
          </table:table-cell>
          <table:table-cell office:value-type="string" calcext:value-type="string">
            <text:p>c</text:p>
          </table:table-cell>
          <table:table-cell office:value-type="string" calcext:value-type="string">
            <text:p>Les morts ne reviennent point pour toucher leurs créances, et vous avez beau jeu, monsieur.</text:p>
          </table:table-cell>
        </table:table-row>
        <table:table-row table:style-name="ro3">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3584" calcext:value-type="float">
            <text:p>3584</text:p>
          </table:table-cell>
          <table:table-cell office:value-type="string" calcext:value-type="string">
            <text:p>n</text:p>
          </table:table-cell>
          <table:table-cell office:value-type="string" calcext:value-type="string">
            <text:p>Pelo Rouan gisait à terre en proie à une furieuse attaque d'épilepsie.</text:p>
          </table:table-cell>
        </table:table-row>
        <table:table-row table:style-name="ro2">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2108" calcext:value-type="float">
            <text:p>2108</text:p>
          </table:table-cell>
          <table:table-cell office:value-type="string" calcext:value-type="string">
            <text:p>x</text:p>
          </table:table-cell>
          <table:table-cell office:value-type="string" calcext:value-type="string">
            <text:p>murmura la vieille femme de charge en le suivant du regard pendant qu'il traversait les corridors; il y avait longtemps que mon pauvre cœur n'avait ressentit pareille joie.</text:p>
          </table:table-cell>
        </table:table-row>
        <table:table-row table:style-name="ro3">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4652" calcext:value-type="float">
            <text:p>4652</text:p>
          </table:table-cell>
          <table:table-cell office:value-type="string" calcext:value-type="string">
            <text:p>c</text:p>
          </table:table-cell>
          <table:table-cell office:value-type="string" calcext:value-type="string">
            <text:p>Plût au ciel qu'il vécût encore, car Didier n'est pas hors de péril.</text:p>
          </table:table-cell>
        </table:table-row>
        <table:table-row table:style-name="ro3">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4263" calcext:value-type="float">
            <text:p>4263</text:p>
          </table:table-cell>
          <table:table-cell office:value-type="string" calcext:value-type="string">
            <text:p>n</text:p>
          </table:table-cell>
          <table:table-cell office:value-type="string" calcext:value-type="string">
            <text:p>Lapierre recula étonné.</text:p>
          </table:table-cell>
        </table:table-row>
        <table:table-row table:style-name="ro3">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2327" calcext:value-type="float">
            <text:p>2327</text:p>
          </table:table-cell>
          <table:table-cell office:value-type="string" calcext:value-type="string">
            <text:p>n</text:p>
          </table:table-cell>
          <table:table-cell office:value-type="string" calcext:value-type="string">
            <text:p>Un bruit de voix s'y joignit et bientôt, au tournant de l'allée, débouchèrent MM.</text:p>
          </table:table-cell>
        </table:table-row>
        <table:table-row table:style-name="ro3">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1884" calcext:value-type="float">
            <text:p>1884</text:p>
          </table:table-cell>
          <table:table-cell office:value-type="string" calcext:value-type="string">
            <text:p>x</text:p>
          </table:table-cell>
          <table:table-cell office:value-type="string" calcext:value-type="string">
            <text:p>dit-il en reprenant son patelin sourire, je crois que je me suis fâché, mes dignes amis.</text:p>
          </table:table-cell>
        </table:table-row>
        <table:table-row table:style-name="ro2">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4172" calcext:value-type="float">
            <text:p>4172</text:p>
          </table:table-cell>
          <table:table-cell office:value-type="string" calcext:value-type="string">
            <text:p>x</text:p>
          </table:table-cell>
          <table:table-cell office:value-type="string" calcext:value-type="string">
            <text:p>s'écria-t-il d'une voix brève et coupée; c'est de Didier qu'elle parle; Pelo Rouan le déteste; elle veut le sauver parce qu'il veut le tuer.</text:p>
          </table:table-cell>
        </table:table-row>
        <table:table-row table:style-name="ro3">
          <table:table-cell office:value-type="string" calcext:value-type="string">
            <text:p>FRA01203_Feval.xml</text:p>
          </table:table-cell>
          <table:table-cell office:value-type="float" office:value="1845" calcext:value-type="float">
            <text:p>1845</text:p>
          </table:table-cell>
          <table:table-cell office:value-type="string" calcext:value-type="string">
            <text:p>1840s</text:p>
          </table:table-cell>
          <table:table-cell office:value-type="float" office:value="3378" calcext:value-type="float">
            <text:p>3378</text:p>
          </table:table-cell>
          <table:table-cell office:value-type="string" calcext:value-type="string">
            <text:p>n</text:p>
          </table:table-cell>
          <table:table-cell office:value-type="string" calcext:value-type="string">
            <text:p>Son esprit vacillant s'affermit.</text:p>
          </table:table-cell>
        </table:table-row>
        <table:table-row table:style-name="ro2">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8185" calcext:value-type="float">
            <text:p>8185</text:p>
          </table:table-cell>
          <table:table-cell office:value-type="string" calcext:value-type="string">
            <text:p>x</text:p>
          </table:table-cell>
          <table:table-cell office:value-type="string" calcext:value-type="string">
            <text:p>Sire, continua Marie en s'adressant au roi de Navarre, vous saurez que Charles ne veut être servi que par moi.</text:p>
          </table:table-cell>
        </table:table-row>
        <table:table-row table:style-name="ro2">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3483" calcext:value-type="float">
            <text:p>3483</text:p>
          </table:table-cell>
          <table:table-cell office:value-type="string" calcext:value-type="string">
            <text:p>c</text:p>
          </table:table-cell>
          <table:table-cell office:value-type="string" calcext:value-type="string">
            <text:p>Mon assassin est le premier homme à qui j'aie parlé dans cette ville, et Votre Majesté est la première femme qui m'y ait adressé la parole.</text:p>
          </table:table-cell>
        </table:table-row>
        <table:table-row table:style-name="ro3">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7710" calcext:value-type="float">
            <text:p>7710</text:p>
          </table:table-cell>
          <table:table-cell office:value-type="string" calcext:value-type="string">
            <text:p>c</text:p>
          </table:table-cell>
          <table:table-cell office:value-type="string" calcext:value-type="string">
            <text:p>– Qu'est -ce cela, dit Catherine, et pourquoi ne lisez -vous plus, Carlotta ?</text:p>
          </table:table-cell>
        </table:table-row>
        <table:table-row table:style-name="ro3">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10581" calcext:value-type="float">
            <text:p>10581</text:p>
          </table:table-cell>
          <table:table-cell office:value-type="string" calcext:value-type="string">
            <text:p>n</text:p>
          </table:table-cell>
          <table:table-cell office:value-type="string" calcext:value-type="string">
            <text:p>C'était, on le sait, la question habituelle.</text:p>
          </table:table-cell>
        </table:table-row>
        <table:table-row table:style-name="ro3">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5286" calcext:value-type="float">
            <text:p>5286</text:p>
          </table:table-cell>
          <table:table-cell office:value-type="string" calcext:value-type="string">
            <text:p>c</text:p>
          </table:table-cell>
          <table:table-cell office:value-type="string" calcext:value-type="string">
            <text:p>– On frappe, madame, dit Dariole en passant la tête par l'ouverture de la portière.</text:p>
          </table:table-cell>
        </table:table-row>
        <table:table-row table:style-name="ro3">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6528" calcext:value-type="float">
            <text:p>6528</text:p>
          </table:table-cell>
          <table:table-cell office:value-type="string" calcext:value-type="string">
            <text:p>c</text:p>
          </table:table-cell>
          <table:table-cell office:value-type="string" calcext:value-type="string">
            <text:p>– Jurez... – Que je jure ?</text:p>
          </table:table-cell>
        </table:table-row>
        <table:table-row table:style-name="ro3">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13740" calcext:value-type="float">
            <text:p>13740</text:p>
          </table:table-cell>
          <table:table-cell office:value-type="string" calcext:value-type="string">
            <text:p>c</text:p>
          </table:table-cell>
          <table:table-cell office:value-type="string" calcext:value-type="string">
            <text:p>– N'importe, dit le prêtre, demandez toujours la force à celui qui a souffert ce que vous allez souffrir.</text:p>
          </table:table-cell>
        </table:table-row>
        <table:table-row table:style-name="ro3">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14183" calcext:value-type="float">
            <text:p>14183</text:p>
          </table:table-cell>
          <table:table-cell office:value-type="string" calcext:value-type="string">
            <text:p>c</text:p>
          </table:table-cell>
          <table:table-cell office:value-type="string" calcext:value-type="string">
            <text:p>Parfois j'ai résisté; mais parfois aussi j'ai cédé de fatigue.</text:p>
          </table:table-cell>
        </table:table-row>
        <table:table-row table:style-name="ro2">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13933" calcext:value-type="float">
            <text:p>13933</text:p>
          </table:table-cell>
          <table:table-cell office:value-type="string" calcext:value-type="string">
            <text:p>c</text:p>
          </table:table-cell>
          <table:table-cell office:value-type="string" calcext:value-type="string">
            <text:p>– Maître, dit Marguerite avec une hésitation douloureuse et en regardant autour d'elle, maître, maître, nous faudrait-il encore aller ailleurs ?</text:p>
          </table:table-cell>
        </table:table-row>
        <table:table-row table:style-name="ro3">
          <table:table-cell office:value-type="string" calcext:value-type="string">
            <text:p>FRA04901_Dumas.xml</text:p>
          </table:table-cell>
          <table:table-cell office:value-type="float" office:value="1845" calcext:value-type="float">
            <text:p>1845</text:p>
          </table:table-cell>
          <table:table-cell office:value-type="string" calcext:value-type="string">
            <text:p>1840s</text:p>
          </table:table-cell>
          <table:table-cell office:value-type="float" office:value="14273" calcext:value-type="float">
            <text:p>14273</text:p>
          </table:table-cell>
          <table:table-cell office:value-type="string" calcext:value-type="string">
            <text:p>n</text:p>
          </table:table-cell>
          <table:table-cell office:value-type="string" calcext:value-type="string">
            <text:p>Le roi leur déclara sa volonté.</text:p>
          </table:table-cell>
        </table:table-row>
        <table:table-row table:style-name="ro2">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532" calcext:value-type="float">
            <text:p>532</text:p>
          </table:table-cell>
          <table:table-cell office:value-type="string" calcext:value-type="string">
            <text:p>c</text:p>
          </table:table-cell>
          <table:table-cell office:value-type="string" calcext:value-type="string">
            <text:p>quoique Guicharde crût aimer Guillaume, quoiqu'elle eût reçu l'aveu de son amour, quand elle eut à choisir entre le vicomte de Comborn et l'écuyer Guillaume, lequel des deux crois -tu qu'elle choisit ?</text:p>
          </table:table-cell>
        </table:table-row>
        <table:table-row table:style-name="ro5">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953" calcext:value-type="float">
            <text:p>953</text:p>
          </table:table-cell>
          <table:table-cell office:value-type="string" calcext:value-type="string">
            <text:p>c</text:p>
          </table:table-cell>
          <table:table-cell office:value-type="string" calcext:value-type="string">
            <text:p>... Lorsque j'ai fui les cloîtres de mon couvent, j'ai juré une haine implacable, non-seulement à toi et au vicomte Archambaud, mais aussi à mon pays et à toute créature humaine, parce que j'étais obligé de me mettre en dehors de la loi commune pour accomplir ma vengeance, parce que tu avais fait de moi un apostat.</text:p>
          </table:table-cell>
        </table:table-row>
        <table:table-row table:style-name="ro4">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645" calcext:value-type="float">
            <text:p>645</text:p>
          </table:table-cell>
          <table:table-cell office:value-type="string" calcext:value-type="string">
            <text:p>c</text:p>
          </table:table-cell>
          <table:table-cell office:value-type="string" calcext:value-type="string">
            <text:p>Maintenant, écoute -moi de nouveau, moine : il faut que tu te rendes cette nuit chez le garde Gilles, et que, muni de l'autre moitié de la pièce d'or qu'il a entre les mains, tu lui redemandes l'enfant qui lui a été confié.</text:p>
          </table:table-cell>
        </table:table-row>
        <table:table-row table:style-name="ro4">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354" calcext:value-type="float">
            <text:p>354</text:p>
          </table:table-cell>
          <table:table-cell office:value-type="string" calcext:value-type="string">
            <text:p>c</text:p>
          </table:table-cell>
          <table:table-cell office:value-type="string" calcext:value-type="string">
            <text:p>En face d'un danger commun, il est naturel aux hommes, mon cher Archambaud, de se réunir autour du plus fort et du plus puissant, pour faire cause commune avec lui, et de se joindre à lui, de telle sorte que tous réunis ne forment plus qu'un faisceau.</text:p>
          </table:table-cell>
        </table:table-row>
        <table:table-row table:style-name="ro2">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1467" calcext:value-type="float">
            <text:p>1467</text:p>
          </table:table-cell>
          <table:table-cell office:value-type="string" calcext:value-type="string">
            <text:p>n</text:p>
          </table:table-cell>
          <table:table-cell office:value-type="string" calcext:value-type="string">
            <text:p>Tous deux songèrent à cette journée du lendemain, qui, pour l'enfant, devait lui ouvrir les portes d'une nouvelle existence, et pour l'homme fait, devait clore sa destinée.</text:p>
          </table:table-cell>
        </table:table-row>
        <table:table-row table:style-name="ro2">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196" calcext:value-type="float">
            <text:p>196</text:p>
          </table:table-cell>
          <table:table-cell office:value-type="string" calcext:value-type="string">
            <text:p>c</text:p>
          </table:table-cell>
          <table:table-cell office:value-type="string" calcext:value-type="string">
            <text:p>Et ne m'as -tu pas dit, toi qui assistes aux sermons des moines, qu'un de ces prêcheurs de Poitiers avait appelé, du haut de sa chaire, les peuples de l'Aquitaine à secouer le joug des barbares du Nord ?</text:p>
          </table:table-cell>
        </table:table-row>
        <table:table-row table:style-name="ro4">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668" calcext:value-type="float">
            <text:p>668</text:p>
          </table:table-cell>
          <table:table-cell office:value-type="string" calcext:value-type="string">
            <text:p>c</text:p>
          </table:table-cell>
          <table:table-cell office:value-type="string" calcext:value-type="string">
            <text:p>Prends bien garde de tomber dans quelque embuscade de ces maudits Brabançons; tu sais qu'ils n'ont point les gens de ta robe en grande vénération, quoique l'on prétende que leur chef, Leclerc, ait été jadis un des vôtres.</text:p>
          </table:table-cell>
        </table:table-row>
        <table:table-row table:style-name="ro2">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1716" calcext:value-type="float">
            <text:p>1716</text:p>
          </table:table-cell>
          <table:table-cell office:value-type="string" calcext:value-type="string">
            <text:p>c</text:p>
          </table:table-cell>
          <table:table-cell office:value-type="string" calcext:value-type="string">
            <text:p>... Mais toi, vicomte de Comborn, si tu veux retrouver Hugues... va lui demander là, où tu l'as couché, s'il accepte le titre d'écuyer...</text:p>
          </table:table-cell>
        </table:table-row>
        <table:table-row table:style-name="ro5">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11" calcext:value-type="float">
            <text:p>11</text:p>
          </table:table-cell>
          <table:table-cell office:value-type="string" calcext:value-type="string">
            <text:p>n</text:p>
          </table:table-cell>
          <table:table-cell office:value-type="string" calcext:value-type="string">
            <text:p>Les aventuriers dont se composaient les armées des princes et des seigneurs de leur parti venaient, après les guerres de leurs chefs, ajouter de nouvelles ruines aux ruines qu'elles avaient faites : l'incendie dévorait les hameaux, les villages, quelquefois aussi les riches abbayes et les châteaux que le petit nombre de leurs défenseurs faisait tomber entre leurs mains.</text:p>
          </table:table-cell>
        </table:table-row>
        <table:table-row table:style-name="ro2">
          <table:table-cell office:value-type="string" calcext:value-type="string">
            <text:p>FRA06201_Viel-Castel.xml</text:p>
          </table:table-cell>
          <table:table-cell office:value-type="float" office:value="1845" calcext:value-type="float">
            <text:p>1845</text:p>
          </table:table-cell>
          <table:table-cell office:value-type="string" calcext:value-type="string">
            <text:p>1840s</text:p>
          </table:table-cell>
          <table:table-cell office:value-type="float" office:value="310" calcext:value-type="float">
            <text:p>310</text:p>
          </table:table-cell>
          <table:table-cell office:value-type="string" calcext:value-type="string">
            <text:p>n</text:p>
          </table:table-cell>
          <table:table-cell office:value-type="string" calcext:value-type="string">
            <text:p>Henri au court mantel est une bonne lame contre le roi d'Angleterre et contre Richard, le Cœur de Lion; plus tard, nous raccourcirons tellement le mantel du prince Henri, qu'on le nommera le prince sans mantel.</text:p>
          </table:table-cell>
        </table:table-row>
        <table:table-row table:style-name="ro3">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1203" calcext:value-type="float">
            <text:p>1203</text:p>
          </table:table-cell>
          <table:table-cell office:value-type="string" calcext:value-type="string">
            <text:p>n</text:p>
          </table:table-cell>
          <table:table-cell office:value-type="string" calcext:value-type="string">
            <text:p>Le temps était très-doux; les étoiles scintillaient au firmament; tout était silencieux, tout dormait.</text:p>
          </table:table-cell>
        </table:table-row>
        <table:table-row table:style-name="ro2">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2819" calcext:value-type="float">
            <text:p>2819</text:p>
          </table:table-cell>
          <table:table-cell office:value-type="string" calcext:value-type="string">
            <text:p>n</text:p>
          </table:table-cell>
          <table:table-cell office:value-type="string" calcext:value-type="string">
            <text:p>Dans l'état de prostration où il s'était laissé tomber, le souvenir de madame de Kervaëns reprit sur lui un empire absolu.</text:p>
          </table:table-cell>
        </table:table-row>
        <table:table-row table:style-name="ro2">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389" calcext:value-type="float">
            <text:p>389</text:p>
          </table:table-cell>
          <table:table-cell office:value-type="string" calcext:value-type="string">
            <text:p>n</text:p>
          </table:table-cell>
          <table:table-cell office:value-type="string" calcext:value-type="string">
            <text:p>La vicomtesse avait ordonné d'aller au pas dans la grande allée, pour laisser à chacun le loisir d'admirer une paire de chevaux jeunes et fringants que son cocher attelait pour la première fois.</text:p>
          </table:table-cell>
        </table:table-row>
        <table:table-row table:style-name="ro3">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978" calcext:value-type="float">
            <text:p>978</text:p>
          </table:table-cell>
          <table:table-cell office:value-type="string" calcext:value-type="string">
            <text:p>n</text:p>
          </table:table-cell>
          <table:table-cell office:value-type="string" calcext:value-type="string">
            <text:p>Elle se considéra comme une pauvre malade heureusement guérie d'un accès de délire.</text:p>
          </table:table-cell>
        </table:table-row>
        <table:table-row table:style-name="ro2">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1840" calcext:value-type="float">
            <text:p>1840</text:p>
          </table:table-cell>
          <table:table-cell office:value-type="string" calcext:value-type="string">
            <text:p>n</text:p>
          </table:table-cell>
          <table:table-cell office:value-type="string" calcext:value-type="string">
            <text:p>Il en éprouva un grand soulagement, et monta en voiture, sans chagrin, sans remords, le cœur ulcéré, ne rêvant que succès, triomphe, vengeance.</text:p>
          </table:table-cell>
        </table:table-row>
        <table:table-row table:style-name="ro6">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257" calcext:value-type="float">
            <text:p>257</text:p>
          </table:table-cell>
          <table:table-cell office:value-type="string" calcext:value-type="string">
            <text:p>n</text:p>
          </table:table-cell>
          <table:table-cell office:value-type="string" calcext:value-type="string">
            <text:p>Madame d'Hespel faisait régulièrement chaque après-midi une tournée dans les boutiques à la mode, et cela sans même projeter aucune emplette; elle aimait la conversation des faiseuses qui lui témoignaient une déférence dont elle était flattée; et lorsqu'elle rencontrait, dans un magasin, quelqu'une de ses amies, les conseils réciproques, les observations sur la forme d'un mantelet, la critique d'un chapeau vu la veille à une étrangère, animaient à tel point le discours, que souvent on s'y oubliait jusqu'à l'heure du repas.</text:p>
          </table:table-cell>
        </table:table-row>
        <table:table-row table:style-name="ro4">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2745" calcext:value-type="float">
            <text:p>2745</text:p>
          </table:table-cell>
          <table:table-cell office:value-type="string" calcext:value-type="string">
            <text:p>x</text:p>
          </table:table-cell>
          <table:table-cell office:value-type="string" calcext:value-type="string">
            <text:p>Saluant Ewald avec un respect familier : — Je souhaite le bonsoir à mes hôtes, dit-il en jetant un regard de satisfaction sur l'étranger dont la présence allait donner un grand relief à sa taverne; ma bière est exquise aujourd'hui, tous ces messieurs en sont dans le ravissement.</text:p>
          </table:table-cell>
        </table:table-row>
        <table:table-row table:style-name="ro2">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148" calcext:value-type="float">
            <text:p>148</text:p>
          </table:table-cell>
          <table:table-cell office:value-type="string" calcext:value-type="string">
            <text:p>n</text:p>
          </table:table-cell>
          <table:table-cell office:value-type="string" calcext:value-type="string">
            <text:p>Loin de là, l'infortunée se voyait réduite à discuter le jour des vœux d'une professe, à fixer l'ordonnance d'une procession dans le jardin d'un cloître, à réprimander des novices pour avoir parlé à la chapelle.</text:p>
          </table:table-cell>
        </table:table-row>
        <table:table-row table:style-name="ro4">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1720" calcext:value-type="float">
            <text:p>1720</text:p>
          </table:table-cell>
          <table:table-cell office:value-type="string" calcext:value-type="string">
            <text:p>c</text:p>
          </table:table-cell>
          <table:table-cell office:value-type="string" calcext:value-type="string">
            <text:p>Mais j'oubliais une chose, dit-il en se tournant vers Guermann : nous avons en ce moment à Genève une excellente troupe italienne; on donne ce soir la <text:s text:c="3"/>; j'ai une loge d'avant-scène; si madame me permettait de la lui offrir...</text:p>
          </table:table-cell>
        </table:table-row>
        <table:table-row table:style-name="ro4">
          <table:table-cell office:value-type="string" calcext:value-type="string">
            <text:p>FRA03802_Stern.xml</text:p>
          </table:table-cell>
          <table:table-cell office:value-type="float" office:value="1846" calcext:value-type="float">
            <text:p>1846</text:p>
          </table:table-cell>
          <table:table-cell office:value-type="string" calcext:value-type="string">
            <text:p>1840s</text:p>
          </table:table-cell>
          <table:table-cell office:value-type="float" office:value="2523" calcext:value-type="float">
            <text:p>2523</text:p>
          </table:table-cell>
          <table:table-cell office:value-type="string" calcext:value-type="string">
            <text:p>n</text:p>
          </table:table-cell>
          <table:table-cell office:value-type="string" calcext:value-type="string">
            <text:p>Ces femmes s'enivraient d'idées comme les hommes se grisent d'un vin dont ils n'ont pas l'habitude, et ce qui les animait d'un certain enthousiasme extravagant pour les idées nouvelles, c'était l'espoir assez peu dissimulé de pouvoir s'abandonner sans frein et sans honte à leurs penchants.</text:p>
          </table:table-cell>
        </table:table-row>
        <table:table-row table:style-name="ro3">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803" calcext:value-type="float">
            <text:p>803</text:p>
          </table:table-cell>
          <table:table-cell office:value-type="string" calcext:value-type="string">
            <text:p>n</text:p>
          </table:table-cell>
          <table:table-cell office:value-type="string" calcext:value-type="string">
            <text:p>Les voisins avaient entendu la sérénade, tout s'expliquait.</text:p>
          </table:table-cell>
        </table:table-row>
        <table:table-row table:style-name="ro4">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886" calcext:value-type="float">
            <text:p>886</text:p>
          </table:table-cell>
          <table:table-cell office:value-type="string" calcext:value-type="string">
            <text:p>n</text:p>
          </table:table-cell>
          <table:table-cell office:value-type="string" calcext:value-type="string">
            <text:p>Cependant il jeta un regard suppliant à Militona, comme pour la prier de ne pas essayer une lutte inutile, et il la trouva si radieusement belle dans la blancheur de son épouvante, qu'il ne fut pas fâché de l'avoir connue même à ce prix.</text:p>
          </table:table-cell>
        </table:table-row>
        <table:table-row table:style-name="ro3">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644" calcext:value-type="float">
            <text:p>644</text:p>
          </table:table-cell>
          <table:table-cell office:value-type="string" calcext:value-type="string">
            <text:p>c</text:p>
          </table:table-cell>
          <table:table-cell office:value-type="string" calcext:value-type="string">
            <text:p>Andrès de Salcedo n'a pas paru chez lui depuis hier.</text:p>
          </table:table-cell>
        </table:table-row>
        <table:table-row table:style-name="ro2">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1213" calcext:value-type="float">
            <text:p>1213</text:p>
          </table:table-cell>
          <table:table-cell office:value-type="string" calcext:value-type="string">
            <text:p>n</text:p>
          </table:table-cell>
          <table:table-cell office:value-type="string" calcext:value-type="string">
            <text:p>En grommelant des malédictions et en faisant des gestes insensés, il avait gagné, sans savoir où il allait, la porte de Hierro, et ses pieds l'avaient mené au hasard à travers la campagne.</text:p>
          </table:table-cell>
        </table:table-row>
        <table:table-row table:style-name="ro4">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346" calcext:value-type="float">
            <text:p>346</text:p>
          </table:table-cell>
          <table:table-cell office:value-type="string" calcext:value-type="string">
            <text:p>n</text:p>
          </table:table-cell>
          <table:table-cell office:value-type="string" calcext:value-type="string">
            <text:p>Une jarre de terre poreuse, suspendue par les anses à une ficelle et couverte d'une sueur perlée, rafraîchissait l'eau à la brise naissante du soir, et laissait tomber quelques gouttes sur deux pots de basilic placés au-dessous.</text:p>
          </table:table-cell>
        </table:table-row>
        <table:table-row table:style-name="ro3">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40" calcext:value-type="float">
            <text:p>40</text:p>
          </table:table-cell>
          <table:table-cell office:value-type="string" calcext:value-type="string">
            <text:p>n</text:p>
          </table:table-cell>
          <table:table-cell office:value-type="string" calcext:value-type="string">
            <text:p>Elle dansait et jouait du piano, hélas !</text:p>
          </table:table-cell>
        </table:table-row>
        <table:table-row table:style-name="ro2">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1212" calcext:value-type="float">
            <text:p>1212</text:p>
          </table:table-cell>
          <table:table-cell office:value-type="string" calcext:value-type="string">
            <text:p>n</text:p>
          </table:table-cell>
          <table:table-cell office:value-type="string" calcext:value-type="string">
            <text:p>Il serait convenable d'aller à sa recherche, car il était sorti de la chambre de Militona dans un état d'exaspération qui touchait à la démence.</text:p>
          </table:table-cell>
        </table:table-row>
        <table:table-row table:style-name="ro3">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36" calcext:value-type="float">
            <text:p>36</text:p>
          </table:table-cell>
          <table:table-cell office:value-type="string" calcext:value-type="string">
            <text:p>n</text:p>
          </table:table-cell>
          <table:table-cell office:value-type="string" calcext:value-type="string">
            <text:p>Andrès s'était habitué à considérer Feliciana comme sa femme.</text:p>
          </table:table-cell>
        </table:table-row>
        <table:table-row table:style-name="ro3">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1239" calcext:value-type="float">
            <text:p>1239</text:p>
          </table:table-cell>
          <table:table-cell office:value-type="string" calcext:value-type="string">
            <text:p>c</text:p>
          </table:table-cell>
          <table:table-cell office:value-type="string" calcext:value-type="string">
            <text:p>Ce pauvre Luca et ce pauvre Ginès, comme je vous les ai arrangés, et cela pour rien !</text:p>
          </table:table-cell>
        </table:table-row>
        <table:table-row table:style-name="ro3">
          <table:table-cell office:value-type="string" calcext:value-type="string">
            <text:p>FRA01701_GautierT.xml</text:p>
          </table:table-cell>
          <table:table-cell office:value-type="float" office:value="1847" calcext:value-type="float">
            <text:p>1847</text:p>
          </table:table-cell>
          <table:table-cell office:value-type="string" calcext:value-type="string">
            <text:p>1840s</text:p>
          </table:table-cell>
          <table:table-cell office:value-type="float" office:value="875" calcext:value-type="float">
            <text:p>875</text:p>
          </table:table-cell>
          <table:table-cell office:value-type="string" calcext:value-type="string">
            <text:p>x</text:p>
          </table:table-cell>
          <table:table-cell office:value-type="string" calcext:value-type="string">
            <text:p>murmura la vieille claquant des dents, il va nous massacrer ici tous les trois.</text:p>
          </table:table-cell>
        </table:table-row>
        <table:table-row table:style-name="ro3">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2359" calcext:value-type="float">
            <text:p>2359</text:p>
          </table:table-cell>
          <table:table-cell office:value-type="string" calcext:value-type="string">
            <text:p>n</text:p>
          </table:table-cell>
          <table:table-cell office:value-type="string" calcext:value-type="string">
            <text:p>La balle fit sauter l'écorce d'un saule à dix pas de Belle-Rose.</text:p>
          </table:table-cell>
        </table:table-row>
        <table:table-row table:style-name="ro2">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757" calcext:value-type="float">
            <text:p>757</text:p>
          </table:table-cell>
          <table:table-cell office:value-type="string" calcext:value-type="string">
            <text:p>c</text:p>
          </table:table-cell>
          <table:table-cell office:value-type="string" calcext:value-type="string">
            <text:p>Quant à moi, je n'y regarderai pas de si près, si quelque jour... Mais les tiens m'ont mis dans un trop piteux état pour que je recommence jamais.</text:p>
          </table:table-cell>
        </table:table-row>
        <table:table-row table:style-name="ro2">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11131" calcext:value-type="float">
            <text:p>11131</text:p>
          </table:table-cell>
          <table:table-cell office:value-type="string" calcext:value-type="string">
            <text:p>n</text:p>
          </table:table-cell>
          <table:table-cell office:value-type="string" calcext:value-type="string">
            <text:p>Belle-Rose mit la main sur la garde de son poignard, entr'ouvrit son manteau pour être prêt en cas d'attaque et se dirigea vers le pont Notre-Dame.</text:p>
          </table:table-cell>
        </table:table-row>
        <table:table-row table:style-name="ro1">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10606" calcext:value-type="float">
            <text:p>10606</text:p>
          </table:table-cell>
          <table:table-cell office:value-type="string" calcext:value-type="string">
            <text:p>c</text:p>
          </table:table-cell>
          <table:table-cell office:value-type="string" calcext:value-type="string">
            <text:p>murmura-t-il, il faut qu'il soit fort en colère pour être si fort altéré.</text:p>
          </table:table-cell>
        </table:table-row>
        <table:table-row table:style-name="ro1">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7220" calcext:value-type="float">
            <text:p>7220</text:p>
          </table:table-cell>
          <table:table-cell office:value-type="string" calcext:value-type="string">
            <text:p>n</text:p>
          </table:table-cell>
          <table:table-cell office:value-type="string" calcext:value-type="string">
            <text:p>Godefroy Charny, ou M.</text:p>
          </table:table-cell>
        </table:table-row>
        <table:table-row table:style-name="ro1">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1411" calcext:value-type="float">
            <text:p>1411</text:p>
          </table:table-cell>
          <table:table-cell office:value-type="string" calcext:value-type="string">
            <text:p>n</text:p>
          </table:table-cell>
          <table:table-cell office:value-type="string" calcext:value-type="string">
            <text:p>Quand les mantes tombèrent, Guillaume reconnut Suzanne et Claudine.</text:p>
          </table:table-cell>
        </table:table-row>
        <table:table-row table:style-name="ro1">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10272" calcext:value-type="float">
            <text:p>10272</text:p>
          </table:table-cell>
          <table:table-cell office:value-type="string" calcext:value-type="string">
            <text:p>n</text:p>
          </table:table-cell>
          <table:table-cell office:value-type="string" calcext:value-type="string">
            <text:p>Le cheval fit trois pas, et s'arrêta piaffant, et secouant son mors chargé d'écume.</text:p>
          </table:table-cell>
        </table:table-row>
        <table:table-row table:style-name="ro1">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11479" calcext:value-type="float">
            <text:p>11479</text:p>
          </table:table-cell>
          <table:table-cell office:value-type="string" calcext:value-type="string">
            <text:p>n</text:p>
          </table:table-cell>
          <table:table-cell office:value-type="string" calcext:value-type="string">
            <text:p>Il y eut un instant de silence terrible.</text:p>
          </table:table-cell>
        </table:table-row>
        <table:table-row table:style-name="ro1">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691" calcext:value-type="float">
            <text:p>691</text:p>
          </table:table-cell>
          <table:table-cell office:value-type="string" calcext:value-type="string">
            <text:p>n</text:p>
          </table:table-cell>
          <table:table-cell office:value-type="string" calcext:value-type="string">
            <text:p>Jacques riposta par un coup de pointe furieux.</text:p>
          </table:table-cell>
        </table:table-row>
        <table:table-row table:style-name="ro1">
          <table:table-cell office:value-type="string" calcext:value-type="string">
            <text:p>FRA04301_Achard.xml</text:p>
          </table:table-cell>
          <table:table-cell office:value-type="float" office:value="1847" calcext:value-type="float">
            <text:p>1847</text:p>
          </table:table-cell>
          <table:table-cell office:value-type="string" calcext:value-type="string">
            <text:p>1840s</text:p>
          </table:table-cell>
          <table:table-cell office:value-type="float" office:value="2103" calcext:value-type="float">
            <text:p>2103</text:p>
          </table:table-cell>
          <table:table-cell office:value-type="string" calcext:value-type="string">
            <text:p>n</text:p>
          </table:table-cell>
          <table:table-cell office:value-type="string" calcext:value-type="string">
            <text:p>A la vue de Belle-Rose, le jeune page marcha rapidement vers lui, et dit tout bas : <text:s text:c="5"/>.</text:p>
          </table:table-cell>
        </table:table-row>
        <table:table-row table:style-name="ro1">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538" calcext:value-type="float">
            <text:p>538</text:p>
          </table:table-cell>
          <table:table-cell office:value-type="string" calcext:value-type="string">
            <text:p>n</text:p>
          </table:table-cell>
          <table:table-cell office:value-type="string" calcext:value-type="string">
            <text:p>Madame de La Seiglière avait bercé l'enfance de Raoul; madame de Vaubert avait servi de mère à Hélène.</text:p>
          </table:table-cell>
        </table:table-row>
        <table:table-row table:style-name="ro1">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117" calcext:value-type="float">
            <text:p>117</text:p>
          </table:table-cell>
          <table:table-cell office:value-type="string" calcext:value-type="string">
            <text:p>n</text:p>
          </table:table-cell>
          <table:table-cell office:value-type="string" calcext:value-type="string">
            <text:p>Au retour de Bernard, tout prit une face nouvelle.</text:p>
          </table:table-cell>
        </table:table-row>
        <table:table-row table:style-name="ro1">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1982" calcext:value-type="float">
            <text:p>1982</text:p>
          </table:table-cell>
          <table:table-cell office:value-type="string" calcext:value-type="string">
            <text:p>c</text:p>
          </table:table-cell>
          <table:table-cell office:value-type="string" calcext:value-type="string">
            <text:p>s'écria-t-elle; me prenez -vous pour la baronne de Pretintailles ?</text:p>
          </table:table-cell>
        </table:table-row>
        <table:table-row table:style-name="ro1">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570" calcext:value-type="float">
            <text:p>570</text:p>
          </table:table-cell>
          <table:table-cell office:value-type="string" calcext:value-type="string">
            <text:p>n</text:p>
          </table:table-cell>
          <table:table-cell office:value-type="string" calcext:value-type="string">
            <text:p>Jamais le vieux Stamply n'en avait rêvé de si belles.</text:p>
          </table:table-cell>
        </table:table-row>
        <table:table-row table:style-name="ro1">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1908" calcext:value-type="float">
            <text:p>1908</text:p>
          </table:table-cell>
          <table:table-cell office:value-type="string" calcext:value-type="string">
            <text:p>n</text:p>
          </table:table-cell>
          <table:table-cell office:value-type="string" calcext:value-type="string">
            <text:p>demanda madame de Vaubert d'un air ennuyé.</text:p>
          </table:table-cell>
        </table:table-row>
        <table:table-row table:style-name="ro7">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1070" calcext:value-type="float">
            <text:p>1070</text:p>
          </table:table-cell>
          <table:table-cell office:value-type="string" calcext:value-type="string">
            <text:p>n</text:p>
          </table:table-cell>
          <table:table-cell office:value-type="string" calcext:value-type="string">
            <text:p>Ulcéré par le malheur, justement irrité par les poignantes déceptions du retour, exaspéré par la rumeur publique, brûlant de toutes les passions et de toutes les ardeurs politiques du temps, haïssant d'instinct la noblesse, impatient de venger son père, il se présente au château de La Seiglière, sa haine appuyée sur son droit, le cœur et la tête remplis d'orages et de tempêtes, s'attendant à rencontrer une résistance orgueilleuse, pressentant des prétentions altières, des préjugés hautains, une morgue insolente, et se préparant à broyer tout cela sous l'ouragan de sa colère.</text:p>
          </table:table-cell>
        </table:table-row>
        <table:table-row table:style-name="ro5">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1533" calcext:value-type="float">
            <text:p>1533</text:p>
          </table:table-cell>
          <table:table-cell office:value-type="string" calcext:value-type="string">
            <text:p>x</text:p>
          </table:table-cell>
          <table:table-cell office:value-type="string" calcext:value-type="string">
            <text:p>cela va bien, nous en sortirons — il mit sa position à nu et se déshabilla, c'est le mot, tandis que, le menton appuyé sur le bec à corbin de sa canne, le vieux roué étouffait de joie dans sa peau de voir l'orgueilleux gentilhomme étalant ses infirmités et découvrant sans pudeur les plaies de son égoïsme et de son orgueil.</text:p>
          </table:table-cell>
        </table:table-row>
        <table:table-row table:style-name="ro3">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270" calcext:value-type="float">
            <text:p>270</text:p>
          </table:table-cell>
          <table:table-cell office:value-type="string" calcext:value-type="string">
            <text:p>n</text:p>
          </table:table-cell>
          <table:table-cell office:value-type="string" calcext:value-type="string">
            <text:p>Et pas un serviteur sur le seuil de la porte !</text:p>
          </table:table-cell>
        </table:table-row>
        <table:table-row table:style-name="ro3">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705" calcext:value-type="float">
            <text:p>705</text:p>
          </table:table-cell>
          <table:table-cell office:value-type="string" calcext:value-type="string">
            <text:p>c</text:p>
          </table:table-cell>
          <table:table-cell office:value-type="string" calcext:value-type="string">
            <text:p>Est -ce que tout cela me regarde ?</text:p>
          </table:table-cell>
        </table:table-row>
        <table:table-row table:style-name="ro3">
          <table:table-cell office:value-type="string" calcext:value-type="string">
            <text:p>FRA06101_Sandeau.xml</text:p>
          </table:table-cell>
          <table:table-cell office:value-type="float" office:value="1848" calcext:value-type="float">
            <text:p>1848</text:p>
          </table:table-cell>
          <table:table-cell office:value-type="string" calcext:value-type="string">
            <text:p>1840s</text:p>
          </table:table-cell>
          <table:table-cell office:value-type="float" office:value="265" calcext:value-type="float">
            <text:p>265</text:p>
          </table:table-cell>
          <table:table-cell office:value-type="string" calcext:value-type="string">
            <text:p>n</text:p>
          </table:table-cell>
          <table:table-cell office:value-type="string" calcext:value-type="string">
            <text:p>Toutefois, elle acheva le trajet d'un pas moins ferme et d'un cœur moins joyeux.</text:p>
          </table:table-cell>
        </table:table-row>
        <table:table-row table:style-name="ro2">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3859" calcext:value-type="float">
            <text:p>3859</text:p>
          </table:table-cell>
          <table:table-cell office:value-type="string" calcext:value-type="string">
            <text:p>c</text:p>
          </table:table-cell>
          <table:table-cell office:value-type="string" calcext:value-type="string">
            <text:p>Chéri, si cela continue, je ne viendrai plus dans cette maison... J'y attrape des vapeurs et j'y perds mon argent;... ça ne m'amuse pas du tout....</text:p>
          </table:table-cell>
        </table:table-row>
        <table:table-row table:style-name="ro3">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4425" calcext:value-type="float">
            <text:p>4425</text:p>
          </table:table-cell>
          <table:table-cell office:value-type="string" calcext:value-type="string">
            <text:p>c</text:p>
          </table:table-cell>
          <table:table-cell office:value-type="string" calcext:value-type="string">
            <text:p>— Comment, si je le crois ?</text:p>
          </table:table-cell>
        </table:table-row>
        <table:table-row table:style-name="ro2">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4455" calcext:value-type="float">
            <text:p>4455</text:p>
          </table:table-cell>
          <table:table-cell office:value-type="string" calcext:value-type="string">
            <text:p>c</text:p>
          </table:table-cell>
          <table:table-cell office:value-type="string" calcext:value-type="string">
            <text:p>Mademoiselle Pomard a vingt-neuf ans, et une sagesse de vingt-neuf ans... c'est bien scabreux... Qu'en penses -tu ?</text:p>
          </table:table-cell>
        </table:table-row>
        <table:table-row table:style-name="ro3">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3983" calcext:value-type="float">
            <text:p>3983</text:p>
          </table:table-cell>
          <table:table-cell office:value-type="string" calcext:value-type="string">
            <text:p>c</text:p>
          </table:table-cell>
          <table:table-cell office:value-type="string" calcext:value-type="string">
            <text:p>— Rentrons, je vous en prie... vous me faites mal... j'étouffe... ah !</text:p>
          </table:table-cell>
        </table:table-row>
        <table:table-row table:style-name="ro3">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7103" calcext:value-type="float">
            <text:p>7103</text:p>
          </table:table-cell>
          <table:table-cell office:value-type="string" calcext:value-type="string">
            <text:p>x</text:p>
          </table:table-cell>
          <table:table-cell office:value-type="string" calcext:value-type="string">
            <text:p>de Tergenne, il se serre les poings en disant : « Si j'avais deviné cela !</text:p>
          </table:table-cell>
        </table:table-row>
        <table:table-row table:style-name="ro3">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747" calcext:value-type="float">
            <text:p>747</text:p>
          </table:table-cell>
          <table:table-cell office:value-type="string" calcext:value-type="string">
            <text:p>c</text:p>
          </table:table-cell>
          <table:table-cell office:value-type="string" calcext:value-type="string">
            <text:p>— C'est convenu, jeudi à neuf heures, je serai chez toi.</text:p>
          </table:table-cell>
        </table:table-row>
        <table:table-row table:style-name="ro3">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4135" calcext:value-type="float">
            <text:p>4135</text:p>
          </table:table-cell>
          <table:table-cell office:value-type="string" calcext:value-type="string">
            <text:p>c</text:p>
          </table:table-cell>
          <table:table-cell office:value-type="string" calcext:value-type="string">
            <text:p>... Que je m'en veux d'être si faible !</text:p>
          </table:table-cell>
        </table:table-row>
        <table:table-row table:style-name="ro3">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2078" calcext:value-type="float">
            <text:p>2078</text:p>
          </table:table-cell>
          <table:table-cell office:value-type="string" calcext:value-type="string">
            <text:p>c</text:p>
          </table:table-cell>
          <table:table-cell office:value-type="string" calcext:value-type="string">
            <text:p>il veut que je quitte ma danseuse, il ne veut pas que je me ruine !</text:p>
          </table:table-cell>
        </table:table-row>
        <table:table-row table:style-name="ro2">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5850" calcext:value-type="float">
            <text:p>5850</text:p>
          </table:table-cell>
          <table:table-cell office:value-type="string" calcext:value-type="string">
            <text:p>c</text:p>
          </table:table-cell>
          <table:table-cell office:value-type="string" calcext:value-type="string">
            <text:p>en vérité, ceci passe la permission... Mais maintenant que cette maison m'appartient, je ne cacherai pas à ce monsieur ce que je pense; j'espère qu'il ne nous restera pas long-temps au moins !</text:p>
          </table:table-cell>
        </table:table-row>
        <table:table-row table:style-name="ro3">
          <table:table-cell office:value-type="string" calcext:value-type="string">
            <text:p>FRA05401_Kock.xml</text:p>
          </table:table-cell>
          <table:table-cell office:value-type="float" office:value="1849" calcext:value-type="float">
            <text:p>1849</text:p>
          </table:table-cell>
          <table:table-cell office:value-type="string" calcext:value-type="string">
            <text:p>1840s</text:p>
          </table:table-cell>
          <table:table-cell office:value-type="float" office:value="2504" calcext:value-type="float">
            <text:p>2504</text:p>
          </table:table-cell>
          <table:table-cell office:value-type="string" calcext:value-type="string">
            <text:p>c</text:p>
          </table:table-cell>
          <table:table-cell office:value-type="string" calcext:value-type="string">
            <text:p>ne suis -je plus Ernestine, ta bonne amie d'autrefois ?</text:p>
          </table:table-cell>
        </table:table-row>
        <table:table-row table:style-name="ro2">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3300" calcext:value-type="float">
            <text:p>3300</text:p>
          </table:table-cell>
          <table:table-cell office:value-type="string" calcext:value-type="string">
            <text:p>c</text:p>
          </table:table-cell>
          <table:table-cell office:value-type="string" calcext:value-type="string">
            <text:p>mes fistons, d'ici à quelques jours, j'amènerai monsieur Schmucke à vous vendre sept à huit tableaux, dix au plus; mais à deux conditions : la première, un secret absolu.</text:p>
          </table:table-cell>
        </table:table-row>
        <table:table-row table:style-name="ro2">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1192" calcext:value-type="float">
            <text:p>1192</text:p>
          </table:table-cell>
          <table:table-cell office:value-type="string" calcext:value-type="string">
            <text:p>c</text:p>
          </table:table-cell>
          <table:table-cell office:value-type="string" calcext:value-type="string">
            <text:p>Un poète est un homme qui ne compte pas, qui laisse sa femme maîtresse des capitaux, un homme facile à mener et qu'on occupe de niaiseries.</text:p>
          </table:table-cell>
        </table:table-row>
        <table:table-row table:style-name="ro3">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4025" calcext:value-type="float">
            <text:p>4025</text:p>
          </table:table-cell>
          <table:table-cell office:value-type="string" calcext:value-type="string">
            <text:p>n</text:p>
          </table:table-cell>
          <table:table-cell office:value-type="string" calcext:value-type="string">
            <text:p>Mais, chose étrange et digne de remarque !</text:p>
          </table:table-cell>
        </table:table-row>
        <table:table-row table:style-name="ro3">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2228" calcext:value-type="float">
            <text:p>2228</text:p>
          </table:table-cell>
          <table:table-cell office:value-type="string" calcext:value-type="string">
            <text:p>n</text:p>
          </table:table-cell>
          <table:table-cell office:value-type="string" calcext:value-type="string">
            <text:p>s'écria la Cibot en se précipitant sur Pons et le recouchant de force.</text:p>
          </table:table-cell>
        </table:table-row>
        <table:table-row table:style-name="ro4">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3971" calcext:value-type="float">
            <text:p>3971</text:p>
          </table:table-cell>
          <table:table-cell office:value-type="string" calcext:value-type="string">
            <text:p>n</text:p>
          </table:table-cell>
          <table:table-cell office:value-type="string" calcext:value-type="string">
            <text:p>Mais quand Fraisier présenta la lettre collective, par laquelle Élie Magus et Rémonencq s'engageait à prendre en bloc la collection de Pons pour une somme de neuf cent mille francs payée comptant, la présidente lança sur l'homme d'affaires un regard d'où jaillissait la somme.</text:p>
          </table:table-cell>
        </table:table-row>
        <table:table-row table:style-name="ro2">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2529" calcext:value-type="float">
            <text:p>2529</text:p>
          </table:table-cell>
          <table:table-cell office:value-type="string" calcext:value-type="string">
            <text:p>n</text:p>
          </table:table-cell>
          <table:table-cell office:value-type="string" calcext:value-type="string">
            <text:p>Toute la maison, tout le quartier surent bientôt le trait sublime de madame Cibot, qui s'était donné un effort mortel, disait -on, en enlevant un des Casse-noisettes dans ses bras.</text:p>
          </table:table-cell>
        </table:table-row>
        <table:table-row table:style-name="ro4">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1119" calcext:value-type="float">
            <text:p>1119</text:p>
          </table:table-cell>
          <table:table-cell office:value-type="string" calcext:value-type="string">
            <text:p>n</text:p>
          </table:table-cell>
          <table:table-cell office:value-type="string" calcext:value-type="string">
            <text:p>Cécile était allée droit au fait, en s'enquérant de la manière dont s'habillait Frédéric Brunner, de la taille, de la tournure, de la couleur des cheveux et des yeux, et lorsqu'elle eut conjecturé que Frédéric avait l'air distingué, elle admira la générosité de son caractère.</text:p>
          </table:table-cell>
        </table:table-row>
        <table:table-row table:style-name="ro2">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1201" calcext:value-type="float">
            <text:p>1201</text:p>
          </table:table-cell>
          <table:table-cell office:value-type="string" calcext:value-type="string">
            <text:p>n</text:p>
          </table:table-cell>
          <table:table-cell office:value-type="string" calcext:value-type="string">
            <text:p>Elle fut si naïve dans ses exclamations, elle parut si heureuse d'apprendre de Frédéric la valeur, la beauté d'une peinture, d'une sculpture, d'un bronze, que l'Allemand dégela : sa figure devint jeune.</text:p>
          </table:table-cell>
        </table:table-row>
        <table:table-row table:style-name="ro2">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4116" calcext:value-type="float">
            <text:p>4116</text:p>
          </table:table-cell>
          <table:table-cell office:value-type="string" calcext:value-type="string">
            <text:p>n</text:p>
          </table:table-cell>
          <table:table-cell office:value-type="string" calcext:value-type="string">
            <text:p>C'est patriarche; ça n'est pas drôle et amusant comme était Cardot avec Malaga, mais ça ne lèvera jamais le pied, comme le petit Chose qui vivait avec Antonia !</text:p>
          </table:table-cell>
        </table:table-row>
        <table:table-row table:style-name="ro2">
          <table:table-cell office:value-type="string" calcext:value-type="string">
            <text:p>FRA00502_Balzac.xml</text:p>
          </table:table-cell>
          <table:table-cell office:value-type="float" office:value="1853" calcext:value-type="float">
            <text:p>1853</text:p>
          </table:table-cell>
          <table:table-cell office:value-type="string" calcext:value-type="string">
            <text:p>1850s</text:p>
          </table:table-cell>
          <table:table-cell office:value-type="float" office:value="849" calcext:value-type="float">
            <text:p>849</text:p>
          </table:table-cell>
          <table:table-cell office:value-type="string" calcext:value-type="string">
            <text:p>n</text:p>
          </table:table-cell>
          <table:table-cell office:value-type="string" calcext:value-type="string">
            <text:p>Sa figure, jadis belle et fraîche, comme celle du Jésus-Christ des peintres, avait pris des tons aigres que des moustaches rouges, une barbe fauve rendaient presque sinistres.</text:p>
          </table:table-cell>
        </table:table-row>
        <table:table-row table:style-name="ro2">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134" calcext:value-type="float">
            <text:p>134</text:p>
          </table:table-cell>
          <table:table-cell office:value-type="string" calcext:value-type="string">
            <text:p>c</text:p>
          </table:table-cell>
          <table:table-cell office:value-type="string" calcext:value-type="string">
            <text:p>merci, madame : je n'ai fait que mon devoir en vous rendant ce qui vous appartient; je ne dois pas en être récompensée.</text:p>
          </table:table-cell>
        </table:table-row>
        <table:table-row table:style-name="ro1">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1178" calcext:value-type="float">
            <text:p>1178</text:p>
          </table:table-cell>
          <table:table-cell office:value-type="string" calcext:value-type="string">
            <text:p>n</text:p>
          </table:table-cell>
          <table:table-cell office:value-type="string" calcext:value-type="string">
            <text:p>Si grand Louis la voyait faire, il allait lui chercher l'eau.</text:p>
          </table:table-cell>
        </table:table-row>
        <table:table-row table:style-name="ro1">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284" calcext:value-type="float">
            <text:p>284</text:p>
          </table:table-cell>
          <table:table-cell office:value-type="string" calcext:value-type="string">
            <text:p>n</text:p>
          </table:table-cell>
          <table:table-cell office:value-type="string" calcext:value-type="string">
            <text:p>Mme Dumont lui demanda où était sa petite fille.</text:p>
          </table:table-cell>
        </table:table-row>
        <table:table-row table:style-name="ro1">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725" calcext:value-type="float">
            <text:p>725</text:p>
          </table:table-cell>
          <table:table-cell office:value-type="string" calcext:value-type="string">
            <text:p>c</text:p>
          </table:table-cell>
          <table:table-cell office:value-type="string" calcext:value-type="string">
            <text:p>c'est son naturel qui est comme ça; mais il n'est pas plus méchant qu'un autre.</text:p>
          </table:table-cell>
        </table:table-row>
        <table:table-row table:style-name="ro1">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1544" calcext:value-type="float">
            <text:p>1544</text:p>
          </table:table-cell>
          <table:table-cell office:value-type="string" calcext:value-type="string">
            <text:p>c</text:p>
          </table:table-cell>
          <table:table-cell office:value-type="string" calcext:value-type="string">
            <text:p>La grêle et les autres fléaux sont des épreuves que Dieu nous envoie, et il ne faut pas en murmurer.</text:p>
          </table:table-cell>
        </table:table-row>
        <table:table-row table:style-name="ro1">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2229" calcext:value-type="float">
            <text:p>2229</text:p>
          </table:table-cell>
          <table:table-cell office:value-type="string" calcext:value-type="string">
            <text:p>n</text:p>
          </table:table-cell>
          <table:table-cell office:value-type="string" calcext:value-type="string">
            <text:p>Vers deux heures du matin, grand Louis ouvrit les yeux et appela sa femme :</text:p>
          </table:table-cell>
        </table:table-row>
        <table:table-row table:style-name="ro2">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1992" calcext:value-type="float">
            <text:p>1992</text:p>
          </table:table-cell>
          <table:table-cell office:value-type="string" calcext:value-type="string">
            <text:p>c</text:p>
          </table:table-cell>
          <table:table-cell office:value-type="string" calcext:value-type="string">
            <text:p>Ce n'est pas une grande peine pour moi de laver leur petit corps tous les matins en les levant, et de leur brosser la tête; c'est bientôt fait, et je leur épargne par là bien des petites misères.</text:p>
          </table:table-cell>
        </table:table-row>
        <table:table-row table:style-name="ro1">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2288" calcext:value-type="float">
            <text:p>2288</text:p>
          </table:table-cell>
          <table:table-cell office:value-type="string" calcext:value-type="string">
            <text:p>c</text:p>
          </table:table-cell>
          <table:table-cell office:value-type="string" calcext:value-type="string">
            <text:p>Vous oubliez les souffrances que son Fils a endurées pour nous.</text:p>
          </table:table-cell>
        </table:table-row>
        <table:table-row table:style-name="ro1">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2509" calcext:value-type="float">
            <text:p>2509</text:p>
          </table:table-cell>
          <table:table-cell office:value-type="string" calcext:value-type="string">
            <text:p>n</text:p>
          </table:table-cell>
          <table:table-cell office:value-type="string" calcext:value-type="string">
            <text:p>Il s'est encore placé au moulin du bourg; son mal est revenu aux deux jambes, et il ne s'en est pas vanté.</text:p>
          </table:table-cell>
        </table:table-row>
        <table:table-row table:style-name="ro1">
          <table:table-cell office:value-type="string" calcext:value-type="string">
            <text:p>FRA00701_Carraud.xml</text:p>
          </table:table-cell>
          <table:table-cell office:value-type="float" office:value="1852" calcext:value-type="float">
            <text:p>1852</text:p>
          </table:table-cell>
          <table:table-cell office:value-type="string" calcext:value-type="string">
            <text:p>1850s</text:p>
          </table:table-cell>
          <table:table-cell office:value-type="float" office:value="656" calcext:value-type="float">
            <text:p>656</text:p>
          </table:table-cell>
          <table:table-cell office:value-type="string" calcext:value-type="string">
            <text:p>c</text:p>
          </table:table-cell>
          <table:table-cell office:value-type="string" calcext:value-type="string">
            <text:p>Console -toi donc un peu !</text:p>
          </table:table-cell>
        </table:table-row>
        <table:table-row table:style-name="ro2">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1417" calcext:value-type="float">
            <text:p>1417</text:p>
          </table:table-cell>
          <table:table-cell office:value-type="string" calcext:value-type="string">
            <text:p>c</text:p>
          </table:table-cell>
          <table:table-cell office:value-type="string" calcext:value-type="string">
            <text:p>Je triomphai de la vie : je pris au chevet de mon père mort une vieille épée qui datait des croisades, je ceignis mes reins de la ceinture du voyageur, et je partis.</text:p>
          </table:table-cell>
        </table:table-row>
        <table:table-row table:style-name="ro2">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1052" calcext:value-type="float">
            <text:p>1052</text:p>
          </table:table-cell>
          <table:table-cell office:value-type="string" calcext:value-type="string">
            <text:p>n</text:p>
          </table:table-cell>
          <table:table-cell office:value-type="string" calcext:value-type="string">
            <text:p>Il ne vit plus, il n'entendit plus que la jeune fille, qui fit le tour de la table et alla poser ses lèvres roses sur le front d'ébène de son père en lui disant :</text:p>
          </table:table-cell>
        </table:table-row>
        <table:table-row table:style-name="ro3">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513" calcext:value-type="float">
            <text:p>513</text:p>
          </table:table-cell>
          <table:table-cell office:value-type="string" calcext:value-type="string">
            <text:p>n</text:p>
          </table:table-cell>
          <table:table-cell office:value-type="string" calcext:value-type="string">
            <text:p>À côté du cierge était un large pli, portant cette inscription :</text:p>
          </table:table-cell>
        </table:table-row>
        <table:table-row table:style-name="ro3">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2092" calcext:value-type="float">
            <text:p>2092</text:p>
          </table:table-cell>
          <table:table-cell office:value-type="string" calcext:value-type="string">
            <text:p>n</text:p>
          </table:table-cell>
          <table:table-cell office:value-type="string" calcext:value-type="string">
            <text:p>de Nossac sentit sa raison chanceler, le cœur lui manquer, son corps défaillir.</text:p>
          </table:table-cell>
        </table:table-row>
        <table:table-row table:style-name="ro3">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3130" calcext:value-type="float">
            <text:p>3130</text:p>
          </table:table-cell>
          <table:table-cell office:value-type="string" calcext:value-type="string">
            <text:p>n</text:p>
          </table:table-cell>
          <table:table-cell office:value-type="string" calcext:value-type="string">
            <text:p>de Simiane haussa les épaules.</text:p>
          </table:table-cell>
        </table:table-row>
        <table:table-row table:style-name="ro2">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1252" calcext:value-type="float">
            <text:p>1252</text:p>
          </table:table-cell>
          <table:table-cell office:value-type="string" calcext:value-type="string">
            <text:p>n</text:p>
          </table:table-cell>
          <table:table-cell office:value-type="string" calcext:value-type="string">
            <text:p>La porte s'ouvrit devant elle, elle entra, monta l'escalier, arriva à son appartement, désert depuis sa mort, et poussa les verrous quand mon père fut entré.</text:p>
          </table:table-cell>
        </table:table-row>
        <table:table-row table:style-name="ro3">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1763" calcext:value-type="float">
            <text:p>1763</text:p>
          </table:table-cell>
          <table:table-cell office:value-type="string" calcext:value-type="string">
            <text:p>c</text:p>
          </table:table-cell>
          <table:table-cell office:value-type="string" calcext:value-type="string">
            <text:p>On me donna un cheval, et je t'assure qu'il ne me fut point inutile, car j'étais bien lasse !</text:p>
          </table:table-cell>
        </table:table-row>
        <table:table-row table:style-name="ro4">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2992" calcext:value-type="float">
            <text:p>2992</text:p>
          </table:table-cell>
          <table:table-cell office:value-type="string" calcext:value-type="string">
            <text:p>n</text:p>
          </table:table-cell>
          <table:table-cell office:value-type="string" calcext:value-type="string">
            <text:p>Alors son courage commença à faiblir; le froid de la nuit lui arracha un frisson, la fièvre qui le brûlait s'apaisa un moment, et à mesure que la raison revenait, il ne pouvait s'empêcher de songer que ni le marquis, qui était son ami, ni ses domestiques, n'avaient reconnu Mme de Nossac dans Gretchen.</text:p>
          </table:table-cell>
        </table:table-row>
        <table:table-row table:style-name="ro3">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2558" calcext:value-type="float">
            <text:p>2558</text:p>
          </table:table-cell>
          <table:table-cell office:value-type="string" calcext:value-type="string">
            <text:p>c</text:p>
          </table:table-cell>
          <table:table-cell office:value-type="string" calcext:value-type="string">
            <text:p>Où se cache donc un pareil trésor ?</text:p>
          </table:table-cell>
        </table:table-row>
        <table:table-row table:style-name="ro5">
          <table:table-cell office:value-type="string" calcext:value-type="string">
            <text:p>FRA03101_Ponson.xml</text:p>
          </table:table-cell>
          <table:table-cell office:value-type="float" office:value="1852" calcext:value-type="float">
            <text:p>1852</text:p>
          </table:table-cell>
          <table:table-cell office:value-type="string" calcext:value-type="string">
            <text:p>1850s</text:p>
          </table:table-cell>
          <table:table-cell office:value-type="float" office:value="1944" calcext:value-type="float">
            <text:p>1944</text:p>
          </table:table-cell>
          <table:table-cell office:value-type="string" calcext:value-type="string">
            <text:p>n</text:p>
          </table:table-cell>
          <table:table-cell office:value-type="string" calcext:value-type="string">
            <text:p>Et ce disant, le comte de Holdengrasburg ouvrit la croisée, et le baron reconnut son paysage riant et pittoresque de la veille, sa prairie en fleurs, son parc ombreux, son village coquet, sa forêt verte, et, comme la veille, il aperçut un homme et une femme se promenant sous les murs du château et foulant l'herbe drue, toute ruisselante encore de la rosée du matin.</text:p>
          </table:table-cell>
        </table:table-row>
        <table:table-row table:style-name="ro2">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1947" calcext:value-type="float">
            <text:p>1947</text:p>
          </table:table-cell>
          <table:table-cell office:value-type="string" calcext:value-type="string">
            <text:p>n</text:p>
          </table:table-cell>
          <table:table-cell office:value-type="string" calcext:value-type="string">
            <text:p>Dieu les punit souvent ici-bas : là gît la raison des épouvantables malheurs qui nous paraissent inexplicables.</text:p>
          </table:table-cell>
        </table:table-row>
        <table:table-row table:style-name="ro2">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1386" calcext:value-type="float">
            <text:p>1386</text:p>
          </table:table-cell>
          <table:table-cell office:value-type="string" calcext:value-type="string">
            <text:p>n</text:p>
          </table:table-cell>
          <table:table-cell office:value-type="string" calcext:value-type="string">
            <text:p>En amont de son barrage, il obtint un charmant lac, et en aval deux cascades, deux ravissantes rivières avec lesquelles il arrosa la sèche et inculte vallée que dévastait jadis le torrent des Rouxey.</text:p>
          </table:table-cell>
        </table:table-row>
        <table:table-row table:style-name="ro3">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376" calcext:value-type="float">
            <text:p>376</text:p>
          </table:table-cell>
          <table:table-cell office:value-type="string" calcext:value-type="string">
            <text:p>n</text:p>
          </table:table-cell>
          <table:table-cell office:value-type="string" calcext:value-type="string">
            <text:p>Monsieur de Soulas proposa de faire le sol en asphalte.</text:p>
          </table:table-cell>
        </table:table-row>
        <table:table-row table:style-name="ro3">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1758" calcext:value-type="float">
            <text:p>1758</text:p>
          </table:table-cell>
          <table:table-cell office:value-type="string" calcext:value-type="string">
            <text:p>c</text:p>
          </table:table-cell>
          <table:table-cell office:value-type="string" calcext:value-type="string">
            <text:p>Vous avez en moi un fils, un homme qui vous devra son bonheur.</text:p>
          </table:table-cell>
        </table:table-row>
        <table:table-row table:style-name="ro3">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601" calcext:value-type="float">
            <text:p>601</text:p>
          </table:table-cell>
          <table:table-cell office:value-type="string" calcext:value-type="string">
            <text:p>c</text:p>
          </table:table-cell>
          <table:table-cell office:value-type="string" calcext:value-type="string">
            <text:p>Cet amour sera le principe secret de ma vie, et j'en mourrai peut-être !</text:p>
          </table:table-cell>
        </table:table-row>
        <table:table-row table:style-name="ro3">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283" calcext:value-type="float">
            <text:p>283</text:p>
          </table:table-cell>
          <table:table-cell office:value-type="string" calcext:value-type="string">
            <text:p>n</text:p>
          </table:table-cell>
          <table:table-cell office:value-type="string" calcext:value-type="string">
            <text:p>dit la belle madame de Chavoncourt.</text:p>
          </table:table-cell>
        </table:table-row>
        <table:table-row table:style-name="ro3">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942" calcext:value-type="float">
            <text:p>942</text:p>
          </table:table-cell>
          <table:table-cell office:value-type="string" calcext:value-type="string">
            <text:p>n</text:p>
          </table:table-cell>
          <table:table-cell office:value-type="string" calcext:value-type="string">
            <text:p>Cet hiver passa comme un jour.</text:p>
          </table:table-cell>
        </table:table-row>
        <table:table-row table:style-name="ro3">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842" calcext:value-type="float">
            <text:p>842</text:p>
          </table:table-cell>
          <table:table-cell office:value-type="string" calcext:value-type="string">
            <text:p>c</text:p>
          </table:table-cell>
          <table:table-cell office:value-type="string" calcext:value-type="string">
            <text:p>Voilà les derniers venus à Genève, et ils ne sont point Milanais.</text:p>
          </table:table-cell>
        </table:table-row>
        <table:table-row table:style-name="ro2">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454" calcext:value-type="float">
            <text:p>454</text:p>
          </table:table-cell>
          <table:table-cell office:value-type="string" calcext:value-type="string">
            <text:p>n</text:p>
          </table:table-cell>
          <table:table-cell office:value-type="string" calcext:value-type="string">
            <text:p>Tendre comme sa mère, il s'élançait avec une violence inouïe et par la pensée vers la chose souhaitée, il dévorait le temps.</text:p>
          </table:table-cell>
        </table:table-row>
        <table:table-row table:style-name="ro4">
          <table:table-cell office:value-type="string" calcext:value-type="string">
            <text:p>FRA00501_Balzac.xml</text:p>
          </table:table-cell>
          <table:table-cell office:value-type="float" office:value="1853" calcext:value-type="float">
            <text:p>1853</text:p>
          </table:table-cell>
          <table:table-cell office:value-type="string" calcext:value-type="string">
            <text:p>1850s</text:p>
          </table:table-cell>
          <table:table-cell office:value-type="float" office:value="1277" calcext:value-type="float">
            <text:p>1277</text:p>
          </table:table-cell>
          <table:table-cell office:value-type="string" calcext:value-type="string">
            <text:p>c</text:p>
          </table:table-cell>
          <table:table-cell office:value-type="string" calcext:value-type="string">
            <text:p>Peu <text:s text:c="2"/>de ma nature et au désespoir, j'ai pris la seule poésie qui fût dans mon âme, la seule aventure qui fût dans mes souvenirs, je l'ai mise au ton où elle pouvait être dite, et je n'ai pas cessé de penser à toi tout en écrivant le seul morceau littéraire qui sortira de mon cœur, je ne puis pas dire de ma plume.</text:p>
          </table:table-cell>
        </table:table-row>
        <table:table-row table:style-name="ro3">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225" calcext:value-type="float">
            <text:p>225</text:p>
          </table:table-cell>
          <table:table-cell office:value-type="string" calcext:value-type="string">
            <text:p>c</text:p>
          </table:table-cell>
          <table:table-cell office:value-type="string" calcext:value-type="string">
            <text:p>vous vendriez l'hôtel de Nolar ?</text:p>
          </table:table-cell>
        </table:table-row>
        <table:table-row table:style-name="ro3">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3242" calcext:value-type="float">
            <text:p>3242</text:p>
          </table:table-cell>
          <table:table-cell office:value-type="string" calcext:value-type="string">
            <text:p>c</text:p>
          </table:table-cell>
          <table:table-cell office:value-type="string" calcext:value-type="string">
            <text:p>non pour une heure, pour un jour, mais pour l'éternité....</text:p>
          </table:table-cell>
        </table:table-row>
        <table:table-row table:style-name="ro2">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2173" calcext:value-type="float">
            <text:p>2173</text:p>
          </table:table-cell>
          <table:table-cell office:value-type="string" calcext:value-type="string">
            <text:p>n</text:p>
          </table:table-cell>
          <table:table-cell office:value-type="string" calcext:value-type="string">
            <text:p>Elle chaussa de petites bottines de même couleur et de même étoffe que sa robe; on eût dit Cendrillon transformé par la baguette des fées.</text:p>
          </table:table-cell>
        </table:table-row>
        <table:table-row table:style-name="ro3">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3286" calcext:value-type="float">
            <text:p>3286</text:p>
          </table:table-cell>
          <table:table-cell office:value-type="string" calcext:value-type="string">
            <text:p>n</text:p>
          </table:table-cell>
          <table:table-cell office:value-type="string" calcext:value-type="string">
            <text:p>d'Osna, qui l'avait vu venir au monde, et qui l'aimait comme un fils, ressentait une grande douleur.</text:p>
          </table:table-cell>
        </table:table-row>
        <table:table-row table:style-name="ro3">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1738" calcext:value-type="float">
            <text:p>1738</text:p>
          </table:table-cell>
          <table:table-cell office:value-type="string" calcext:value-type="string">
            <text:p>c</text:p>
          </table:table-cell>
          <table:table-cell office:value-type="string" calcext:value-type="string">
            <text:p>D'où vient-elle cette lettre ?</text:p>
          </table:table-cell>
        </table:table-row>
        <table:table-row table:style-name="ro3">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2044" calcext:value-type="float">
            <text:p>2044</text:p>
          </table:table-cell>
          <table:table-cell office:value-type="string" calcext:value-type="string">
            <text:p>x</text:p>
          </table:table-cell>
          <table:table-cell office:value-type="string" calcext:value-type="string">
            <text:p>A sa place, comme je serais entré en disant : Blondine, je t'ai méconnue, pardonne -moi.</text:p>
          </table:table-cell>
        </table:table-row>
        <table:table-row table:style-name="ro2">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373" calcext:value-type="float">
            <text:p>373</text:p>
          </table:table-cell>
          <table:table-cell office:value-type="string" calcext:value-type="string">
            <text:p>n</text:p>
          </table:table-cell>
          <table:table-cell office:value-type="string" calcext:value-type="string">
            <text:p>Nous nous mîmes en route, chacun avec sa chacune, bien entendu, Purpurine au bras d'Adolphe, nom que s'était donné le nouveau venu.</text:p>
          </table:table-cell>
        </table:table-row>
        <table:table-row table:style-name="ro3">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730" calcext:value-type="float">
            <text:p>730</text:p>
          </table:table-cell>
          <table:table-cell office:value-type="string" calcext:value-type="string">
            <text:p>u</text:p>
          </table:table-cell>
          <table:table-cell office:value-type="string" calcext:value-type="string">
            <text:p>longtemps j'ai eu de la haine au cœur pour la nouvelle royauté.</text:p>
          </table:table-cell>
        </table:table-row>
        <table:table-row table:style-name="ro3">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1812" calcext:value-type="float">
            <text:p>1812</text:p>
          </table:table-cell>
          <table:table-cell office:value-type="string" calcext:value-type="string">
            <text:p>c</text:p>
          </table:table-cell>
          <table:table-cell office:value-type="string" calcext:value-type="string">
            <text:p>Louville, je vous garderai jusqu'à ce que vous ayez trouvé une autre place.</text:p>
          </table:table-cell>
        </table:table-row>
        <table:table-row table:style-name="ro3">
          <table:table-cell office:value-type="string" calcext:value-type="string">
            <text:p>FRA07301_Valgand.xml</text:p>
          </table:table-cell>
          <table:table-cell office:value-type="float" office:value="1853" calcext:value-type="float">
            <text:p>1853</text:p>
          </table:table-cell>
          <table:table-cell office:value-type="string" calcext:value-type="string">
            <text:p>1850s</text:p>
          </table:table-cell>
          <table:table-cell office:value-type="float" office:value="2642" calcext:value-type="float">
            <text:p>2642</text:p>
          </table:table-cell>
          <table:table-cell office:value-type="string" calcext:value-type="string">
            <text:p>n</text:p>
          </table:table-cell>
          <table:table-cell office:value-type="string" calcext:value-type="string">
            <text:p>d'Osna fut décontenancé.</text:p>
          </table:table-cell>
        </table:table-row>
        <table:table-row table:style-name="ro3">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131" calcext:value-type="float">
            <text:p>131</text:p>
          </table:table-cell>
          <table:table-cell office:value-type="string" calcext:value-type="string">
            <text:p>c</text:p>
          </table:table-cell>
          <table:table-cell office:value-type="string" calcext:value-type="string">
            <text:p>C'est un agneau pour la douceur !</text:p>
          </table:table-cell>
        </table:table-row>
        <table:table-row table:style-name="ro3">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3069" calcext:value-type="float">
            <text:p>3069</text:p>
          </table:table-cell>
          <table:table-cell office:value-type="string" calcext:value-type="string">
            <text:p>n</text:p>
          </table:table-cell>
          <table:table-cell office:value-type="string" calcext:value-type="string">
            <text:p>Avec le morcellement de la propriété, l'Angleterre n'existerait plus déjà.</text:p>
          </table:table-cell>
        </table:table-row>
        <table:table-row table:style-name="ro2">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60" calcext:value-type="float">
            <text:p>60</text:p>
          </table:table-cell>
          <table:table-cell office:value-type="string" calcext:value-type="string">
            <text:p>n</text:p>
          </table:table-cell>
          <table:table-cell office:value-type="string" calcext:value-type="string">
            <text:p>A sept heures en hiver, à neuf heures en été, le ménage était couché, la boutique fermée et gardée par leur énorme chien qui cherchait sa vie dans les cuisines du quartier.</text:p>
          </table:table-cell>
        </table:table-row>
        <table:table-row table:style-name="ro3">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2149" calcext:value-type="float">
            <text:p>2149</text:p>
          </table:table-cell>
          <table:table-cell office:value-type="string" calcext:value-type="string">
            <text:p>c</text:p>
          </table:table-cell>
          <table:table-cell office:value-type="string" calcext:value-type="string">
            <text:p>Il porte sept cents, dà !</text:p>
          </table:table-cell>
        </table:table-row>
        <table:table-row table:style-name="ro3">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1040" calcext:value-type="float">
            <text:p>1040</text:p>
          </table:table-cell>
          <table:table-cell office:value-type="string" calcext:value-type="string">
            <text:p>n</text:p>
          </table:table-cell>
          <table:table-cell office:value-type="string" calcext:value-type="string">
            <text:p>la guerre à la société qui méconnaît ses devoirs.</text:p>
          </table:table-cell>
        </table:table-row>
        <table:table-row table:style-name="ro4">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1686" calcext:value-type="float">
            <text:p>1686</text:p>
          </table:table-cell>
          <table:table-cell office:value-type="string" calcext:value-type="string">
            <text:p>n</text:p>
          </table:table-cell>
          <table:table-cell office:value-type="string" calcext:value-type="string">
            <text:p>Au moment où Graslin traitait, les domaines se composaient de la foret de Montégnac qui contenait environ trente mille arpents inexploitables, des ruines du château, des jardins et d'environ cinq mille arpents dans la plaine inculte qui se trouve en avant de Montégnac.</text:p>
          </table:table-cell>
        </table:table-row>
        <table:table-row table:style-name="ro3">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966" calcext:value-type="float">
            <text:p>966</text:p>
          </table:table-cell>
          <table:table-cell office:value-type="string" calcext:value-type="string">
            <text:p>x</text:p>
          </table:table-cell>
          <table:table-cell office:value-type="string" calcext:value-type="string">
            <text:p>Messieurs, reprit-il après un moment de silence, la ville connaît-elle ces détails ?</text:p>
          </table:table-cell>
        </table:table-row>
        <table:table-row table:style-name="ro2">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2545" calcext:value-type="float">
            <text:p>2545</text:p>
          </table:table-cell>
          <table:table-cell office:value-type="string" calcext:value-type="string">
            <text:p>c</text:p>
          </table:table-cell>
          <table:table-cell office:value-type="string" calcext:value-type="string">
            <text:p>Monsieur le curé me promit de me ménager une existence douce et heureuse ainsi qu'à mon enfant, ici même, en me garantissant de tout affront.</text:p>
          </table:table-cell>
        </table:table-row>
        <table:table-row table:style-name="ro3">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1016" calcext:value-type="float">
            <text:p>1016</text:p>
          </table:table-cell>
          <table:table-cell office:value-type="string" calcext:value-type="string">
            <text:p>n</text:p>
          </table:table-cell>
          <table:table-cell office:value-type="string" calcext:value-type="string">
            <text:p>est -ce un calcul de la parcimonie commandée par l'exercice de la Charité ?</text:p>
          </table:table-cell>
        </table:table-row>
        <table:table-row table:style-name="ro4">
          <table:table-cell office:value-type="string" calcext:value-type="string">
            <text:p>FRA00503_Balzac.xml</text:p>
          </table:table-cell>
          <table:table-cell office:value-type="float" office:value="1854" calcext:value-type="float">
            <text:p>1854</text:p>
          </table:table-cell>
          <table:table-cell office:value-type="string" calcext:value-type="string">
            <text:p>1850s</text:p>
          </table:table-cell>
          <table:table-cell office:value-type="float" office:value="2838" calcext:value-type="float">
            <text:p>2838</text:p>
          </table:table-cell>
          <table:table-cell office:value-type="string" calcext:value-type="string">
            <text:p>u</text:p>
          </table:table-cell>
          <table:table-cell office:value-type="string" calcext:value-type="string">
            <text:p>Madame Graslin, propriétaire des forêts de Montégnac et d'un plateau fort ingrat qui s'étend au bas de la longue chaîne de collines sur laquelle est sa forêt, a le dessein de tirer parti de cet immense domaine, d'exploiter ses bois et de cultiver ses plaines caillouteuses.</text:p>
          </table:table-cell>
        </table:table-row>
        <table:table-row table:style-name="ro2">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221" calcext:value-type="float">
            <text:p>221</text:p>
          </table:table-cell>
          <table:table-cell office:value-type="string" calcext:value-type="string">
            <text:p>c</text:p>
          </table:table-cell>
          <table:table-cell office:value-type="string" calcext:value-type="string">
            <text:p>– Ces vilains enfants, dit-elle, ça n'est bon qu'à vous donner des plaisirs comme celui -là, et tous les jours ils inventent quelque chose de nouveau !</text:p>
          </table:table-cell>
        </table:table-row>
        <table:table-row table:style-name="ro3">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580" calcext:value-type="float">
            <text:p>580</text:p>
          </table:table-cell>
          <table:table-cell office:value-type="string" calcext:value-type="string">
            <text:p>c</text:p>
          </table:table-cell>
          <table:table-cell office:value-type="string" calcext:value-type="string">
            <text:p>Un architecte qui aurait ces yeux -là ne pourrait pas courir sur les toits.</text:p>
          </table:table-cell>
        </table:table-row>
        <table:table-row table:style-name="ro2">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1634" calcext:value-type="float">
            <text:p>1634</text:p>
          </table:table-cell>
          <table:table-cell office:value-type="string" calcext:value-type="string">
            <text:p>n</text:p>
          </table:table-cell>
          <table:table-cell office:value-type="string" calcext:value-type="string">
            <text:p>Ce groupe singulier avait l'air d'une mascarade qui fait son entrée dans un bal costumé; seulement la mascarade est plus solennelle.</text:p>
          </table:table-cell>
        </table:table-row>
        <table:table-row table:style-name="ro4">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2664" calcext:value-type="float">
            <text:p>2664</text:p>
          </table:table-cell>
          <table:table-cell office:value-type="string" calcext:value-type="string">
            <text:p>n</text:p>
          </table:table-cell>
          <table:table-cell office:value-type="string" calcext:value-type="string">
            <text:p>Aussi le grave valet de chambre était-il allé dans le voisinage faire une petite visite, une course d'un moment; il était bien sûr d'être rentré pour l'heure du danger, et il avait laissé à sa place un jeune étourdi qu'il n'avait pas jugé en état de recevoir une consigne.</text:p>
          </table:table-cell>
        </table:table-row>
        <table:table-row table:style-name="ro2">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2338" calcext:value-type="float">
            <text:p>2338</text:p>
          </table:table-cell>
          <table:table-cell office:value-type="string" calcext:value-type="string">
            <text:p>c</text:p>
          </table:table-cell>
          <table:table-cell office:value-type="string" calcext:value-type="string">
            <text:p>Ne me laissez pas longtemps avec cette inquiétude, avec cette pensée que vous êtes triste à cause de moi.</text:p>
          </table:table-cell>
        </table:table-row>
        <table:table-row table:style-name="ro3">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1847" calcext:value-type="float">
            <text:p>1847</text:p>
          </table:table-cell>
          <table:table-cell office:value-type="string" calcext:value-type="string">
            <text:p>c</text:p>
          </table:table-cell>
          <table:table-cell office:value-type="string" calcext:value-type="string">
            <text:p>Marguerite, que je me suis ennuyé hier !</text:p>
          </table:table-cell>
        </table:table-row>
        <table:table-row table:style-name="ro2">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121" calcext:value-type="float">
            <text:p>121</text:p>
          </table:table-cell>
          <table:table-cell office:value-type="string" calcext:value-type="string">
            <text:p>c</text:p>
          </table:table-cell>
          <table:table-cell office:value-type="string" calcext:value-type="string">
            <text:p>Aussi, je ne compte pas sur la supériorité de mon amour pour me rassurer; et, d'ailleurs, qu'importe celui qui aime le mieux ?</text:p>
          </table:table-cell>
        </table:table-row>
        <table:table-row table:style-name="ro3">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3500" calcext:value-type="float">
            <text:p>3500</text:p>
          </table:table-cell>
          <table:table-cell office:value-type="string" calcext:value-type="string">
            <text:p>c</text:p>
          </table:table-cell>
          <table:table-cell office:value-type="string" calcext:value-type="string">
            <text:p>dit-il bas à Marguerite, vous n'épousez plus mon cousin et vous allez vous marier avec M.</text:p>
          </table:table-cell>
        </table:table-row>
        <table:table-row table:style-name="ro3">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30" calcext:value-type="float">
            <text:p>30</text:p>
          </table:table-cell>
          <table:table-cell office:value-type="string" calcext:value-type="string">
            <text:p>c</text:p>
          </table:table-cell>
          <table:table-cell office:value-type="string" calcext:value-type="string">
            <text:p>Montrez -moi ce portrait.</text:p>
          </table:table-cell>
        </table:table-row>
        <table:table-row table:style-name="ro2">
          <table:table-cell office:value-type="string" calcext:value-type="string">
            <text:p>FRA02101_Girardin.xml</text:p>
          </table:table-cell>
          <table:table-cell office:value-type="float" office:value="1854" calcext:value-type="float">
            <text:p>1854</text:p>
          </table:table-cell>
          <table:table-cell office:value-type="string" calcext:value-type="string">
            <text:p>1850s</text:p>
          </table:table-cell>
          <table:table-cell office:value-type="float" office:value="1181" calcext:value-type="float">
            <text:p>1181</text:p>
          </table:table-cell>
          <table:table-cell office:value-type="string" calcext:value-type="string">
            <text:p>x</text:p>
          </table:table-cell>
          <table:table-cell office:value-type="string" calcext:value-type="string">
            <text:p>Étienne avait retrouvé sa gaieté; ce mot : « Je pars après-demain pour l'Italie » lui avait ôté un poids énorme de dessus le cœur.</text:p>
          </table:table-cell>
        </table:table-row>
        <table:table-row table:style-name="ro2">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20" calcext:value-type="float">
            <text:p>20</text:p>
          </table:table-cell>
          <table:table-cell office:value-type="string" calcext:value-type="string">
            <text:p>n</text:p>
          </table:table-cell>
          <table:table-cell office:value-type="string" calcext:value-type="string">
            <text:p>L'ameublement du petit salon où il se tenait habituellement était d'une élégance modeste dont on ne découvrait que peu à peu les raffinements.</text:p>
          </table:table-cell>
        </table:table-row>
        <table:table-row table:style-name="ro3">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374" calcext:value-type="float">
            <text:p>374</text:p>
          </table:table-cell>
          <table:table-cell office:value-type="string" calcext:value-type="string">
            <text:p>c</text:p>
          </table:table-cell>
          <table:table-cell office:value-type="string" calcext:value-type="string">
            <text:p>Ne vous étonnez pas si au premier abord elle ne vous fait pas l'accueil que vous méritez.</text:p>
          </table:table-cell>
        </table:table-row>
        <table:table-row table:style-name="ro2">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381" calcext:value-type="float">
            <text:p>381</text:p>
          </table:table-cell>
          <table:table-cell office:value-type="string" calcext:value-type="string">
            <text:p>n</text:p>
          </table:table-cell>
          <table:table-cell office:value-type="string" calcext:value-type="string">
            <text:p>Le portrait que vous avez sous les yeux ne donne qu'une faible idée de cette belle créature; quel pinceau aurait pu rendre la fraîcheur de son teint, les douces flammes de son regard, la langueur de son sourire ?</text:p>
          </table:table-cell>
        </table:table-row>
        <table:table-row table:style-name="ro3">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769" calcext:value-type="float">
            <text:p>769</text:p>
          </table:table-cell>
          <table:table-cell office:value-type="string" calcext:value-type="string">
            <text:p>n</text:p>
          </table:table-cell>
          <table:table-cell office:value-type="string" calcext:value-type="string">
            <text:p>ajouta la baronne d'un air de reproche indulgent.</text:p>
          </table:table-cell>
        </table:table-row>
        <table:table-row table:style-name="ro3">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442" calcext:value-type="float">
            <text:p>442</text:p>
          </table:table-cell>
          <table:table-cell office:value-type="string" calcext:value-type="string">
            <text:p>c</text:p>
          </table:table-cell>
          <table:table-cell office:value-type="string" calcext:value-type="string">
            <text:p>Mes chiens n'ont pas voulu descendre; Léandre lui -même a refusé.</text:p>
          </table:table-cell>
        </table:table-row>
        <table:table-row table:style-name="ro2">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826" calcext:value-type="float">
            <text:p>826</text:p>
          </table:table-cell>
          <table:table-cell office:value-type="string" calcext:value-type="string">
            <text:p>n</text:p>
          </table:table-cell>
          <table:table-cell office:value-type="string" calcext:value-type="string">
            <text:p>Heureusement cette situation ne se prolongea pas : le prêtre parut avec ses acolytes, et lorsqu'il fut devant l'autel, les assistants s'agenouillèrent en silence au bas de l'église.</text:p>
          </table:table-cell>
        </table:table-row>
        <table:table-row table:style-name="ro3">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314" calcext:value-type="float">
            <text:p>314</text:p>
          </table:table-cell>
          <table:table-cell office:value-type="string" calcext:value-type="string">
            <text:p>n</text:p>
          </table:table-cell>
          <table:table-cell office:value-type="string" calcext:value-type="string">
            <text:p>de Champaubert; mais le muletier me dit simplement :</text:p>
          </table:table-cell>
        </table:table-row>
        <table:table-row table:style-name="ro2">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289" calcext:value-type="float">
            <text:p>289</text:p>
          </table:table-cell>
          <table:table-cell office:value-type="string" calcext:value-type="string">
            <text:p>n</text:p>
          </table:table-cell>
          <table:table-cell office:value-type="string" calcext:value-type="string">
            <text:p>Plus tard, elles durent se séparer; mais la conformité de leur destinée avait fait naître entre elles une amitié qui ne finit qu'avec leur vie, et elles élevèrent leurs fils dans les mêmes sentiments.</text:p>
          </table:table-cell>
        </table:table-row>
        <table:table-row table:style-name="ro4">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8" calcext:value-type="float">
            <text:p>8</text:p>
          </table:table-cell>
          <table:table-cell office:value-type="string" calcext:value-type="string">
            <text:p>n</text:p>
          </table:table-cell>
          <table:table-cell office:value-type="string" calcext:value-type="string">
            <text:p>Ces arbres formaient, des deux côtés, comme un clair rideau de feuillage, à travers lequel on apercevait des prairies, des vergers d'oliviers et des allées de vignes qui ressemblaient à de longs rubans verts de diverses nuances, déroulés sur un sol crayeux.</text:p>
          </table:table-cell>
        </table:table-row>
        <table:table-row table:style-name="ro3">
          <table:table-cell office:value-type="string" calcext:value-type="string">
            <text:p>FRA03401_Reybaud.xml</text:p>
          </table:table-cell>
          <table:table-cell office:value-type="float" office:value="1855" calcext:value-type="float">
            <text:p>1855</text:p>
          </table:table-cell>
          <table:table-cell office:value-type="string" calcext:value-type="string">
            <text:p>1850s</text:p>
          </table:table-cell>
          <table:table-cell office:value-type="float" office:value="1470" calcext:value-type="float">
            <text:p>1470</text:p>
          </table:table-cell>
          <table:table-cell office:value-type="string" calcext:value-type="string">
            <text:p>c</text:p>
          </table:table-cell>
          <table:table-cell office:value-type="string" calcext:value-type="string">
            <text:p>... C'était ce qu'elle voulait, et elle en est venue à bout, cette mauvaise tête !</text:p>
          </table:table-cell>
        </table:table-row>
        <table:table-row table:style-name="ro3">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130" calcext:value-type="float">
            <text:p>130</text:p>
          </table:table-cell>
          <table:table-cell office:value-type="string" calcext:value-type="string">
            <text:p>n</text:p>
          </table:table-cell>
          <table:table-cell office:value-type="string" calcext:value-type="string">
            <text:p>que n'était -ce celui de la mort !</text:p>
          </table:table-cell>
        </table:table-row>
        <table:table-row table:style-name="ro3">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1527" calcext:value-type="float">
            <text:p>1527</text:p>
          </table:table-cell>
          <table:table-cell office:value-type="string" calcext:value-type="string">
            <text:p>c</text:p>
          </table:table-cell>
          <table:table-cell office:value-type="string" calcext:value-type="string">
            <text:p>Êtes -vous sûr d'être plus habile à l'épée ?</text:p>
          </table:table-cell>
        </table:table-row>
        <table:table-row table:style-name="ro3">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1293" calcext:value-type="float">
            <text:p>1293</text:p>
          </table:table-cell>
          <table:table-cell office:value-type="string" calcext:value-type="string">
            <text:p>n</text:p>
          </table:table-cell>
          <table:table-cell office:value-type="string" calcext:value-type="string">
            <text:p>On l'avait portée dans le salon.</text:p>
          </table:table-cell>
        </table:table-row>
        <table:table-row table:style-name="ro2">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766" calcext:value-type="float">
            <text:p>766</text:p>
          </table:table-cell>
          <table:table-cell office:value-type="string" calcext:value-type="string">
            <text:p>n</text:p>
          </table:table-cell>
          <table:table-cell office:value-type="string" calcext:value-type="string">
            <text:p>Dans la soirée, comme je quittais la table de whist, elle s'avança vers moi délibérément et me pria de lui faire l'honneur de figurer avec elle dans la danse de caractère qu'on nomme cotillon.</text:p>
          </table:table-cell>
        </table:table-row>
        <table:table-row table:style-name="ro4">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359" calcext:value-type="float">
            <text:p>359</text:p>
          </table:table-cell>
          <table:table-cell office:value-type="string" calcext:value-type="string">
            <text:p>n</text:p>
          </table:table-cell>
          <table:table-cell office:value-type="string" calcext:value-type="string">
            <text:p>Tout en causant avec une négligence apparente, il me fit subir une sorte d'examen sur beaucoup de matières, comme pour s'assurer que j'étais digne de l'intérêt qu'il m'avait témoigné si gratuitement jusque -là.</text:p>
          </table:table-cell>
        </table:table-row>
        <table:table-row table:style-name="ro5">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52" calcext:value-type="float">
            <text:p>52</text:p>
          </table:table-cell>
          <table:table-cell office:value-type="string" calcext:value-type="string">
            <text:p>n</text:p>
          </table:table-cell>
          <table:table-cell office:value-type="string" calcext:value-type="string">
            <text:p>Ce qui survit de l'abbaye elle -même est peu de chose : à l'entrée de la cour, une porte monumentale; une aile de bâtiment du XIIe siècle, où loge la famille du meunier dont je suis l'hôte; la salle du chapitre, remarquable par d'élégants arceaux et quelques traces de peintures murales; enfin, deux ou trois cellules, dont une paraît avoir servi de lieu de correction si j'en juge par la solidité de la porte et des verrous.</text:p>
          </table:table-cell>
        </table:table-row>
        <table:table-row table:style-name="ro2">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1291" calcext:value-type="float">
            <text:p>1291</text:p>
          </table:table-cell>
          <table:table-cell office:value-type="string" calcext:value-type="string">
            <text:p>n</text:p>
          </table:table-cell>
          <table:table-cell office:value-type="string" calcext:value-type="string">
            <text:p>Je gagnais ma chambre, quand un tumulte confus de voix, de cris et de pas précipités sous le vestibule m'a glacé le cœur.</text:p>
          </table:table-cell>
        </table:table-row>
        <table:table-row table:style-name="ro2">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1071" calcext:value-type="float">
            <text:p>1071</text:p>
          </table:table-cell>
          <table:table-cell office:value-type="string" calcext:value-type="string">
            <text:p>c</text:p>
          </table:table-cell>
          <table:table-cell office:value-type="string" calcext:value-type="string">
            <text:p>mais je crains que vous ne vous priviez, par bonté pour moi, d'un plaisir que vous aimez – et qui vous aime.</text:p>
          </table:table-cell>
        </table:table-row>
        <table:table-row table:style-name="ro3">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336" calcext:value-type="float">
            <text:p>336</text:p>
          </table:table-cell>
          <table:table-cell office:value-type="string" calcext:value-type="string">
            <text:p>c</text:p>
          </table:table-cell>
          <table:table-cell office:value-type="string" calcext:value-type="string">
            <text:p>vous n'aimez point la fille de cuisine; elle trouble vos méditations par ses chants grossiers ?</text:p>
          </table:table-cell>
        </table:table-row>
        <table:table-row table:style-name="ro5">
          <table:table-cell office:value-type="string" calcext:value-type="string">
            <text:p>FRA05201_Feuillet.xml</text:p>
          </table:table-cell>
          <table:table-cell office:value-type="float" office:value="1856" calcext:value-type="float">
            <text:p>1856</text:p>
          </table:table-cell>
          <table:table-cell office:value-type="string" calcext:value-type="string">
            <text:p>1850s</text:p>
          </table:table-cell>
          <table:table-cell office:value-type="float" office:value="483" calcext:value-type="float">
            <text:p>483</text:p>
          </table:table-cell>
          <table:table-cell office:value-type="string" calcext:value-type="string">
            <text:p>n</text:p>
          </table:table-cell>
          <table:table-cell office:value-type="string" calcext:value-type="string">
            <text:p>Quant à moi, préoccupé de l'idée que je suis attendu, et voyant que je ne ferai plus rien qui vaille, je me décide bientôt à aller rejoindre madame de Malouet, que je trouve en grande conversation avec son curé ou avec Jacquemart ( des Deux-Sèvres ) : elle me dérange, je la gêne, et nous nous sourions agréablement.</text:p>
          </table:table-cell>
        </table:table-row>
        <table:table-row table:style-name="ro3">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1079" calcext:value-type="float">
            <text:p>1079</text:p>
          </table:table-cell>
          <table:table-cell office:value-type="string" calcext:value-type="string">
            <text:p>c</text:p>
          </table:table-cell>
          <table:table-cell office:value-type="string" calcext:value-type="string">
            <text:p>Cela m'a fait tant de peine que je me suis mise à pleurer.</text:p>
          </table:table-cell>
        </table:table-row>
        <table:table-row table:style-name="ro2">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227" calcext:value-type="float">
            <text:p>227</text:p>
          </table:table-cell>
          <table:table-cell office:value-type="string" calcext:value-type="string">
            <text:p>n</text:p>
          </table:table-cell>
          <table:table-cell office:value-type="string" calcext:value-type="string">
            <text:p>On la prenait souvent pour arbitre dans les petits différends qui s'élevaient parmi les élèves de sa classe; toujours elles s'en rapportaient à son jugement, tant on lui reconnaissait de droiture et de sincérité.</text:p>
          </table:table-cell>
        </table:table-row>
        <table:table-row table:style-name="ro2">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1584" calcext:value-type="float">
            <text:p>1584</text:p>
          </table:table-cell>
          <table:table-cell office:value-type="string" calcext:value-type="string">
            <text:p>n</text:p>
          </table:table-cell>
          <table:table-cell office:value-type="string" calcext:value-type="string">
            <text:p>Lorsque je parus dans la classe avec ce bel accoutrement, un fou rire s'empara de toutes les pensionnaires.</text:p>
          </table:table-cell>
        </table:table-row>
        <table:table-row table:style-name="ro2">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1352" calcext:value-type="float">
            <text:p>1352</text:p>
          </table:table-cell>
          <table:table-cell office:value-type="string" calcext:value-type="string">
            <text:p>n</text:p>
          </table:table-cell>
          <table:table-cell office:value-type="string" calcext:value-type="string">
            <text:p>Alors Mlle Derville prenait un air très-sérieux; avec beaucoup de calme et de précision, elle répétait une à une toutes les explications qu'elle avait déjà données et n'ajoutait pas un mot de plus.</text:p>
          </table:table-cell>
        </table:table-row>
        <table:table-row table:style-name="ro2">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2115" calcext:value-type="float">
            <text:p>2115</text:p>
          </table:table-cell>
          <table:table-cell office:value-type="string" calcext:value-type="string">
            <text:p>n</text:p>
          </table:table-cell>
          <table:table-cell office:value-type="string" calcext:value-type="string">
            <text:p>Elle possédait une connaissance assez étendue de l'histoire, de la géographie et même un peu de botanique.</text:p>
          </table:table-cell>
        </table:table-row>
        <table:table-row table:style-name="ro3">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482" calcext:value-type="float">
            <text:p>482</text:p>
          </table:table-cell>
          <table:table-cell office:value-type="string" calcext:value-type="string">
            <text:p>n</text:p>
          </table:table-cell>
          <table:table-cell office:value-type="string" calcext:value-type="string">
            <text:p>Le cabinet faisait suite à la chambre.</text:p>
          </table:table-cell>
        </table:table-row>
        <table:table-row table:style-name="ro2">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189" calcext:value-type="float">
            <text:p>189</text:p>
          </table:table-cell>
          <table:table-cell office:value-type="string" calcext:value-type="string">
            <text:p>n</text:p>
          </table:table-cell>
          <table:table-cell office:value-type="string" calcext:value-type="string">
            <text:p>Celui ci, qui connaissait la fortune de Mme Auberton, accepta volontiers les offres qui lui étaient faites, et tout fut conclu à l'instant même.</text:p>
          </table:table-cell>
        </table:table-row>
        <table:table-row table:style-name="ro2">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1108" calcext:value-type="float">
            <text:p>1108</text:p>
          </table:table-cell>
          <table:table-cell office:value-type="string" calcext:value-type="string">
            <text:p>n</text:p>
          </table:table-cell>
          <table:table-cell office:value-type="string" calcext:value-type="string">
            <text:p>Enfin, et c'était là sans doute son plus fort grief contre elle, Mlle Derville se montrait mesquine, peu généreuse en comparaison des jeunes personnes qui l'avaient précédée.</text:p>
          </table:table-cell>
        </table:table-row>
        <table:table-row table:style-name="ro3">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2104" calcext:value-type="float">
            <text:p>2104</text:p>
          </table:table-cell>
          <table:table-cell office:value-type="string" calcext:value-type="string">
            <text:p>n</text:p>
          </table:table-cell>
          <table:table-cell office:value-type="string" calcext:value-type="string">
            <text:p>A dix heures, Mlle Léonie vint chercher ses élèves.</text:p>
          </table:table-cell>
        </table:table-row>
        <table:table-row table:style-name="ro3">
          <table:table-cell office:value-type="string" calcext:value-type="string">
            <text:p>FRA07101_Blondel.xml</text:p>
          </table:table-cell>
          <table:table-cell office:value-type="float" office:value="1856" calcext:value-type="float">
            <text:p>1856</text:p>
          </table:table-cell>
          <table:table-cell office:value-type="string" calcext:value-type="string">
            <text:p>1850s</text:p>
          </table:table-cell>
          <table:table-cell office:value-type="float" office:value="2076" calcext:value-type="float">
            <text:p>2076</text:p>
          </table:table-cell>
          <table:table-cell office:value-type="string" calcext:value-type="string">
            <text:p>n</text:p>
          </table:table-cell>
          <table:table-cell office:value-type="string" calcext:value-type="string">
            <text:p>Quand j'ai quelque tort, elle me donne de bons conseils pour me corriger, et voilà tout.</text:p>
          </table:table-cell>
        </table:table-row>
        <table:table-row table:style-name="ro3">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7950" calcext:value-type="float">
            <text:p>7950</text:p>
          </table:table-cell>
          <table:table-cell office:value-type="string" calcext:value-type="string">
            <text:p>n</text:p>
          </table:table-cell>
          <table:table-cell office:value-type="string" calcext:value-type="string">
            <text:p>En bas, la voix du major Legagneur cria :</text:p>
          </table:table-cell>
        </table:table-row>
        <table:table-row table:style-name="ro3">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1119" calcext:value-type="float">
            <text:p>1119</text:p>
          </table:table-cell>
          <table:table-cell office:value-type="string" calcext:value-type="string">
            <text:p>c</text:p>
          </table:table-cell>
          <table:table-cell office:value-type="string" calcext:value-type="string">
            <text:p>Depuis qu'elle est morte, on voit une forme blanche, assise, la nuit, au pied du chêne...</text:p>
          </table:table-cell>
        </table:table-row>
        <table:table-row table:style-name="ro2">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8012" calcext:value-type="float">
            <text:p>8012</text:p>
          </table:table-cell>
          <table:table-cell office:value-type="string" calcext:value-type="string">
            <text:p>n</text:p>
          </table:table-cell>
          <table:table-cell office:value-type="string" calcext:value-type="string">
            <text:p>murmurèrent les garçons, qui restèrent bouche béante à contempler le carreau de cristal formant clef de voûte.</text:p>
          </table:table-cell>
        </table:table-row>
        <table:table-row table:style-name="ro1">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1861" calcext:value-type="float">
            <text:p>1861</text:p>
          </table:table-cell>
          <table:table-cell office:value-type="string" calcext:value-type="string">
            <text:p>n</text:p>
          </table:table-cell>
          <table:table-cell office:value-type="string" calcext:value-type="string">
            <text:p>Le bruit d'une cavalcade nombreuse se fit entendre au bas du tertre, derrière une pointe que faisait la forêt.</text:p>
          </table:table-cell>
        </table:table-row>
        <table:table-row table:style-name="ro1">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1532" calcext:value-type="float">
            <text:p>1532</text:p>
          </table:table-cell>
          <table:table-cell office:value-type="string" calcext:value-type="string">
            <text:p>n</text:p>
          </table:table-cell>
          <table:table-cell office:value-type="string" calcext:value-type="string">
            <text:p>Mathieu soutenait Hector, qui reprenait lentement connaissance.</text:p>
          </table:table-cell>
        </table:table-row>
        <table:table-row table:style-name="ro1">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2924" calcext:value-type="float">
            <text:p>2924</text:p>
          </table:table-cell>
          <table:table-cell office:value-type="string" calcext:value-type="string">
            <text:p>n</text:p>
          </table:table-cell>
          <table:table-cell office:value-type="string" calcext:value-type="string">
            <text:p>Nous l'avons vu encore pénétrer dans la maison du mort après le départ de Jean Guern et de sa femme.</text:p>
          </table:table-cell>
        </table:table-row>
        <table:table-row table:style-name="ro1">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1941" calcext:value-type="float">
            <text:p>1941</text:p>
          </table:table-cell>
          <table:table-cell office:value-type="string" calcext:value-type="string">
            <text:p>c</text:p>
          </table:table-cell>
          <table:table-cell office:value-type="string" calcext:value-type="string">
            <text:p>je sens que vous allez m'éloigner de vous pour jamais !</text:p>
          </table:table-cell>
        </table:table-row>
        <table:table-row table:style-name="ro1">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3287" calcext:value-type="float">
            <text:p>3287</text:p>
          </table:table-cell>
          <table:table-cell office:value-type="string" calcext:value-type="string">
            <text:p>c</text:p>
          </table:table-cell>
          <table:table-cell office:value-type="string" calcext:value-type="string">
            <text:p>s'écria Martin Louveau, laveur, ça ne fait que croître et embellir.</text:p>
          </table:table-cell>
        </table:table-row>
        <table:table-row table:style-name="ro2">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2781" calcext:value-type="float">
            <text:p>2781</text:p>
          </table:table-cell>
          <table:table-cell office:value-type="string" calcext:value-type="string">
            <text:p>n</text:p>
          </table:table-cell>
          <table:table-cell office:value-type="string" calcext:value-type="string">
            <text:p>Il y avait longtemps qu'elle avait envie de connaître tous ces secrets qui avaient été la terreur et la curiosité de son enfance.</text:p>
          </table:table-cell>
        </table:table-row>
        <table:table-row table:style-name="ro2">
          <table:table-cell office:value-type="string" calcext:value-type="string">
            <text:p>FRA01202_Feval.xml</text:p>
          </table:table-cell>
          <table:table-cell office:value-type="float" office:value="1857" calcext:value-type="float">
            <text:p>1857</text:p>
          </table:table-cell>
          <table:table-cell office:value-type="string" calcext:value-type="string">
            <text:p>1850s</text:p>
          </table:table-cell>
          <table:table-cell office:value-type="float" office:value="7110" calcext:value-type="float">
            <text:p>7110</text:p>
          </table:table-cell>
          <table:table-cell office:value-type="string" calcext:value-type="string">
            <text:p>n</text:p>
          </table:table-cell>
          <table:table-cell office:value-type="string" calcext:value-type="string">
            <text:p>La croupe de la montagne s'élevait à droite, couverte d'un taillis de hêtres et de chênes; à sa gauche, c'était une prairie marécageuse, bordée par une vaste étendue d'eau.</text:p>
          </table:table-cell>
        </table:table-row>
        <table:table-row table:style-name="ro2">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568" calcext:value-type="float">
            <text:p>568</text:p>
          </table:table-cell>
          <table:table-cell office:value-type="string" calcext:value-type="string">
            <text:p>n</text:p>
          </table:table-cell>
          <table:table-cell office:value-type="string" calcext:value-type="string">
            <text:p>Pour en goûter la douceur, il eût fallu, sans doute, s'en aller vers ces pays à noms sonores où les lendemains de mariage ont de plus suaves paresses !</text:p>
          </table:table-cell>
        </table:table-row>
        <table:table-row table:style-name="ro8">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411" calcext:value-type="float">
            <text:p>411</text:p>
          </table:table-cell>
          <table:table-cell office:value-type="string" calcext:value-type="string">
            <text:p>n</text:p>
          </table:table-cell>
          <table:table-cell office:value-type="string" calcext:value-type="string">
            <text:p>Suivant leur position sociale différente, ils avaient des habits, des redingotes, des vestes, des habits-vestes : -- bons habits, entourés de toute la considération d'une famille, et qui ne sortaient de l'armoire que pour les solennités; redingotes à grandes basques flottant au vent, à collet cylindrique, à poches larges comme des sacs; vestes de gros drap, qui accompagnaient ordinairement quelque casquette cerclée de cuivre à sa visière; habits-vestes très courts, ayant dans le dos deux boutons rapprochés comme une paire d'yeux, et dont les pans semblaient avoir été coupés à même un seul bloc, par la hache du charpentier.</text:p>
          </table:table-cell>
        </table:table-row>
        <table:table-row table:style-name="ro3">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4971" calcext:value-type="float">
            <text:p>4971</text:p>
          </table:table-cell>
          <table:table-cell office:value-type="string" calcext:value-type="string">
            <text:p>n</text:p>
          </table:table-cell>
          <table:table-cell office:value-type="string" calcext:value-type="string">
            <text:p>Il y en avait un surtout, un grand bel homme, à petites moustaches, qui était joliment amusant !</text:p>
          </table:table-cell>
        </table:table-row>
        <table:table-row table:style-name="ro3">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2041" calcext:value-type="float">
            <text:p>2041</text:p>
          </table:table-cell>
          <table:table-cell office:value-type="string" calcext:value-type="string">
            <text:p>x</text:p>
          </table:table-cell>
          <table:table-cell office:value-type="string" calcext:value-type="string">
            <text:p>L'envie la prit de courir le rejoindre, de se jeter dans ses bras, de lui dire : « C'est moi, je suis à toi !</text:p>
          </table:table-cell>
        </table:table-row>
        <table:table-row table:style-name="ro3">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3277" calcext:value-type="float">
            <text:p>3277</text:p>
          </table:table-cell>
          <table:table-cell office:value-type="string" calcext:value-type="string">
            <text:p>c</text:p>
          </table:table-cell>
          <table:table-cell office:value-type="string" calcext:value-type="string">
            <text:p>... J'en perds la tête !</text:p>
          </table:table-cell>
        </table:table-row>
        <table:table-row table:style-name="ro3">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384" calcext:value-type="float">
            <text:p>384</text:p>
          </table:table-cell>
          <table:table-cell office:value-type="string" calcext:value-type="string">
            <text:p>c</text:p>
          </table:table-cell>
          <table:table-cell office:value-type="string" calcext:value-type="string">
            <text:p>Quoique sans doute la petite soit de mon idée, il faut pourtant lui demander son avis.</text:p>
          </table:table-cell>
        </table:table-row>
        <table:table-row table:style-name="ro2">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5118" calcext:value-type="float">
            <text:p>5118</text:p>
          </table:table-cell>
          <table:table-cell office:value-type="string" calcext:value-type="string">
            <text:p>n</text:p>
          </table:table-cell>
          <table:table-cell office:value-type="string" calcext:value-type="string">
            <text:p>Quand elle s'asseyait sur ses genoux, sa jambe, alors trop courte, pendait en l'air; et la mignarde chaussure, qui n'avait pas de quartier, tenait seulement par les orteils à son pied nu.</text:p>
          </table:table-cell>
        </table:table-row>
        <table:table-row table:style-name="ro1">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4116" calcext:value-type="float">
            <text:p>4116</text:p>
          </table:table-cell>
          <table:table-cell office:value-type="string" calcext:value-type="string">
            <text:p>n</text:p>
          </table:table-cell>
          <table:table-cell office:value-type="string" calcext:value-type="string">
            <text:p>de * * *, décoré de plusieurs ordres; des Erreurs de Voltaire, à l'usage des jeunes gens, etc.</text:p>
          </table:table-cell>
        </table:table-row>
        <table:table-row table:style-name="ro1">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240" calcext:value-type="float">
            <text:p>240</text:p>
          </table:table-cell>
          <table:table-cell office:value-type="string" calcext:value-type="string">
            <text:p>n</text:p>
          </table:table-cell>
          <table:table-cell office:value-type="string" calcext:value-type="string">
            <text:p>Mademoiselle Emma l'aperçut; elle se pencha sur les sacs de blé.</text:p>
          </table:table-cell>
        </table:table-row>
        <table:table-row table:style-name="ro1">
          <table:table-cell office:value-type="string" calcext:value-type="string">
            <text:p>FRA01302_Flaubert.xml</text:p>
          </table:table-cell>
          <table:table-cell office:value-type="float" office:value="1857" calcext:value-type="float">
            <text:p>1857</text:p>
          </table:table-cell>
          <table:table-cell office:value-type="string" calcext:value-type="string">
            <text:p>1850s</text:p>
          </table:table-cell>
          <table:table-cell office:value-type="float" office:value="6051" calcext:value-type="float">
            <text:p>6051</text:p>
          </table:table-cell>
          <table:table-cell office:value-type="string" calcext:value-type="string">
            <text:p>n</text:p>
          </table:table-cell>
          <table:table-cell office:value-type="string" calcext:value-type="string">
            <text:p>La mère Rolet la couvrit d'un jupon et resta debout près d'elle.</text:p>
          </table:table-cell>
        </table:table-row>
        <table:table-row table:style-name="ro1">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5825" calcext:value-type="float">
            <text:p>5825</text:p>
          </table:table-cell>
          <table:table-cell office:value-type="string" calcext:value-type="string">
            <text:p>n</text:p>
          </table:table-cell>
          <table:table-cell office:value-type="string" calcext:value-type="string">
            <text:p>Il n'y trouva que les cadavres de son père et de Marcelle; mais Aubin, mais Marguerite, où étaient -ils ?</text:p>
          </table:table-cell>
        </table:table-row>
        <table:table-row table:style-name="ro1">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7670" calcext:value-type="float">
            <text:p>7670</text:p>
          </table:table-cell>
          <table:table-cell office:value-type="string" calcext:value-type="string">
            <text:p>c</text:p>
          </table:table-cell>
          <table:table-cell office:value-type="string" calcext:value-type="string">
            <text:p>de Cadenet pourra, s'il vous plaît, occuper, afin de se trouver toujours près de vous.</text:p>
          </table:table-cell>
        </table:table-row>
        <table:table-row table:style-name="ro2">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9027" calcext:value-type="float">
            <text:p>9027</text:p>
          </table:table-cell>
          <table:table-cell office:value-type="string" calcext:value-type="string">
            <text:p>n</text:p>
          </table:table-cell>
          <table:table-cell office:value-type="string" calcext:value-type="string">
            <text:p>de Harlay dont les cheveux blancs semblaient se hérisser comme pour faire une couronne de gloire à ce front irréprochable.</text:p>
          </table:table-cell>
        </table:table-row>
        <table:table-row table:style-name="ro3">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9617" calcext:value-type="float">
            <text:p>9617</text:p>
          </table:table-cell>
          <table:table-cell office:value-type="string" calcext:value-type="string">
            <text:p>c</text:p>
          </table:table-cell>
          <table:table-cell office:value-type="string" calcext:value-type="string">
            <text:p>Voilà ce qui reste à la Bastille, mes enfants !</text:p>
          </table:table-cell>
        </table:table-row>
        <table:table-row table:style-name="ro3">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10628" calcext:value-type="float">
            <text:p>10628</text:p>
          </table:table-cell>
          <table:table-cell office:value-type="string" calcext:value-type="string">
            <text:p>c</text:p>
          </table:table-cell>
          <table:table-cell office:value-type="string" calcext:value-type="string">
            <text:p>La reine part aujourd'hui pour l'exil.</text:p>
          </table:table-cell>
        </table:table-row>
        <table:table-row table:style-name="ro3">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4163" calcext:value-type="float">
            <text:p>4163</text:p>
          </table:table-cell>
          <table:table-cell office:value-type="string" calcext:value-type="string">
            <text:p>n</text:p>
          </table:table-cell>
          <table:table-cell office:value-type="string" calcext:value-type="string">
            <text:p>Le duc passa fièrement la rivière, tenant ses pistolets au-dessus de sa tête.</text:p>
          </table:table-cell>
        </table:table-row>
        <table:table-row table:style-name="ro3">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4256" calcext:value-type="float">
            <text:p>4256</text:p>
          </table:table-cell>
          <table:table-cell office:value-type="string" calcext:value-type="string">
            <text:p>c</text:p>
          </table:table-cell>
          <table:table-cell office:value-type="string" calcext:value-type="string">
            <text:p>Deux commissions d'un seul coup.</text:p>
          </table:table-cell>
        </table:table-row>
        <table:table-row table:style-name="ro3">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2713" calcext:value-type="float">
            <text:p>2713</text:p>
          </table:table-cell>
          <table:table-cell office:value-type="string" calcext:value-type="string">
            <text:p>c</text:p>
          </table:table-cell>
          <table:table-cell office:value-type="string" calcext:value-type="string">
            <text:p>Pendant que les autres expédient là-haut lé capitaine, culbutez ces chevaux !</text:p>
          </table:table-cell>
        </table:table-row>
        <table:table-row table:style-name="ro3">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1270" calcext:value-type="float">
            <text:p>1270</text:p>
          </table:table-cell>
          <table:table-cell office:value-type="string" calcext:value-type="string">
            <text:p>n</text:p>
          </table:table-cell>
          <table:table-cell office:value-type="string" calcext:value-type="string">
            <text:p>L'accusatrice fut sacrifiée.</text:p>
          </table:table-cell>
        </table:table-row>
        <table:table-row table:style-name="ro3">
          <table:table-cell office:value-type="string" calcext:value-type="string">
            <text:p>FRA05702_Maquet.xml</text:p>
          </table:table-cell>
          <table:table-cell office:value-type="float" office:value="1857" calcext:value-type="float">
            <text:p>1857</text:p>
          </table:table-cell>
          <table:table-cell office:value-type="string" calcext:value-type="string">
            <text:p>1850s</text:p>
          </table:table-cell>
          <table:table-cell office:value-type="float" office:value="4353" calcext:value-type="float">
            <text:p>4353</text:p>
          </table:table-cell>
          <table:table-cell office:value-type="string" calcext:value-type="string">
            <text:p>c</text:p>
          </table:table-cell>
          <table:table-cell office:value-type="string" calcext:value-type="string">
            <text:p>Elle n'a pour cabinet qu'un buisson, pour festin qu'une mûre sauvage.</text:p>
          </table:table-cell>
        </table:table-row>
        <table:table-row table:style-name="ro3">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110" calcext:value-type="float">
            <text:p>110</text:p>
          </table:table-cell>
          <table:table-cell office:value-type="string" calcext:value-type="string">
            <text:p>x</text:p>
          </table:table-cell>
          <table:table-cell office:value-type="string" calcext:value-type="string">
            <text:p>fit un lepero, avec un sourire de regret, ce serait malheureux, le gaillard promet, sur ma parole !</text:p>
          </table:table-cell>
        </table:table-row>
        <table:table-row table:style-name="ro2">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4430" calcext:value-type="float">
            <text:p>4430</text:p>
          </table:table-cell>
          <table:table-cell office:value-type="string" calcext:value-type="string">
            <text:p>c</text:p>
          </table:table-cell>
          <table:table-cell office:value-type="string" calcext:value-type="string">
            <text:p>Voulez -vous remplacer auprès de moi cette famille qui me manque, répondez, Cœur-Loyal, voulez -vous être mon fils ?</text:p>
          </table:table-cell>
        </table:table-row>
        <table:table-row table:style-name="ro2">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1728" calcext:value-type="float">
            <text:p>1728</text:p>
          </table:table-cell>
          <table:table-cell office:value-type="string" calcext:value-type="string">
            <text:p>n</text:p>
          </table:table-cell>
          <table:table-cell office:value-type="string" calcext:value-type="string">
            <text:p>Son enfance s'était passée calme et décolorée dans les pratiques religieuses ou plutôt superstitieuses qui, au Mexique, forment le fond de la religion.</text:p>
          </table:table-cell>
        </table:table-row>
        <table:table-row table:style-name="ro4">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2663" calcext:value-type="float">
            <text:p>2663</text:p>
          </table:table-cell>
          <table:table-cell office:value-type="string" calcext:value-type="string">
            <text:p>n</text:p>
          </table:table-cell>
          <table:table-cell office:value-type="string" calcext:value-type="string">
            <text:p>La pauvre mère avait une crainte qui lui tordait le cœur et lui faisait endurer une torture, auprès de laquelle celle que les Indiens se préparaient à lui infliger n'était rien; elle tremblait que son fils prévenu du sort horrible qui l'attendait n'accourût, pour la sauver, se livrer à ses féroces ennemis.</text:p>
          </table:table-cell>
        </table:table-row>
        <table:table-row table:style-name="ro3">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2824" calcext:value-type="float">
            <text:p>2824</text:p>
          </table:table-cell>
          <table:table-cell office:value-type="string" calcext:value-type="string">
            <text:p>n</text:p>
          </table:table-cell>
          <table:table-cell office:value-type="string" calcext:value-type="string">
            <text:p>répondit Belhumeur avec un sourire ironique en haussant les épaules.</text:p>
          </table:table-cell>
        </table:table-row>
        <table:table-row table:style-name="ro5">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3704" calcext:value-type="float">
            <text:p>3704</text:p>
          </table:table-cell>
          <table:table-cell office:value-type="string" calcext:value-type="string">
            <text:p>c</text:p>
          </table:table-cell>
          <table:table-cell office:value-type="string" calcext:value-type="string">
            <text:p>s'écria le pirate avec rage, écoutez -moi donc, folle jeune fille, dans trois jours, je reviendrai, vous voyez que je suis bon, ajouta-t-il avec un sourire sinistre, je vous donne le temps de réfléchir; si alors vous ne consentez pas à me suivre, votre oncle sera livré à la plus atroce torture, comme dernier souvenir de moi, je vous enverrai sa tête.</text:p>
          </table:table-cell>
        </table:table-row>
        <table:table-row table:style-name="ro2">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1407" calcext:value-type="float">
            <text:p>1407</text:p>
          </table:table-cell>
          <table:table-cell office:value-type="string" calcext:value-type="string">
            <text:p>c</text:p>
          </table:table-cell>
          <table:table-cell office:value-type="string" calcext:value-type="string">
            <text:p>Les Indiens, reconnaissant l'impossibilité de s'emparer de nous vivants, nous ont jeté les colons du village après les avoir scalpés et leur avoir coupé les poignets, ensuite ils ont incendié le fort.</text:p>
          </table:table-cell>
        </table:table-row>
        <table:table-row table:style-name="ro4">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3229" calcext:value-type="float">
            <text:p>3229</text:p>
          </table:table-cell>
          <table:table-cell office:value-type="string" calcext:value-type="string">
            <text:p>c</text:p>
          </table:table-cell>
          <table:table-cell office:value-type="string" calcext:value-type="string">
            <text:p>il paraît que cet homme complotait avec un autre bandit de son espèce, de livrer le camp à des Indiens, probablement; doña Luz a, par hasard, entendu toute la conversation de ces drôles, et, au moment où ils passaient près d'elle pour s'échapper, elle a tiré sur eux deux coups de pistolet à bout portant.</text:p>
          </table:table-cell>
        </table:table-row>
        <table:table-row table:style-name="ro5">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4286" calcext:value-type="float">
            <text:p>4286</text:p>
          </table:table-cell>
          <table:table-cell office:value-type="string" calcext:value-type="string">
            <text:p>c</text:p>
          </table:table-cell>
          <table:table-cell office:value-type="string" calcext:value-type="string">
            <text:p>Tâchez, après avoir vécu comme des bêtes fauves, de ne pas mourir comme des vieilles femmes peureuses, soyez braves, peut-être alors le Maître de la vie aura-t-il pitié de vous et vous recevra-t-il après votre mort dans <text:s text:c="6"/>ce lieu de délices où chassent pendant l'éternité les braves qui ont regardé la mort en face.</text:p>
          </table:table-cell>
        </table:table-row>
        <table:table-row table:style-name="ro3">
          <table:table-cell office:value-type="string" calcext:value-type="string">
            <text:p>FRA00301_Aimard.xml</text:p>
          </table:table-cell>
          <table:table-cell office:value-type="float" office:value="1858" calcext:value-type="float">
            <text:p>1858</text:p>
          </table:table-cell>
          <table:table-cell office:value-type="string" calcext:value-type="string">
            <text:p>1850s</text:p>
          </table:table-cell>
          <table:table-cell office:value-type="float" office:value="4212" calcext:value-type="float">
            <text:p>4212</text:p>
          </table:table-cell>
          <table:table-cell office:value-type="string" calcext:value-type="string">
            <text:p>n</text:p>
          </table:table-cell>
          <table:table-cell office:value-type="string" calcext:value-type="string">
            <text:p>La balle atteignit le Canadien qui tomba baigné dans son sang.</text:p>
          </table:table-cell>
        </table:table-row>
        <table:table-row table:style-name="ro2">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981" calcext:value-type="float">
            <text:p>981</text:p>
          </table:table-cell>
          <table:table-cell office:value-type="string" calcext:value-type="string">
            <text:p>n</text:p>
          </table:table-cell>
          <table:table-cell office:value-type="string" calcext:value-type="string">
            <text:p>À mitan du dessert, madame la mairesse, croyant nous gêner, se leva de table, et, montrant la Rose, elle nous dit à</text:p>
          </table:table-cell>
        </table:table-row>
        <table:table-row table:style-name="ro2">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999" calcext:value-type="float">
            <text:p>999</text:p>
          </table:table-cell>
          <table:table-cell office:value-type="string" calcext:value-type="string">
            <text:p>n</text:p>
          </table:table-cell>
          <table:table-cell office:value-type="string" calcext:value-type="string">
            <text:p>Plus d'une fois, quand il manquait à une honnête jeunesse quelques écus pour se marier, madame la mairesse les a donnés de sa poche.</text:p>
          </table:table-cell>
        </table:table-row>
        <table:table-row table:style-name="ro1">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537" calcext:value-type="float">
            <text:p>537</text:p>
          </table:table-cell>
          <table:table-cell office:value-type="string" calcext:value-type="string">
            <text:p>c</text:p>
          </table:table-cell>
          <table:table-cell office:value-type="string" calcext:value-type="string">
            <text:p>vous serez punis par le tact, per tactum !</text:p>
          </table:table-cell>
        </table:table-row>
        <table:table-row table:style-name="ro1">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292" calcext:value-type="float">
            <text:p>292</text:p>
          </table:table-cell>
          <table:table-cell office:value-type="string" calcext:value-type="string">
            <text:p>c</text:p>
          </table:table-cell>
          <table:table-cell office:value-type="string" calcext:value-type="string">
            <text:p>Je ne pourrais t'oublier, quand même je m'y appliquerais, car je t'aime, Pierre, je t'aime à plein cœur.</text:p>
          </table:table-cell>
        </table:table-row>
        <table:table-row table:style-name="ro1">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1178" calcext:value-type="float">
            <text:p>1178</text:p>
          </table:table-cell>
          <table:table-cell office:value-type="string" calcext:value-type="string">
            <text:p>c</text:p>
          </table:table-cell>
          <table:table-cell office:value-type="string" calcext:value-type="string">
            <text:p>Allons, je vais me préparer.</text:p>
          </table:table-cell>
        </table:table-row>
        <table:table-row table:style-name="ro1">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711" calcext:value-type="float">
            <text:p>711</text:p>
          </table:table-cell>
          <table:table-cell office:value-type="string" calcext:value-type="string">
            <text:p>n</text:p>
          </table:table-cell>
          <table:table-cell office:value-type="string" calcext:value-type="string">
            <text:p>Nous qui sommes du conseil municipal, nous savons bien ce qu'il en retourne, mais fût-ce !</text:p>
          </table:table-cell>
        </table:table-row>
        <table:table-row table:style-name="ro2">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1269" calcext:value-type="float">
            <text:p>1269</text:p>
          </table:table-cell>
          <table:table-cell office:value-type="string" calcext:value-type="string">
            <text:p>c</text:p>
          </table:table-cell>
          <table:table-cell office:value-type="string" calcext:value-type="string">
            <text:p>Va, ma Rose, on ne pourra nous reprocher négligence ni retard, si elle n'obtient pas légitime droit et aboutissement.</text:p>
          </table:table-cell>
        </table:table-row>
        <table:table-row table:style-name="ro3">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625" calcext:value-type="float">
            <text:p>625</text:p>
          </table:table-cell>
          <table:table-cell office:value-type="string" calcext:value-type="string">
            <text:p>c</text:p>
          </table:table-cell>
          <table:table-cell office:value-type="string" calcext:value-type="string">
            <text:p>Supposez, par exemple, le maître de notre château, et tous les rentiers d'État.</text:p>
          </table:table-cell>
        </table:table-row>
        <table:table-row table:style-name="ro3">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995" calcext:value-type="float">
            <text:p>995</text:p>
          </table:table-cell>
          <table:table-cell office:value-type="string" calcext:value-type="string">
            <text:p>n</text:p>
          </table:table-cell>
          <table:table-cell office:value-type="string" calcext:value-type="string">
            <text:p>On se sentait bien intentionné et on ne savait quoi trouver pour marquer son contentement.</text:p>
          </table:table-cell>
        </table:table-row>
        <table:table-row table:style-name="ro3">
          <table:table-cell office:value-type="string" calcext:value-type="string">
            <text:p>FRA00101_Adam.xml</text:p>
          </table:table-cell>
          <table:table-cell office:value-type="float" office:value="1860" calcext:value-type="float">
            <text:p>1860</text:p>
          </table:table-cell>
          <table:table-cell office:value-type="string" calcext:value-type="string">
            <text:p>1860s</text:p>
          </table:table-cell>
          <table:table-cell office:value-type="float" office:value="1053" calcext:value-type="float">
            <text:p>1053</text:p>
          </table:table-cell>
          <table:table-cell office:value-type="string" calcext:value-type="string">
            <text:p>c</text:p>
          </table:table-cell>
          <table:table-cell office:value-type="string" calcext:value-type="string">
            <text:p>un malin comme toi, dit Jean-Claude; tu as déshonoré Saint-Brunelle ?</text:p>
          </table:table-cell>
        </table:table-row>
        <table:table-row table:style-name="ro3">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3443" calcext:value-type="float">
            <text:p>3443</text:p>
          </table:table-cell>
          <table:table-cell office:value-type="string" calcext:value-type="string">
            <text:p>u</text:p>
          </table:table-cell>
          <table:table-cell office:value-type="string" calcext:value-type="string">
            <text:p>J'ai accompli le mien en honnête homme, bien que les apparences ne me fussent pas favorables.</text:p>
          </table:table-cell>
        </table:table-row>
        <table:table-row table:style-name="ro3">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2058" calcext:value-type="float">
            <text:p>2058</text:p>
          </table:table-cell>
          <table:table-cell office:value-type="string" calcext:value-type="string">
            <text:p>n</text:p>
          </table:table-cell>
          <table:table-cell office:value-type="string" calcext:value-type="string">
            <text:p>... dit le major en déposant sur la table les deux épées de combat.</text:p>
          </table:table-cell>
        </table:table-row>
        <table:table-row table:style-name="ro2">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3292" calcext:value-type="float">
            <text:p>3292</text:p>
          </table:table-cell>
          <table:table-cell office:value-type="string" calcext:value-type="string">
            <text:p>c</text:p>
          </table:table-cell>
          <table:table-cell office:value-type="string" calcext:value-type="string">
            <text:p>ma foi, vous direz tout ce que vous voudrez, l'amour est une belle chose, mais mieux vaut moins aimer et vivre plus longtemps.</text:p>
          </table:table-cell>
        </table:table-row>
        <table:table-row table:style-name="ro4">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2787" calcext:value-type="float">
            <text:p>2787</text:p>
          </table:table-cell>
          <table:table-cell office:value-type="string" calcext:value-type="string">
            <text:p>u</text:p>
          </table:table-cell>
          <table:table-cell office:value-type="string" calcext:value-type="string">
            <text:p>Ces trente mille francs formaient une partie de l'avoir de ma famille, et ne voyant pas revenir mon ami Grandurand dans le délai d'un an fixé pour la restitution, j'ai eu le malheur et le tort dont je rougis de l'accuser d'improbité.</text:p>
          </table:table-cell>
        </table:table-row>
        <table:table-row table:style-name="ro3">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4076" calcext:value-type="float">
            <text:p>4076</text:p>
          </table:table-cell>
          <table:table-cell office:value-type="string" calcext:value-type="string">
            <text:p>n</text:p>
          </table:table-cell>
          <table:table-cell office:value-type="string" calcext:value-type="string">
            <text:p>Tandis qu'il attendait chez lui la visite prévue de M.</text:p>
          </table:table-cell>
        </table:table-row>
        <table:table-row table:style-name="ro3">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123" calcext:value-type="float">
            <text:p>123</text:p>
          </table:table-cell>
          <table:table-cell office:value-type="string" calcext:value-type="string">
            <text:p>c</text:p>
          </table:table-cell>
          <table:table-cell office:value-type="string" calcext:value-type="string">
            <text:p>Il est bon de prendre ses sûretés avec vous.</text:p>
          </table:table-cell>
        </table:table-row>
        <table:table-row table:style-name="ro3">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4424" calcext:value-type="float">
            <text:p>4424</text:p>
          </table:table-cell>
          <table:table-cell office:value-type="string" calcext:value-type="string">
            <text:p>c</text:p>
          </table:table-cell>
          <table:table-cell office:value-type="string" calcext:value-type="string">
            <text:p>il est plus fort que je ne le croyais, ce Landolfi.</text:p>
          </table:table-cell>
        </table:table-row>
        <table:table-row table:style-name="ro2">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5377" calcext:value-type="float">
            <text:p>5377</text:p>
          </table:table-cell>
          <table:table-cell office:value-type="string" calcext:value-type="string">
            <text:p>n</text:p>
          </table:table-cell>
          <table:table-cell office:value-type="string" calcext:value-type="string">
            <text:p>Rester près d'elle quand rien ne l'empêchait de se rapprocher de Clémence, c'était pour elle un indice trop clair d'un changement facile à prévoir.</text:p>
          </table:table-cell>
        </table:table-row>
        <table:table-row table:style-name="ro3">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947" calcext:value-type="float">
            <text:p>947</text:p>
          </table:table-cell>
          <table:table-cell office:value-type="string" calcext:value-type="string">
            <text:p>n</text:p>
          </table:table-cell>
          <table:table-cell office:value-type="string" calcext:value-type="string">
            <text:p>L'ordre ne pouvait être rempli aussitôt que donné.</text:p>
          </table:table-cell>
        </table:table-row>
        <table:table-row table:style-name="ro2">
          <table:table-cell office:value-type="string" calcext:value-type="string">
            <text:p>FRA06801_Vaillant.xml</text:p>
          </table:table-cell>
          <table:table-cell office:value-type="float" office:value="1861" calcext:value-type="float">
            <text:p>1861</text:p>
          </table:table-cell>
          <table:table-cell office:value-type="string" calcext:value-type="string">
            <text:p>1860s</text:p>
          </table:table-cell>
          <table:table-cell office:value-type="float" office:value="4806" calcext:value-type="float">
            <text:p>4806</text:p>
          </table:table-cell>
          <table:table-cell office:value-type="string" calcext:value-type="string">
            <text:p>n</text:p>
          </table:table-cell>
          <table:table-cell office:value-type="string" calcext:value-type="string">
            <text:p>Cependant il fallait quitter la ville et abandonner ses projets, ce qu'il ne voulait à aucun prix, ou il devait finir par recevoir le major.</text:p>
          </table:table-cell>
        </table:table-row>
        <table:table-row table:style-name="ro3">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5440" calcext:value-type="float">
            <text:p>5440</text:p>
          </table:table-cell>
          <table:table-cell office:value-type="string" calcext:value-type="string">
            <text:p>n</text:p>
          </table:table-cell>
          <table:table-cell office:value-type="string" calcext:value-type="string">
            <text:p>Il se sentit lié par les poings et les genoux, et il tomba.</text:p>
          </table:table-cell>
        </table:table-row>
        <table:table-row table:style-name="ro2">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4729" calcext:value-type="float">
            <text:p>4729</text:p>
          </table:table-cell>
          <table:table-cell office:value-type="string" calcext:value-type="string">
            <text:p>n</text:p>
          </table:table-cell>
          <table:table-cell office:value-type="string" calcext:value-type="string">
            <text:p>C'était, croyaient les prêtres de Moloch, un outrage qu'il venait faire à leur dieu; avec de grands gestes, ils essayaient de le repousser.</text:p>
          </table:table-cell>
        </table:table-row>
        <table:table-row table:style-name="ro3">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5054" calcext:value-type="float">
            <text:p>5054</text:p>
          </table:table-cell>
          <table:table-cell office:value-type="string" calcext:value-type="string">
            <text:p>n</text:p>
          </table:table-cell>
          <table:table-cell office:value-type="string" calcext:value-type="string">
            <text:p>Des capitaines, debout, l'entouraient.</text:p>
          </table:table-cell>
        </table:table-row>
        <table:table-row table:style-name="ro3">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3976" calcext:value-type="float">
            <text:p>3976</text:p>
          </table:table-cell>
          <table:table-cell office:value-type="string" calcext:value-type="string">
            <text:p>n</text:p>
          </table:table-cell>
          <table:table-cell office:value-type="string" calcext:value-type="string">
            <text:p>Ceux qui se livreraient, on les vendrait comme des esclaves; les vaincus périraient suppliciés.</text:p>
          </table:table-cell>
        </table:table-row>
        <table:table-row table:style-name="ro3">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1987" calcext:value-type="float">
            <text:p>1987</text:p>
          </table:table-cell>
          <table:table-cell office:value-type="string" calcext:value-type="string">
            <text:p>n</text:p>
          </table:table-cell>
          <table:table-cell office:value-type="string" calcext:value-type="string">
            <text:p>Elle envoyait tous les jours porter de la nourriture dans les temples.</text:p>
          </table:table-cell>
        </table:table-row>
        <table:table-row table:style-name="ro5">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3757" calcext:value-type="float">
            <text:p>3757</text:p>
          </table:table-cell>
          <table:table-cell office:value-type="string" calcext:value-type="string">
            <text:p>n</text:p>
          </table:table-cell>
          <table:table-cell office:value-type="string" calcext:value-type="string">
            <text:p>Il avait deviné une Carthaginoise, aux petites boules de sandastrum qui battaient contre ses cothurnes; et, dans le pressentiment d'un mystère considérable, en se faisant aider par ses compagnons, il était parvenu à sortir de la fosse; puis, avec les coudes et les mains, il s'était traîné vingt pas plus loin, jusqu'à la tente de Mâtho.</text:p>
          </table:table-cell>
        </table:table-row>
        <table:table-row table:style-name="ro3">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503" calcext:value-type="float">
            <text:p>503</text:p>
          </table:table-cell>
          <table:table-cell office:value-type="string" calcext:value-type="string">
            <text:p>n</text:p>
          </table:table-cell>
          <table:table-cell office:value-type="string" calcext:value-type="string">
            <text:p>Spendius marcha continuellement derrière lui; et ils revinrent sans qu'on eût tiré le poignard.</text:p>
          </table:table-cell>
        </table:table-row>
        <table:table-row table:style-name="ro3">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461" calcext:value-type="float">
            <text:p>461</text:p>
          </table:table-cell>
          <table:table-cell office:value-type="string" calcext:value-type="string">
            <text:p>c</text:p>
          </table:table-cell>
          <table:table-cell office:value-type="string" calcext:value-type="string">
            <text:p>« Quel est ce peuple, pensaient -ils, qui s'amuse à crucifier les lions !</text:p>
          </table:table-cell>
        </table:table-row>
        <table:table-row table:style-name="ro2">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5369" calcext:value-type="float">
            <text:p>5369</text:p>
          </table:table-cell>
          <table:table-cell office:value-type="string" calcext:value-type="string">
            <text:p>n</text:p>
          </table:table-cell>
          <table:table-cell office:value-type="string" calcext:value-type="string">
            <text:p>Le roi des Numides était dans sa dépendance; il attendait impatiemment les noces, et comme elles devaient suivre la victoire, Salammbô lui faisait ce présent afin d'exciter son courage.</text:p>
          </table:table-cell>
        </table:table-row>
        <table:table-row table:style-name="ro2">
          <table:table-cell office:value-type="string" calcext:value-type="string">
            <text:p>FRA01303_Flaubert.xml</text:p>
          </table:table-cell>
          <table:table-cell office:value-type="float" office:value="1862" calcext:value-type="float">
            <text:p>1862</text:p>
          </table:table-cell>
          <table:table-cell office:value-type="string" calcext:value-type="string">
            <text:p>1860s</text:p>
          </table:table-cell>
          <table:table-cell office:value-type="float" office:value="4918" calcext:value-type="float">
            <text:p>4918</text:p>
          </table:table-cell>
          <table:table-cell office:value-type="string" calcext:value-type="string">
            <text:p>n</text:p>
          </table:table-cell>
          <table:table-cell office:value-type="string" calcext:value-type="string">
            <text:p>Ils tâchèrent de s'y cramponner pour atteindre au sommet; la forme ventrue de ces grosses masses repoussait toute prise.</text:p>
          </table:table-cell>
        </table:table-row>
        <table:table-row table:style-name="ro2">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1663" calcext:value-type="float">
            <text:p>1663</text:p>
          </table:table-cell>
          <table:table-cell office:value-type="string" calcext:value-type="string">
            <text:p>n</text:p>
          </table:table-cell>
          <table:table-cell office:value-type="string" calcext:value-type="string">
            <text:p>Il n'était pas aussi bien habillé qu'un major prussien, mais il se tenait aussi tranquille sur son cheval que si on lui avait joué un air de clarinette.</text:p>
          </table:table-cell>
        </table:table-row>
        <table:table-row table:style-name="ro3">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1348" calcext:value-type="float">
            <text:p>1348</text:p>
          </table:table-cell>
          <table:table-cell office:value-type="string" calcext:value-type="string">
            <text:p>c</text:p>
          </table:table-cell>
          <table:table-cell office:value-type="string" calcext:value-type="string">
            <text:p>Elle recommence à tomber, nous en avons encore pour toute la nuit.</text:p>
          </table:table-cell>
        </table:table-row>
        <table:table-row table:style-name="ro2">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552" calcext:value-type="float">
            <text:p>552</text:p>
          </table:table-cell>
          <table:table-cell office:value-type="string" calcext:value-type="string">
            <text:p>n</text:p>
          </table:table-cell>
          <table:table-cell office:value-type="string" calcext:value-type="string">
            <text:p>Devant nous, à cinquante pas, contre la fontaine, tous les morts, rangés sur les marches, la face en l'air et les yeux écarquillés, étaient blancs comme de la cire, ayant perdu tout leur sang.</text:p>
          </table:table-cell>
        </table:table-row>
        <table:table-row table:style-name="ro4">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2617" calcext:value-type="float">
            <text:p>2617</text:p>
          </table:table-cell>
          <table:table-cell office:value-type="string" calcext:value-type="string">
            <text:p>n</text:p>
          </table:table-cell>
          <table:table-cell office:value-type="string" calcext:value-type="string">
            <text:p>Une seconde après, la fumée s'étant un peu dissipée, nous vîmes les Français plus haut sur la côte; ils allongeaient le pas, des quantités de blessés restaient derrière, les uns étendus sur la face, les autres assis et cherchant à se relever.</text:p>
          </table:table-cell>
        </table:table-row>
        <table:table-row table:style-name="ro3">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1812" calcext:value-type="float">
            <text:p>1812</text:p>
          </table:table-cell>
          <table:table-cell office:value-type="string" calcext:value-type="string">
            <text:p>n</text:p>
          </table:table-cell>
          <table:table-cell office:value-type="string" calcext:value-type="string">
            <text:p>Déjà de loin, nous voyions les moineaux alignés au bord du toit.</text:p>
          </table:table-cell>
        </table:table-row>
        <table:table-row table:style-name="ro7">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2161" calcext:value-type="float">
            <text:p>2161</text:p>
          </table:table-cell>
          <table:table-cell office:value-type="string" calcext:value-type="string">
            <text:p>n</text:p>
          </table:table-cell>
          <table:table-cell office:value-type="string" calcext:value-type="string">
            <text:p>Le mauser ne conservait plus son bonnet de martre sur la tête, il ouvrait les yeux et regardait tout attentif, et Koffel avait mis une chemise blanche, dont le collet lui remontait jusque par-dessus les oreilles; il se tenait tout droit, les mains dans les poches de sa veste, et sa femme avait dû lui mettre un bouton pour attacher la seconde bretelle de sa culotte, car, au lieu de pencher sur la hanche, elle était relevée également des deux côtés; en outre, au lieu de ses savates percées de trous, il avait mis ses souliers des jours de fête.</text:p>
          </table:table-cell>
        </table:table-row>
        <table:table-row table:style-name="ro2">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2723" calcext:value-type="float">
            <text:p>2723</text:p>
          </table:table-cell>
          <table:table-cell office:value-type="string" calcext:value-type="string">
            <text:p>n</text:p>
          </table:table-cell>
          <table:table-cell office:value-type="string" calcext:value-type="string">
            <text:p>Je n'en sais rien; mais ce qu'il y a de sûr, c'est que le lendemain, l'oncle, fier comme un roi, revint avec Mme Thérèse et petit Jean, qu'il y eut grande noce chez nous, embrassades et réjouissances.</text:p>
          </table:table-cell>
        </table:table-row>
        <table:table-row table:style-name="ro3">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823" calcext:value-type="float">
            <text:p>823</text:p>
          </table:table-cell>
          <table:table-cell office:value-type="string" calcext:value-type="string">
            <text:p>n</text:p>
          </table:table-cell>
          <table:table-cell office:value-type="string" calcext:value-type="string">
            <text:p>Après quoi, il ressortit tout pâle et nous dit :</text:p>
          </table:table-cell>
        </table:table-row>
        <table:table-row table:style-name="ro3">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2306" calcext:value-type="float">
            <text:p>2306</text:p>
          </table:table-cell>
          <table:table-cell office:value-type="string" calcext:value-type="string">
            <text:p>n</text:p>
          </table:table-cell>
          <table:table-cell office:value-type="string" calcext:value-type="string">
            <text:p>Nous vîmes aussi l'oncle passer devant les fenêtres et entrer sous le hangar.</text:p>
          </table:table-cell>
        </table:table-row>
        <table:table-row table:style-name="ro3">
          <table:table-cell office:value-type="string" calcext:value-type="string">
            <text:p>FRA04102_Erckmann.xml</text:p>
          </table:table-cell>
          <table:table-cell office:value-type="float" office:value="1863" calcext:value-type="float">
            <text:p>1863</text:p>
          </table:table-cell>
          <table:table-cell office:value-type="string" calcext:value-type="string">
            <text:p>1860s</text:p>
          </table:table-cell>
          <table:table-cell office:value-type="float" office:value="1137" calcext:value-type="float">
            <text:p>1137</text:p>
          </table:table-cell>
          <table:table-cell office:value-type="string" calcext:value-type="string">
            <text:p>c</text:p>
          </table:table-cell>
          <table:table-cell office:value-type="string" calcext:value-type="string">
            <text:p>Quelle misère, mon Dieu !</text:p>
          </table:table-cell>
        </table:table-row>
        <table:table-row table:style-name="ro3">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3189" calcext:value-type="float">
            <text:p>3189</text:p>
          </table:table-cell>
          <table:table-cell office:value-type="string" calcext:value-type="string">
            <text:p>c</text:p>
          </table:table-cell>
          <table:table-cell office:value-type="string" calcext:value-type="string">
            <text:p>Vous serez heureuse avec nous !</text:p>
          </table:table-cell>
        </table:table-row>
        <table:table-row table:style-name="ro4">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2485" calcext:value-type="float">
            <text:p>2485</text:p>
          </table:table-cell>
          <table:table-cell office:value-type="string" calcext:value-type="string">
            <text:p>c</text:p>
          </table:table-cell>
          <table:table-cell office:value-type="string" calcext:value-type="string">
            <text:p>– 1, 500 francs par an, nourrie, logée, habillée, comblée de cadeaux, si l'on sait plaire à madame de Vinzelles, la femme la plus artiste, la plus capricieuse, la plus grande dame, la plus enthousiaste qui soit... MAIS...</text:p>
          </table:table-cell>
        </table:table-row>
        <table:table-row table:style-name="ro2">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2725" calcext:value-type="float">
            <text:p>2725</text:p>
          </table:table-cell>
          <table:table-cell office:value-type="string" calcext:value-type="string">
            <text:p>n</text:p>
          </table:table-cell>
          <table:table-cell office:value-type="string" calcext:value-type="string">
            <text:p>Aussi, au bout de quelques jours, le voyageur se décide à mettre ses bottes au fond de sa malle et, adoptant la chaussure de bois, vient augmenter le nombre des <text:s text:c="12"/>qui l'ont abasourdi à son arrivée.</text:p>
          </table:table-cell>
        </table:table-row>
        <table:table-row table:style-name="ro3">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1433" calcext:value-type="float">
            <text:p>1433</text:p>
          </table:table-cell>
          <table:table-cell office:value-type="string" calcext:value-type="string">
            <text:p>n</text:p>
          </table:table-cell>
          <table:table-cell office:value-type="string" calcext:value-type="string">
            <text:p>Si son amant lui avait donné tout cela; il pouvait aussi le lui retirer.</text:p>
          </table:table-cell>
        </table:table-row>
        <table:table-row table:style-name="ro4">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90" calcext:value-type="float">
            <text:p>90</text:p>
          </table:table-cell>
          <table:table-cell office:value-type="string" calcext:value-type="string">
            <text:p>n</text:p>
          </table:table-cell>
          <table:table-cell office:value-type="string" calcext:value-type="string">
            <text:p>Des piétons, appartenant pour la plupart aux classes ouvrières, suivent ses trottoirs; des omnibus, des voitures de roulage, quelques fiacres à numéros jaunes, font sonner leur ferraille et trembler les vitres de ses croisées.</text:p>
          </table:table-cell>
        </table:table-row>
        <table:table-row table:style-name="ro3">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2528" calcext:value-type="float">
            <text:p>2528</text:p>
          </table:table-cell>
          <table:table-cell office:value-type="string" calcext:value-type="string">
            <text:p>c</text:p>
          </table:table-cell>
          <table:table-cell office:value-type="string" calcext:value-type="string">
            <text:p>Trois mille francs, c'est tentant !</text:p>
          </table:table-cell>
        </table:table-row>
        <table:table-row table:style-name="ro2">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131" calcext:value-type="float">
            <text:p>131</text:p>
          </table:table-cell>
          <table:table-cell office:value-type="string" calcext:value-type="string">
            <text:p>n</text:p>
          </table:table-cell>
          <table:table-cell office:value-type="string" calcext:value-type="string">
            <text:p>Le ménage de Georges-Napoléon est le mieux tenu de cette maison qui ne rapporte à son propriétaire que quatre mille francs par an.</text:p>
          </table:table-cell>
        </table:table-row>
        <table:table-row table:style-name="ro3">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1112" calcext:value-type="float">
            <text:p>1112</text:p>
          </table:table-cell>
          <table:table-cell office:value-type="string" calcext:value-type="string">
            <text:p>n</text:p>
          </table:table-cell>
          <table:table-cell office:value-type="string" calcext:value-type="string">
            <text:p>Elle en disposait, on ne savait pour qui, ni de quelle façon.</text:p>
          </table:table-cell>
        </table:table-row>
        <table:table-row table:style-name="ro2">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88" calcext:value-type="float">
            <text:p>88</text:p>
          </table:table-cell>
          <table:table-cell office:value-type="string" calcext:value-type="string">
            <text:p>n</text:p>
          </table:table-cell>
          <table:table-cell office:value-type="string" calcext:value-type="string">
            <text:p>Elle n'est pas tout à fait droite, ses maisons ne sont pas tout à fait uniformes : elle a encore une physionomie.</text:p>
          </table:table-cell>
        </table:table-row>
        <table:table-row table:style-name="ro2">
          <table:table-cell office:value-type="string" calcext:value-type="string">
            <text:p>FRA03302_Rattazzi.xml</text:p>
          </table:table-cell>
          <table:table-cell office:value-type="float" office:value="1865" calcext:value-type="float">
            <text:p>1865</text:p>
          </table:table-cell>
          <table:table-cell office:value-type="string" calcext:value-type="string">
            <text:p>1860s</text:p>
          </table:table-cell>
          <table:table-cell office:value-type="float" office:value="2978" calcext:value-type="float">
            <text:p>2978</text:p>
          </table:table-cell>
          <table:table-cell office:value-type="string" calcext:value-type="string">
            <text:p>n</text:p>
          </table:table-cell>
          <table:table-cell office:value-type="string" calcext:value-type="string">
            <text:p>L'idée domine partout dans les arts... C'est une belle et noble jeune fille, qu'il faut parer du mieux que l'on peut.</text:p>
          </table:table-cell>
        </table:table-row>
        <table:table-row table:style-name="ro3">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362" calcext:value-type="float">
            <text:p>362</text:p>
          </table:table-cell>
          <table:table-cell office:value-type="string" calcext:value-type="string">
            <text:p>n</text:p>
          </table:table-cell>
          <table:table-cell office:value-type="string" calcext:value-type="string">
            <text:p>ce n'était pas fatuité de sa part.</text:p>
          </table:table-cell>
        </table:table-row>
        <table:table-row table:style-name="ro3">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2046" calcext:value-type="float">
            <text:p>2046</text:p>
          </table:table-cell>
          <table:table-cell office:value-type="string" calcext:value-type="string">
            <text:p>n</text:p>
          </table:table-cell>
          <table:table-cell office:value-type="string" calcext:value-type="string">
            <text:p>Il constata aussi que la richesse impose des lois gênantes.</text:p>
          </table:table-cell>
        </table:table-row>
        <table:table-row table:style-name="ro2">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408" calcext:value-type="float">
            <text:p>408</text:p>
          </table:table-cell>
          <table:table-cell office:value-type="string" calcext:value-type="string">
            <text:p>c</text:p>
          </table:table-cell>
          <table:table-cell office:value-type="string" calcext:value-type="string">
            <text:p>... on a vu cela; mais, puisque vous allez à Strasbourg, je vais vous indiquer les bons endroits : vous entrerez par la porte de pierre; allez à la <text:s/>.</text:p>
          </table:table-cell>
        </table:table-row>
        <table:table-row table:style-name="ro3">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1487" calcext:value-type="float">
            <text:p>1487</text:p>
          </table:table-cell>
          <table:table-cell office:value-type="string" calcext:value-type="string">
            <text:p>c</text:p>
          </table:table-cell>
          <table:table-cell office:value-type="string" calcext:value-type="string">
            <text:p>Je vois ça sur ma carte.</text:p>
          </table:table-cell>
        </table:table-row>
        <table:table-row table:style-name="ro3">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1817" calcext:value-type="float">
            <text:p>1817</text:p>
          </table:table-cell>
          <table:table-cell office:value-type="string" calcext:value-type="string">
            <text:p>c</text:p>
          </table:table-cell>
          <table:table-cell office:value-type="string" calcext:value-type="string">
            <text:p>mais que serait-elle devenue sans moi ?</text:p>
          </table:table-cell>
        </table:table-row>
        <table:table-row table:style-name="ro3">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2034" calcext:value-type="float">
            <text:p>2034</text:p>
          </table:table-cell>
          <table:table-cell office:value-type="string" calcext:value-type="string">
            <text:p>c</text:p>
          </table:table-cell>
          <table:table-cell office:value-type="string" calcext:value-type="string">
            <text:p>Mais tu ne sais pas, mon jeune ami, comme j'ai besoin de les voir et de les entendre.</text:p>
          </table:table-cell>
        </table:table-row>
        <table:table-row table:style-name="ro3">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2275" calcext:value-type="float">
            <text:p>2275</text:p>
          </table:table-cell>
          <table:table-cell office:value-type="string" calcext:value-type="string">
            <text:p>n</text:p>
          </table:table-cell>
          <table:table-cell office:value-type="string" calcext:value-type="string">
            <text:p>Il aurait voulu transporter sa chaumière à Wasembourg pour être plus près de Madeleine.</text:p>
          </table:table-cell>
        </table:table-row>
        <table:table-row table:style-name="ro2">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325" calcext:value-type="float">
            <text:p>325</text:p>
          </table:table-cell>
          <table:table-cell office:value-type="string" calcext:value-type="string">
            <text:p>n</text:p>
          </table:table-cell>
          <table:table-cell office:value-type="string" calcext:value-type="string">
            <text:p>Après avoir tout dit et redit, la brave femme demanda à son hôte s'il n'avait pas, par hasard, des lunettes; car sa vue baissait un peu.</text:p>
          </table:table-cell>
        </table:table-row>
        <table:table-row table:style-name="ro3">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478" calcext:value-type="float">
            <text:p>478</text:p>
          </table:table-cell>
          <table:table-cell office:value-type="string" calcext:value-type="string">
            <text:p>c</text:p>
          </table:table-cell>
          <table:table-cell office:value-type="string" calcext:value-type="string">
            <text:p>N'avez -vous pas vos pauvres, Odile ?</text:p>
          </table:table-cell>
        </table:table-row>
        <table:table-row table:style-name="ro2">
          <table:table-cell office:value-type="string" calcext:value-type="string">
            <text:p>FRA02202_Gouraud.xml</text:p>
          </table:table-cell>
          <table:table-cell office:value-type="float" office:value="1867" calcext:value-type="float">
            <text:p>1867</text:p>
          </table:table-cell>
          <table:table-cell office:value-type="string" calcext:value-type="string">
            <text:p>1860s</text:p>
          </table:table-cell>
          <table:table-cell office:value-type="float" office:value="2173" calcext:value-type="float">
            <text:p>2173</text:p>
          </table:table-cell>
          <table:table-cell office:value-type="string" calcext:value-type="string">
            <text:p>n</text:p>
          </table:table-cell>
          <table:table-cell office:value-type="string" calcext:value-type="string">
            <text:p>» Sur la demande de sa sœur, il vint dételer Pacha, les paquets furent déposés au grenier et le <text:s text:c="2"/>précieusement mis dans l'armoire : la chaumière prenait un aspect tout nouveau.</text:p>
          </table:table-cell>
        </table:table-row>
        <table:table-row table:style-name="ro3">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2780" calcext:value-type="float">
            <text:p>2780</text:p>
          </table:table-cell>
          <table:table-cell office:value-type="string" calcext:value-type="string">
            <text:p>c</text:p>
          </table:table-cell>
          <table:table-cell office:value-type="string" calcext:value-type="string">
            <text:p>Voilà pourquoi elle m'avait légué ces preuves de son innocence.</text:p>
          </table:table-cell>
        </table:table-row>
        <table:table-row table:style-name="ro3">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2442" calcext:value-type="float">
            <text:p>2442</text:p>
          </table:table-cell>
          <table:table-cell office:value-type="string" calcext:value-type="string">
            <text:p>c</text:p>
          </table:table-cell>
          <table:table-cell office:value-type="string" calcext:value-type="string">
            <text:p>s'écria-t-il, étais -je tout à fait injuste ?</text:p>
          </table:table-cell>
        </table:table-row>
        <table:table-row table:style-name="ro3">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4001" calcext:value-type="float">
            <text:p>4001</text:p>
          </table:table-cell>
          <table:table-cell office:value-type="string" calcext:value-type="string">
            <text:p>n</text:p>
          </table:table-cell>
          <table:table-cell office:value-type="string" calcext:value-type="string">
            <text:p>Je me posai sincèrement la question.</text:p>
          </table:table-cell>
        </table:table-row>
        <table:table-row table:style-name="ro3">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4113" calcext:value-type="float">
            <text:p>4113</text:p>
          </table:table-cell>
          <table:table-cell office:value-type="string" calcext:value-type="string">
            <text:p>n</text:p>
          </table:table-cell>
          <table:table-cell office:value-type="string" calcext:value-type="string">
            <text:p>Il est l'aspiration à l'assimilation de deux êtres différents dans un acte de foi commune.</text:p>
          </table:table-cell>
        </table:table-row>
        <table:table-row table:style-name="ro3">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3270" calcext:value-type="float">
            <text:p>3270</text:p>
          </table:table-cell>
          <table:table-cell office:value-type="string" calcext:value-type="string">
            <text:p>c</text:p>
          </table:table-cell>
          <table:table-cell office:value-type="string" calcext:value-type="string">
            <text:p>Je n'ai plus d'amour pour Sylvestre, tu le sais bien.</text:p>
          </table:table-cell>
        </table:table-row>
        <table:table-row table:style-name="ro2">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2589" calcext:value-type="float">
            <text:p>2589</text:p>
          </table:table-cell>
          <table:table-cell office:value-type="string" calcext:value-type="string">
            <text:p>n</text:p>
          </table:table-cell>
          <table:table-cell office:value-type="string" calcext:value-type="string">
            <text:p>Je ne les entendais qu'à de rares échappées comme si une porte se fût ouverte un instant et brusquement refermée entre eux et moi; mais cette porte n'existait que dans mon cerveau.</text:p>
          </table:table-cell>
        </table:table-row>
        <table:table-row table:style-name="ro2">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2672" calcext:value-type="float">
            <text:p>2672</text:p>
          </table:table-cell>
          <table:table-cell office:value-type="string" calcext:value-type="string">
            <text:p>n</text:p>
          </table:table-cell>
          <table:table-cell office:value-type="string" calcext:value-type="string">
            <text:p>J'avais pensé que c'était un testament, et, résolu à ne jamais l'accepter, je l'avais serré sans y attacher d'importance.</text:p>
          </table:table-cell>
        </table:table-row>
        <table:table-row table:style-name="ro2">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1594" calcext:value-type="float">
            <text:p>1594</text:p>
          </table:table-cell>
          <table:table-cell office:value-type="string" calcext:value-type="string">
            <text:p>n</text:p>
          </table:table-cell>
          <table:table-cell office:value-type="string" calcext:value-type="string">
            <text:p>Je voulais laisser à Félicie tout le soin, toute la responsabilité, je n'osais dire tout le mérite de cette exécution...</text:p>
          </table:table-cell>
        </table:table-row>
        <table:table-row table:style-name="ro2">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286" calcext:value-type="float">
            <text:p>286</text:p>
          </table:table-cell>
          <table:table-cell office:value-type="string" calcext:value-type="string">
            <text:p>c</text:p>
          </table:table-cell>
          <table:table-cell office:value-type="string" calcext:value-type="string">
            <text:p>Ce que vous ne savez pas encore, vous l'apprendrez au premier jour, si vous restez seulement une quinzaine encore dans le pays; j'aime mieux vous le dire moi -même tout de suite.</text:p>
          </table:table-cell>
        </table:table-row>
        <table:table-row table:style-name="ro3">
          <table:table-cell office:value-type="string" calcext:value-type="string">
            <text:p>FRA03702_Sand.xml</text:p>
          </table:table-cell>
          <table:table-cell office:value-type="float" office:value="1867" calcext:value-type="float">
            <text:p>1867</text:p>
          </table:table-cell>
          <table:table-cell office:value-type="string" calcext:value-type="string">
            <text:p>1860s</text:p>
          </table:table-cell>
          <table:table-cell office:value-type="float" office:value="3149" calcext:value-type="float">
            <text:p>3149</text:p>
          </table:table-cell>
          <table:table-cell office:value-type="string" calcext:value-type="string">
            <text:p>c</text:p>
          </table:table-cell>
          <table:table-cell office:value-type="string" calcext:value-type="string">
            <text:p>vous l'eussiez battu, j'espère, car ses paroles méritaient un soufflet de vous.</text:p>
          </table:table-cell>
        </table:table-row>
        <table:table-row table:style-name="ro3">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277" calcext:value-type="float">
            <text:p>277</text:p>
          </table:table-cell>
          <table:table-cell office:value-type="string" calcext:value-type="string">
            <text:p>n</text:p>
          </table:table-cell>
          <table:table-cell office:value-type="string" calcext:value-type="string">
            <text:p>Mme Eyssette commence à se tourmenter :</text:p>
          </table:table-cell>
        </table:table-row>
        <table:table-row table:style-name="ro3">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2896" calcext:value-type="float">
            <text:p>2896</text:p>
          </table:table-cell>
          <table:table-cell office:value-type="string" calcext:value-type="string">
            <text:p>c</text:p>
          </table:table-cell>
          <table:table-cell office:value-type="string" calcext:value-type="string">
            <text:p>J'étais si heureux dans ce temps -là... Je travaillais de si bon cœur !</text:p>
          </table:table-cell>
        </table:table-row>
        <table:table-row table:style-name="ro3">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1478" calcext:value-type="float">
            <text:p>1478</text:p>
          </table:table-cell>
          <table:table-cell office:value-type="string" calcext:value-type="string">
            <text:p>n</text:p>
          </table:table-cell>
          <table:table-cell office:value-type="string" calcext:value-type="string">
            <text:p>Une fleur pour chacun.</text:p>
          </table:table-cell>
        </table:table-row>
        <table:table-row table:style-name="ro2">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3950" calcext:value-type="float">
            <text:p>3950</text:p>
          </table:table-cell>
          <table:table-cell office:value-type="string" calcext:value-type="string">
            <text:p>n</text:p>
          </table:table-cell>
          <table:table-cell office:value-type="string" calcext:value-type="string">
            <text:p>Celui-ci était le professeur de déclamation; un affreux petit bossu, tête blême, perruque rousse, rire aux dents moisies.</text:p>
          </table:table-cell>
        </table:table-row>
        <table:table-row table:style-name="ro3">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2122" calcext:value-type="float">
            <text:p>2122</text:p>
          </table:table-cell>
          <table:table-cell office:value-type="string" calcext:value-type="string">
            <text:p>c</text:p>
          </table:table-cell>
          <table:table-cell office:value-type="string" calcext:value-type="string">
            <text:p>je m'en charge... L'argent que tu voulais emprunter à ce coquin, c'est moi qui te le prêterai.</text:p>
          </table:table-cell>
        </table:table-row>
        <table:table-row table:style-name="ro2">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3780" calcext:value-type="float">
            <text:p>3780</text:p>
          </table:table-cell>
          <table:table-cell office:value-type="string" calcext:value-type="string">
            <text:p>n</text:p>
          </table:table-cell>
          <table:table-cell office:value-type="string" calcext:value-type="string">
            <text:p>Pierrotte était très gai, très bavard, insupportable : les « c'est bien le cas de le dire » pleuvaient plus drus que giboulée.</text:p>
          </table:table-cell>
        </table:table-row>
        <table:table-row table:style-name="ro3">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1676" calcext:value-type="float">
            <text:p>1676</text:p>
          </table:table-cell>
          <table:table-cell office:value-type="string" calcext:value-type="string">
            <text:p>n</text:p>
          </table:table-cell>
          <table:table-cell office:value-type="string" calcext:value-type="string">
            <text:p>Je finis par ne plus m'occuper d'eux.</text:p>
          </table:table-cell>
        </table:table-row>
        <table:table-row table:style-name="ro3">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1100" calcext:value-type="float">
            <text:p>1100</text:p>
          </table:table-cell>
          <table:table-cell office:value-type="string" calcext:value-type="string">
            <text:p>c</text:p>
          </table:table-cell>
          <table:table-cell office:value-type="string" calcext:value-type="string">
            <text:p>Vous lui avez fait de bonnes farces, et votre ancien pion ne les a pas encore oubliées...</text:p>
          </table:table-cell>
        </table:table-row>
        <table:table-row table:style-name="ro3">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3241" calcext:value-type="float">
            <text:p>3241</text:p>
          </table:table-cell>
          <table:table-cell office:value-type="string" calcext:value-type="string">
            <text:p>n</text:p>
          </table:table-cell>
          <table:table-cell office:value-type="string" calcext:value-type="string">
            <text:p>Malheureusement j'eus l'imprudence de les revoir encore une fois.</text:p>
          </table:table-cell>
        </table:table-row>
        <table:table-row table:style-name="ro6">
          <table:table-cell office:value-type="string" calcext:value-type="string">
            <text:p>FRA00901_Daudet.xml</text:p>
          </table:table-cell>
          <table:table-cell office:value-type="float" office:value="1868" calcext:value-type="float">
            <text:p>1868</text:p>
          </table:table-cell>
          <table:table-cell office:value-type="string" calcext:value-type="string">
            <text:p>1860s</text:p>
          </table:table-cell>
          <table:table-cell office:value-type="float" office:value="3141" calcext:value-type="float">
            <text:p>3141</text:p>
          </table:table-cell>
          <table:table-cell office:value-type="string" calcext:value-type="string">
            <text:p>n</text:p>
          </table:table-cell>
          <table:table-cell office:value-type="string" calcext:value-type="string">
            <text:p>À ce bruit, je tournai la tête et j'aperçus dans un fauteuil, à l'angle du piano, un personnage auquel je n'avais pas pris garde... C'était un grand vieux sec et blême, avec une tête d'oiseau, le front fuyant, le nez en pointe, des yeux ronds et sans vie trop loin du nez, presque sur les tempes... Sans un morceau de sucre que le bonhomme tenait à la main et qu'il becquetait de temps en temps, on aurait pu le croire endormi.</text:p>
          </table:table-cell>
        </table:table-row>
        <table:table-row table:style-name="ro3">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6437" calcext:value-type="float">
            <text:p>6437</text:p>
          </table:table-cell>
          <table:table-cell office:value-type="string" calcext:value-type="string">
            <text:p>n</text:p>
          </table:table-cell>
          <table:table-cell office:value-type="string" calcext:value-type="string">
            <text:p>Toute cette partie de la cour de Guéménée est à lui.</text:p>
          </table:table-cell>
        </table:table-row>
        <table:table-row table:style-name="ro4">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4680" calcext:value-type="float">
            <text:p>4680</text:p>
          </table:table-cell>
          <table:table-cell office:value-type="string" calcext:value-type="string">
            <text:p>n</text:p>
          </table:table-cell>
          <table:table-cell office:value-type="string" calcext:value-type="string">
            <text:p>On ne le connaissait pas, mon père; pour tout le monde il a été, pendant de longues années, le pauvre artiste qui vendait son talent pour un morceau de pain au maître de musique de l'Opéra; pour tout le monde encore et pendant quelques jours, il a été un fou que le démon du jeu possédait.</text:p>
          </table:table-cell>
        </table:table-row>
        <table:table-row table:style-name="ro3">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8116" calcext:value-type="float">
            <text:p>8116</text:p>
          </table:table-cell>
          <table:table-cell office:value-type="string" calcext:value-type="string">
            <text:p>c</text:p>
          </table:table-cell>
          <table:table-cell office:value-type="string" calcext:value-type="string">
            <text:p>Nous mettrons dix royaumes dans le contrat :</text:p>
          </table:table-cell>
        </table:table-row>
        <table:table-row table:style-name="ro3">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3551" calcext:value-type="float">
            <text:p>3551</text:p>
          </table:table-cell>
          <table:table-cell office:value-type="string" calcext:value-type="string">
            <text:p>c</text:p>
          </table:table-cell>
          <table:table-cell office:value-type="string" calcext:value-type="string">
            <text:p>je n'écrirai pas à Thérèse puisque je n'ai pas écrit à Muguette.</text:p>
          </table:table-cell>
        </table:table-row>
        <table:table-row table:style-name="ro3">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8289" calcext:value-type="float">
            <text:p>8289</text:p>
          </table:table-cell>
          <table:table-cell office:value-type="string" calcext:value-type="string">
            <text:p>n</text:p>
          </table:table-cell>
          <table:table-cell office:value-type="string" calcext:value-type="string">
            <text:p>Bertrand battit le briquet et la ralluma.</text:p>
          </table:table-cell>
        </table:table-row>
        <table:table-row table:style-name="ro3">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4311" calcext:value-type="float">
            <text:p>4311</text:p>
          </table:table-cell>
          <table:table-cell office:value-type="string" calcext:value-type="string">
            <text:p>c</text:p>
          </table:table-cell>
          <table:table-cell office:value-type="string" calcext:value-type="string">
            <text:p>si quelqu'un nous barre la route, je me charge de lui marcher sur le ventre !</text:p>
          </table:table-cell>
        </table:table-row>
        <table:table-row table:style-name="ro3">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7694" calcext:value-type="float">
            <text:p>7694</text:p>
          </table:table-cell>
          <table:table-cell office:value-type="string" calcext:value-type="string">
            <text:p>c</text:p>
          </table:table-cell>
          <table:table-cell office:value-type="string" calcext:value-type="string">
            <text:p>travaille mon enfant !</text:p>
          </table:table-cell>
        </table:table-row>
        <table:table-row table:style-name="ro3">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6712" calcext:value-type="float">
            <text:p>6712</text:p>
          </table:table-cell>
          <table:table-cell office:value-type="string" calcext:value-type="string">
            <text:p>c</text:p>
          </table:table-cell>
          <table:table-cell office:value-type="string" calcext:value-type="string">
            <text:p>ordonna-t-il; je vous attendais et j'ai pris mes mesures.</text:p>
          </table:table-cell>
        </table:table-row>
        <table:table-row table:style-name="ro2">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7138" calcext:value-type="float">
            <text:p>7138</text:p>
          </table:table-cell>
          <table:table-cell office:value-type="string" calcext:value-type="string">
            <text:p>c</text:p>
          </table:table-cell>
          <table:table-cell office:value-type="string" calcext:value-type="string">
            <text:p>Pour venir ici, j'ai fait faux bond a Mme de Tencin et perdu ainsi l'occasion de mortifier cruellement ce coquin de Dubois.</text:p>
          </table:table-cell>
        </table:table-row>
        <table:table-row table:style-name="ro3">
          <table:table-cell office:value-type="string" calcext:value-type="string">
            <text:p>FRA01201_Feval.xml</text:p>
          </table:table-cell>
          <table:table-cell office:value-type="float" office:value="1868" calcext:value-type="float">
            <text:p>1868</text:p>
          </table:table-cell>
          <table:table-cell office:value-type="string" calcext:value-type="string">
            <text:p>1860s</text:p>
          </table:table-cell>
          <table:table-cell office:value-type="float" office:value="1351" calcext:value-type="float">
            <text:p>1351</text:p>
          </table:table-cell>
          <table:table-cell office:value-type="string" calcext:value-type="string">
            <text:p>c</text:p>
          </table:table-cell>
          <table:table-cell office:value-type="string" calcext:value-type="string">
            <text:p>Que vas -tu faire dans Paris ?</text:p>
          </table:table-cell>
        </table:table-row>
        <table:table-row table:style-name="ro2">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9191" calcext:value-type="float">
            <text:p>9191</text:p>
          </table:table-cell>
          <table:table-cell office:value-type="string" calcext:value-type="string">
            <text:p>c</text:p>
          </table:table-cell>
          <table:table-cell office:value-type="string" calcext:value-type="string">
            <text:p>... Vous ne comprenez donc pas qu'en vous engageant, vous engagez fatalement le baron d'Escorval... Vous croyez ne risquer que votre tête, vous jouez la vie de votre père...</text:p>
          </table:table-cell>
        </table:table-row>
        <table:table-row table:style-name="ro3">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2000" calcext:value-type="float">
            <text:p>2000</text:p>
          </table:table-cell>
          <table:table-cell office:value-type="string" calcext:value-type="string">
            <text:p>c</text:p>
          </table:table-cell>
          <table:table-cell office:value-type="string" calcext:value-type="string">
            <text:p>... Il faudra que le juge d'instruction entende votre déposition.</text:p>
          </table:table-cell>
        </table:table-row>
        <table:table-row table:style-name="ro2">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7929" calcext:value-type="float">
            <text:p>7929</text:p>
          </table:table-cell>
          <table:table-cell office:value-type="string" calcext:value-type="string">
            <text:p>n</text:p>
          </table:table-cell>
          <table:table-cell office:value-type="string" calcext:value-type="string">
            <text:p>Apprenant notre arrivée, il accourait, et sans hésitation, sans faste, il se dépouillait volontairement d'une fortune... et on le rudoyait.</text:p>
          </table:table-cell>
        </table:table-row>
        <table:table-row table:style-name="ro3">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10330" calcext:value-type="float">
            <text:p>10330</text:p>
          </table:table-cell>
          <table:table-cell office:value-type="string" calcext:value-type="string">
            <text:p>c</text:p>
          </table:table-cell>
          <table:table-cell office:value-type="string" calcext:value-type="string">
            <text:p>Nos hommes ont tiré en l'air.</text:p>
          </table:table-cell>
        </table:table-row>
        <table:table-row table:style-name="ro3">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1434" calcext:value-type="float">
            <text:p>1434</text:p>
          </table:table-cell>
          <table:table-cell office:value-type="string" calcext:value-type="string">
            <text:p>c</text:p>
          </table:table-cell>
          <table:table-cell office:value-type="string" calcext:value-type="string">
            <text:p>... se disait-il, est -ce qu'on a jamais ici-bas une joie sans mélange !</text:p>
          </table:table-cell>
        </table:table-row>
        <table:table-row table:style-name="ro3">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226" calcext:value-type="float">
            <text:p>226</text:p>
          </table:table-cell>
          <table:table-cell office:value-type="string" calcext:value-type="string">
            <text:p>c</text:p>
          </table:table-cell>
          <table:table-cell office:value-type="string" calcext:value-type="string">
            <text:p>J'étais là-haut à rapiécer des nippes à mon fils, quand j'ai entendu une dispute.</text:p>
          </table:table-cell>
        </table:table-row>
        <table:table-row table:style-name="ro3">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14916" calcext:value-type="float">
            <text:p>14916</text:p>
          </table:table-cell>
          <table:table-cell office:value-type="string" calcext:value-type="string">
            <text:p>n</text:p>
          </table:table-cell>
          <table:table-cell office:value-type="string" calcext:value-type="string">
            <text:p>Marie-Anne était morte.</text:p>
          </table:table-cell>
        </table:table-row>
        <table:table-row table:style-name="ro3">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4508" calcext:value-type="float">
            <text:p>4508</text:p>
          </table:table-cell>
          <table:table-cell office:value-type="string" calcext:value-type="string">
            <text:p>n</text:p>
          </table:table-cell>
          <table:table-cell office:value-type="string" calcext:value-type="string">
            <text:p>fit le directeur un peu étonné.</text:p>
          </table:table-cell>
        </table:table-row>
        <table:table-row table:style-name="ro3">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11531" calcext:value-type="float">
            <text:p>11531</text:p>
          </table:table-cell>
          <table:table-cell office:value-type="string" calcext:value-type="string">
            <text:p>u</text:p>
          </table:table-cell>
          <table:table-cell office:value-type="string" calcext:value-type="string">
            <text:p>... Comment Chanlouineau ne s'en était-il pas servi pour son propre salut ?</text:p>
          </table:table-cell>
        </table:table-row>
        <table:table-row table:style-name="ro2">
          <table:table-cell office:value-type="string" calcext:value-type="string">
            <text:p>FRA01902_Gaboriau.xml</text:p>
          </table:table-cell>
          <table:table-cell office:value-type="float" office:value="1869" calcext:value-type="float">
            <text:p>1869</text:p>
          </table:table-cell>
          <table:table-cell office:value-type="string" calcext:value-type="string">
            <text:p>1860s</text:p>
          </table:table-cell>
          <table:table-cell office:value-type="float" office:value="247" calcext:value-type="float">
            <text:p>247</text:p>
          </table:table-cell>
          <table:table-cell office:value-type="string" calcext:value-type="string">
            <text:p>c</text:p>
          </table:table-cell>
          <table:table-cell office:value-type="string" calcext:value-type="string">
            <text:p>Je vous ai affirmé que je suis innocent, et un homme prêt à mourir, frappé de ma main, et cette vieille femme ont confirmé ma déclaration.</text:p>
          </table:table-cell>
        </table:table-row>
        <table:table-row table:style-name="ro3">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1165" calcext:value-type="float">
            <text:p>1165</text:p>
          </table:table-cell>
          <table:table-cell office:value-type="string" calcext:value-type="string">
            <text:p>n</text:p>
          </table:table-cell>
          <table:table-cell office:value-type="string" calcext:value-type="string">
            <text:p>J'eus un moment d'anxiété, car j'étais bien ébranlé, bien irrésolu.</text:p>
          </table:table-cell>
        </table:table-row>
        <table:table-row table:style-name="ro2">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1265" calcext:value-type="float">
            <text:p>1265</text:p>
          </table:table-cell>
          <table:table-cell office:value-type="string" calcext:value-type="string">
            <text:p>n</text:p>
          </table:table-cell>
          <table:table-cell office:value-type="string" calcext:value-type="string">
            <text:p>Déjà bien des fois, quand je traversais un village, ou quand je rencontrais des paysans, on m'avait observé, et si l'on ne m'avait pas interrogé, c'est que j'avais alors forcé le pas.</text:p>
          </table:table-cell>
        </table:table-row>
        <table:table-row table:style-name="ro3">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1638" calcext:value-type="float">
            <text:p>1638</text:p>
          </table:table-cell>
          <table:table-cell office:value-type="string" calcext:value-type="string">
            <text:p>n</text:p>
          </table:table-cell>
          <table:table-cell office:value-type="string" calcext:value-type="string">
            <text:p>demanda le petit homme sans se laisser troubler.</text:p>
          </table:table-cell>
        </table:table-row>
        <table:table-row table:style-name="ro3">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1467" calcext:value-type="float">
            <text:p>1467</text:p>
          </table:table-cell>
          <table:table-cell office:value-type="string" calcext:value-type="string">
            <text:p>c</text:p>
          </table:table-cell>
          <table:table-cell office:value-type="string" calcext:value-type="string">
            <text:p>On allait chercher, trouver, et bien certainement me renvoyer à mon oncle.</text:p>
          </table:table-cell>
        </table:table-row>
        <table:table-row table:style-name="ro2">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157" calcext:value-type="float">
            <text:p>157</text:p>
          </table:table-cell>
          <table:table-cell office:value-type="string" calcext:value-type="string">
            <text:p>n</text:p>
          </table:table-cell>
          <table:table-cell office:value-type="string" calcext:value-type="string">
            <text:p>On ne sentait plus qu'une violente poussée, toujours dans le même sens; on n'entendait plus qu'un soufflement qui rendait sourd.</text:p>
          </table:table-cell>
        </table:table-row>
        <table:table-row table:style-name="ro3">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2836" calcext:value-type="float">
            <text:p>2836</text:p>
          </table:table-cell>
          <table:table-cell office:value-type="string" calcext:value-type="string">
            <text:p>n</text:p>
          </table:table-cell>
          <table:table-cell office:value-type="string" calcext:value-type="string">
            <text:p>Enfin j'arrivai aux cordes, je les coupai, j'étais libre.</text:p>
          </table:table-cell>
        </table:table-row>
        <table:table-row table:style-name="ro3">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1333" calcext:value-type="float">
            <text:p>1333</text:p>
          </table:table-cell>
          <table:table-cell office:value-type="string" calcext:value-type="string">
            <text:p>c</text:p>
          </table:table-cell>
          <table:table-cell office:value-type="string" calcext:value-type="string">
            <text:p>Ne marchez pas trop vite, ce sera prudent.</text:p>
          </table:table-cell>
        </table:table-row>
        <table:table-row table:style-name="ro3">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1190" calcext:value-type="float">
            <text:p>1190</text:p>
          </table:table-cell>
          <table:table-cell office:value-type="string" calcext:value-type="string">
            <text:p>n</text:p>
          </table:table-cell>
          <table:table-cell office:value-type="string" calcext:value-type="string">
            <text:p>Décidément les voyages étaient plus amusants.</text:p>
          </table:table-cell>
        </table:table-row>
        <table:table-row table:style-name="ro3">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1812" calcext:value-type="float">
            <text:p>1812</text:p>
          </table:table-cell>
          <table:table-cell office:value-type="string" calcext:value-type="string">
            <text:p>x</text:p>
          </table:table-cell>
          <table:table-cell office:value-type="string" calcext:value-type="string">
            <text:p>dit la femme, elle a un signe à la joue.</text:p>
          </table:table-cell>
        </table:table-row>
        <table:table-row table:style-name="ro3">
          <table:table-cell office:value-type="string" calcext:value-type="string">
            <text:p>FRA02601_Malot.xml</text:p>
          </table:table-cell>
          <table:table-cell office:value-type="float" office:value="1869" calcext:value-type="float">
            <text:p>1869</text:p>
          </table:table-cell>
          <table:table-cell office:value-type="string" calcext:value-type="string">
            <text:p>1860s</text:p>
          </table:table-cell>
          <table:table-cell office:value-type="float" office:value="2899" calcext:value-type="float">
            <text:p>2899</text:p>
          </table:table-cell>
          <table:table-cell office:value-type="string" calcext:value-type="string">
            <text:p>n</text:p>
          </table:table-cell>
          <table:table-cell office:value-type="string" calcext:value-type="string">
            <text:p>Il avait diminué de grosseur encore, et il continuait sa route !</text:p>
          </table:table-cell>
        </table:table-row>
        <table:table-row table:style-name="ro2">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1227" calcext:value-type="float">
            <text:p>1227</text:p>
          </table:table-cell>
          <table:table-cell office:value-type="string" calcext:value-type="string">
            <text:p>n</text:p>
          </table:table-cell>
          <table:table-cell office:value-type="string" calcext:value-type="string">
            <text:p>C'étaient des épanchements sans fin, des gaietés sans cause, et des disputes quelquefois, à propos de la lampe qui filait ou d'un livre égaré, colères d'une minute, que des rires apaisaient.</text:p>
          </table:table-cell>
        </table:table-row>
        <table:table-row table:style-name="ro3">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6840" calcext:value-type="float">
            <text:p>6840</text:p>
          </table:table-cell>
          <table:table-cell office:value-type="string" calcext:value-type="string">
            <text:p>n</text:p>
          </table:table-cell>
          <table:table-cell office:value-type="string" calcext:value-type="string">
            <text:p>Il promettait au cocher de gros pourboires.</text:p>
          </table:table-cell>
        </table:table-row>
        <table:table-row table:style-name="ro3">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3081" calcext:value-type="float">
            <text:p>3081</text:p>
          </table:table-cell>
          <table:table-cell office:value-type="string" calcext:value-type="string">
            <text:p>n</text:p>
          </table:table-cell>
          <table:table-cell office:value-type="string" calcext:value-type="string">
            <text:p>Aucune des deux n'avait de monnaie, Frédéric en offrit.</text:p>
          </table:table-cell>
        </table:table-row>
        <table:table-row table:style-name="ro3">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6654" calcext:value-type="float">
            <text:p>6654</text:p>
          </table:table-cell>
          <table:table-cell office:value-type="string" calcext:value-type="string">
            <text:p>c</text:p>
          </table:table-cell>
          <table:table-cell office:value-type="string" calcext:value-type="string">
            <text:p>» Elle a fait saisir rien que cinq journaux !</text:p>
          </table:table-cell>
        </table:table-row>
        <table:table-row table:style-name="ro3">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1439" calcext:value-type="float">
            <text:p>1439</text:p>
          </table:table-cell>
          <table:table-cell office:value-type="string" calcext:value-type="string">
            <text:p>n</text:p>
          </table:table-cell>
          <table:table-cell office:value-type="string" calcext:value-type="string">
            <text:p>Une brouille s'ensuivit.</text:p>
          </table:table-cell>
        </table:table-row>
        <table:table-row table:style-name="ro3">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7276" calcext:value-type="float">
            <text:p>7276</text:p>
          </table:table-cell>
          <table:table-cell office:value-type="string" calcext:value-type="string">
            <text:p>c</text:p>
          </table:table-cell>
          <table:table-cell office:value-type="string" calcext:value-type="string">
            <text:p>» Tu peux bien surveiller la loge toute seule.</text:p>
          </table:table-cell>
        </table:table-row>
        <table:table-row table:style-name="ro2">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3252" calcext:value-type="float">
            <text:p>3252</text:p>
          </table:table-cell>
          <table:table-cell office:value-type="string" calcext:value-type="string">
            <text:p>c</text:p>
          </table:table-cell>
          <table:table-cell office:value-type="string" calcext:value-type="string">
            <text:p>« Quand on pense qu'il peut y avoir jusqu'à vingt-huit formalités pour établir un batelet sur une rivière, ça me donne envie d'aller vivre chez les anthropophages !</text:p>
          </table:table-cell>
        </table:table-row>
        <table:table-row table:style-name="ro3">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6007" calcext:value-type="float">
            <text:p>6007</text:p>
          </table:table-cell>
          <table:table-cell office:value-type="string" calcext:value-type="string">
            <text:p>n</text:p>
          </table:table-cell>
          <table:table-cell office:value-type="string" calcext:value-type="string">
            <text:p>Frédéric, indigné, s'écria :</text:p>
          </table:table-cell>
        </table:table-row>
        <table:table-row table:style-name="ro3">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338" calcext:value-type="float">
            <text:p>338</text:p>
          </table:table-cell>
          <table:table-cell office:value-type="string" calcext:value-type="string">
            <text:p>c</text:p>
          </table:table-cell>
          <table:table-cell office:value-type="string" calcext:value-type="string">
            <text:p>La santé est toujours bonne, j'espère ?</text:p>
          </table:table-cell>
        </table:table-row>
        <table:table-row table:style-name="ro3">
          <table:table-cell office:value-type="string" calcext:value-type="string">
            <text:p>FRA01301_Flaubert.xml</text:p>
          </table:table-cell>
          <table:table-cell office:value-type="float" office:value="1870" calcext:value-type="float">
            <text:p>1870</text:p>
          </table:table-cell>
          <table:table-cell office:value-type="string" calcext:value-type="string">
            <text:p>1870s</text:p>
          </table:table-cell>
          <table:table-cell office:value-type="float" office:value="2432" calcext:value-type="float">
            <text:p>2432</text:p>
          </table:table-cell>
          <table:table-cell office:value-type="string" calcext:value-type="string">
            <text:p>n</text:p>
          </table:table-cell>
          <table:table-cell office:value-type="string" calcext:value-type="string">
            <text:p>Parvenu dans la rue de Fleurus, Frédéric s'aperçut qu'il ignorait le nom de la demoiselle.</text:p>
          </table:table-cell>
        </table:table-row>
        <table:table-row table:style-name="ro3">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3006" calcext:value-type="float">
            <text:p>3006</text:p>
          </table:table-cell>
          <table:table-cell office:value-type="string" calcext:value-type="string">
            <text:p>n</text:p>
          </table:table-cell>
          <table:table-cell office:value-type="string" calcext:value-type="string">
            <text:p>La sorcière l'avait laissé tomber en entendant le noël de Dumont.</text:p>
          </table:table-cell>
        </table:table-row>
        <table:table-row table:style-name="ro3">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333" calcext:value-type="float">
            <text:p>333</text:p>
          </table:table-cell>
          <table:table-cell office:value-type="string" calcext:value-type="string">
            <text:p>c</text:p>
          </table:table-cell>
          <table:table-cell office:value-type="string" calcext:value-type="string">
            <text:p>Ils perdent jusqu'à leur nom, c'est comme s'ils étaient tombés de la lune.</text:p>
          </table:table-cell>
        </table:table-row>
        <table:table-row table:style-name="ro2">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4292" calcext:value-type="float">
            <text:p>4292</text:p>
          </table:table-cell>
          <table:table-cell office:value-type="string" calcext:value-type="string">
            <text:p>n</text:p>
          </table:table-cell>
          <table:table-cell office:value-type="string" calcext:value-type="string">
            <text:p>Il nous fallut traverser de véritables ruines pour pénétrer dans le grand salon qui était encore debout et entier, mais sans vitres et sans portes.</text:p>
          </table:table-cell>
        </table:table-row>
        <table:table-row table:style-name="ro3">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3727" calcext:value-type="float">
            <text:p>3727</text:p>
          </table:table-cell>
          <table:table-cell office:value-type="string" calcext:value-type="string">
            <text:p>n</text:p>
          </table:table-cell>
          <table:table-cell office:value-type="string" calcext:value-type="string">
            <text:p>Déduction faite de ce qui m'avait été prêté par M.</text:p>
          </table:table-cell>
        </table:table-row>
        <table:table-row table:style-name="ro2">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2348" calcext:value-type="float">
            <text:p>2348</text:p>
          </table:table-cell>
          <table:table-cell office:value-type="string" calcext:value-type="string">
            <text:p>n</text:p>
          </table:table-cell>
          <table:table-cell office:value-type="string" calcext:value-type="string">
            <text:p>On attendait des chevaux à revenir d'une autre course, et deux des cavaliers de l'escorte étaient allés pour en réquisitionner dans la ville.</text:p>
          </table:table-cell>
        </table:table-row>
        <table:table-row table:style-name="ro2">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3376" calcext:value-type="float">
            <text:p>3376</text:p>
          </table:table-cell>
          <table:table-cell office:value-type="string" calcext:value-type="string">
            <text:p>n</text:p>
          </table:table-cell>
          <table:table-cell office:value-type="string" calcext:value-type="string">
            <text:p>Costejoux, cet homme si humain et si intelligent, en était venu à croire que Robespierre et Saint-Just pouvaient régénérer la France après l'avoir saignée aux quatre veines !</text:p>
          </table:table-cell>
        </table:table-row>
        <table:table-row table:style-name="ro3">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647" calcext:value-type="float">
            <text:p>647</text:p>
          </table:table-cell>
          <table:table-cell office:value-type="string" calcext:value-type="string">
            <text:p>n</text:p>
          </table:table-cell>
          <table:table-cell office:value-type="string" calcext:value-type="string">
            <text:p>Ce fut le seul dégât commis.</text:p>
          </table:table-cell>
        </table:table-row>
        <table:table-row table:style-name="ro3">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2206" calcext:value-type="float">
            <text:p>2206</text:p>
          </table:table-cell>
          <table:table-cell office:value-type="string" calcext:value-type="string">
            <text:p>c</text:p>
          </table:table-cell>
          <table:table-cell office:value-type="string" calcext:value-type="string">
            <text:p>Le peuple est consterné, il est poltron, voilà tout son crime.</text:p>
          </table:table-cell>
        </table:table-row>
        <table:table-row table:style-name="ro2">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5077" calcext:value-type="float">
            <text:p>5077</text:p>
          </table:table-cell>
          <table:table-cell office:value-type="string" calcext:value-type="string">
            <text:p>n</text:p>
          </table:table-cell>
          <table:table-cell office:value-type="string" calcext:value-type="string">
            <text:p>J'avais toujours demandé au ciel de ne pas lui survivre, et pourtant je vis encore, parce que je me vois encore utile aux chers enfants et petits-enfants qui m'entourent.</text:p>
          </table:table-cell>
        </table:table-row>
        <table:table-row table:style-name="ro2">
          <table:table-cell office:value-type="string" calcext:value-type="string">
            <text:p>FRA03701_Sand.xml</text:p>
          </table:table-cell>
          <table:table-cell office:value-type="float" office:value="1872" calcext:value-type="float">
            <text:p>1872</text:p>
          </table:table-cell>
          <table:table-cell office:value-type="string" calcext:value-type="string">
            <text:p>1870s</text:p>
          </table:table-cell>
          <table:table-cell office:value-type="float" office:value="1463" calcext:value-type="float">
            <text:p>1463</text:p>
          </table:table-cell>
          <table:table-cell office:value-type="string" calcext:value-type="string">
            <text:p>c</text:p>
          </table:table-cell>
          <table:table-cell office:value-type="string" calcext:value-type="string">
            <text:p>Je ne te ferai jamais de chagrin, et, si je dois me marier comme tu te l'imagines, ce ne sera qu'avec ton consentement; entends -tu bien ?</text:p>
          </table:table-cell>
        </table:table-row>
        <table:table-row table:style-name="ro3">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365" calcext:value-type="float">
            <text:p>365</text:p>
          </table:table-cell>
          <table:table-cell office:value-type="string" calcext:value-type="string">
            <text:p>n</text:p>
          </table:table-cell>
          <table:table-cell office:value-type="string" calcext:value-type="string">
            <text:p>» Je me suis secoué et levé; il faisait grand jour, et maman me regardait.</text:p>
          </table:table-cell>
        </table:table-row>
        <table:table-row table:style-name="ro3">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685" calcext:value-type="float">
            <text:p>685</text:p>
          </table:table-cell>
          <table:table-cell office:value-type="string" calcext:value-type="string">
            <text:p>n</text:p>
          </table:table-cell>
          <table:table-cell office:value-type="string" calcext:value-type="string">
            <text:p>Aujourd'hui j'ai peu de paroles inutiles sur la conscience, mais j'ai les reins et les bras bien fatigués.</text:p>
          </table:table-cell>
        </table:table-row>
        <table:table-row table:style-name="ro2">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1546" calcext:value-type="float">
            <text:p>1546</text:p>
          </table:table-cell>
          <table:table-cell office:value-type="string" calcext:value-type="string">
            <text:p>n</text:p>
          </table:table-cell>
          <table:table-cell office:value-type="string" calcext:value-type="string">
            <text:p>Il se tenait devant sa porte, enveloppé dans une couverture, les cheveux hérissés, les yeux grands ouverts.</text:p>
          </table:table-cell>
        </table:table-row>
        <table:table-row table:style-name="ro4">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612" calcext:value-type="float">
            <text:p>612</text:p>
          </table:table-cell>
          <table:table-cell office:value-type="string" calcext:value-type="string">
            <text:p>n</text:p>
          </table:table-cell>
          <table:table-cell office:value-type="string" calcext:value-type="string">
            <text:p>Ils sont très intrépides ces enfants; mais tu comprends qu'ils ne peuvent pas toujours nous suivre : ils n'ont pas la permission de dépasser la première grève, qui est déjà pas mal éloignée pour leurs petites jambes.</text:p>
          </table:table-cell>
        </table:table-row>
        <table:table-row table:style-name="ro3">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1678" calcext:value-type="float">
            <text:p>1678</text:p>
          </table:table-cell>
          <table:table-cell office:value-type="string" calcext:value-type="string">
            <text:p>n</text:p>
          </table:table-cell>
          <table:table-cell office:value-type="string" calcext:value-type="string">
            <text:p>Je sors de la chambre de mon oncle.</text:p>
          </table:table-cell>
        </table:table-row>
        <table:table-row table:style-name="ro2">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132" calcext:value-type="float">
            <text:p>132</text:p>
          </table:table-cell>
          <table:table-cell office:value-type="string" calcext:value-type="string">
            <text:p>c</text:p>
          </table:table-cell>
          <table:table-cell office:value-type="string" calcext:value-type="string">
            <text:p>Benoît, permettez -moi de vous féliciter sur ce revirement subit; j'ai été charmé d'entendre votre parente me dire que le testament qu'elle avait fait était annulé.</text:p>
          </table:table-cell>
        </table:table-row>
        <table:table-row table:style-name="ro3">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224" calcext:value-type="float">
            <text:p>224</text:p>
          </table:table-cell>
          <table:table-cell office:value-type="string" calcext:value-type="string">
            <text:p>n</text:p>
          </table:table-cell>
          <table:table-cell office:value-type="string" calcext:value-type="string">
            <text:p>Puisque voilà mon signalement tracé, retombons sur le dos de mon cheval de bois et passons à :</text:p>
          </table:table-cell>
        </table:table-row>
        <table:table-row table:style-name="ro2">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319" calcext:value-type="float">
            <text:p>319</text:p>
          </table:table-cell>
          <table:table-cell office:value-type="string" calcext:value-type="string">
            <text:p>n</text:p>
          </table:table-cell>
          <table:table-cell office:value-type="string" calcext:value-type="string">
            <text:p>Maman trouve que j'aime trop à parler argot; mais voici des personnages qui m'en dégoûtent; si jamais je reparle de dormir en argot... Allons, bonsoir tout le monde.</text:p>
          </table:table-cell>
        </table:table-row>
        <table:table-row table:style-name="ro3">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715" calcext:value-type="float">
            <text:p>715</text:p>
          </table:table-cell>
          <table:table-cell office:value-type="string" calcext:value-type="string">
            <text:p>n</text:p>
          </table:table-cell>
          <table:table-cell office:value-type="string" calcext:value-type="string">
            <text:p>Il fourrait son museau dans toutes les écuelles placées par terre.</text:p>
          </table:table-cell>
        </table:table-row>
        <table:table-row table:style-name="ro2">
          <table:table-cell office:value-type="string" calcext:value-type="string">
            <text:p>FRA01402_Fleuriot.xml</text:p>
          </table:table-cell>
          <table:table-cell office:value-type="float" office:value="1874" calcext:value-type="float">
            <text:p>1874</text:p>
          </table:table-cell>
          <table:table-cell office:value-type="string" calcext:value-type="string">
            <text:p>1870s</text:p>
          </table:table-cell>
          <table:table-cell office:value-type="float" office:value="396" calcext:value-type="float">
            <text:p>396</text:p>
          </table:table-cell>
          <table:table-cell office:value-type="string" calcext:value-type="string">
            <text:p>n</text:p>
          </table:table-cell>
          <table:table-cell office:value-type="string" calcext:value-type="string">
            <text:p>Une belle auberge, maman, une grande maison basse et blanche, sans autre enseigne qu'une grosse touffe verte.</text:p>
          </table:table-cell>
        </table:table-row>
        <table:table-row table:style-name="ro3">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668" calcext:value-type="float">
            <text:p>668</text:p>
          </table:table-cell>
          <table:table-cell office:value-type="string" calcext:value-type="string">
            <text:p>n</text:p>
          </table:table-cell>
          <table:table-cell office:value-type="string" calcext:value-type="string">
            <text:p>C'est grâce aux attentions de l'aimable femme que la maison se remplissait de joujoux.</text:p>
          </table:table-cell>
        </table:table-row>
        <table:table-row table:style-name="ro3">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2100" calcext:value-type="float">
            <text:p>2100</text:p>
          </table:table-cell>
          <table:table-cell office:value-type="string" calcext:value-type="string">
            <text:p>n</text:p>
          </table:table-cell>
          <table:table-cell office:value-type="string" calcext:value-type="string">
            <text:p>L'argenterie avait été passée au blanc, et le vieil Hippolyte serait désormais chargé de ce soin.</text:p>
          </table:table-cell>
        </table:table-row>
        <table:table-row table:style-name="ro3">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348" calcext:value-type="float">
            <text:p>348</text:p>
          </table:table-cell>
          <table:table-cell office:value-type="string" calcext:value-type="string">
            <text:p>c</text:p>
          </table:table-cell>
          <table:table-cell office:value-type="string" calcext:value-type="string">
            <text:p>Il n'en faut plus parler.</text:p>
          </table:table-cell>
        </table:table-row>
        <table:table-row table:style-name="ro2">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1379" calcext:value-type="float">
            <text:p>1379</text:p>
          </table:table-cell>
          <table:table-cell office:value-type="string" calcext:value-type="string">
            <text:p>n</text:p>
          </table:table-cell>
          <table:table-cell office:value-type="string" calcext:value-type="string">
            <text:p>Les montagnes qu'encadraient si gracieusement le <text:s text:c="2"/>lui faisaient trouver par comparaison sa résidence habituelle plus triste qu'elle ne l'était en réalité.</text:p>
          </table:table-cell>
        </table:table-row>
        <table:table-row table:style-name="ro3">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869" calcext:value-type="float">
            <text:p>869</text:p>
          </table:table-cell>
          <table:table-cell office:value-type="string" calcext:value-type="string">
            <text:p>c</text:p>
          </table:table-cell>
          <table:table-cell office:value-type="string" calcext:value-type="string">
            <text:p>J'aime beaucoup Annibal.</text:p>
          </table:table-cell>
        </table:table-row>
        <table:table-row table:style-name="ro3">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1911" calcext:value-type="float">
            <text:p>1911</text:p>
          </table:table-cell>
          <table:table-cell office:value-type="string" calcext:value-type="string">
            <text:p>x</text:p>
          </table:table-cell>
          <table:table-cell office:value-type="string" calcext:value-type="string">
            <text:p>de Sarlières qui s'écrie en le voyant : « Vous savez donc la catastrophe ?</text:p>
          </table:table-cell>
        </table:table-row>
        <table:table-row table:style-name="ro5">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1951" calcext:value-type="float">
            <text:p>1951</text:p>
          </table:table-cell>
          <table:table-cell office:value-type="string" calcext:value-type="string">
            <text:p>n</text:p>
          </table:table-cell>
          <table:table-cell office:value-type="string" calcext:value-type="string">
            <text:p>Sa chambre, étant une des plus commodes, serait celle des garçons, et, comme Anne n'aimait pas les discussions lorsqu'il s'agissait de se dévouer, elle s'établit aussitôt dans une mansarde à laquelle Janique sut donner une certaine élégance, élégance qui eût consolé la jeune fille de quitter sa chambre, si elle en eût eu du regret; et pourtant, elle aimait cette chambre !</text:p>
          </table:table-cell>
        </table:table-row>
        <table:table-row table:style-name="ro3">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79" calcext:value-type="float">
            <text:p>79</text:p>
          </table:table-cell>
          <table:table-cell office:value-type="string" calcext:value-type="string">
            <text:p>n</text:p>
          </table:table-cell>
          <table:table-cell office:value-type="string" calcext:value-type="string">
            <text:p>Anne se rapprocha davantage de sa mère, heureuse de ce retour.</text:p>
          </table:table-cell>
        </table:table-row>
        <table:table-row table:style-name="ro3">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639" calcext:value-type="float">
            <text:p>639</text:p>
          </table:table-cell>
          <table:table-cell office:value-type="string" calcext:value-type="string">
            <text:p>c</text:p>
          </table:table-cell>
          <table:table-cell office:value-type="string" calcext:value-type="string">
            <text:p>Mais tu as du courage !</text:p>
          </table:table-cell>
        </table:table-row>
        <table:table-row table:style-name="ro3">
          <table:table-cell office:value-type="string" calcext:value-type="string">
            <text:p>FRA02203_Gouraud.xml</text:p>
          </table:table-cell>
          <table:table-cell office:value-type="float" office:value="1876" calcext:value-type="float">
            <text:p>1876</text:p>
          </table:table-cell>
          <table:table-cell office:value-type="string" calcext:value-type="string">
            <text:p>1870s</text:p>
          </table:table-cell>
          <table:table-cell office:value-type="float" office:value="608" calcext:value-type="float">
            <text:p>608</text:p>
          </table:table-cell>
          <table:table-cell office:value-type="string" calcext:value-type="string">
            <text:p>n</text:p>
          </table:table-cell>
          <table:table-cell office:value-type="string" calcext:value-type="string">
            <text:p>Un collégien s'exalte toujours à l'idée de gravir des montagnes.</text:p>
          </table:table-cell>
        </table:table-row>
        <table:table-row table:style-name="ro2">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5834" calcext:value-type="float">
            <text:p>5834</text:p>
          </table:table-cell>
          <table:table-cell office:value-type="string" calcext:value-type="string">
            <text:p>n</text:p>
          </table:table-cell>
          <table:table-cell office:value-type="string" calcext:value-type="string">
            <text:p>Judith était, d'ailleurs, trop belle, trop audacieuse et trop isolée pour ne pas éveiller des sentiments et des espérances confuses dans une imagination de vingt-cinq ans.</text:p>
          </table:table-cell>
        </table:table-row>
        <table:table-row table:style-name="ro3">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8562" calcext:value-type="float">
            <text:p>8562</text:p>
          </table:table-cell>
          <table:table-cell office:value-type="string" calcext:value-type="string">
            <text:p>u</text:p>
          </table:table-cell>
          <table:table-cell office:value-type="string" calcext:value-type="string">
            <text:p>les camélias rouges de madame Jouanny !</text:p>
          </table:table-cell>
        </table:table-row>
        <table:table-row table:style-name="ro3">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8470" calcext:value-type="float">
            <text:p>8470</text:p>
          </table:table-cell>
          <table:table-cell office:value-type="string" calcext:value-type="string">
            <text:p>n</text:p>
          </table:table-cell>
          <table:table-cell office:value-type="string" calcext:value-type="string">
            <text:p>Depuis une heure, il lui sembla qu'elle s'en était donné de bien autrement graves.</text:p>
          </table:table-cell>
        </table:table-row>
        <table:table-row table:style-name="ro2">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6200" calcext:value-type="float">
            <text:p>6200</text:p>
          </table:table-cell>
          <table:table-cell office:value-type="string" calcext:value-type="string">
            <text:p>x</text:p>
          </table:table-cell>
          <table:table-cell office:value-type="string" calcext:value-type="string">
            <text:p>soupira-t-elle d'une voix douce comme un son de harpe lointain, -- son père ne lui connaissait pas celte voix brisée, - -vous venez de me convaincre de mes torts, je vous prie de me les pardonner.</text:p>
          </table:table-cell>
        </table:table-row>
        <table:table-row table:style-name="ro3">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9243" calcext:value-type="float">
            <text:p>9243</text:p>
          </table:table-cell>
          <table:table-cell office:value-type="string" calcext:value-type="string">
            <text:p>u</text:p>
          </table:table-cell>
          <table:table-cell office:value-type="string" calcext:value-type="string">
            <text:p>La terre ne produit pas votre idéal et ne le produira jamais.</text:p>
          </table:table-cell>
        </table:table-row>
        <table:table-row table:style-name="ro3">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10131" calcext:value-type="float">
            <text:p>10131</text:p>
          </table:table-cell>
          <table:table-cell office:value-type="string" calcext:value-type="string">
            <text:p>n</text:p>
          </table:table-cell>
          <table:table-cell office:value-type="string" calcext:value-type="string">
            <text:p>prononça-t-il avec rage.</text:p>
          </table:table-cell>
        </table:table-row>
        <table:table-row table:style-name="ro3">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3808" calcext:value-type="float">
            <text:p>3808</text:p>
          </table:table-cell>
          <table:table-cell office:value-type="string" calcext:value-type="string">
            <text:p>c</text:p>
          </table:table-cell>
          <table:table-cell office:value-type="string" calcext:value-type="string">
            <text:p>le lieutenant Duval, sa demande ne pourrait être prise par nous en considération.</text:p>
          </table:table-cell>
        </table:table-row>
        <table:table-row table:style-name="ro3">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9532" calcext:value-type="float">
            <text:p>9532</text:p>
          </table:table-cell>
          <table:table-cell office:value-type="string" calcext:value-type="string">
            <text:p>c</text:p>
          </table:table-cell>
          <table:table-cell office:value-type="string" calcext:value-type="string">
            <text:p>si c'est un mariage que vous avez en vue, j'entends ne pas me remarier.</text:p>
          </table:table-cell>
        </table:table-row>
        <table:table-row table:style-name="ro3">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5502" calcext:value-type="float">
            <text:p>5502</text:p>
          </table:table-cell>
          <table:table-cell office:value-type="string" calcext:value-type="string">
            <text:p>n</text:p>
          </table:table-cell>
          <table:table-cell office:value-type="string" calcext:value-type="string">
            <text:p>C'est pourquoi elle en acceptait volontiers l'aventureuse collaboration.</text:p>
          </table:table-cell>
        </table:table-row>
        <table:table-row table:style-name="ro2">
          <table:table-cell office:value-type="string" calcext:value-type="string">
            <text:p>FRA06401_Chandeneux.xml</text:p>
          </table:table-cell>
          <table:table-cell office:value-type="float" office:value="1876" calcext:value-type="float">
            <text:p>1876</text:p>
          </table:table-cell>
          <table:table-cell office:value-type="string" calcext:value-type="string">
            <text:p>1870s</text:p>
          </table:table-cell>
          <table:table-cell office:value-type="float" office:value="8927" calcext:value-type="float">
            <text:p>8927</text:p>
          </table:table-cell>
          <table:table-cell office:value-type="string" calcext:value-type="string">
            <text:p>c</text:p>
          </table:table-cell>
          <table:table-cell office:value-type="string" calcext:value-type="string">
            <text:p>Le vent a soufflé sur votre intérieur pour le briser et en disperser les débris; soit, résignez -vous, sachez vivre seul.</text:p>
          </table:table-cell>
        </table:table-row>
        <table:table-row table:style-name="ro2">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1504" calcext:value-type="float">
            <text:p>1504</text:p>
          </table:table-cell>
          <table:table-cell office:value-type="string" calcext:value-type="string">
            <text:p>n</text:p>
          </table:table-cell>
          <table:table-cell office:value-type="string" calcext:value-type="string">
            <text:p>Naturellement, tout en dévorant force tartines, Édouard et Gustave racontaient à leur grand-mère leurs récents exploits en mer.</text:p>
          </table:table-cell>
        </table:table-row>
        <table:table-row table:style-name="ro2">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665" calcext:value-type="float">
            <text:p>665</text:p>
          </table:table-cell>
          <table:table-cell office:value-type="string" calcext:value-type="string">
            <text:p>n</text:p>
          </table:table-cell>
          <table:table-cell office:value-type="string" calcext:value-type="string">
            <text:p>Les grosses moustaches de l'officier se soulevèrent sous un bon rire lorsqu'il aperçut la tête ébouriffée de Léopold enfoncée dans l'oreiller.</text:p>
          </table:table-cell>
        </table:table-row>
        <table:table-row table:style-name="ro2">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363" calcext:value-type="float">
            <text:p>363</text:p>
          </table:table-cell>
          <table:table-cell office:value-type="string" calcext:value-type="string">
            <text:p>c</text:p>
          </table:table-cell>
          <table:table-cell office:value-type="string" calcext:value-type="string">
            <text:p>Même au temps où l'on parlait avec enthousiasme de son talent sur le piano, j'admirais, moi qui ne suis pas artiste, la bonne tenue de sa maison et sa façon de recevoir.</text:p>
          </table:table-cell>
        </table:table-row>
        <table:table-row table:style-name="ro3">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311" calcext:value-type="float">
            <text:p>311</text:p>
          </table:table-cell>
          <table:table-cell office:value-type="string" calcext:value-type="string">
            <text:p>c</text:p>
          </table:table-cell>
          <table:table-cell office:value-type="string" calcext:value-type="string">
            <text:p>s'écria-t-elle, tu veux donc qu'il t'emmène !</text:p>
          </table:table-cell>
        </table:table-row>
        <table:table-row table:style-name="ro3">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1557" calcext:value-type="float">
            <text:p>1557</text:p>
          </table:table-cell>
          <table:table-cell office:value-type="string" calcext:value-type="string">
            <text:p>n</text:p>
          </table:table-cell>
          <table:table-cell office:value-type="string" calcext:value-type="string">
            <text:p>On le leva plusieurs fois.</text:p>
          </table:table-cell>
        </table:table-row>
        <table:table-row table:style-name="ro2">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536" calcext:value-type="float">
            <text:p>536</text:p>
          </table:table-cell>
          <table:table-cell office:value-type="string" calcext:value-type="string">
            <text:p>u</text:p>
          </table:table-cell>
          <table:table-cell office:value-type="string" calcext:value-type="string">
            <text:p>Quand l'esprit d'un enfant s'habille tout seul, il risque fort de se bien mal vêtir, et il a grand besoin de l'autorité, sinon de la main de sa mère.</text:p>
          </table:table-cell>
        </table:table-row>
        <table:table-row table:style-name="ro3">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1172" calcext:value-type="float">
            <text:p>1172</text:p>
          </table:table-cell>
          <table:table-cell office:value-type="string" calcext:value-type="string">
            <text:p>n</text:p>
          </table:table-cell>
          <table:table-cell office:value-type="string" calcext:value-type="string">
            <text:p>Ils paraissaient d'humeur gaie, moins Léopold qui traînait la jambe avec affectation.</text:p>
          </table:table-cell>
        </table:table-row>
        <table:table-row table:style-name="ro3">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2018" calcext:value-type="float">
            <text:p>2018</text:p>
          </table:table-cell>
          <table:table-cell office:value-type="string" calcext:value-type="string">
            <text:p>n</text:p>
          </table:table-cell>
          <table:table-cell office:value-type="string" calcext:value-type="string">
            <text:p>Le petit manège d'Amélie eut cependant pour résultat d'attirer l'attention du colonel sur son pupille.</text:p>
          </table:table-cell>
        </table:table-row>
        <table:table-row table:style-name="ro2">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55" calcext:value-type="float">
            <text:p>55</text:p>
          </table:table-cell>
          <table:table-cell office:value-type="string" calcext:value-type="string">
            <text:p>n</text:p>
          </table:table-cell>
          <table:table-cell office:value-type="string" calcext:value-type="string">
            <text:p>Sur le seuil de la porte ouverte apparaissait un homme d'une haute stature, aux formidables moustaches noires mêlées de gris.</text:p>
          </table:table-cell>
        </table:table-row>
        <table:table-row table:style-name="ro2">
          <table:table-cell office:value-type="string" calcext:value-type="string">
            <text:p>FRA01401_Fleuriot.xml</text:p>
          </table:table-cell>
          <table:table-cell office:value-type="float" office:value="1877" calcext:value-type="float">
            <text:p>1877</text:p>
          </table:table-cell>
          <table:table-cell office:value-type="string" calcext:value-type="string">
            <text:p>1870s</text:p>
          </table:table-cell>
          <table:table-cell office:value-type="float" office:value="2228" calcext:value-type="float">
            <text:p>2228</text:p>
          </table:table-cell>
          <table:table-cell office:value-type="string" calcext:value-type="string">
            <text:p>n</text:p>
          </table:table-cell>
          <table:table-cell office:value-type="string" calcext:value-type="string">
            <text:p>Léopold semble grandi par l'uniforme, et quand il pose le képi rouge sur ses cheveux bouclés, c'est le plus charmant petit fantassin que l'on puisse imaginer.</text:p>
          </table:table-cell>
        </table:table-row>
        <table:table-row table:style-name="ro1">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574" calcext:value-type="float">
            <text:p>574</text:p>
          </table:table-cell>
          <table:table-cell office:value-type="string" calcext:value-type="string">
            <text:p>n</text:p>
          </table:table-cell>
          <table:table-cell office:value-type="string" calcext:value-type="string">
            <text:p>lui demanda Claire avec intérêt.</text:p>
          </table:table-cell>
        </table:table-row>
        <table:table-row table:style-name="ro1">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1220" calcext:value-type="float">
            <text:p>1220</text:p>
          </table:table-cell>
          <table:table-cell office:value-type="string" calcext:value-type="string">
            <text:p>n</text:p>
          </table:table-cell>
          <table:table-cell office:value-type="string" calcext:value-type="string">
            <text:p>et madame Brécart, avec la famille Frogé; rien de plus naturel, puisqu'il était invité.</text:p>
          </table:table-cell>
        </table:table-row>
        <table:table-row table:style-name="ro1">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1206" calcext:value-type="float">
            <text:p>1206</text:p>
          </table:table-cell>
          <table:table-cell office:value-type="string" calcext:value-type="string">
            <text:p>n</text:p>
          </table:table-cell>
          <table:table-cell office:value-type="string" calcext:value-type="string">
            <text:p>Certes, elle haïssait l'enfant, cette œuvre de la chair, cette preuve irrécusable de l'amour des deux époux.</text:p>
          </table:table-cell>
        </table:table-row>
        <table:table-row table:style-name="ro1">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1609" calcext:value-type="float">
            <text:p>1609</text:p>
          </table:table-cell>
          <table:table-cell office:value-type="string" calcext:value-type="string">
            <text:p>n</text:p>
          </table:table-cell>
          <table:table-cell office:value-type="string" calcext:value-type="string">
            <text:p>surtout quand on se sent fort et sûr de ne pas succomber.</text:p>
          </table:table-cell>
        </table:table-row>
        <table:table-row table:style-name="ro1">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630" calcext:value-type="float">
            <text:p>630</text:p>
          </table:table-cell>
          <table:table-cell office:value-type="string" calcext:value-type="string">
            <text:p>n</text:p>
          </table:table-cell>
          <table:table-cell office:value-type="string" calcext:value-type="string">
            <text:p>ne put s'empêcher de dire Camille quand son amie eut fait place nette pour s'asseoir.</text:p>
          </table:table-cell>
        </table:table-row>
        <table:table-row table:style-name="ro2">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1878" calcext:value-type="float">
            <text:p>1878</text:p>
          </table:table-cell>
          <table:table-cell office:value-type="string" calcext:value-type="string">
            <text:p>n</text:p>
          </table:table-cell>
          <table:table-cell office:value-type="string" calcext:value-type="string">
            <text:p>Un peu d'argile se remue toujours au fond de nous -mêmes : Camille était si belle, elle se donnait si bien à lui, corps et âme, dans sa contemplation muette, qu'il ne put s'empêcher de penser : – C'est dommage !</text:p>
          </table:table-cell>
        </table:table-row>
        <table:table-row table:style-name="ro3">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2070" calcext:value-type="float">
            <text:p>2070</text:p>
          </table:table-cell>
          <table:table-cell office:value-type="string" calcext:value-type="string">
            <text:p>n</text:p>
          </table:table-cell>
          <table:table-cell office:value-type="string" calcext:value-type="string">
            <text:p>Frogé abasourdi par tant d'éloquence et effrayé par tant de sévérité.</text:p>
          </table:table-cell>
        </table:table-row>
        <table:table-row table:style-name="ro3">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2303" calcext:value-type="float">
            <text:p>2303</text:p>
          </table:table-cell>
          <table:table-cell office:value-type="string" calcext:value-type="string">
            <text:p>x</text:p>
          </table:table-cell>
          <table:table-cell office:value-type="string" calcext:value-type="string">
            <text:p>s'écria Claire en se levant, c'est impossible !</text:p>
          </table:table-cell>
        </table:table-row>
        <table:table-row table:style-name="ro4">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1069" calcext:value-type="float">
            <text:p>1069</text:p>
          </table:table-cell>
          <table:table-cell office:value-type="string" calcext:value-type="string">
            <text:p>n</text:p>
          </table:table-cell>
          <table:table-cell office:value-type="string" calcext:value-type="string">
            <text:p>Il lui était arrivé à elle de sortir seule le soir quand la nécessité l'y forçait; une nuit, entre autres, quelques années auparavant, sa bonne étant malade, son mari fort souffrant, elle était allée porter à son adresse un travail extrêmement pressé qu'il n'avait pu terminer avant minuit.</text:p>
          </table:table-cell>
        </table:table-row>
        <table:table-row table:style-name="ro3">
          <table:table-cell office:value-type="string" calcext:value-type="string">
            <text:p>FRA02302_Greville.xml</text:p>
          </table:table-cell>
          <table:table-cell office:value-type="float" office:value="1878" calcext:value-type="float">
            <text:p>1878</text:p>
          </table:table-cell>
          <table:table-cell office:value-type="string" calcext:value-type="string">
            <text:p>1870s</text:p>
          </table:table-cell>
          <table:table-cell office:value-type="float" office:value="310" calcext:value-type="float">
            <text:p>310</text:p>
          </table:table-cell>
          <table:table-cell office:value-type="string" calcext:value-type="string">
            <text:p>n</text:p>
          </table:table-cell>
          <table:table-cell office:value-type="string" calcext:value-type="string">
            <text:p>insista le galant célibataire.</text:p>
          </table:table-cell>
        </table:table-row>
        <table:table-row table:style-name="ro3">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2374" calcext:value-type="float">
            <text:p>2374</text:p>
          </table:table-cell>
          <table:table-cell office:value-type="string" calcext:value-type="string">
            <text:p>c</text:p>
          </table:table-cell>
          <table:table-cell office:value-type="string" calcext:value-type="string">
            <text:p>Ce gouffre lumineux devant moi me fera peur si je ne m'y suis pas accoutumée.</text:p>
          </table:table-cell>
        </table:table-row>
        <table:table-row table:style-name="ro3">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121" calcext:value-type="float">
            <text:p>121</text:p>
          </table:table-cell>
          <table:table-cell office:value-type="string" calcext:value-type="string">
            <text:p>c</text:p>
          </table:table-cell>
          <table:table-cell office:value-type="string" calcext:value-type="string">
            <text:p>Allons, mesdemoiselles, recommençons, et un peu moins d'expression, Ranine, s'il vous plaît.</text:p>
          </table:table-cell>
        </table:table-row>
        <table:table-row table:style-name="ro3">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1881" calcext:value-type="float">
            <text:p>1881</text:p>
          </table:table-cell>
          <table:table-cell office:value-type="string" calcext:value-type="string">
            <text:p>n</text:p>
          </table:table-cell>
          <table:table-cell office:value-type="string" calcext:value-type="string">
            <text:p>Les yeux bleus du jeune homme étaient aussi sincères, aussi honnêtes que ses paroles.</text:p>
          </table:table-cell>
        </table:table-row>
        <table:table-row table:style-name="ro2">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553" calcext:value-type="float">
            <text:p>553</text:p>
          </table:table-cell>
          <table:table-cell office:value-type="string" calcext:value-type="string">
            <text:p>n</text:p>
          </table:table-cell>
          <table:table-cell office:value-type="string" calcext:value-type="string">
            <text:p>Avouer qu'elle avait chanté à en perdre le sentiment de l'heure, montrer à ces gens bêtes ou méchants son visage pâli par l'extase récente ?</text:p>
          </table:table-cell>
        </table:table-row>
        <table:table-row table:style-name="ro2">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292" calcext:value-type="float">
            <text:p>292</text:p>
          </table:table-cell>
          <table:table-cell office:value-type="string" calcext:value-type="string">
            <text:p>n</text:p>
          </table:table-cell>
          <table:table-cell office:value-type="string" calcext:value-type="string">
            <text:p>Aussi mademoiselle Grabinof se promit-elle de dépenser toute son activité pour arriver à découvrir ce qu'il pouvait y avoir.</text:p>
          </table:table-cell>
        </table:table-row>
        <table:table-row table:style-name="ro3">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2588" calcext:value-type="float">
            <text:p>2588</text:p>
          </table:table-cell>
          <table:table-cell office:value-type="string" calcext:value-type="string">
            <text:p>n</text:p>
          </table:table-cell>
          <table:table-cell office:value-type="string" calcext:value-type="string">
            <text:p>Sa dépendance n'était un secret pour personne.</text:p>
          </table:table-cell>
        </table:table-row>
        <table:table-row table:style-name="ro2">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473" calcext:value-type="float">
            <text:p>473</text:p>
          </table:table-cell>
          <table:table-cell office:value-type="string" calcext:value-type="string">
            <text:p>n</text:p>
          </table:table-cell>
          <table:table-cell office:value-type="string" calcext:value-type="string">
            <text:p>L'une d'elles se heurta dans l'escalier, et la croix de baptême en or qu'elle portait sur sa poitrine, au bout d'une chaîne assez longue, suivant l'usage, heurta la rampe.</text:p>
          </table:table-cell>
        </table:table-row>
        <table:table-row table:style-name="ro3">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2619" calcext:value-type="float">
            <text:p>2619</text:p>
          </table:table-cell>
          <table:table-cell office:value-type="string" calcext:value-type="string">
            <text:p>n</text:p>
          </table:table-cell>
          <table:table-cell office:value-type="string" calcext:value-type="string">
            <text:p>Elle se raccrocha à l'espérance qu'on lui présentait, comme à une planche de salut.</text:p>
          </table:table-cell>
        </table:table-row>
        <table:table-row table:style-name="ro2">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1480" calcext:value-type="float">
            <text:p>1480</text:p>
          </table:table-cell>
          <table:table-cell office:value-type="string" calcext:value-type="string">
            <text:p>c</text:p>
          </table:table-cell>
          <table:table-cell office:value-type="string" calcext:value-type="string">
            <text:p>Il faudra que je joue la comédie de société, pour voir; mais ce sont des amis qui écoutent, et l'on vous applaudit par politesse, tandis que toi... Donneras -tu bientôt un second concert ?</text:p>
          </table:table-cell>
        </table:table-row>
        <table:table-row table:style-name="ro3">
          <table:table-cell office:value-type="string" calcext:value-type="string">
            <text:p>FRA02303_Greville.xml</text:p>
          </table:table-cell>
          <table:table-cell office:value-type="float" office:value="1878" calcext:value-type="float">
            <text:p>1878</text:p>
          </table:table-cell>
          <table:table-cell office:value-type="string" calcext:value-type="string">
            <text:p>1870s</text:p>
          </table:table-cell>
          <table:table-cell office:value-type="float" office:value="1893" calcext:value-type="float">
            <text:p>1893</text:p>
          </table:table-cell>
          <table:table-cell office:value-type="string" calcext:value-type="string">
            <text:p>u</text:p>
          </table:table-cell>
          <table:table-cell office:value-type="string" calcext:value-type="string">
            <text:p>Comment me justifier ?</text:p>
          </table:table-cell>
        </table:table-row>
        <table:table-row table:style-name="ro3">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1334" calcext:value-type="float">
            <text:p>1334</text:p>
          </table:table-cell>
          <table:table-cell office:value-type="string" calcext:value-type="string">
            <text:p>n</text:p>
          </table:table-cell>
          <table:table-cell office:value-type="string" calcext:value-type="string">
            <text:p>Je me retournai vivement.</text:p>
          </table:table-cell>
        </table:table-row>
        <table:table-row table:style-name="ro3">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4667" calcext:value-type="float">
            <text:p>4667</text:p>
          </table:table-cell>
          <table:table-cell office:value-type="string" calcext:value-type="string">
            <text:p>n</text:p>
          </table:table-cell>
          <table:table-cell office:value-type="string" calcext:value-type="string">
            <text:p>En entendant ce mot, j'eus le cœur serré.</text:p>
          </table:table-cell>
        </table:table-row>
        <table:table-row table:style-name="ro4">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2817" calcext:value-type="float">
            <text:p>2817</text:p>
          </table:table-cell>
          <table:table-cell office:value-type="string" calcext:value-type="string">
            <text:p>n</text:p>
          </table:table-cell>
          <table:table-cell office:value-type="string" calcext:value-type="string">
            <text:p>Ces paiements réguliers étaient d'autant plus indispensables, que son créancier n'attendait qu'une occasion, c'est-à-dire qu'un retard, pour reprendre terrain, maison, matériel, en gardant, bien entendu, les dix annuités qu'il avait déjà reçues.</text:p>
          </table:table-cell>
        </table:table-row>
        <table:table-row table:style-name="ro5">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5740" calcext:value-type="float">
            <text:p>5740</text:p>
          </table:table-cell>
          <table:table-cell office:value-type="string" calcext:value-type="string">
            <text:p>n</text:p>
          </table:table-cell>
          <table:table-cell office:value-type="string" calcext:value-type="string">
            <text:p>À Culoz, il n'a plus que six semaines d'avance sur nous; cependant, en étudiant la carte, je doute que nous puissions le rejoindre avant la Suisse, car j'ignore que le Rhône n'est pas navigable jusqu'au lac de Genève, et nous nous imaginons que c'est sur <text:s text:c="4"/>que Mme Milligan veut visiter la Suisse, dont nous n'avons pas la carte.</text:p>
          </table:table-cell>
        </table:table-row>
        <table:table-row table:style-name="ro3">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571" calcext:value-type="float">
            <text:p>571</text:p>
          </table:table-cell>
          <table:table-cell office:value-type="string" calcext:value-type="string">
            <text:p>n</text:p>
          </table:table-cell>
          <table:table-cell office:value-type="string" calcext:value-type="string">
            <text:p>Elle ressortit et se mit à courir deçà et delà, dans la cour, les bras étendus.</text:p>
          </table:table-cell>
        </table:table-row>
        <table:table-row table:style-name="ro2">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1954" calcext:value-type="float">
            <text:p>1954</text:p>
          </table:table-cell>
          <table:table-cell office:value-type="string" calcext:value-type="string">
            <text:p>n</text:p>
          </table:table-cell>
          <table:table-cell office:value-type="string" calcext:value-type="string">
            <text:p>Pendant que, sur la scène, accompagné par Vitalis, je dansais un pas espagnol, Capi, la sébile à la gueule, parcourait tous les rangs de l'assemblée.</text:p>
          </table:table-cell>
        </table:table-row>
        <table:table-row table:style-name="ro3">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1587" calcext:value-type="float">
            <text:p>1587</text:p>
          </table:table-cell>
          <table:table-cell office:value-type="string" calcext:value-type="string">
            <text:p>n</text:p>
          </table:table-cell>
          <table:table-cell office:value-type="string" calcext:value-type="string">
            <text:p>C'était à la fois pour moi une cause de joie et de trouble.</text:p>
          </table:table-cell>
        </table:table-row>
        <table:table-row table:style-name="ro3">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2425" calcext:value-type="float">
            <text:p>2425</text:p>
          </table:table-cell>
          <table:table-cell office:value-type="string" calcext:value-type="string">
            <text:p>n</text:p>
          </table:table-cell>
          <table:table-cell office:value-type="string" calcext:value-type="string">
            <text:p>Après quelques pas il s'arrêta encore.</text:p>
          </table:table-cell>
        </table:table-row>
        <table:table-row table:style-name="ro3">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5360" calcext:value-type="float">
            <text:p>5360</text:p>
          </table:table-cell>
          <table:table-cell office:value-type="string" calcext:value-type="string">
            <text:p>n</text:p>
          </table:table-cell>
          <table:table-cell office:value-type="string" calcext:value-type="string">
            <text:p>Il se montra enchanté de nous voir.</text:p>
          </table:table-cell>
        </table:table-row>
        <table:table-row table:style-name="ro3">
          <table:table-cell office:value-type="string" calcext:value-type="string">
            <text:p>FRA02602_Malot.xml</text:p>
          </table:table-cell>
          <table:table-cell office:value-type="float" office:value="1878" calcext:value-type="float">
            <text:p>1878</text:p>
          </table:table-cell>
          <table:table-cell office:value-type="string" calcext:value-type="string">
            <text:p>1870s</text:p>
          </table:table-cell>
          <table:table-cell office:value-type="float" office:value="1352" calcext:value-type="float">
            <text:p>1352</text:p>
          </table:table-cell>
          <table:table-cell office:value-type="string" calcext:value-type="string">
            <text:p>n</text:p>
          </table:table-cell>
          <table:table-cell office:value-type="string" calcext:value-type="string">
            <text:p>Nous ne sentions pas la fatigue.</text:p>
          </table:table-cell>
        </table:table-row>
        <table:table-row table:style-name="ro2">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1429" calcext:value-type="float">
            <text:p>1429</text:p>
          </table:table-cell>
          <table:table-cell office:value-type="string" calcext:value-type="string">
            <text:p>n</text:p>
          </table:table-cell>
          <table:table-cell office:value-type="string" calcext:value-type="string">
            <text:p>La porte du salon s'ouvrit; c'était Laurent qui apportait, toujours sur le même plat d'argent, une des jolies enveloppes, fines, blanches, satinées, contenant la lettre de Marie Dubreuil.</text:p>
          </table:table-cell>
        </table:table-row>
        <table:table-row table:style-name="ro5">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1359" calcext:value-type="float">
            <text:p>1359</text:p>
          </table:table-cell>
          <table:table-cell office:value-type="string" calcext:value-type="string">
            <text:p>n</text:p>
          </table:table-cell>
          <table:table-cell office:value-type="string" calcext:value-type="string">
            <text:p>Celle -ci n'en fut ni moins causante, ni moins présomptueuse; elle parla de tout, raconta mille détails insignifiants touchant différents membres de la société; fit trois ou quatre indiscrétions, et entreprit de mettre au jour ses projets pour la fin de l'hiver, indiquant d'un trait ceux qu'elle rêvait pour la saison printanière, esquissant même ceux de l'été et de l'automne.</text:p>
          </table:table-cell>
        </table:table-row>
        <table:table-row table:style-name="ro3">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1956" calcext:value-type="float">
            <text:p>1956</text:p>
          </table:table-cell>
          <table:table-cell office:value-type="string" calcext:value-type="string">
            <text:p>c</text:p>
          </table:table-cell>
          <table:table-cell office:value-type="string" calcext:value-type="string">
            <text:p>C'est encore le bon Dieu qui conduit tout ça, vois -tu ?</text:p>
          </table:table-cell>
        </table:table-row>
        <table:table-row table:style-name="ro2">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12" calcext:value-type="float">
            <text:p>12</text:p>
          </table:table-cell>
          <table:table-cell office:value-type="string" calcext:value-type="string">
            <text:p>n</text:p>
          </table:table-cell>
          <table:table-cell office:value-type="string" calcext:value-type="string">
            <text:p>Un commis présenta plusieurs paquets d'enveloppes, longues, carrées, de toute forme et de toute grandeur.</text:p>
          </table:table-cell>
        </table:table-row>
        <table:table-row table:style-name="ro3">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2927" calcext:value-type="float">
            <text:p>2927</text:p>
          </table:table-cell>
          <table:table-cell office:value-type="string" calcext:value-type="string">
            <text:p>c</text:p>
          </table:table-cell>
          <table:table-cell office:value-type="string" calcext:value-type="string">
            <text:p>Comment cela se fait-il ?</text:p>
          </table:table-cell>
        </table:table-row>
        <table:table-row table:style-name="ro3">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2228" calcext:value-type="float">
            <text:p>2228</text:p>
          </table:table-cell>
          <table:table-cell office:value-type="string" calcext:value-type="string">
            <text:p>c</text:p>
          </table:table-cell>
          <table:table-cell office:value-type="string" calcext:value-type="string">
            <text:p>En d'autres termes, tu es la plus raisonnable femme de la terre.</text:p>
          </table:table-cell>
        </table:table-row>
        <table:table-row table:style-name="ro2">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513" calcext:value-type="float">
            <text:p>513</text:p>
          </table:table-cell>
          <table:table-cell office:value-type="string" calcext:value-type="string">
            <text:p>n</text:p>
          </table:table-cell>
          <table:table-cell office:value-type="string" calcext:value-type="string">
            <text:p>L'une ne portait aucune suscription; c'était celle qui contenait le billet; l'autre portait le nom et l'adresse de la marquise.</text:p>
          </table:table-cell>
        </table:table-row>
        <table:table-row table:style-name="ro3">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2807" calcext:value-type="float">
            <text:p>2807</text:p>
          </table:table-cell>
          <table:table-cell office:value-type="string" calcext:value-type="string">
            <text:p>c</text:p>
          </table:table-cell>
          <table:table-cell office:value-type="string" calcext:value-type="string">
            <text:p>Laisse-nous notre été, j'y tiens beaucoup.</text:p>
          </table:table-cell>
        </table:table-row>
        <table:table-row table:style-name="ro3">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1979" calcext:value-type="float">
            <text:p>1979</text:p>
          </table:table-cell>
          <table:table-cell office:value-type="string" calcext:value-type="string">
            <text:p>c</text:p>
          </table:table-cell>
          <table:table-cell office:value-type="string" calcext:value-type="string">
            <text:p>C'est pourtant du travail de ses mains calleuses qu'elle a été nourrie !</text:p>
          </table:table-cell>
        </table:table-row>
        <table:table-row table:style-name="ro3">
          <table:table-cell office:value-type="string" calcext:value-type="string">
            <text:p>FRA03903_Stolz.xml</text:p>
          </table:table-cell>
          <table:table-cell office:value-type="float" office:value="1878" calcext:value-type="float">
            <text:p>1878</text:p>
          </table:table-cell>
          <table:table-cell office:value-type="string" calcext:value-type="string">
            <text:p>1870s</text:p>
          </table:table-cell>
          <table:table-cell office:value-type="float" office:value="175" calcext:value-type="float">
            <text:p>175</text:p>
          </table:table-cell>
          <table:table-cell office:value-type="string" calcext:value-type="string">
            <text:p>n</text:p>
          </table:table-cell>
          <table:table-cell office:value-type="string" calcext:value-type="string">
            <text:p>Tout était calculé pour sauver du moins les apparences.</text:p>
          </table:table-cell>
        </table:table-row>
        <table:table-row table:style-name="ro2">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3287" calcext:value-type="float">
            <text:p>3287</text:p>
          </table:table-cell>
          <table:table-cell office:value-type="string" calcext:value-type="string">
            <text:p>n</text:p>
          </table:table-cell>
          <table:table-cell office:value-type="string" calcext:value-type="string">
            <text:p>La plupart des arbres de cette forêt étaient inconnus, aussi bien de Mrs. Weldon que de ses compagnons, noirs ou blancs.</text:p>
          </table:table-cell>
        </table:table-row>
        <table:table-row table:style-name="ro3">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1448" calcext:value-type="float">
            <text:p>1448</text:p>
          </table:table-cell>
          <table:table-cell office:value-type="string" calcext:value-type="string">
            <text:p>n</text:p>
          </table:table-cell>
          <table:table-cell office:value-type="string" calcext:value-type="string">
            <text:p>Dans ces conditions, comment éviterait-elle le choc qui la menaçait ?</text:p>
          </table:table-cell>
        </table:table-row>
        <table:table-row table:style-name="ro3">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2049" calcext:value-type="float">
            <text:p>2049</text:p>
          </table:table-cell>
          <table:table-cell office:value-type="string" calcext:value-type="string">
            <text:p>n</text:p>
          </table:table-cell>
          <table:table-cell office:value-type="string" calcext:value-type="string">
            <text:p>Weldon, à quelques mots qui lui échappèrent, comprit cet étonnement.</text:p>
          </table:table-cell>
        </table:table-row>
        <table:table-row table:style-name="ro2">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6929" calcext:value-type="float">
            <text:p>6929</text:p>
          </table:table-cell>
          <table:table-cell office:value-type="string" calcext:value-type="string">
            <text:p>n</text:p>
          </table:table-cell>
          <table:table-cell office:value-type="string" calcext:value-type="string">
            <text:p>Surpris par des crues, abandonné de ses guides, il dut revenir à Cazembé, redescendit au sud, le 6 juin, et, six semaines après, gagna le grand lac Bangouéolo.</text:p>
          </table:table-cell>
        </table:table-row>
        <table:table-row table:style-name="ro3">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3706" calcext:value-type="float">
            <text:p>3706</text:p>
          </table:table-cell>
          <table:table-cell office:value-type="string" calcext:value-type="string">
            <text:p>n</text:p>
          </table:table-cell>
          <table:table-cell office:value-type="string" calcext:value-type="string">
            <text:p>Les arbres qui fournissent la précieuse écorce fébrifuge sont ici chez eux.</text:p>
          </table:table-cell>
        </table:table-row>
        <table:table-row table:style-name="ro2">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3260" calcext:value-type="float">
            <text:p>3260</text:p>
          </table:table-cell>
          <table:table-cell office:value-type="string" calcext:value-type="string">
            <text:p>c</text:p>
          </table:table-cell>
          <table:table-cell office:value-type="string" calcext:value-type="string">
            <text:p>Weldon, vous voudrez bien le laisser courir en paix, ou vous me mettrez dans la nécessité de vous faire enlever votre boîte !</text:p>
          </table:table-cell>
        </table:table-row>
        <table:table-row table:style-name="ro2">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7324" calcext:value-type="float">
            <text:p>7324</text:p>
          </table:table-cell>
          <table:table-cell office:value-type="string" calcext:value-type="string">
            <text:p>n</text:p>
          </table:table-cell>
          <table:table-cell office:value-type="string" calcext:value-type="string">
            <text:p>Les indigènes avaient resserré le cercle autour de lui; les poings le menaçaient, et on allait lui faire un mauvais parti, quand un incident imprévu changea le cours de ces dispositions hostiles.</text:p>
          </table:table-cell>
        </table:table-row>
        <table:table-row table:style-name="ro3">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6404" calcext:value-type="float">
            <text:p>6404</text:p>
          </table:table-cell>
          <table:table-cell office:value-type="string" calcext:value-type="string">
            <text:p>n</text:p>
          </table:table-cell>
          <table:table-cell office:value-type="string" calcext:value-type="string">
            <text:p>Mais Hercule lui -même ne fût pas parvenu à les rompre.</text:p>
          </table:table-cell>
        </table:table-row>
        <table:table-row table:style-name="ro2">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6521" calcext:value-type="float">
            <text:p>6521</text:p>
          </table:table-cell>
          <table:table-cell office:value-type="string" calcext:value-type="string">
            <text:p>n</text:p>
          </table:table-cell>
          <table:table-cell office:value-type="string" calcext:value-type="string">
            <text:p>Un mannequin d'osier fut fabriqué, qui représentait suffisamment, peut-être avantageusement, Moini Loungga, et on y enferma les débris que la combustion avait épargnés.</text:p>
          </table:table-cell>
        </table:table-row>
        <table:table-row table:style-name="ro3">
          <table:table-cell office:value-type="string" calcext:value-type="string">
            <text:p>FRA04001_Verne.xml</text:p>
          </table:table-cell>
          <table:table-cell office:value-type="float" office:value="1878" calcext:value-type="float">
            <text:p>1878</text:p>
          </table:table-cell>
          <table:table-cell office:value-type="string" calcext:value-type="string">
            <text:p>1870s</text:p>
          </table:table-cell>
          <table:table-cell office:value-type="float" office:value="7521" calcext:value-type="float">
            <text:p>7521</text:p>
          </table:table-cell>
          <table:table-cell office:value-type="string" calcext:value-type="string">
            <text:p>n</text:p>
          </table:table-cell>
          <table:table-cell office:value-type="string" calcext:value-type="string">
            <text:p>» répondit Hercule, qui vint se placer sur le devant de la pirogue.</text:p>
          </table:table-cell>
        </table:table-row>
        <table:table-row table:style-name="ro3">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2675" calcext:value-type="float">
            <text:p>2675</text:p>
          </table:table-cell>
          <table:table-cell office:value-type="string" calcext:value-type="string">
            <text:p>u</text:p>
          </table:table-cell>
          <table:table-cell office:value-type="string" calcext:value-type="string">
            <text:p>Aujourd'hui, il savait !</text:p>
          </table:table-cell>
        </table:table-row>
        <table:table-row table:style-name="ro3">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400" calcext:value-type="float">
            <text:p>400</text:p>
          </table:table-cell>
          <table:table-cell office:value-type="string" calcext:value-type="string">
            <text:p>n</text:p>
          </table:table-cell>
          <table:table-cell office:value-type="string" calcext:value-type="string">
            <text:p>Il relut la lettre mystérieuse et singulière.</text:p>
          </table:table-cell>
        </table:table-row>
        <table:table-row table:style-name="ro3">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4905" calcext:value-type="float">
            <text:p>4905</text:p>
          </table:table-cell>
          <table:table-cell office:value-type="string" calcext:value-type="string">
            <text:p>c</text:p>
          </table:table-cell>
          <table:table-cell office:value-type="string" calcext:value-type="string">
            <text:p>et à cette heure matinale ?</text:p>
          </table:table-cell>
        </table:table-row>
        <table:table-row table:style-name="ro3">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5808" calcext:value-type="float">
            <text:p>5808</text:p>
          </table:table-cell>
          <table:table-cell office:value-type="string" calcext:value-type="string">
            <text:p>n</text:p>
          </table:table-cell>
          <table:table-cell office:value-type="string" calcext:value-type="string">
            <text:p>La maison n'était pas encore abandonnée; une vieille balayait.</text:p>
          </table:table-cell>
        </table:table-row>
        <table:table-row table:style-name="ro3">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429" calcext:value-type="float">
            <text:p>429</text:p>
          </table:table-cell>
          <table:table-cell office:value-type="string" calcext:value-type="string">
            <text:p>c</text:p>
          </table:table-cell>
          <table:table-cell office:value-type="string" calcext:value-type="string">
            <text:p>– A quelle heure rentre-t-il ?</text:p>
          </table:table-cell>
        </table:table-row>
        <table:table-row table:style-name="ro2">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729" calcext:value-type="float">
            <text:p>729</text:p>
          </table:table-cell>
          <table:table-cell office:value-type="string" calcext:value-type="string">
            <text:p>c</text:p>
          </table:table-cell>
          <table:table-cell office:value-type="string" calcext:value-type="string">
            <text:p>Si vous voulez bien me l'accorder, et si elle daigne m'accepter, je m'efforcerai de la rendre heureuse et de mériter la grâce qu'elle me fera.</text:p>
          </table:table-cell>
        </table:table-row>
        <table:table-row table:style-name="ro2">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5486" calcext:value-type="float">
            <text:p>5486</text:p>
          </table:table-cell>
          <table:table-cell office:value-type="string" calcext:value-type="string">
            <text:p>n</text:p>
          </table:table-cell>
          <table:table-cell office:value-type="string" calcext:value-type="string">
            <text:p>L'inconnu insista; les jeunes gens répliquèrent; on prit parti, qui, pour « le premier offrant », qui, pour la liberté de la femme de choisir entre les invitations.</text:p>
          </table:table-cell>
        </table:table-row>
        <table:table-row table:style-name="ro3">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5136" calcext:value-type="float">
            <text:p>5136</text:p>
          </table:table-cell>
          <table:table-cell office:value-type="string" calcext:value-type="string">
            <text:p>c</text:p>
          </table:table-cell>
          <table:table-cell office:value-type="string" calcext:value-type="string">
            <text:p>pensa Edmée, elle est contente de moi !</text:p>
          </table:table-cell>
        </table:table-row>
        <table:table-row table:style-name="ro3">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4952" calcext:value-type="float">
            <text:p>4952</text:p>
          </table:table-cell>
          <table:table-cell office:value-type="string" calcext:value-type="string">
            <text:p>c</text:p>
          </table:table-cell>
          <table:table-cell office:value-type="string" calcext:value-type="string">
            <text:p>Si j'eusse osé me présenter, en arrivant, après ma fuite, elle m'eût jetée à la porte.</text:p>
          </table:table-cell>
        </table:table-row>
        <table:table-row table:style-name="ro4">
          <table:table-cell office:value-type="string" calcext:value-type="string">
            <text:p>FRA06901_Vignon.xml</text:p>
          </table:table-cell>
          <table:table-cell office:value-type="float" office:value="1879" calcext:value-type="float">
            <text:p>1879</text:p>
          </table:table-cell>
          <table:table-cell office:value-type="string" calcext:value-type="string">
            <text:p>1870s</text:p>
          </table:table-cell>
          <table:table-cell office:value-type="float" office:value="5927" calcext:value-type="float">
            <text:p>5927</text:p>
          </table:table-cell>
          <table:table-cell office:value-type="string" calcext:value-type="string">
            <text:p>n</text:p>
          </table:table-cell>
          <table:table-cell office:value-type="string" calcext:value-type="string">
            <text:p>Le jour, elle pensait, assise dans cette chambrette où, jadis, elle avait connu les joies du paradis; où, aujourd'hui, elle comptait les heures qui la séparaient encore de la tombe... – sans effroi, sans regrets, et sans impatience : avec un désespoir qui s'élevait à la sérénité.</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2196" calcext:value-type="float">
            <text:p>2196</text:p>
          </table:table-cell>
          <table:table-cell office:value-type="string" calcext:value-type="string">
            <text:p>c</text:p>
          </table:table-cell>
          <table:table-cell office:value-type="string" calcext:value-type="string">
            <text:p>Ça me va comme un gant.</text:p>
          </table:table-cell>
        </table:table-row>
        <table:table-row table:style-name="ro4">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3758" calcext:value-type="float">
            <text:p>3758</text:p>
          </table:table-cell>
          <table:table-cell office:value-type="string" calcext:value-type="string">
            <text:p>c</text:p>
          </table:table-cell>
          <table:table-cell office:value-type="string" calcext:value-type="string">
            <text:p>oui... Paris est si dangereux... surtout le soir... Je me figure des choses épouvantables... elle a pu être écrasée par une voiture... ou assassinée... J'ai eu plus d'une fois l'idée d'aller à la Morgue... Mais je n'ai pas osé... j'avais peur de l'y trouver.</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1040" calcext:value-type="float">
            <text:p>1040</text:p>
          </table:table-cell>
          <table:table-cell office:value-type="string" calcext:value-type="string">
            <text:p>c</text:p>
          </table:table-cell>
          <table:table-cell office:value-type="string" calcext:value-type="string">
            <text:p>Cela ne fait pas de doute.</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3032" calcext:value-type="float">
            <text:p>3032</text:p>
          </table:table-cell>
          <table:table-cell office:value-type="string" calcext:value-type="string">
            <text:p>n</text:p>
          </table:table-cell>
          <table:table-cell office:value-type="string" calcext:value-type="string">
            <text:p>On ne sait ni qui vit ni qui meurt.</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5465" calcext:value-type="float">
            <text:p>5465</text:p>
          </table:table-cell>
          <table:table-cell office:value-type="string" calcext:value-type="string">
            <text:p>n</text:p>
          </table:table-cell>
          <table:table-cell office:value-type="string" calcext:value-type="string">
            <text:p>demanda Freneuse, que ces bavardages n'intéressaient guère.</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3216" calcext:value-type="float">
            <text:p>3216</text:p>
          </table:table-cell>
          <table:table-cell office:value-type="string" calcext:value-type="string">
            <text:p>c</text:p>
          </table:table-cell>
          <table:table-cell office:value-type="string" calcext:value-type="string">
            <text:p>Mais je ne l'ai pas découragé.</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2686" calcext:value-type="float">
            <text:p>2686</text:p>
          </table:table-cell>
          <table:table-cell office:value-type="string" calcext:value-type="string">
            <text:p>n</text:p>
          </table:table-cell>
          <table:table-cell office:value-type="string" calcext:value-type="string">
            <text:p>Mais un de ses amis l'avait renseigné sur le tard.</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5476" calcext:value-type="float">
            <text:p>5476</text:p>
          </table:table-cell>
          <table:table-cell office:value-type="string" calcext:value-type="string">
            <text:p>c</text:p>
          </table:table-cell>
          <table:table-cell office:value-type="string" calcext:value-type="string">
            <text:p>Pas un mot à tes locataires.</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3223" calcext:value-type="float">
            <text:p>3223</text:p>
          </table:table-cell>
          <table:table-cell office:value-type="string" calcext:value-type="string">
            <text:p>c</text:p>
          </table:table-cell>
          <table:table-cell office:value-type="string" calcext:value-type="string">
            <text:p>explique -toi clairement.</text:p>
          </table:table-cell>
        </table:table-row>
        <table:table-row table:style-name="ro3">
          <table:table-cell office:value-type="string" calcext:value-type="string">
            <text:p>FRA00601_Boisgobey.xml</text:p>
          </table:table-cell>
          <table:table-cell office:value-type="float" office:value="1881" calcext:value-type="float">
            <text:p>1881</text:p>
          </table:table-cell>
          <table:table-cell office:value-type="string" calcext:value-type="string">
            <text:p>1880s</text:p>
          </table:table-cell>
          <table:table-cell office:value-type="float" office:value="1999" calcext:value-type="float">
            <text:p>1999</text:p>
          </table:table-cell>
          <table:table-cell office:value-type="string" calcext:value-type="string">
            <text:p>c</text:p>
          </table:table-cell>
          <table:table-cell office:value-type="string" calcext:value-type="string">
            <text:p>Je suis parti en voyage mardi soir, et je ne suis revenu que ce matin.</text:p>
          </table:table-cell>
        </table:table-row>
        <table:table-row table:style-name="ro2">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1055" calcext:value-type="float">
            <text:p>1055</text:p>
          </table:table-cell>
          <table:table-cell office:value-type="string" calcext:value-type="string">
            <text:p>c</text:p>
          </table:table-cell>
          <table:table-cell office:value-type="string" calcext:value-type="string">
            <text:p>Tout un mois à la campagne en cette saison, en tête-à-tête avec une femme triste, ne te fera-t-il pas peur ?</text:p>
          </table:table-cell>
        </table:table-row>
        <table:table-row table:style-name="ro2">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3523" calcext:value-type="float">
            <text:p>3523</text:p>
          </table:table-cell>
          <table:table-cell office:value-type="string" calcext:value-type="string">
            <text:p>c</text:p>
          </table:table-cell>
          <table:table-cell office:value-type="string" calcext:value-type="string">
            <text:p>Voici donc mon oncle, en adversaire, bien entendu, qui soumet à Alberte les deux lettres et qui lui demande de quelle manière il doit y répondre.</text:p>
          </table:table-cell>
        </table:table-row>
        <table:table-row table:style-name="ro3">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1939" calcext:value-type="float">
            <text:p>1939</text:p>
          </table:table-cell>
          <table:table-cell office:value-type="string" calcext:value-type="string">
            <text:p>c</text:p>
          </table:table-cell>
          <table:table-cell office:value-type="string" calcext:value-type="string">
            <text:p>dit-il, s'il n'y avait que ces obstacles à surmonter, je m'en moquerais bien.</text:p>
          </table:table-cell>
        </table:table-row>
        <table:table-row table:style-name="ro2">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4085" calcext:value-type="float">
            <text:p>4085</text:p>
          </table:table-cell>
          <table:table-cell office:value-type="string" calcext:value-type="string">
            <text:p>c</text:p>
          </table:table-cell>
          <table:table-cell office:value-type="string" calcext:value-type="string">
            <text:p>Et puis nous avions beau te dire que nous t'aimions de tout notre cœur, le fait brutal du refus de la démission était là, qui parlait plus haut que nos protestations écrites.</text:p>
          </table:table-cell>
        </table:table-row>
        <table:table-row table:style-name="ro3">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515" calcext:value-type="float">
            <text:p>515</text:p>
          </table:table-cell>
          <table:table-cell office:value-type="string" calcext:value-type="string">
            <text:p>c</text:p>
          </table:table-cell>
          <table:table-cell office:value-type="string" calcext:value-type="string">
            <text:p>Faut-il passer vous prendre ?</text:p>
          </table:table-cell>
        </table:table-row>
        <table:table-row table:style-name="ro2">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1046" calcext:value-type="float">
            <text:p>1046</text:p>
          </table:table-cell>
          <table:table-cell office:value-type="string" calcext:value-type="string">
            <text:p>c</text:p>
          </table:table-cell>
          <table:table-cell office:value-type="string" calcext:value-type="string">
            <text:p>Je ne voulais pas t'écrire ces choses, et je pensais cependant que tu as l'âge de les entendre et que tu restes par trop désarmée devant ta parenté, qui nous est hostile, grâce à ta sœur Madeleine.</text:p>
          </table:table-cell>
        </table:table-row>
        <table:table-row table:style-name="ro3">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889" calcext:value-type="float">
            <text:p>889</text:p>
          </table:table-cell>
          <table:table-cell office:value-type="string" calcext:value-type="string">
            <text:p>c</text:p>
          </table:table-cell>
          <table:table-cell office:value-type="string" calcext:value-type="string">
            <text:p>Il fait beau, je vais aller chercher mon vieux Morin.</text:p>
          </table:table-cell>
        </table:table-row>
        <table:table-row table:style-name="ro2">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3318" calcext:value-type="float">
            <text:p>3318</text:p>
          </table:table-cell>
          <table:table-cell office:value-type="string" calcext:value-type="string">
            <text:p>n</text:p>
          </table:table-cell>
          <table:table-cell office:value-type="string" calcext:value-type="string">
            <text:p>de la Rochefaucon passa à madame de Valroux, qui éclata de rire, deux lettres qu'elle parcourut rapidement.</text:p>
          </table:table-cell>
        </table:table-row>
        <table:table-row table:style-name="ro3">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2677" calcext:value-type="float">
            <text:p>2677</text:p>
          </table:table-cell>
          <table:table-cell office:value-type="string" calcext:value-type="string">
            <text:p>n</text:p>
          </table:table-cell>
          <table:table-cell office:value-type="string" calcext:value-type="string">
            <text:p>avait répété ironiquement la marquise de Valroux, je voudrais bien les connaître.</text:p>
          </table:table-cell>
        </table:table-row>
        <table:table-row table:style-name="ro2">
          <table:table-cell office:value-type="string" calcext:value-type="string">
            <text:p>FRA01403_Fleuriot.xml</text:p>
          </table:table-cell>
          <table:table-cell office:value-type="float" office:value="1881" calcext:value-type="float">
            <text:p>1881</text:p>
          </table:table-cell>
          <table:table-cell office:value-type="string" calcext:value-type="string">
            <text:p>1880s</text:p>
          </table:table-cell>
          <table:table-cell office:value-type="float" office:value="1419" calcext:value-type="float">
            <text:p>1419</text:p>
          </table:table-cell>
          <table:table-cell office:value-type="string" calcext:value-type="string">
            <text:p>c</text:p>
          </table:table-cell>
          <table:table-cell office:value-type="string" calcext:value-type="string">
            <text:p>Et ici, il n'y a pas à avaler de ces hontes qui stigmatisent certaines mésalliances, il n'y a pas de différence dans l'éducation, dans l'existence.</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2285" calcext:value-type="float">
            <text:p>2285</text:p>
          </table:table-cell>
          <table:table-cell office:value-type="string" calcext:value-type="string">
            <text:p>c</text:p>
          </table:table-cell>
          <table:table-cell office:value-type="string" calcext:value-type="string">
            <text:p>Qu'est -ce que vous faites donc par ici ?</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928" calcext:value-type="float">
            <text:p>928</text:p>
          </table:table-cell>
          <table:table-cell office:value-type="string" calcext:value-type="string">
            <text:p>n</text:p>
          </table:table-cell>
          <table:table-cell office:value-type="string" calcext:value-type="string">
            <text:p>Sa tête avait toujours cette mine superbe de dandy portant haut.</text:p>
          </table:table-cell>
        </table:table-row>
        <table:table-row table:style-name="ro2">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3958" calcext:value-type="float">
            <text:p>3958</text:p>
          </table:table-cell>
          <table:table-cell office:value-type="string" calcext:value-type="string">
            <text:p>n</text:p>
          </table:table-cell>
          <table:table-cell office:value-type="string" calcext:value-type="string">
            <text:p>Le départ, déjà fixé à trois jours de là, sous cette protection habile autant que dévouée, il était presque impossible à cette heure qu'un malheur pût l'atteindre.</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2784" calcext:value-type="float">
            <text:p>2784</text:p>
          </table:table-cell>
          <table:table-cell office:value-type="string" calcext:value-type="string">
            <text:p>n</text:p>
          </table:table-cell>
          <table:table-cell office:value-type="string" calcext:value-type="string">
            <text:p>répliqua-t-elle en riant.</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2783" calcext:value-type="float">
            <text:p>2783</text:p>
          </table:table-cell>
          <table:table-cell office:value-type="string" calcext:value-type="string">
            <text:p>c</text:p>
          </table:table-cell>
          <table:table-cell office:value-type="string" calcext:value-type="string">
            <text:p>oui, je ferais là une belle affaire !</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2711" calcext:value-type="float">
            <text:p>2711</text:p>
          </table:table-cell>
          <table:table-cell office:value-type="string" calcext:value-type="string">
            <text:p>c</text:p>
          </table:table-cell>
          <table:table-cell office:value-type="string" calcext:value-type="string">
            <text:p>maman ne l'a pas payée ce prix -là, répondit-elle vivement.</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713" calcext:value-type="float">
            <text:p>713</text:p>
          </table:table-cell>
          <table:table-cell office:value-type="string" calcext:value-type="string">
            <text:p>c</text:p>
          </table:table-cell>
          <table:table-cell office:value-type="string" calcext:value-type="string">
            <text:p>Je viens te dire que M.</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874" calcext:value-type="float">
            <text:p>874</text:p>
          </table:table-cell>
          <table:table-cell office:value-type="string" calcext:value-type="string">
            <text:p>n</text:p>
          </table:table-cell>
          <table:table-cell office:value-type="string" calcext:value-type="string">
            <text:p>Sous une sorte de portique, des groupes de pensionnaires causaient.</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519" calcext:value-type="float">
            <text:p>519</text:p>
          </table:table-cell>
          <table:table-cell office:value-type="string" calcext:value-type="string">
            <text:p>n</text:p>
          </table:table-cell>
          <table:table-cell office:value-type="string" calcext:value-type="string">
            <text:p>A son retour, Ida la maudit.</text:p>
          </table:table-cell>
        </table:table-row>
        <table:table-row table:style-name="ro3">
          <table:table-cell office:value-type="string" calcext:value-type="string">
            <text:p>FRA06701_Uchard.xml</text:p>
          </table:table-cell>
          <table:table-cell office:value-type="float" office:value="1882" calcext:value-type="float">
            <text:p>1882</text:p>
          </table:table-cell>
          <table:table-cell office:value-type="string" calcext:value-type="string">
            <text:p>1880s</text:p>
          </table:table-cell>
          <table:table-cell office:value-type="float" office:value="3604" calcext:value-type="float">
            <text:p>3604</text:p>
          </table:table-cell>
          <table:table-cell office:value-type="string" calcext:value-type="string">
            <text:p>c</text:p>
          </table:table-cell>
          <table:table-cell office:value-type="string" calcext:value-type="string">
            <text:p>... Tu n'as donc pas senti que, là-bas, tout seul, je souffrais comme toi, te pleurant.</text:p>
          </table:table-cell>
        </table:table-row>
        <table:table-row table:style-name="ro3">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1551" calcext:value-type="float">
            <text:p>1551</text:p>
          </table:table-cell>
          <table:table-cell office:value-type="string" calcext:value-type="string">
            <text:p>u</text:p>
          </table:table-cell>
          <table:table-cell office:value-type="string" calcext:value-type="string">
            <text:p>Je te dois les sublimes vertiges de l'amour infini.</text:p>
          </table:table-cell>
        </table:table-row>
        <table:table-row table:style-name="ro3">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978" calcext:value-type="float">
            <text:p>978</text:p>
          </table:table-cell>
          <table:table-cell office:value-type="string" calcext:value-type="string">
            <text:p>u</text:p>
          </table:table-cell>
          <table:table-cell office:value-type="string" calcext:value-type="string">
            <text:p>Depuis que je t'ai rencontrée, j'ai senti en moi tous les nobles stimulants.</text:p>
          </table:table-cell>
        </table:table-row>
        <table:table-row table:style-name="ro3">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1642" calcext:value-type="float">
            <text:p>1642</text:p>
          </table:table-cell>
          <table:table-cell office:value-type="string" calcext:value-type="string">
            <text:p>u</text:p>
          </table:table-cell>
          <table:table-cell office:value-type="string" calcext:value-type="string">
            <text:p>Je ne puis ajouter à mon amour que de l'amour, et encore de l'amour !</text:p>
          </table:table-cell>
        </table:table-row>
        <table:table-row table:style-name="ro2">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836" calcext:value-type="float">
            <text:p>836</text:p>
          </table:table-cell>
          <table:table-cell office:value-type="string" calcext:value-type="string">
            <text:p>u</text:p>
          </table:table-cell>
          <table:table-cell office:value-type="string" calcext:value-type="string">
            <text:p>Cet amour est entré en moi comme un nouveau principe de vie, je le sens se répandre dans mes veines et devenir la source même de ma puissance.</text:p>
          </table:table-cell>
        </table:table-row>
        <table:table-row table:style-name="ro3">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1090" calcext:value-type="float">
            <text:p>1090</text:p>
          </table:table-cell>
          <table:table-cell office:value-type="string" calcext:value-type="string">
            <text:p>u</text:p>
          </table:table-cell>
          <table:table-cell office:value-type="string" calcext:value-type="string">
            <text:p>Cette alternative brise et enivre.</text:p>
          </table:table-cell>
        </table:table-row>
        <table:table-row table:style-name="ro3">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802" calcext:value-type="float">
            <text:p>802</text:p>
          </table:table-cell>
          <table:table-cell office:value-type="string" calcext:value-type="string">
            <text:p>u</text:p>
          </table:table-cell>
          <table:table-cell office:value-type="string" calcext:value-type="string">
            <text:p>Le souvenir est pour toi une chose réelle.</text:p>
          </table:table-cell>
        </table:table-row>
        <table:table-row table:style-name="ro3">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174" calcext:value-type="float">
            <text:p>174</text:p>
          </table:table-cell>
          <table:table-cell office:value-type="string" calcext:value-type="string">
            <text:p>u</text:p>
          </table:table-cell>
          <table:table-cell office:value-type="string" calcext:value-type="string">
            <text:p>Il ressemble, avec ses cordages, au pont d'un immense navire à voiles.</text:p>
          </table:table-cell>
        </table:table-row>
        <table:table-row table:style-name="ro2">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1559" calcext:value-type="float">
            <text:p>1559</text:p>
          </table:table-cell>
          <table:table-cell office:value-type="string" calcext:value-type="string">
            <text:p>u</text:p>
          </table:table-cell>
          <table:table-cell office:value-type="string" calcext:value-type="string">
            <text:p>Je t'évoque, tu viens, et je suis avec toi, penchée sur les balustres, ma main dans la tienne, mon front à la hauteur de tes lèvres.</text:p>
          </table:table-cell>
        </table:table-row>
        <table:table-row table:style-name="ro3">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1025" calcext:value-type="float">
            <text:p>1025</text:p>
          </table:table-cell>
          <table:table-cell office:value-type="string" calcext:value-type="string">
            <text:p>u</text:p>
          </table:table-cell>
          <table:table-cell office:value-type="string" calcext:value-type="string">
            <text:p>Viens régner sur le cœur où tu as régné.</text:p>
          </table:table-cell>
        </table:table-row>
        <table:table-row table:style-name="ro3">
          <table:table-cell office:value-type="string" calcext:value-type="string">
            <text:p>FRA00102_Adam.xml</text:p>
          </table:table-cell>
          <table:table-cell office:value-type="float" office:value="1883" calcext:value-type="float">
            <text:p>1883</text:p>
          </table:table-cell>
          <table:table-cell office:value-type="string" calcext:value-type="string">
            <text:p>1880s</text:p>
          </table:table-cell>
          <table:table-cell office:value-type="float" office:value="410" calcext:value-type="float">
            <text:p>410</text:p>
          </table:table-cell>
          <table:table-cell office:value-type="string" calcext:value-type="string">
            <text:p>x</text:p>
          </table:table-cell>
          <table:table-cell office:value-type="string" calcext:value-type="string">
            <text:p>» Je me suis contentée de répondre : « Vous auriez dû penser à cela plus tôt.</text:p>
          </table:table-cell>
        </table:table-row>
        <table:table-row table:style-name="ro3">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330" calcext:value-type="float">
            <text:p>330</text:p>
          </table:table-cell>
          <table:table-cell office:value-type="string" calcext:value-type="string">
            <text:p>c</text:p>
          </table:table-cell>
          <table:table-cell office:value-type="string" calcext:value-type="string">
            <text:p>dans quel état vont -ils revenir ?</text:p>
          </table:table-cell>
        </table:table-row>
        <table:table-row table:style-name="ro3">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450" calcext:value-type="float">
            <text:p>450</text:p>
          </table:table-cell>
          <table:table-cell office:value-type="string" calcext:value-type="string">
            <text:p>c</text:p>
          </table:table-cell>
          <table:table-cell office:value-type="string" calcext:value-type="string">
            <text:p>Aussi je vous regardais quand vous êtes entré.</text:p>
          </table:table-cell>
        </table:table-row>
        <table:table-row table:style-name="ro3">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2367" calcext:value-type="float">
            <text:p>2367</text:p>
          </table:table-cell>
          <table:table-cell office:value-type="string" calcext:value-type="string">
            <text:p>c</text:p>
          </table:table-cell>
          <table:table-cell office:value-type="string" calcext:value-type="string">
            <text:p>C'est vous, Kermadec ?</text:p>
          </table:table-cell>
        </table:table-row>
        <table:table-row table:style-name="ro3">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3171" calcext:value-type="float">
            <text:p>3171</text:p>
          </table:table-cell>
          <table:table-cell office:value-type="string" calcext:value-type="string">
            <text:p>c</text:p>
          </table:table-cell>
          <table:table-cell office:value-type="string" calcext:value-type="string">
            <text:p>-- Un temps splendide.</text:p>
          </table:table-cell>
        </table:table-row>
        <table:table-row table:style-name="ro4">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1685" calcext:value-type="float">
            <text:p>1685</text:p>
          </table:table-cell>
          <table:table-cell office:value-type="string" calcext:value-type="string">
            <text:p>u</text:p>
          </table:table-cell>
          <table:table-cell office:value-type="string" calcext:value-type="string">
            <text:p>Pourquoi était-elle venue traîner dans les rues de la ville sa grande collerette blanche, souvent trempée de pluie, que, par désespérance, par dégoût de tout, elle laissait maintenant pendre toute fripée et sans apprêt sur ses épaules ?</text:p>
          </table:table-cell>
        </table:table-row>
        <table:table-row table:style-name="ro3">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1413" calcext:value-type="float">
            <text:p>1413</text:p>
          </table:table-cell>
          <table:table-cell office:value-type="string" calcext:value-type="string">
            <text:p>n</text:p>
          </table:table-cell>
          <table:table-cell office:value-type="string" calcext:value-type="string">
            <text:p>Mais Anne aussi a vu tout cela du coin de son œil, et se met à rire.</text:p>
          </table:table-cell>
        </table:table-row>
        <table:table-row table:style-name="ro2">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439" calcext:value-type="float">
            <text:p>439</text:p>
          </table:table-cell>
          <table:table-cell office:value-type="string" calcext:value-type="string">
            <text:p>n</text:p>
          </table:table-cell>
          <table:table-cell office:value-type="string" calcext:value-type="string">
            <text:p>Et il regardait toujours à ses pieds les maisons grises, celles surtout qui étaient le plus près de la base du clocher, attendant quelque intuition du lieu où il était né.</text:p>
          </table:table-cell>
        </table:table-row>
        <table:table-row table:style-name="ro3">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308" calcext:value-type="float">
            <text:p>308</text:p>
          </table:table-cell>
          <table:table-cell office:value-type="string" calcext:value-type="string">
            <text:p>n</text:p>
          </table:table-cell>
          <table:table-cell office:value-type="string" calcext:value-type="string">
            <text:p>Cela, et notre âge, qui était à peu près le même, c'était entre nous deux points communs.</text:p>
          </table:table-cell>
        </table:table-row>
        <table:table-row table:style-name="ro6">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139" calcext:value-type="float">
            <text:p>139</text:p>
          </table:table-cell>
          <table:table-cell office:value-type="string" calcext:value-type="string">
            <text:p>n</text:p>
          </table:table-cell>
          <table:table-cell office:value-type="string" calcext:value-type="string">
            <text:p>Le goudron, le vent, le hâle, l'eau-de-vie, leur ont composé des minois chiffonnés de singes... Et on s'en va, bras dessus bras dessous, du côté de Recouvrance, dans quelque vieille rue sombre aux hautes maisons de granit; tout à l'heure, on montera dans une chambre humide qui sent l'égout et le moisi de pauvre, où sur les meubles il y a des coquillages dans de la poussière et des bouteilles pêle-mêle avec des chinoiseries.</text:p>
          </table:table-cell>
        </table:table-row>
        <table:table-row table:style-name="ro3">
          <table:table-cell office:value-type="string" calcext:value-type="string">
            <text:p>FRA02501_Loti.xml</text:p>
          </table:table-cell>
          <table:table-cell office:value-type="float" office:value="1883" calcext:value-type="float">
            <text:p>1883</text:p>
          </table:table-cell>
          <table:table-cell office:value-type="string" calcext:value-type="string">
            <text:p>1880s</text:p>
          </table:table-cell>
          <table:table-cell office:value-type="float" office:value="2141" calcext:value-type="float">
            <text:p>2141</text:p>
          </table:table-cell>
          <table:table-cell office:value-type="string" calcext:value-type="string">
            <text:p>n</text:p>
          </table:table-cell>
          <table:table-cell office:value-type="string" calcext:value-type="string">
            <text:p>On boit du cidre, en se serrant la main à la ronde.</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2510" calcext:value-type="float">
            <text:p>2510</text:p>
          </table:table-cell>
          <table:table-cell office:value-type="string" calcext:value-type="string">
            <text:p>u</text:p>
          </table:table-cell>
          <table:table-cell office:value-type="string" calcext:value-type="string">
            <text:p>ou errante comme un invisible oiseau échappé de sa cage ?</text:p>
          </table:table-cell>
        </table:table-row>
        <table:table-row table:style-name="ro2">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1285" calcext:value-type="float">
            <text:p>1285</text:p>
          </table:table-cell>
          <table:table-cell office:value-type="string" calcext:value-type="string">
            <text:p>n</text:p>
          </table:table-cell>
          <table:table-cell office:value-type="string" calcext:value-type="string">
            <text:p>Il avait eu autrefois, disait -on, une vilaine affaire de mœurs; mais la considération générale de toutes les familles titrées avait depuis longtemps effacé cette tache.</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222" calcext:value-type="float">
            <text:p>222</text:p>
          </table:table-cell>
          <table:table-cell office:value-type="string" calcext:value-type="string">
            <text:p>u</text:p>
          </table:table-cell>
          <table:table-cell office:value-type="string" calcext:value-type="string">
            <text:p>le lever de ses espérances !</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432" calcext:value-type="float">
            <text:p>432</text:p>
          </table:table-cell>
          <table:table-cell office:value-type="string" calcext:value-type="string">
            <text:p>n</text:p>
          </table:table-cell>
          <table:table-cell office:value-type="string" calcext:value-type="string">
            <text:p>Jeanne et le vicomte se trouvaient côte à côte, un peu troublés tous les deux.</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3292" calcext:value-type="float">
            <text:p>3292</text:p>
          </table:table-cell>
          <table:table-cell office:value-type="string" calcext:value-type="string">
            <text:p>n</text:p>
          </table:table-cell>
          <table:table-cell office:value-type="string" calcext:value-type="string">
            <text:p>Paul regardait la campagne d'un air indifférent.</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2610" calcext:value-type="float">
            <text:p>2610</text:p>
          </table:table-cell>
          <table:table-cell office:value-type="string" calcext:value-type="string">
            <text:p>n</text:p>
          </table:table-cell>
          <table:table-cell office:value-type="string" calcext:value-type="string">
            <text:p>Voici son fauteuil, son ombrelle restée dans le vestibule, son verre que la bonne n'a point serré !</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3552" calcext:value-type="float">
            <text:p>3552</text:p>
          </table:table-cell>
          <table:table-cell office:value-type="string" calcext:value-type="string">
            <text:p>c</text:p>
          </table:table-cell>
          <table:table-cell office:value-type="string" calcext:value-type="string">
            <text:p>Maintenant, bonsoir, madame.</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4083" calcext:value-type="float">
            <text:p>4083</text:p>
          </table:table-cell>
          <table:table-cell office:value-type="string" calcext:value-type="string">
            <text:p>n</text:p>
          </table:table-cell>
          <table:table-cell office:value-type="string" calcext:value-type="string">
            <text:p>Enfin elle aperçut Rosalie qui portait en ses bras une sorte de paquet de linge.</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2078" calcext:value-type="float">
            <text:p>2078</text:p>
          </table:table-cell>
          <table:table-cell office:value-type="string" calcext:value-type="string">
            <text:p>x</text:p>
          </table:table-cell>
          <table:table-cell office:value-type="string" calcext:value-type="string">
            <text:p>» Puis, comme on ne lui parlait pas, il annonça : « C'est moi que je suis Désiré Lecoq.</text:p>
          </table:table-cell>
        </table:table-row>
        <table:table-row table:style-name="ro3">
          <table:table-cell office:value-type="string" calcext:value-type="string">
            <text:p>FRA02702_Maupassant.xml</text:p>
          </table:table-cell>
          <table:table-cell office:value-type="float" office:value="1883" calcext:value-type="float">
            <text:p>1883</text:p>
          </table:table-cell>
          <table:table-cell office:value-type="string" calcext:value-type="string">
            <text:p>1880s</text:p>
          </table:table-cell>
          <table:table-cell office:value-type="float" office:value="1850" calcext:value-type="float">
            <text:p>1850</text:p>
          </table:table-cell>
          <table:table-cell office:value-type="string" calcext:value-type="string">
            <text:p>n</text:p>
          </table:table-cell>
          <table:table-cell office:value-type="string" calcext:value-type="string">
            <text:p>Elles ne se marient jamais sans être enceintes, jamais, madame.</text:p>
          </table:table-cell>
        </table:table-row>
        <table:table-row table:style-name="ro4">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1917" calcext:value-type="float">
            <text:p>1917</text:p>
          </table:table-cell>
          <table:table-cell office:value-type="string" calcext:value-type="string">
            <text:p>n</text:p>
          </table:table-cell>
          <table:table-cell office:value-type="string" calcext:value-type="string">
            <text:p>L'une après l'autre il venait de conduire sa femme et sa maîtresse à leurs places, souriantes et belles toutes deux, la duchesse avec une parure neuve de saphirs, la baronne fraîchement diadémée de perles et de rubis.</text:p>
          </table:table-cell>
        </table:table-row>
        <table:table-row table:style-name="ro3">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1848" calcext:value-type="float">
            <text:p>1848</text:p>
          </table:table-cell>
          <table:table-cell office:value-type="string" calcext:value-type="string">
            <text:p>n</text:p>
          </table:table-cell>
          <table:table-cell office:value-type="string" calcext:value-type="string">
            <text:p>» plus effarouchants qu'effarouchés, mais qui n'effarouchaient personne.</text:p>
          </table:table-cell>
        </table:table-row>
        <table:table-row table:style-name="ro2">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450" calcext:value-type="float">
            <text:p>450</text:p>
          </table:table-cell>
          <table:table-cell office:value-type="string" calcext:value-type="string">
            <text:p>n</text:p>
          </table:table-cell>
          <table:table-cell office:value-type="string" calcext:value-type="string">
            <text:p>Cela lui disait : le tripot de la caisse, le pelotage des écus, les roueries de l'escompte et le corps à corps de l'agio.</text:p>
          </table:table-cell>
        </table:table-row>
        <table:table-row table:style-name="ro3">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2212" calcext:value-type="float">
            <text:p>2212</text:p>
          </table:table-cell>
          <table:table-cell office:value-type="string" calcext:value-type="string">
            <text:p>c</text:p>
          </table:table-cell>
          <table:table-cell office:value-type="string" calcext:value-type="string">
            <text:p>Vous penserez au classement pour demain ?</text:p>
          </table:table-cell>
        </table:table-row>
        <table:table-row table:style-name="ro3">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994" calcext:value-type="float">
            <text:p>994</text:p>
          </table:table-cell>
          <table:table-cell office:value-type="string" calcext:value-type="string">
            <text:p>c</text:p>
          </table:table-cell>
          <table:table-cell office:value-type="string" calcext:value-type="string">
            <text:p>... Je le dirai à papa, vous savez ?</text:p>
          </table:table-cell>
        </table:table-row>
        <table:table-row table:style-name="ro3">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1546" calcext:value-type="float">
            <text:p>1546</text:p>
          </table:table-cell>
          <table:table-cell office:value-type="string" calcext:value-type="string">
            <text:p>n</text:p>
          </table:table-cell>
          <table:table-cell office:value-type="string" calcext:value-type="string">
            <text:p>Alors, lui prenant la main, il murmura mi-triste, mi-galant :</text:p>
          </table:table-cell>
        </table:table-row>
        <table:table-row table:style-name="ro3">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3096" calcext:value-type="float">
            <text:p>3096</text:p>
          </table:table-cell>
          <table:table-cell office:value-type="string" calcext:value-type="string">
            <text:p>c</text:p>
          </table:table-cell>
          <table:table-cell office:value-type="string" calcext:value-type="string">
            <text:p>Je sais que vous m'aimez et que s'il ne dépendait que de vous seule...</text:p>
          </table:table-cell>
        </table:table-row>
        <table:table-row table:style-name="ro3">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1767" calcext:value-type="float">
            <text:p>1767</text:p>
          </table:table-cell>
          <table:table-cell office:value-type="string" calcext:value-type="string">
            <text:p>u</text:p>
          </table:table-cell>
          <table:table-cell office:value-type="string" calcext:value-type="string">
            <text:p>la duchesse attendrait !</text:p>
          </table:table-cell>
        </table:table-row>
        <table:table-row table:style-name="ro2">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4232" calcext:value-type="float">
            <text:p>4232</text:p>
          </table:table-cell>
          <table:table-cell office:value-type="string" calcext:value-type="string">
            <text:p>n</text:p>
          </table:table-cell>
          <table:table-cell office:value-type="string" calcext:value-type="string">
            <text:p>Et ceux -là qui se frottaient le plus les mains tout à l'heure accouraient des premiers saluer le soleil, et applaudir l'apothéose.</text:p>
          </table:table-cell>
        </table:table-row>
        <table:table-row table:style-name="ro3">
          <table:table-cell office:value-type="string" calcext:value-type="string">
            <text:p>FRA02802_Mirbeau.xml</text:p>
          </table:table-cell>
          <table:table-cell office:value-type="float" office:value="1883" calcext:value-type="float">
            <text:p>1883</text:p>
          </table:table-cell>
          <table:table-cell office:value-type="string" calcext:value-type="string">
            <text:p>1880s</text:p>
          </table:table-cell>
          <table:table-cell office:value-type="float" office:value="2421" calcext:value-type="float">
            <text:p>2421</text:p>
          </table:table-cell>
          <table:table-cell office:value-type="string" calcext:value-type="string">
            <text:p>n</text:p>
          </table:table-cell>
          <table:table-cell office:value-type="string" calcext:value-type="string">
            <text:p>La charité, bonne mère, lui donna en même temps de quoi boire à sa soif et manger à sa faim.</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8681" calcext:value-type="float">
            <text:p>8681</text:p>
          </table:table-cell>
          <table:table-cell office:value-type="string" calcext:value-type="string">
            <text:p>c</text:p>
          </table:table-cell>
          <table:table-cell office:value-type="string" calcext:value-type="string">
            <text:p>Menez -moi passer quelques jours à la campagne.</text:p>
          </table:table-cell>
        </table:table-row>
        <table:table-row table:style-name="ro2">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9967" calcext:value-type="float">
            <text:p>9967</text:p>
          </table:table-cell>
          <table:table-cell office:value-type="string" calcext:value-type="string">
            <text:p>n</text:p>
          </table:table-cell>
          <table:table-cell office:value-type="string" calcext:value-type="string">
            <text:p>Son service fini, elle revenait en toute hâte s'installer au chevet de la jeune malade, jusqu'à l'heure où la distribution du soir la rappelait rue Dauphine.</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898" calcext:value-type="float">
            <text:p>898</text:p>
          </table:table-cell>
          <table:table-cell office:value-type="string" calcext:value-type="string">
            <text:p>c</text:p>
          </table:table-cell>
          <table:table-cell office:value-type="string" calcext:value-type="string">
            <text:p>Cette femme déteste le patron... elle voulait se venger en lui faisant du mal... »</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3194" calcext:value-type="float">
            <text:p>3194</text:p>
          </table:table-cell>
          <table:table-cell office:value-type="string" calcext:value-type="string">
            <text:p>c</text:p>
          </table:table-cell>
          <table:table-cell office:value-type="string" calcext:value-type="string">
            <text:p>J'ai cru que tu allais devenir fou !</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266" calcext:value-type="float">
            <text:p>266</text:p>
          </table:table-cell>
          <table:table-cell office:value-type="string" calcext:value-type="string">
            <text:p>n</text:p>
          </table:table-cell>
          <table:table-cell office:value-type="string" calcext:value-type="string">
            <text:p>Il voulait être riche <text:s text:c="5"/>...</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6805" calcext:value-type="float">
            <text:p>6805</text:p>
          </table:table-cell>
          <table:table-cell office:value-type="string" calcext:value-type="string">
            <text:p>c</text:p>
          </table:table-cell>
          <table:table-cell office:value-type="string" calcext:value-type="string">
            <text:p>Vous pourrez vous coucher comme d'habitude.</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6860" calcext:value-type="float">
            <text:p>6860</text:p>
          </table:table-cell>
          <table:table-cell office:value-type="string" calcext:value-type="string">
            <text:p>n</text:p>
          </table:table-cell>
          <table:table-cell office:value-type="string" calcext:value-type="string">
            <text:p>À neuf heures dix minutes celui -ci apparut.</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297" calcext:value-type="float">
            <text:p>297</text:p>
          </table:table-cell>
          <table:table-cell office:value-type="string" calcext:value-type="string">
            <text:p>c</text:p>
          </table:table-cell>
          <table:table-cell office:value-type="string" calcext:value-type="string">
            <text:p>La commission sera faite.</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11693" calcext:value-type="float">
            <text:p>11693</text:p>
          </table:table-cell>
          <table:table-cell office:value-type="string" calcext:value-type="string">
            <text:p>n</text:p>
          </table:table-cell>
          <table:table-cell office:value-type="string" calcext:value-type="string">
            <text:p>Raoul revint dans la première pièce.</text:p>
          </table:table-cell>
        </table:table-row>
        <table:table-row table:style-name="ro3">
          <table:table-cell office:value-type="string" calcext:value-type="string">
            <text:p>FRA06301_Montepin.xml</text:p>
          </table:table-cell>
          <table:table-cell office:value-type="float" office:value="1884" calcext:value-type="float">
            <text:p>1884</text:p>
          </table:table-cell>
          <table:table-cell office:value-type="string" calcext:value-type="string">
            <text:p>1880s</text:p>
          </table:table-cell>
          <table:table-cell office:value-type="float" office:value="10449" calcext:value-type="float">
            <text:p>10449</text:p>
          </table:table-cell>
          <table:table-cell office:value-type="string" calcext:value-type="string">
            <text:p>n</text:p>
          </table:table-cell>
          <table:table-cell office:value-type="string" calcext:value-type="string">
            <text:p>s'écria Étienne Castel.</text:p>
          </table:table-cell>
        </table:table-row>
        <table:table-row table:style-name="ro3">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5491" calcext:value-type="float">
            <text:p>5491</text:p>
          </table:table-cell>
          <table:table-cell office:value-type="string" calcext:value-type="string">
            <text:p>n</text:p>
          </table:table-cell>
          <table:table-cell office:value-type="string" calcext:value-type="string">
            <text:p>Des questions lui venaient aux lèvres qu'il n'osait point faire.</text:p>
          </table:table-cell>
        </table:table-row>
        <table:table-row table:style-name="ro3">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4362" calcext:value-type="float">
            <text:p>4362</text:p>
          </table:table-cell>
          <table:table-cell office:value-type="string" calcext:value-type="string">
            <text:p>c</text:p>
          </table:table-cell>
          <table:table-cell office:value-type="string" calcext:value-type="string">
            <text:p>J'ai envie de voir quelle tête elle me fera jeudi.</text:p>
          </table:table-cell>
        </table:table-row>
        <table:table-row table:style-name="ro2">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360" calcext:value-type="float">
            <text:p>360</text:p>
          </table:table-cell>
          <table:table-cell office:value-type="string" calcext:value-type="string">
            <text:p>c</text:p>
          </table:table-cell>
          <table:table-cell office:value-type="string" calcext:value-type="string">
            <text:p>J'ai un emploi dans les chemins de fer; mais Forestier m'a laissé espérer que je pourrais, grâce à lui, pénétrer dans le journalisme.</text:p>
          </table:table-cell>
        </table:table-row>
        <table:table-row table:style-name="ro2">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4680" calcext:value-type="float">
            <text:p>4680</text:p>
          </table:table-cell>
          <table:table-cell office:value-type="string" calcext:value-type="string">
            <text:p>c</text:p>
          </table:table-cell>
          <table:table-cell office:value-type="string" calcext:value-type="string">
            <text:p>Je vous aime... et vous le répéter tous les jours... oui, laissez -moi aller chez vous m'agenouiller cinq minutes à vos pieds pour prononcer ces trois mots, en regardant votre visage adoré.</text:p>
          </table:table-cell>
        </table:table-row>
        <table:table-row table:style-name="ro2">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1002" calcext:value-type="float">
            <text:p>1002</text:p>
          </table:table-cell>
          <table:table-cell office:value-type="string" calcext:value-type="string">
            <text:p>c</text:p>
          </table:table-cell>
          <table:table-cell office:value-type="string" calcext:value-type="string">
            <text:p>Pour ça, il est très fort, et il gagne des millions au moyen de sociétés qui n'ont pas quatre sous de capital... »</text:p>
          </table:table-cell>
        </table:table-row>
        <table:table-row table:style-name="ro3">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1852" calcext:value-type="float">
            <text:p>1852</text:p>
          </table:table-cell>
          <table:table-cell office:value-type="string" calcext:value-type="string">
            <text:p>c</text:p>
          </table:table-cell>
          <table:table-cell office:value-type="string" calcext:value-type="string">
            <text:p>Ce n'est pas ma faute... J'ai connu cette femme -là autrefois... dans les premiers temps... »</text:p>
          </table:table-cell>
        </table:table-row>
        <table:table-row table:style-name="ro3">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4140" calcext:value-type="float">
            <text:p>4140</text:p>
          </table:table-cell>
          <table:table-cell office:value-type="string" calcext:value-type="string">
            <text:p>c</text:p>
          </table:table-cell>
          <table:table-cell office:value-type="string" calcext:value-type="string">
            <text:p>C'est ça qui m'amuserait de savoir si Forestier était cocu.</text:p>
          </table:table-cell>
        </table:table-row>
        <table:table-row table:style-name="ro3">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5906" calcext:value-type="float">
            <text:p>5906</text:p>
          </table:table-cell>
          <table:table-cell office:value-type="string" calcext:value-type="string">
            <text:p>c</text:p>
          </table:table-cell>
          <table:table-cell office:value-type="string" calcext:value-type="string">
            <text:p>Nous y trouverons papa.</text:p>
          </table:table-cell>
        </table:table-row>
        <table:table-row table:style-name="ro2">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6156" calcext:value-type="float">
            <text:p>6156</text:p>
          </table:table-cell>
          <table:table-cell office:value-type="string" calcext:value-type="string">
            <text:p>n</text:p>
          </table:table-cell>
          <table:table-cell office:value-type="string" calcext:value-type="string">
            <text:p>Elle avait l'air, de loin, d'une vieille, de près, d'une jeune, et, quand on la regardait bien, d'un joli piège pour les yeux.</text:p>
          </table:table-cell>
        </table:table-row>
        <table:table-row table:style-name="ro2">
          <table:table-cell office:value-type="string" calcext:value-type="string">
            <text:p>FRA02701_Maupassant.xml</text:p>
          </table:table-cell>
          <table:table-cell office:value-type="float" office:value="1885" calcext:value-type="float">
            <text:p>1885</text:p>
          </table:table-cell>
          <table:table-cell office:value-type="string" calcext:value-type="string">
            <text:p>1880s</text:p>
          </table:table-cell>
          <table:table-cell office:value-type="float" office:value="1702" calcext:value-type="float">
            <text:p>1702</text:p>
          </table:table-cell>
          <table:table-cell office:value-type="string" calcext:value-type="string">
            <text:p>c</text:p>
          </table:table-cell>
          <table:table-cell office:value-type="string" calcext:value-type="string">
            <text:p>Il ne m'était pourtant pas possible de sortir avec toi, et quand nous aurions été attablés devant deux consommations, de te raconter tranquillement que je ne pouvais pas les payer... »</text:p>
          </table:table-cell>
        </table:table-row>
        <table:table-row table:style-name="ro2">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4688" calcext:value-type="float">
            <text:p>4688</text:p>
          </table:table-cell>
          <table:table-cell office:value-type="string" calcext:value-type="string">
            <text:p>n</text:p>
          </table:table-cell>
          <table:table-cell office:value-type="string" calcext:value-type="string">
            <text:p>Il se dit : si je ne parle pas, je deviens grotesque; si je parle, je risque de dire quelque sottise qui me rendra odieux.</text:p>
          </table:table-cell>
        </table:table-row>
        <table:table-row table:style-name="ro2">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667" calcext:value-type="float">
            <text:p>667</text:p>
          </table:table-cell>
          <table:table-cell office:value-type="string" calcext:value-type="string">
            <text:p>n</text:p>
          </table:table-cell>
          <table:table-cell office:value-type="string" calcext:value-type="string">
            <text:p>Ils ne trouvèrent, pour la remplacer, qu'un père absorbé par des utopies scientifiques, et une vieille demoiselle, leur tante, masculinisée par le célibat et en arrière de cinquante ans sur les idées courantes.</text:p>
          </table:table-cell>
        </table:table-row>
        <table:table-row table:style-name="ro3">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274" calcext:value-type="float">
            <text:p>274</text:p>
          </table:table-cell>
          <table:table-cell office:value-type="string" calcext:value-type="string">
            <text:p>c</text:p>
          </table:table-cell>
          <table:table-cell office:value-type="string" calcext:value-type="string">
            <text:p>M'attacher, comme un corbeau crevé, exposé dans un champ au bout d'une perche !</text:p>
          </table:table-cell>
        </table:table-row>
        <table:table-row table:style-name="ro3">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4447" calcext:value-type="float">
            <text:p>4447</text:p>
          </table:table-cell>
          <table:table-cell office:value-type="string" calcext:value-type="string">
            <text:p>n</text:p>
          </table:table-cell>
          <table:table-cell office:value-type="string" calcext:value-type="string">
            <text:p>cria-t-il, s'avançant les mains tendues.</text:p>
          </table:table-cell>
        </table:table-row>
        <table:table-row table:style-name="ro2">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713" calcext:value-type="float">
            <text:p>713</text:p>
          </table:table-cell>
          <table:table-cell office:value-type="string" calcext:value-type="string">
            <text:p>c</text:p>
          </table:table-cell>
          <table:table-cell office:value-type="string" calcext:value-type="string">
            <text:p>C'était une admirable aisance... Il fallait vous en tenir là, et pondre sur vos œufs pour doter vos enfants... Mais vous préférez doter la science.</text:p>
          </table:table-cell>
        </table:table-row>
        <table:table-row table:style-name="ro1">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3524" calcext:value-type="float">
            <text:p>3524</text:p>
          </table:table-cell>
          <table:table-cell office:value-type="string" calcext:value-type="string">
            <text:p>c</text:p>
          </table:table-cell>
          <table:table-cell office:value-type="string" calcext:value-type="string">
            <text:p>Mais j'aurais donné tout le reste de la famille pour lui !</text:p>
          </table:table-cell>
        </table:table-row>
        <table:table-row table:style-name="ro1">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3325" calcext:value-type="float">
            <text:p>3325</text:p>
          </table:table-cell>
          <table:table-cell office:value-type="string" calcext:value-type="string">
            <text:p>c</text:p>
          </table:table-cell>
          <table:table-cell office:value-type="string" calcext:value-type="string">
            <text:p>... Partez... sans un instant de retard !</text:p>
          </table:table-cell>
        </table:table-row>
        <table:table-row table:style-name="ro1">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519" calcext:value-type="float">
            <text:p>519</text:p>
          </table:table-cell>
          <table:table-cell office:value-type="string" calcext:value-type="string">
            <text:p>n</text:p>
          </table:table-cell>
          <table:table-cell office:value-type="string" calcext:value-type="string">
            <text:p>Il reprit de la confiance et se railla lui -même; n'avait-il pas cru son avenir compromis, son bonheur perdu ?</text:p>
          </table:table-cell>
        </table:table-row>
        <table:table-row table:style-name="ro1">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848" calcext:value-type="float">
            <text:p>848</text:p>
          </table:table-cell>
          <table:table-cell office:value-type="string" calcext:value-type="string">
            <text:p>c</text:p>
          </table:table-cell>
          <table:table-cell office:value-type="string" calcext:value-type="string">
            <text:p>Un marmot de vingt ans qui se permet de critiquer son père !</text:p>
          </table:table-cell>
        </table:table-row>
        <table:table-row table:style-name="ro1">
          <table:table-cell office:value-type="string" calcext:value-type="string">
            <text:p>FRA03001_Ohnet.xml</text:p>
          </table:table-cell>
          <table:table-cell office:value-type="float" office:value="1885" calcext:value-type="float">
            <text:p>1885</text:p>
          </table:table-cell>
          <table:table-cell office:value-type="string" calcext:value-type="string">
            <text:p>1880s</text:p>
          </table:table-cell>
          <table:table-cell office:value-type="float" office:value="5655" calcext:value-type="float">
            <text:p>5655</text:p>
          </table:table-cell>
          <table:table-cell office:value-type="string" calcext:value-type="string">
            <text:p>c</text:p>
          </table:table-cell>
          <table:table-cell office:value-type="string" calcext:value-type="string">
            <text:p>... Il a échappé : donc il doit triompher.</text:p>
          </table:table-cell>
        </table:table-row>
        <table:table-row table:style-name="ro1">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2390" calcext:value-type="float">
            <text:p>2390</text:p>
          </table:table-cell>
          <table:table-cell office:value-type="string" calcext:value-type="string">
            <text:p>c</text:p>
          </table:table-cell>
          <table:table-cell office:value-type="string" calcext:value-type="string">
            <text:p>Mlle Violette a été chassée par Mme de Malvoisine, à cause de moi.</text:p>
          </table:table-cell>
        </table:table-row>
        <table:table-row table:style-name="ro2">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1471" calcext:value-type="float">
            <text:p>1471</text:p>
          </table:table-cell>
          <table:table-cell office:value-type="string" calcext:value-type="string">
            <text:p>c</text:p>
          </table:table-cell>
          <table:table-cell office:value-type="string" calcext:value-type="string">
            <text:p>Tu sais bien que, si tous les spéculateurs ne sont pas Israélites, tous les Israélites sont plus ou moins spéculateurs.</text:p>
          </table:table-cell>
        </table:table-row>
        <table:table-row table:style-name="ro3">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6487" calcext:value-type="float">
            <text:p>6487</text:p>
          </table:table-cell>
          <table:table-cell office:value-type="string" calcext:value-type="string">
            <text:p>n</text:p>
          </table:table-cell>
          <table:table-cell office:value-type="string" calcext:value-type="string">
            <text:p>Sur quelles bases auraient -elles pu intenter un procès à Mlle Morgan ?</text:p>
          </table:table-cell>
        </table:table-row>
        <table:table-row table:style-name="ro2">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942" calcext:value-type="float">
            <text:p>942</text:p>
          </table:table-cell>
          <table:table-cell office:value-type="string" calcext:value-type="string">
            <text:p>n</text:p>
          </table:table-cell>
          <table:table-cell office:value-type="string" calcext:value-type="string">
            <text:p>En écoutant avec attention, il finit par constater que les sons venaient du fond du couloir, des sons sourds et traînants qui ressemblaient à des plaintes.</text:p>
          </table:table-cell>
        </table:table-row>
        <table:table-row table:style-name="ro3">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2104" calcext:value-type="float">
            <text:p>2104</text:p>
          </table:table-cell>
          <table:table-cell office:value-type="string" calcext:value-type="string">
            <text:p>c</text:p>
          </table:table-cell>
          <table:table-cell office:value-type="string" calcext:value-type="string">
            <text:p>Je ne cherche pas un protecteur, dans le sens que le monde des théâtres attache à ce mot.</text:p>
          </table:table-cell>
        </table:table-row>
        <table:table-row table:style-name="ro5">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4137" calcext:value-type="float">
            <text:p>4137</text:p>
          </table:table-cell>
          <table:table-cell office:value-type="string" calcext:value-type="string">
            <text:p>n</text:p>
          </table:table-cell>
          <table:table-cell office:value-type="string" calcext:value-type="string">
            <text:p>Si elle refusait de tenter une ascension très difficile pour une femme, il pourrait du moins s'expliquer avec elle, lui faire raconter son histoire, et quand il la saurait, s'en aller tout simplement, accompagné du colonel Mornac, avertir le commissaire de police du quartier, et le requérir de venir mettre fin à une séquestration arbitraire.</text:p>
          </table:table-cell>
        </table:table-row>
        <table:table-row table:style-name="ro3">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4664" calcext:value-type="float">
            <text:p>4664</text:p>
          </table:table-cell>
          <table:table-cell office:value-type="string" calcext:value-type="string">
            <text:p>u</text:p>
          </table:table-cell>
          <table:table-cell office:value-type="string" calcext:value-type="string">
            <text:p>Cochard l'avait engagée, M.</text:p>
          </table:table-cell>
        </table:table-row>
        <table:table-row table:style-name="ro2">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825" calcext:value-type="float">
            <text:p>825</text:p>
          </table:table-cell>
          <table:table-cell office:value-type="string" calcext:value-type="string">
            <text:p>n</text:p>
          </table:table-cell>
          <table:table-cell office:value-type="string" calcext:value-type="string">
            <text:p>Mais il s'était blasé assez vite sur ces succès de province et, un beau jour, il s'était mis en tête d'aller chercher une situation à Paris.</text:p>
          </table:table-cell>
        </table:table-row>
        <table:table-row table:style-name="ro3">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866" calcext:value-type="float">
            <text:p>866</text:p>
          </table:table-cell>
          <table:table-cell office:value-type="string" calcext:value-type="string">
            <text:p>n</text:p>
          </table:table-cell>
          <table:table-cell office:value-type="string" calcext:value-type="string">
            <text:p>Rien n'y manquait, pas même les objets d'art et Robert s'y plaisait fort.</text:p>
          </table:table-cell>
        </table:table-row>
        <table:table-row table:style-name="ro2">
          <table:table-cell office:value-type="string" calcext:value-type="string">
            <text:p>FRA00602_Boisgobey.xml</text:p>
          </table:table-cell>
          <table:table-cell office:value-type="float" office:value="1886" calcext:value-type="float">
            <text:p>1886</text:p>
          </table:table-cell>
          <table:table-cell office:value-type="string" calcext:value-type="string">
            <text:p>1880s</text:p>
          </table:table-cell>
          <table:table-cell office:value-type="float" office:value="5867" calcext:value-type="float">
            <text:p>5867</text:p>
          </table:table-cell>
          <table:table-cell office:value-type="string" calcext:value-type="string">
            <text:p>c</text:p>
          </table:table-cell>
          <table:table-cell office:value-type="string" calcext:value-type="string">
            <text:p>Mon ami de la préfecture m'a promis de faire faire des recherches et il découvrira certainement le nid où Galimas abrite ses amours à prix fixe.</text:p>
          </table:table-cell>
        </table:table-row>
        <table:table-row table:style-name="ro2">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3299" calcext:value-type="float">
            <text:p>3299</text:p>
          </table:table-cell>
          <table:table-cell office:value-type="string" calcext:value-type="string">
            <text:p>c</text:p>
          </table:table-cell>
          <table:table-cell office:value-type="string" calcext:value-type="string">
            <text:p>Devons -nous, de jour en jour, de mois en mois, d'année en année, implorer vainement aide et secours de celui qui ne veut pas nous entendre ?</text:p>
          </table:table-cell>
        </table:table-row>
        <table:table-row table:style-name="ro3">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2041" calcext:value-type="float">
            <text:p>2041</text:p>
          </table:table-cell>
          <table:table-cell office:value-type="string" calcext:value-type="string">
            <text:p>n</text:p>
          </table:table-cell>
          <table:table-cell office:value-type="string" calcext:value-type="string">
            <text:p>demandait le naïf dont on avait enlevé le bijou.</text:p>
          </table:table-cell>
        </table:table-row>
        <table:table-row table:style-name="ro3">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835" calcext:value-type="float">
            <text:p>835</text:p>
          </table:table-cell>
          <table:table-cell office:value-type="string" calcext:value-type="string">
            <text:p>x</text:p>
          </table:table-cell>
          <table:table-cell office:value-type="string" calcext:value-type="string">
            <text:p>n'est -ce pas Preston, fit tout bas Mac Allan à maître John en lui désignant l'orateur.</text:p>
          </table:table-cell>
        </table:table-row>
        <table:table-row table:style-name="ro3">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2671" calcext:value-type="float">
            <text:p>2671</text:p>
          </table:table-cell>
          <table:table-cell office:value-type="string" calcext:value-type="string">
            <text:p>c</text:p>
          </table:table-cell>
          <table:table-cell office:value-type="string" calcext:value-type="string">
            <text:p>Au nom de mon père et en mon nom, je vous remercie.</text:p>
          </table:table-cell>
        </table:table-row>
        <table:table-row table:style-name="ro3">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2604" calcext:value-type="float">
            <text:p>2604</text:p>
          </table:table-cell>
          <table:table-cell office:value-type="string" calcext:value-type="string">
            <text:p>n</text:p>
          </table:table-cell>
          <table:table-cell office:value-type="string" calcext:value-type="string">
            <text:p>allait s'écrier Mary.</text:p>
          </table:table-cell>
        </table:table-row>
        <table:table-row table:style-name="ro3">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2143" calcext:value-type="float">
            <text:p>2143</text:p>
          </table:table-cell>
          <table:table-cell office:value-type="string" calcext:value-type="string">
            <text:p>n</text:p>
          </table:table-cell>
          <table:table-cell office:value-type="string" calcext:value-type="string">
            <text:p>répondirent ceux -ci.</text:p>
          </table:table-cell>
        </table:table-row>
        <table:table-row table:style-name="ro3">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2996" calcext:value-type="float">
            <text:p>2996</text:p>
          </table:table-cell>
          <table:table-cell office:value-type="string" calcext:value-type="string">
            <text:p>n</text:p>
          </table:table-cell>
          <table:table-cell office:value-type="string" calcext:value-type="string">
            <text:p>C'est à peine si un léger tremblement des lèvres trahissait l'émotion qui la débordait.</text:p>
          </table:table-cell>
        </table:table-row>
        <table:table-row table:style-name="ro4">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723" calcext:value-type="float">
            <text:p>723</text:p>
          </table:table-cell>
          <table:table-cell office:value-type="string" calcext:value-type="string">
            <text:p>c</text:p>
          </table:table-cell>
          <table:table-cell office:value-type="string" calcext:value-type="string">
            <text:p>Notre gracieux maître et roi, disent -ils négligemment, terminera tout avec fermeté, c'est-à-dire qu'il nous secouera du sol comme une scorie, une vermine; c'est-à-dire qu'il veut étouffer la grande voix du peuple; c'est-à-dire qu'ils vont opposer quelques brins d'herbe morte aux flots du torrent...</text:p>
          </table:table-cell>
        </table:table-row>
        <table:table-row table:style-name="ro3">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3160" calcext:value-type="float">
            <text:p>3160</text:p>
          </table:table-cell>
          <table:table-cell office:value-type="string" calcext:value-type="string">
            <text:p>n</text:p>
          </table:table-cell>
          <table:table-cell office:value-type="string" calcext:value-type="string">
            <text:p>Il remit cette pièce à l'un de ses ministres, lord Sidmouth, en présence de celui qui l'avait apportée.</text:p>
          </table:table-cell>
        </table:table-row>
        <table:table-row table:style-name="ro4">
          <table:table-cell office:value-type="string" calcext:value-type="string">
            <text:p>FRA07201_Montagne.xml</text:p>
          </table:table-cell>
          <table:table-cell office:value-type="float" office:value="1886" calcext:value-type="float">
            <text:p>1886</text:p>
          </table:table-cell>
          <table:table-cell office:value-type="string" calcext:value-type="string">
            <text:p>1880s</text:p>
          </table:table-cell>
          <table:table-cell office:value-type="float" office:value="1364" calcext:value-type="float">
            <text:p>1364</text:p>
          </table:table-cell>
          <table:table-cell office:value-type="string" calcext:value-type="string">
            <text:p>c</text:p>
          </table:table-cell>
          <table:table-cell office:value-type="string" calcext:value-type="string">
            <text:p>Si vous pensez qu'il puisse être assez aimé comme cela, ne donnez donc pas suite à certains projets dont vous avez fait part à mon père, et venez vite que nous nous assurions si, avec ce qui nous reste maintenant de nous -mêmes, nous n'aurions pas toujours la force de nous aimer comme par le passé.</text:p>
          </table:table-cell>
        </table:table-row>
        <table:table-row table:style-name="ro2">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5524" calcext:value-type="float">
            <text:p>5524</text:p>
          </table:table-cell>
          <table:table-cell office:value-type="string" calcext:value-type="string">
            <text:p>n</text:p>
          </table:table-cell>
          <table:table-cell office:value-type="string" calcext:value-type="string">
            <text:p>Plongé dans une tristesse inexplicable, il errait seul dans les jardins, ne s'occupant de rien, abandonnant pour ainsi dire le pouvoir.</text:p>
          </table:table-cell>
        </table:table-row>
        <table:table-row table:style-name="ro3">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60" calcext:value-type="float">
            <text:p>60</text:p>
          </table:table-cell>
          <table:table-cell office:value-type="string" calcext:value-type="string">
            <text:p>n</text:p>
          </table:table-cell>
          <table:table-cell office:value-type="string" calcext:value-type="string">
            <text:p>Le prince de Nagato laissa échapper un cri de douleur.</text:p>
          </table:table-cell>
        </table:table-row>
        <table:table-row table:style-name="ro3">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5270" calcext:value-type="float">
            <text:p>5270</text:p>
          </table:table-cell>
          <table:table-cell office:value-type="string" calcext:value-type="string">
            <text:p>n</text:p>
          </table:table-cell>
          <table:table-cell office:value-type="string" calcext:value-type="string">
            <text:p>Ses recherches dans la ville avec le prince de Nagato n'avaient eu aucun résultat.</text:p>
          </table:table-cell>
        </table:table-row>
        <table:table-row table:style-name="ro2">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397" calcext:value-type="float">
            <text:p>397</text:p>
          </table:table-cell>
          <table:table-cell office:value-type="string" calcext:value-type="string">
            <text:p>n</text:p>
          </table:table-cell>
          <table:table-cell office:value-type="string" calcext:value-type="string">
            <text:p>Des marchands de légumes, de poissons, circulent, vantant à hauts cris leurs marchandises qu'ils portent dans deux baquets, suspendus à une traverse de bois, posée sur leur épaule.</text:p>
          </table:table-cell>
        </table:table-row>
        <table:table-row table:style-name="ro3">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1084" calcext:value-type="float">
            <text:p>1084</text:p>
          </table:table-cell>
          <table:table-cell office:value-type="string" calcext:value-type="string">
            <text:p>c</text:p>
          </table:table-cell>
          <table:table-cell office:value-type="string" calcext:value-type="string">
            <text:p>C'est une intrigue amoureuse qui l'attire à Kioto; il a la tête pleine de folies.</text:p>
          </table:table-cell>
        </table:table-row>
        <table:table-row table:style-name="ro3">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1722" calcext:value-type="float">
            <text:p>1722</text:p>
          </table:table-cell>
          <table:table-cell office:value-type="string" calcext:value-type="string">
            <text:p>x</text:p>
          </table:table-cell>
          <table:table-cell office:value-type="string" calcext:value-type="string">
            <text:p>cria toute l'assistance, voilà une histoire qui ne blesse personne.</text:p>
          </table:table-cell>
        </table:table-row>
        <table:table-row table:style-name="ro3">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1786" calcext:value-type="float">
            <text:p>1786</text:p>
          </table:table-cell>
          <table:table-cell office:value-type="string" calcext:value-type="string">
            <text:p>n</text:p>
          </table:table-cell>
          <table:table-cell office:value-type="string" calcext:value-type="string">
            <text:p>C'est là que toute la cour descend pour continuer la route à pied.</text:p>
          </table:table-cell>
        </table:table-row>
        <table:table-row table:style-name="ro3">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4842" calcext:value-type="float">
            <text:p>4842</text:p>
          </table:table-cell>
          <table:table-cell office:value-type="string" calcext:value-type="string">
            <text:p>n</text:p>
          </table:table-cell>
          <table:table-cell office:value-type="string" calcext:value-type="string">
            <text:p>Le troisième jour, les soldats se portèrent soudain sur un même point.</text:p>
          </table:table-cell>
        </table:table-row>
        <table:table-row table:style-name="ro3">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495" calcext:value-type="float">
            <text:p>495</text:p>
          </table:table-cell>
          <table:table-cell office:value-type="string" calcext:value-type="string">
            <text:p>c</text:p>
          </table:table-cell>
          <table:table-cell office:value-type="string" calcext:value-type="string">
            <text:p>Qu'y a-t-il dans ce monde de permanent ?</text:p>
          </table:table-cell>
        </table:table-row>
        <table:table-row table:style-name="ro3">
          <table:table-cell office:value-type="string" calcext:value-type="string">
            <text:p>FRA01601_GautierJ.xml</text:p>
          </table:table-cell>
          <table:table-cell office:value-type="float" office:value="1887" calcext:value-type="float">
            <text:p>1887</text:p>
          </table:table-cell>
          <table:table-cell office:value-type="string" calcext:value-type="string">
            <text:p>1880s</text:p>
          </table:table-cell>
          <table:table-cell office:value-type="float" office:value="1049" calcext:value-type="float">
            <text:p>1049</text:p>
          </table:table-cell>
          <table:table-cell office:value-type="string" calcext:value-type="string">
            <text:p>n</text:p>
          </table:table-cell>
          <table:table-cell office:value-type="string" calcext:value-type="string">
            <text:p>Nagato déclare qu'il la prend pour femme et le mariage se fait.</text:p>
          </table:table-cell>
        </table:table-row>
        <table:table-row table:style-name="ro3">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2407" calcext:value-type="float">
            <text:p>2407</text:p>
          </table:table-cell>
          <table:table-cell office:value-type="string" calcext:value-type="string">
            <text:p>n</text:p>
          </table:table-cell>
          <table:table-cell office:value-type="string" calcext:value-type="string">
            <text:p>Lapeyre prenait en main le premier acte, était intitulé : Sambre et Meuse; le héros était Hoche.</text:p>
          </table:table-cell>
        </table:table-row>
        <table:table-row table:style-name="ro2">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1787" calcext:value-type="float">
            <text:p>1787</text:p>
          </table:table-cell>
          <table:table-cell office:value-type="string" calcext:value-type="string">
            <text:p>c</text:p>
          </table:table-cell>
          <table:table-cell office:value-type="string" calcext:value-type="string">
            <text:p>Si elle est intelligente, « comme je le croirais à ses yeux vifs et à sa physionomie parlante, ce sera le meilleur stimulant pour elle... Ah !</text:p>
          </table:table-cell>
        </table:table-row>
        <table:table-row table:style-name="ro2">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522" calcext:value-type="float">
            <text:p>522</text:p>
          </table:table-cell>
          <table:table-cell office:value-type="string" calcext:value-type="string">
            <text:p>c</text:p>
          </table:table-cell>
          <table:table-cell office:value-type="string" calcext:value-type="string">
            <text:p>En tous cas, papa Jacques lui aura indiqué le nœud rouge de mon chapeau et les bluets du tien comme indications pour nous trouver parmi les autres vendangeuses.</text:p>
          </table:table-cell>
        </table:table-row>
        <table:table-row table:style-name="ro3">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2376" calcext:value-type="float">
            <text:p>2376</text:p>
          </table:table-cell>
          <table:table-cell office:value-type="string" calcext:value-type="string">
            <text:p>c</text:p>
          </table:table-cell>
          <table:table-cell office:value-type="string" calcext:value-type="string">
            <text:p>» Et, maintenant, ils sont assis sur le canapé, juste derrière nous.</text:p>
          </table:table-cell>
        </table:table-row>
        <table:table-row table:style-name="ro3">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2856" calcext:value-type="float">
            <text:p>2856</text:p>
          </table:table-cell>
          <table:table-cell office:value-type="string" calcext:value-type="string">
            <text:p>c</text:p>
          </table:table-cell>
          <table:table-cell office:value-type="string" calcext:value-type="string">
            <text:p>Voulez -vous devenir l'associée de Mlle Adélaïde dans la direction du pensionnat ?</text:p>
          </table:table-cell>
        </table:table-row>
        <table:table-row table:style-name="ro2">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790" calcext:value-type="float">
            <text:p>790</text:p>
          </table:table-cell>
          <table:table-cell office:value-type="string" calcext:value-type="string">
            <text:p>n</text:p>
          </table:table-cell>
          <table:table-cell office:value-type="string" calcext:value-type="string">
            <text:p>Lapeyre devait monter un des chevaux du moulin, et son fils prendrait place sur le char à bancs avec les autres enfants.</text:p>
          </table:table-cell>
        </table:table-row>
        <table:table-row table:style-name="ro3">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1297" calcext:value-type="float">
            <text:p>1297</text:p>
          </table:table-cell>
          <table:table-cell office:value-type="string" calcext:value-type="string">
            <text:p>c</text:p>
          </table:table-cell>
          <table:table-cell office:value-type="string" calcext:value-type="string">
            <text:p>Elle nous accompagne à Paris.</text:p>
          </table:table-cell>
        </table:table-row>
        <table:table-row table:style-name="ro3">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2628" calcext:value-type="float">
            <text:p>2628</text:p>
          </table:table-cell>
          <table:table-cell office:value-type="string" calcext:value-type="string">
            <text:p>n</text:p>
          </table:table-cell>
          <table:table-cell office:value-type="string" calcext:value-type="string">
            <text:p>Elles prenaient un plaisir malicieux à produire chez miss Dillon « un coucher de soleil en plein ».</text:p>
          </table:table-cell>
        </table:table-row>
        <table:table-row table:style-name="ro2">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1337" calcext:value-type="float">
            <text:p>1337</text:p>
          </table:table-cell>
          <table:table-cell office:value-type="string" calcext:value-type="string">
            <text:p>n</text:p>
          </table:table-cell>
          <table:table-cell office:value-type="string" calcext:value-type="string">
            <text:p>C'était bien à elle, puisqu'elle en jouissait avec eux et que même on lui réservait le meilleur de toutes choses et qu'elle l'acceptait tout bonnement.</text:p>
          </table:table-cell>
        </table:table-row>
        <table:table-row table:style-name="ro3">
          <table:table-cell office:value-type="string" calcext:value-type="string">
            <text:p>FRA03201_Blandy.xml</text:p>
          </table:table-cell>
          <table:table-cell office:value-type="float" office:value="1887" calcext:value-type="float">
            <text:p>1887</text:p>
          </table:table-cell>
          <table:table-cell office:value-type="string" calcext:value-type="string">
            <text:p>1880s</text:p>
          </table:table-cell>
          <table:table-cell office:value-type="float" office:value="1455" calcext:value-type="float">
            <text:p>1455</text:p>
          </table:table-cell>
          <table:table-cell office:value-type="string" calcext:value-type="string">
            <text:p>n</text:p>
          </table:table-cell>
          <table:table-cell office:value-type="string" calcext:value-type="string">
            <text:p>Anténoi de parti pris.</text:p>
          </table:table-cell>
        </table:table-row>
        <table:table-row table:style-name="ro3">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1311" calcext:value-type="float">
            <text:p>1311</text:p>
          </table:table-cell>
          <table:table-cell office:value-type="string" calcext:value-type="string">
            <text:p>n</text:p>
          </table:table-cell>
          <table:table-cell office:value-type="string" calcext:value-type="string">
            <text:p>Il n'est pas douteux que M.</text:p>
          </table:table-cell>
        </table:table-row>
        <table:table-row table:style-name="ro3">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589" calcext:value-type="float">
            <text:p>589</text:p>
          </table:table-cell>
          <table:table-cell office:value-type="string" calcext:value-type="string">
            <text:p>c</text:p>
          </table:table-cell>
          <table:table-cell office:value-type="string" calcext:value-type="string">
            <text:p>Laisse -moi remplacer ton institutrice, je m'en trouverai très bien et toi aussi.</text:p>
          </table:table-cell>
        </table:table-row>
        <table:table-row table:style-name="ro3">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128" calcext:value-type="float">
            <text:p>128</text:p>
          </table:table-cell>
          <table:table-cell office:value-type="string" calcext:value-type="string">
            <text:p>n</text:p>
          </table:table-cell>
          <table:table-cell office:value-type="string" calcext:value-type="string">
            <text:p>Rose comprenait le chagrin de ses maîtres; et, sans en être priée, elle résolut de les seconder.</text:p>
          </table:table-cell>
        </table:table-row>
        <table:table-row table:style-name="ro3">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53" calcext:value-type="float">
            <text:p>53</text:p>
          </table:table-cell>
          <table:table-cell office:value-type="string" calcext:value-type="string">
            <text:p>u</text:p>
          </table:table-cell>
          <table:table-cell office:value-type="string" calcext:value-type="string">
            <text:p>quelles belles récompenses lui donnerait sa mère !</text:p>
          </table:table-cell>
        </table:table-row>
        <table:table-row table:style-name="ro3">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167" calcext:value-type="float">
            <text:p>167</text:p>
          </table:table-cell>
          <table:table-cell office:value-type="string" calcext:value-type="string">
            <text:p>c</text:p>
          </table:table-cell>
          <table:table-cell office:value-type="string" calcext:value-type="string">
            <text:p>maman, ce n'est pas ce que je voulais dire.</text:p>
          </table:table-cell>
        </table:table-row>
        <table:table-row table:style-name="ro4">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1611" calcext:value-type="float">
            <text:p>1611</text:p>
          </table:table-cell>
          <table:table-cell office:value-type="string" calcext:value-type="string">
            <text:p>c</text:p>
          </table:table-cell>
          <table:table-cell office:value-type="string" calcext:value-type="string">
            <text:p>Cette dame, il est vrai, blâmait hautement celui qui avait refusé de t'épouser en ne s'appuyant que sur des prévisions défavorables; elle disait que personne n'était plus digne que toi d'inspirer toute confiance à un homme grave, que tu serais la meilleure des belles-mères.</text:p>
          </table:table-cell>
        </table:table-row>
        <table:table-row table:style-name="ro3">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1886" calcext:value-type="float">
            <text:p>1886</text:p>
          </table:table-cell>
          <table:table-cell office:value-type="string" calcext:value-type="string">
            <text:p>c</text:p>
          </table:table-cell>
          <table:table-cell office:value-type="string" calcext:value-type="string">
            <text:p>Pourvu qu'on soit brave et fort, il me semble que c'est assez.</text:p>
          </table:table-cell>
        </table:table-row>
        <table:table-row table:style-name="ro2">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562" calcext:value-type="float">
            <text:p>562</text:p>
          </table:table-cell>
          <table:table-cell office:value-type="string" calcext:value-type="string">
            <text:p>n</text:p>
          </table:table-cell>
          <table:table-cell office:value-type="string" calcext:value-type="string">
            <text:p>Rose, prévenue de l'heure à laquelle les voyageurs devaient arriver, s'était levée de grand matin; tout était prêt.</text:p>
          </table:table-cell>
        </table:table-row>
        <table:table-row table:style-name="ro3">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2391" calcext:value-type="float">
            <text:p>2391</text:p>
          </table:table-cell>
          <table:table-cell office:value-type="string" calcext:value-type="string">
            <text:p>n</text:p>
          </table:table-cell>
          <table:table-cell office:value-type="string" calcext:value-type="string">
            <text:p>Elles avaient deviné la meilleure récompense qu'on pût donner à la courageuse enfant.</text:p>
          </table:table-cell>
        </table:table-row>
        <table:table-row table:style-name="ro4">
          <table:table-cell office:value-type="string" calcext:value-type="string">
            <text:p>FRA02201_Gouraud.xml</text:p>
          </table:table-cell>
          <table:table-cell office:value-type="float" office:value="1888" calcext:value-type="float">
            <text:p>1888</text:p>
          </table:table-cell>
          <table:table-cell office:value-type="string" calcext:value-type="string">
            <text:p>1880s</text:p>
          </table:table-cell>
          <table:table-cell office:value-type="float" office:value="2015" calcext:value-type="float">
            <text:p>2015</text:p>
          </table:table-cell>
          <table:table-cell office:value-type="string" calcext:value-type="string">
            <text:p>n</text:p>
          </table:table-cell>
          <table:table-cell office:value-type="string" calcext:value-type="string">
            <text:p>Cette soirée fut encore très douce pour les chers parents, et la nuit bien paisible; puis, le lendemain matin, Marguerite, en embrassant sa bonne mère plus affectueusement encore que de coutume, lui apprit qu'hélas !</text:p>
          </table:table-cell>
        </table:table-row>
        <table:table-row table:style-name="ro3">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132" calcext:value-type="float">
            <text:p>132</text:p>
          </table:table-cell>
          <table:table-cell office:value-type="string" calcext:value-type="string">
            <text:p>c</text:p>
          </table:table-cell>
          <table:table-cell office:value-type="string" calcext:value-type="string">
            <text:p>J'ai trente-six ans, ma mère; ma vie promet d'être longue, elle sera belle, je l'espère.</text:p>
          </table:table-cell>
        </table:table-row>
        <table:table-row table:style-name="ro3">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2336" calcext:value-type="float">
            <text:p>2336</text:p>
          </table:table-cell>
          <table:table-cell office:value-type="string" calcext:value-type="string">
            <text:p>c</text:p>
          </table:table-cell>
          <table:table-cell office:value-type="string" calcext:value-type="string">
            <text:p>pensa-t-elle, je suis heureuse, je me sens riche d'aimer...</text:p>
          </table:table-cell>
        </table:table-row>
        <table:table-row table:style-name="ro3">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124" calcext:value-type="float">
            <text:p>124</text:p>
          </table:table-cell>
          <table:table-cell office:value-type="string" calcext:value-type="string">
            <text:p>c</text:p>
          </table:table-cell>
          <table:table-cell office:value-type="string" calcext:value-type="string">
            <text:p>Ce n'était ni sa faute ni la mienne.</text:p>
          </table:table-cell>
        </table:table-row>
        <table:table-row table:style-name="ro5">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810" calcext:value-type="float">
            <text:p>810</text:p>
          </table:table-cell>
          <table:table-cell office:value-type="string" calcext:value-type="string">
            <text:p>n</text:p>
          </table:table-cell>
          <table:table-cell office:value-type="string" calcext:value-type="string">
            <text:p>Elle se raidit contre ses petites déceptions, se cuirassa de souriante politesse contre l'aimable froideur de Mme de la Rouveraye et attendit : l'amitié de tous ceux qui connaissaient sa valeur et les succès mondains dont elle n'avait garde de se laisser enivrer, l'aidèrent à se faire une existence extérieure pleine d'un charme sans banalité.</text:p>
          </table:table-cell>
        </table:table-row>
        <table:table-row table:style-name="ro4">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1529" calcext:value-type="float">
            <text:p>1529</text:p>
          </table:table-cell>
          <table:table-cell office:value-type="string" calcext:value-type="string">
            <text:p>n</text:p>
          </table:table-cell>
          <table:table-cell office:value-type="string" calcext:value-type="string">
            <text:p>La grande pièce où elle avait passé une si terrible nuit d'agonie morale n'avait plus rien de lugubre à ses yeux : avec l'entrée du soleil et du salut, elle avait perdu son aspect sinistre, et la jeune femme s'était prise à l'aimer à mesure que la convalescence faisait des progrès surprenants.</text:p>
          </table:table-cell>
        </table:table-row>
        <table:table-row table:style-name="ro2">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360" calcext:value-type="float">
            <text:p>360</text:p>
          </table:table-cell>
          <table:table-cell office:value-type="string" calcext:value-type="string">
            <text:p>n</text:p>
          </table:table-cell>
          <table:table-cell office:value-type="string" calcext:value-type="string">
            <text:p>Il y avait d'ailleurs en elle un fonds de tristesse qui assombrissait sa vie, mais sans qu'elle en fit souffrir les autres.</text:p>
          </table:table-cell>
        </table:table-row>
        <table:table-row table:style-name="ro3">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972" calcext:value-type="float">
            <text:p>972</text:p>
          </table:table-cell>
          <table:table-cell office:value-type="string" calcext:value-type="string">
            <text:p>c</text:p>
          </table:table-cell>
          <table:table-cell office:value-type="string" calcext:value-type="string">
            <text:p>Mais le petit mérite d'être puni, monsieur.</text:p>
          </table:table-cell>
        </table:table-row>
        <table:table-row table:style-name="ro3">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1825" calcext:value-type="float">
            <text:p>1825</text:p>
          </table:table-cell>
          <table:table-cell office:value-type="string" calcext:value-type="string">
            <text:p>n</text:p>
          </table:table-cell>
          <table:table-cell office:value-type="string" calcext:value-type="string">
            <text:p>Il dit un jour à sa maîtresse :</text:p>
          </table:table-cell>
        </table:table-row>
        <table:table-row table:style-name="ro2">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2123" calcext:value-type="float">
            <text:p>2123</text:p>
          </table:table-cell>
          <table:table-cell office:value-type="string" calcext:value-type="string">
            <text:p>n</text:p>
          </table:table-cell>
          <table:table-cell office:value-type="string" calcext:value-type="string">
            <text:p>Elle avait réussi cependant, ou du moins la part principale de sa tâche était remplie, car l'aîné, son fils, après avoir fait un brillant service d'internat dans les hôpitaux, venait d'être reçu médecin.</text:p>
          </table:table-cell>
        </table:table-row>
        <table:table-row table:style-name="ro1">
          <table:table-cell office:value-type="string" calcext:value-type="string">
            <text:p>FRA02301_Greville.xml</text:p>
          </table:table-cell>
          <table:table-cell office:value-type="float" office:value="1888" calcext:value-type="float">
            <text:p>1888</text:p>
          </table:table-cell>
          <table:table-cell office:value-type="string" calcext:value-type="string">
            <text:p>1880s</text:p>
          </table:table-cell>
          <table:table-cell office:value-type="float" office:value="1920" calcext:value-type="float">
            <text:p>1920</text:p>
          </table:table-cell>
          <table:table-cell office:value-type="string" calcext:value-type="string">
            <text:p>n</text:p>
          </table:table-cell>
          <table:table-cell office:value-type="string" calcext:value-type="string">
            <text:p>La frayeur qu'il avait de ne pas savoir ce qu'on lui demanderait le paralysait d'avance.</text:p>
          </table:table-cell>
        </table:table-row>
        <table:table-row table:style-name="ro1">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3167" calcext:value-type="float">
            <text:p>3167</text:p>
          </table:table-cell>
          <table:table-cell office:value-type="string" calcext:value-type="string">
            <text:p>n</text:p>
          </table:table-cell>
          <table:table-cell office:value-type="string" calcext:value-type="string">
            <text:p>Il eût prévu ce coup, qu'il aurait quitté Paris jusqu'au moment du procès; mais il était pris à l'improviste.</text:p>
          </table:table-cell>
        </table:table-row>
        <table:table-row table:style-name="ro4">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2951" calcext:value-type="float">
            <text:p>2951</text:p>
          </table:table-cell>
          <table:table-cell office:value-type="string" calcext:value-type="string">
            <text:p>n</text:p>
          </table:table-cell>
          <table:table-cell office:value-type="string" calcext:value-type="string">
            <text:p>Sans doute, il y avait peu de chances pour que jamais il en passât une épreuve devant les yeux de madame Dammauville; mais, n'en existât-il qu'une contre cent mille, qu'il devait s'arranger pour n'avoir pas à la craindre.</text:p>
          </table:table-cell>
        </table:table-row>
        <table:table-row table:style-name="ro3">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3979" calcext:value-type="float">
            <text:p>3979</text:p>
          </table:table-cell>
          <table:table-cell office:value-type="string" calcext:value-type="string">
            <text:p>n</text:p>
          </table:table-cell>
          <table:table-cell office:value-type="string" calcext:value-type="string">
            <text:p>À moins d'avoir des diplomates, on ne pouvait espérer des boutonnières plus fleuries.</text:p>
          </table:table-cell>
        </table:table-row>
        <table:table-row table:style-name="ro2">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1821" calcext:value-type="float">
            <text:p>1821</text:p>
          </table:table-cell>
          <table:table-cell office:value-type="string" calcext:value-type="string">
            <text:p>n</text:p>
          </table:table-cell>
          <table:table-cell office:value-type="string" calcext:value-type="string">
            <text:p>Le hasard voulut qu'il s'en souvînt; il le dit à Caffié qui répondit qu'il avait cherché dans cette armoire sans rien trouver.</text:p>
          </table:table-cell>
        </table:table-row>
        <table:table-row table:style-name="ro3">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2727" calcext:value-type="float">
            <text:p>2727</text:p>
          </table:table-cell>
          <table:table-cell office:value-type="string" calcext:value-type="string">
            <text:p>c</text:p>
          </table:table-cell>
          <table:table-cell office:value-type="string" calcext:value-type="string">
            <text:p>Elle souffre parfois à crier, mais ce sont des crises qui ne durent pas toujours.</text:p>
          </table:table-cell>
        </table:table-row>
        <table:table-row table:style-name="ro3">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1799" calcext:value-type="float">
            <text:p>1799</text:p>
          </table:table-cell>
          <table:table-cell office:value-type="string" calcext:value-type="string">
            <text:p>n</text:p>
          </table:table-cell>
          <table:table-cell office:value-type="string" calcext:value-type="string">
            <text:p>L'argent sur lequel il avait compté pour remplacer celui qu'il avait donné à cette femme lui manqua.</text:p>
          </table:table-cell>
        </table:table-row>
        <table:table-row table:style-name="ro3">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361" calcext:value-type="float">
            <text:p>361</text:p>
          </table:table-cell>
          <table:table-cell office:value-type="string" calcext:value-type="string">
            <text:p>n</text:p>
          </table:table-cell>
          <table:table-cell office:value-type="string" calcext:value-type="string">
            <text:p>À sa sortie du couvent, la jeune fille a vécu chez sa mère.</text:p>
          </table:table-cell>
        </table:table-row>
        <table:table-row table:style-name="ro3">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204" calcext:value-type="float">
            <text:p>204</text:p>
          </table:table-cell>
          <table:table-cell office:value-type="string" calcext:value-type="string">
            <text:p>n</text:p>
          </table:table-cell>
          <table:table-cell office:value-type="string" calcext:value-type="string">
            <text:p>Maintenant, rien à attendre de personne.</text:p>
          </table:table-cell>
        </table:table-row>
        <table:table-row table:style-name="ro3">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2648" calcext:value-type="float">
            <text:p>2648</text:p>
          </table:table-cell>
          <table:table-cell office:value-type="string" calcext:value-type="string">
            <text:p>c</text:p>
          </table:table-cell>
          <table:table-cell office:value-type="string" calcext:value-type="string">
            <text:p>Je suis sûr qu'elle a déjà gagné madame Dammauville et qu'elle sera écoutée avec sympathie.</text:p>
          </table:table-cell>
        </table:table-row>
        <table:table-row table:style-name="ro2">
          <table:table-cell office:value-type="string" calcext:value-type="string">
            <text:p>FRA02603_Malot.xml</text:p>
          </table:table-cell>
          <table:table-cell office:value-type="float" office:value="1888" calcext:value-type="float">
            <text:p>1888</text:p>
          </table:table-cell>
          <table:table-cell office:value-type="string" calcext:value-type="string">
            <text:p>1880s</text:p>
          </table:table-cell>
          <table:table-cell office:value-type="float" office:value="626" calcext:value-type="float">
            <text:p>626</text:p>
          </table:table-cell>
          <table:table-cell office:value-type="string" calcext:value-type="string">
            <text:p>n</text:p>
          </table:table-cell>
          <table:table-cell office:value-type="string" calcext:value-type="string">
            <text:p>En réalité, il ne lui avait laissé que la ruine; l'hôtel qu'il s'était fait construire vendu, et les dettes payées, il ne leur était resté que quelques meubles.</text:p>
          </table:table-cell>
        </table:table-row>
        <table:table-row table:style-name="ro3">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390" calcext:value-type="float">
            <text:p>390</text:p>
          </table:table-cell>
          <table:table-cell office:value-type="string" calcext:value-type="string">
            <text:p>n</text:p>
          </table:table-cell>
          <table:table-cell office:value-type="string" calcext:value-type="string">
            <text:p>Milane emmena Folla gambader une heure dans la campagne.</text:p>
          </table:table-cell>
        </table:table-row>
        <table:table-row table:style-name="ro3">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159" calcext:value-type="float">
            <text:p>159</text:p>
          </table:table-cell>
          <table:table-cell office:value-type="string" calcext:value-type="string">
            <text:p>x</text:p>
          </table:table-cell>
          <table:table-cell office:value-type="string" calcext:value-type="string">
            <text:p>fit Juliette en faisant la moue; et moi donc, avec qui jouerai -je ?</text:p>
          </table:table-cell>
        </table:table-row>
        <table:table-row table:style-name="ro3">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617" calcext:value-type="float">
            <text:p>617</text:p>
          </table:table-cell>
          <table:table-cell office:value-type="string" calcext:value-type="string">
            <text:p>c</text:p>
          </table:table-cell>
          <table:table-cell office:value-type="string" calcext:value-type="string">
            <text:p>revenir de... de Nouméa !</text:p>
          </table:table-cell>
        </table:table-row>
        <table:table-row table:style-name="ro2">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305" calcext:value-type="float">
            <text:p>305</text:p>
          </table:table-cell>
          <table:table-cell office:value-type="string" calcext:value-type="string">
            <text:p>n</text:p>
          </table:table-cell>
          <table:table-cell office:value-type="string" calcext:value-type="string">
            <text:p>Folla s'assit sur une pierre, tandis que le petit garçon la contemplait de ses yeux bleus étonnés, en suçant consciencieusement son pouce.</text:p>
          </table:table-cell>
        </table:table-row>
        <table:table-row table:style-name="ro3">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180" calcext:value-type="float">
            <text:p>180</text:p>
          </table:table-cell>
          <table:table-cell office:value-type="string" calcext:value-type="string">
            <text:p>n</text:p>
          </table:table-cell>
          <table:table-cell office:value-type="string" calcext:value-type="string">
            <text:p>dit Mme Milane en embrassant la fillette, toujours placée à sa droite.</text:p>
          </table:table-cell>
        </table:table-row>
        <table:table-row table:style-name="ro3">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992" calcext:value-type="float">
            <text:p>992</text:p>
          </table:table-cell>
          <table:table-cell office:value-type="string" calcext:value-type="string">
            <text:p>n</text:p>
          </table:table-cell>
          <table:table-cell office:value-type="string" calcext:value-type="string">
            <text:p>Gervaise couchait dans une autre pièce; on l'oubliait, elle, heureusement.</text:p>
          </table:table-cell>
        </table:table-row>
        <table:table-row table:style-name="ro2">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553" calcext:value-type="float">
            <text:p>553</text:p>
          </table:table-cell>
          <table:table-cell office:value-type="string" calcext:value-type="string">
            <text:p>c</text:p>
          </table:table-cell>
          <table:table-cell office:value-type="string" calcext:value-type="string">
            <text:p>Si Fraülen était là, elle nous raconterait une histoire; mais les vêpres ne sont pas finies, et puis elle causera avec grand-mère en revenant.</text:p>
          </table:table-cell>
        </table:table-row>
        <table:table-row table:style-name="ro1">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610" calcext:value-type="float">
            <text:p>610</text:p>
          </table:table-cell>
          <table:table-cell office:value-type="string" calcext:value-type="string">
            <text:p>c</text:p>
          </table:table-cell>
          <table:table-cell office:value-type="string" calcext:value-type="string">
            <text:p>Cependant on ne sait pas... Il n'est guère chançard, et on ne s'enrichit pas dans le pays d'où il revient.</text:p>
          </table:table-cell>
        </table:table-row>
        <table:table-row table:style-name="ro2">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1290" calcext:value-type="float">
            <text:p>1290</text:p>
          </table:table-cell>
          <table:table-cell office:value-type="string" calcext:value-type="string">
            <text:p>x</text:p>
          </table:table-cell>
          <table:table-cell office:value-type="string" calcext:value-type="string">
            <text:p>non pas toi, fit-il en voyant la fausse Juliette se diriger vers lui; toi tu es maintenant et pour toujours Sophie Marlioux, et tu vas rester ici avec tes parents.</text:p>
          </table:table-cell>
        </table:table-row>
        <table:table-row table:style-name="ro3">
          <table:table-cell office:value-type="string" calcext:value-type="string">
            <text:p>FRA01102_Dombre.xml</text:p>
          </table:table-cell>
          <table:table-cell office:value-type="float" office:value="1889" calcext:value-type="float">
            <text:p>1889</text:p>
          </table:table-cell>
          <table:table-cell office:value-type="string" calcext:value-type="string">
            <text:p>1880s</text:p>
          </table:table-cell>
          <table:table-cell office:value-type="float" office:value="273" calcext:value-type="float">
            <text:p>273</text:p>
          </table:table-cell>
          <table:table-cell office:value-type="string" calcext:value-type="string">
            <text:p>c</text:p>
          </table:table-cell>
          <table:table-cell office:value-type="string" calcext:value-type="string">
            <text:p>je ne sais guère où se cachent les autres.</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2195" calcext:value-type="float">
            <text:p>2195</text:p>
          </table:table-cell>
          <table:table-cell office:value-type="string" calcext:value-type="string">
            <text:p>c</text:p>
          </table:table-cell>
          <table:table-cell office:value-type="string" calcext:value-type="string">
            <text:p>Mais je ne vous imposerai pas longtemps ma présence, allez !</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1956" calcext:value-type="float">
            <text:p>1956</text:p>
          </table:table-cell>
          <table:table-cell office:value-type="string" calcext:value-type="string">
            <text:p>c</text:p>
          </table:table-cell>
          <table:table-cell office:value-type="string" calcext:value-type="string">
            <text:p>Vous allez quitter ma maison aujourd'hui même pour n'y plus revenir.</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1039" calcext:value-type="float">
            <text:p>1039</text:p>
          </table:table-cell>
          <table:table-cell office:value-type="string" calcext:value-type="string">
            <text:p>n</text:p>
          </table:table-cell>
          <table:table-cell office:value-type="string" calcext:value-type="string">
            <text:p>Philémon et Baucis n'étaient rien auprès d'eux.</text:p>
          </table:table-cell>
        </table:table-row>
        <table:table-row table:style-name="ro2">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2511" calcext:value-type="float">
            <text:p>2511</text:p>
          </table:table-cell>
          <table:table-cell office:value-type="string" calcext:value-type="string">
            <text:p>c</text:p>
          </table:table-cell>
          <table:table-cell office:value-type="string" calcext:value-type="string">
            <text:p>Daltier; du moins, votre nom est mêlé à cette affaire certainement; seulement on sait que vous êtes inconsciente de...</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851" calcext:value-type="float">
            <text:p>851</text:p>
          </table:table-cell>
          <table:table-cell office:value-type="string" calcext:value-type="string">
            <text:p>c</text:p>
          </table:table-cell>
          <table:table-cell office:value-type="string" calcext:value-type="string">
            <text:p>que vous vous faites illusion !</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2765" calcext:value-type="float">
            <text:p>2765</text:p>
          </table:table-cell>
          <table:table-cell office:value-type="string" calcext:value-type="string">
            <text:p>n</text:p>
          </table:table-cell>
          <table:table-cell office:value-type="string" calcext:value-type="string">
            <text:p>Au loin les barques de pêcheurs partaient au travail, la voile blanche déployée au vent du large.</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2572" calcext:value-type="float">
            <text:p>2572</text:p>
          </table:table-cell>
          <table:table-cell office:value-type="string" calcext:value-type="string">
            <text:p>c</text:p>
          </table:table-cell>
          <table:table-cell office:value-type="string" calcext:value-type="string">
            <text:p>C'est convenu, vous ne nous quittez pas ?</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1861" calcext:value-type="float">
            <text:p>1861</text:p>
          </table:table-cell>
          <table:table-cell office:value-type="string" calcext:value-type="string">
            <text:p>c</text:p>
          </table:table-cell>
          <table:table-cell office:value-type="string" calcext:value-type="string">
            <text:p>tu lui feras passer cette mauvaise habitude.</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2726" calcext:value-type="float">
            <text:p>2726</text:p>
          </table:table-cell>
          <table:table-cell office:value-type="string" calcext:value-type="string">
            <text:p>c</text:p>
          </table:table-cell>
          <table:table-cell office:value-type="string" calcext:value-type="string">
            <text:p>Je vous en supplie, revenez à vous.</text:p>
          </table:table-cell>
        </table:table-row>
        <table:table-row table:style-name="ro3">
          <table:table-cell office:value-type="string" calcext:value-type="string">
            <text:p>FRA01101_Dombre.xml</text:p>
          </table:table-cell>
          <table:table-cell office:value-type="float" office:value="1890" calcext:value-type="float">
            <text:p>1890</text:p>
          </table:table-cell>
          <table:table-cell office:value-type="string" calcext:value-type="string">
            <text:p>1890s</text:p>
          </table:table-cell>
          <table:table-cell office:value-type="float" office:value="1967" calcext:value-type="float">
            <text:p>1967</text:p>
          </table:table-cell>
          <table:table-cell office:value-type="string" calcext:value-type="string">
            <text:p>x</text:p>
          </table:table-cell>
          <table:table-cell office:value-type="string" calcext:value-type="string">
            <text:p>fit le vieillard avec un rire brutal, vous voulez veiller sur votre héritage.</text:p>
          </table:table-cell>
        </table:table-row>
        <table:table-row table:style-name="ro2">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2299" calcext:value-type="float">
            <text:p>2299</text:p>
          </table:table-cell>
          <table:table-cell office:value-type="string" calcext:value-type="string">
            <text:p>n</text:p>
          </table:table-cell>
          <table:table-cell office:value-type="string" calcext:value-type="string">
            <text:p>Le docteur descendit et, serrant une dernière fois la main de Jacques, comme pour lui donner une provision d'énergie :</text:p>
          </table:table-cell>
        </table:table-row>
        <table:table-row table:style-name="ro3">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1853" calcext:value-type="float">
            <text:p>1853</text:p>
          </table:table-cell>
          <table:table-cell office:value-type="string" calcext:value-type="string">
            <text:p>n</text:p>
          </table:table-cell>
          <table:table-cell office:value-type="string" calcext:value-type="string">
            <text:p>Et sa haine était encore plus redoutable que son amour.</text:p>
          </table:table-cell>
        </table:table-row>
        <table:table-row table:style-name="ro3">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25" calcext:value-type="float">
            <text:p>25</text:p>
          </table:table-cell>
          <table:table-cell office:value-type="string" calcext:value-type="string">
            <text:p>c</text:p>
          </table:table-cell>
          <table:table-cell office:value-type="string" calcext:value-type="string">
            <text:p>Dans une heure nous allons vous rejoindre...</text:p>
          </table:table-cell>
        </table:table-row>
        <table:table-row table:style-name="ro2">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441" calcext:value-type="float">
            <text:p>441</text:p>
          </table:table-cell>
          <table:table-cell office:value-type="string" calcext:value-type="string">
            <text:p>n</text:p>
          </table:table-cell>
          <table:table-cell office:value-type="string" calcext:value-type="string">
            <text:p>Il s'élança vers la grève, sautant de rocher en rocher, essuya, en passant, plusieurs coups de feu, arriva jusqu'au rivage et, se précipitant dans la mer, il nagea vigoureusement vers l'homme qui se noyait.</text:p>
          </table:table-cell>
        </table:table-row>
        <table:table-row table:style-name="ro1">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1852" calcext:value-type="float">
            <text:p>1852</text:p>
          </table:table-cell>
          <table:table-cell office:value-type="string" calcext:value-type="string">
            <text:p>n</text:p>
          </table:table-cell>
          <table:table-cell office:value-type="string" calcext:value-type="string">
            <text:p>La ruine, le déshonneur ou la mort, voilà quels étaient ses présents â ceux par qui elle se faisait aimer.</text:p>
          </table:table-cell>
        </table:table-row>
        <table:table-row table:style-name="ro1">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1472" calcext:value-type="float">
            <text:p>1472</text:p>
          </table:table-cell>
          <table:table-cell office:value-type="string" calcext:value-type="string">
            <text:p>n</text:p>
          </table:table-cell>
          <table:table-cell office:value-type="string" calcext:value-type="string">
            <text:p>Une autre femme ouvrit et, s'effaçant, avec un silencieux sourire, les laissa entrer.</text:p>
          </table:table-cell>
        </table:table-row>
        <table:table-row table:style-name="ro2">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2922" calcext:value-type="float">
            <text:p>2922</text:p>
          </table:table-cell>
          <table:table-cell office:value-type="string" calcext:value-type="string">
            <text:p>n</text:p>
          </table:table-cell>
          <table:table-cell office:value-type="string" calcext:value-type="string">
            <text:p>Et Mme de Vignes n'eut pas le courage d'attrister, par un refus, ce joli visage qui rayonnait, pour la première fois, depuis si longtemps.</text:p>
          </table:table-cell>
        </table:table-row>
        <table:table-row table:style-name="ro3">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294" calcext:value-type="float">
            <text:p>294</text:p>
          </table:table-cell>
          <table:table-cell office:value-type="string" calcext:value-type="string">
            <text:p>c</text:p>
          </table:table-cell>
          <table:table-cell office:value-type="string" calcext:value-type="string">
            <text:p>Je ne te reverrai jamais !</text:p>
          </table:table-cell>
        </table:table-row>
        <table:table-row table:style-name="ro3">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1210" calcext:value-type="float">
            <text:p>1210</text:p>
          </table:table-cell>
          <table:table-cell office:value-type="string" calcext:value-type="string">
            <text:p>n</text:p>
          </table:table-cell>
          <table:table-cell office:value-type="string" calcext:value-type="string">
            <text:p>La nuit s'écoula dans ces agitations.</text:p>
          </table:table-cell>
        </table:table-row>
        <table:table-row table:style-name="ro2">
          <table:table-cell office:value-type="string" calcext:value-type="string">
            <text:p>FRA03002_Ohnet.xml</text:p>
          </table:table-cell>
          <table:table-cell office:value-type="float" office:value="1890" calcext:value-type="float">
            <text:p>1890</text:p>
          </table:table-cell>
          <table:table-cell office:value-type="string" calcext:value-type="string">
            <text:p>1890s</text:p>
          </table:table-cell>
          <table:table-cell office:value-type="float" office:value="706" calcext:value-type="float">
            <text:p>706</text:p>
          </table:table-cell>
          <table:table-cell office:value-type="string" calcext:value-type="string">
            <text:p>c</text:p>
          </table:table-cell>
          <table:table-cell office:value-type="string" calcext:value-type="string">
            <text:p>---pour essayer de prendre à la banque l'argent que me réclame une drôlesse que je méprise, qui me trompe et que je n'ai pas le courage de quitter... Et c'est là ce que tu regrettes ?</text:p>
          </table:table-cell>
        </table:table-row>
        <table:table-row table:style-name="ro3">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100" calcext:value-type="float">
            <text:p>100</text:p>
          </table:table-cell>
          <table:table-cell office:value-type="string" calcext:value-type="string">
            <text:p>n</text:p>
          </table:table-cell>
          <table:table-cell office:value-type="string" calcext:value-type="string">
            <text:p>Ils rie reçurent pas les leçons du père et de l'aïeul, déchirés d'amour sur la branche conjugale.</text:p>
          </table:table-cell>
        </table:table-row>
        <table:table-row table:style-name="ro4">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393" calcext:value-type="float">
            <text:p>393</text:p>
          </table:table-cell>
          <table:table-cell office:value-type="string" calcext:value-type="string">
            <text:p>n</text:p>
          </table:table-cell>
          <table:table-cell office:value-type="string" calcext:value-type="string">
            <text:p>C'était parce qu'il était horrible qu'elle avait eu tant de joie à entendre les nocturnes oiseaux; et même — puisque de les entendre si bien ramager, l'envie lui était venue de ramager comme eux — elle devait à ces abominables pratiques la rossignolante voix dont elle fut si fière.</text:p>
          </table:table-cell>
        </table:table-row>
        <table:table-row table:style-name="ro2">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268" calcext:value-type="float">
            <text:p>268</text:p>
          </table:table-cell>
          <table:table-cell office:value-type="string" calcext:value-type="string">
            <text:p>n</text:p>
          </table:table-cell>
          <table:table-cell office:value-type="string" calcext:value-type="string">
            <text:p>Elle avait, avec des réminiscences, un pressentiment de l'emploi auquel ils étaient destinés, ne se rendait pas bien compte des choses pourtant.</text:p>
          </table:table-cell>
        </table:table-row>
        <table:table-row table:style-name="ro2">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1104" calcext:value-type="float">
            <text:p>1104</text:p>
          </table:table-cell>
          <table:table-cell office:value-type="string" calcext:value-type="string">
            <text:p>c</text:p>
          </table:table-cell>
          <table:table-cell office:value-type="string" calcext:value-type="string">
            <text:p>Et je ne crois pas que les chants des anges soient plus doux à un damné qui aurait réussi à grimper jusqu'à la porte du paradis, que me l'était leur ramage.</text:p>
          </table:table-cell>
        </table:table-row>
        <table:table-row table:style-name="ro2">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522" calcext:value-type="float">
            <text:p>522</text:p>
          </table:table-cell>
          <table:table-cell office:value-type="string" calcext:value-type="string">
            <text:p>c</text:p>
          </table:table-cell>
          <table:table-cell office:value-type="string" calcext:value-type="string">
            <text:p>Il y a bien assez de bouches à nourrir dans la troupe, sans qu'on se charge encore de toutes les vagabondes qu'on rencontre.</text:p>
          </table:table-cell>
        </table:table-row>
        <table:table-row table:style-name="ro2">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538" calcext:value-type="float">
            <text:p>538</text:p>
          </table:table-cell>
          <table:table-cell office:value-type="string" calcext:value-type="string">
            <text:p>c</text:p>
          </table:table-cell>
          <table:table-cell office:value-type="string" calcext:value-type="string">
            <text:p>Les rossignols, d'habitude, ne chantent guère après le jour levé, et jamais je n'ai entendu un rossignol chanter comme celui -ci... Écoutez !</text:p>
          </table:table-cell>
        </table:table-row>
        <table:table-row table:style-name="ro3">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1165" calcext:value-type="float">
            <text:p>1165</text:p>
          </table:table-cell>
          <table:table-cell office:value-type="string" calcext:value-type="string">
            <text:p>c</text:p>
          </table:table-cell>
          <table:table-cell office:value-type="string" calcext:value-type="string">
            <text:p>Et pourquoi était-elle bâillonnée ?</text:p>
          </table:table-cell>
        </table:table-row>
        <table:table-row table:style-name="ro3">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1022" calcext:value-type="float">
            <text:p>1022</text:p>
          </table:table-cell>
          <table:table-cell office:value-type="string" calcext:value-type="string">
            <text:p>c</text:p>
          </table:table-cell>
          <table:table-cell office:value-type="string" calcext:value-type="string">
            <text:p>je suis maudit comme le chien du diable.</text:p>
          </table:table-cell>
        </table:table-row>
        <table:table-row table:style-name="ro6">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906" calcext:value-type="float">
            <text:p>906</text:p>
          </table:table-cell>
          <table:table-cell office:value-type="string" calcext:value-type="string">
            <text:p>n</text:p>
          </table:table-cell>
          <table:table-cell office:value-type="string" calcext:value-type="string">
            <text:p>mon Dieu, il marchait maintenant dans l'herbe, sur la terre, s'avançait, s'avançait toujours; il avait, d'un air où l'étourderie se rassurait de fierté, des dressements de cou, avec, encore, des intentions d'essor; mais, d'un regard oblique, il ne quittait pas le ver se tortillant, et il se trouva enfin, instable mais résolu, défiant mais affamé, à si peu de distance de la captivité, qu'il eût suffi d'un brusque allongement de bec pour faire choir le piège.</text:p>
          </table:table-cell>
        </table:table-row>
        <table:table-row table:style-name="ro1">
          <table:table-cell office:value-type="string" calcext:value-type="string">
            <text:p>FRA07001_Mendes.xml</text:p>
          </table:table-cell>
          <table:table-cell office:value-type="float" office:value="1892" calcext:value-type="float">
            <text:p>1892</text:p>
          </table:table-cell>
          <table:table-cell office:value-type="string" calcext:value-type="string">
            <text:p>1890s</text:p>
          </table:table-cell>
          <table:table-cell office:value-type="float" office:value="877" calcext:value-type="float">
            <text:p>877</text:p>
          </table:table-cell>
          <table:table-cell office:value-type="string" calcext:value-type="string">
            <text:p>n</text:p>
          </table:table-cell>
          <table:table-cell office:value-type="string" calcext:value-type="string">
            <text:p>Enfin il y eut une lourdeur de chute, comme si le survenant s'était, après un faux pas, assis dans l'herbe.</text:p>
          </table:table-cell>
        </table:table-row>
        <table:table-row table:style-name="ro1">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264" calcext:value-type="float">
            <text:p>264</text:p>
          </table:table-cell>
          <table:table-cell office:value-type="string" calcext:value-type="string">
            <text:p>n</text:p>
          </table:table-cell>
          <table:table-cell office:value-type="string" calcext:value-type="string">
            <text:p>dit-elle, avec une lueur de glaive dans ses longs yeux sombres.</text:p>
          </table:table-cell>
        </table:table-row>
        <table:table-row table:style-name="ro1">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1313" calcext:value-type="float">
            <text:p>1313</text:p>
          </table:table-cell>
          <table:table-cell office:value-type="string" calcext:value-type="string">
            <text:p>c</text:p>
          </table:table-cell>
          <table:table-cell office:value-type="string" calcext:value-type="string">
            <text:p>Je t'enverrai l'enfant dès demain.</text:p>
          </table:table-cell>
        </table:table-row>
        <table:table-row table:style-name="ro2">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1707" calcext:value-type="float">
            <text:p>1707</text:p>
          </table:table-cell>
          <table:table-cell office:value-type="string" calcext:value-type="string">
            <text:p>c</text:p>
          </table:table-cell>
          <table:table-cell office:value-type="string" calcext:value-type="string">
            <text:p>Depuis longtemps mes autres frères sont distancés, nous sommes hors de leur atteinte : Achmet seul nous serre de près, nous ne pouvons lui échapper, il vaut mieux l'attendre.</text:p>
          </table:table-cell>
        </table:table-row>
        <table:table-row table:style-name="ro5">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189" calcext:value-type="float">
            <text:p>189</text:p>
          </table:table-cell>
          <table:table-cell office:value-type="string" calcext:value-type="string">
            <text:p>n</text:p>
          </table:table-cell>
          <table:table-cell office:value-type="string" calcext:value-type="string">
            <text:p>Elle comprit que si le bien-aimé la fuyait, c'était pour lui montrer la voie, l'entraîner vers les hauteurs célestes, où seulement elle pourrait le joindre, peut-être, après d'innombrables siècles d'efforts, de larmes et de prières, quand elle serait devenue tout clarté et tout amour, qu'elle mériterait enfin de s'abîmer, goutte de lumière, dans l'infinie lumière, parcelle d'amour dans l'amour illimité, qui est le ciel.</text:p>
          </table:table-cell>
        </table:table-row>
        <table:table-row table:style-name="ro4">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725" calcext:value-type="float">
            <text:p>725</text:p>
          </table:table-cell>
          <table:table-cell office:value-type="string" calcext:value-type="string">
            <text:p>n</text:p>
          </table:table-cell>
          <table:table-cell office:value-type="string" calcext:value-type="string">
            <text:p>Souvent elles préféraient la mort au déshonneur; témoin cette illustre Fatimé, qui, faite prisonnière, se jeta la tête la première, du haut de la chamelle qu'elle montait, et se tua ainsi, pour échapper à l'amour de son vainqueur.</text:p>
          </table:table-cell>
        </table:table-row>
        <table:table-row table:style-name="ro2">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1306" calcext:value-type="float">
            <text:p>1306</text:p>
          </table:table-cell>
          <table:table-cell office:value-type="string" calcext:value-type="string">
            <text:p>c</text:p>
          </table:table-cell>
          <table:table-cell office:value-type="string" calcext:value-type="string">
            <text:p>J'admire ta vertu et ton courage : tu as étouffé le scandale, tu as su éviter à ton vieux père le chagrin du déshonneur.</text:p>
          </table:table-cell>
        </table:table-row>
        <table:table-row table:style-name="ro3">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334" calcext:value-type="float">
            <text:p>334</text:p>
          </table:table-cell>
          <table:table-cell office:value-type="string" calcext:value-type="string">
            <text:p>n</text:p>
          </table:table-cell>
          <table:table-cell office:value-type="string" calcext:value-type="string">
            <text:p>Aussitôt, il frappa Horus sur la tête, et le fit enfoncer, dans le sol, jusqu'aux genoux.</text:p>
          </table:table-cell>
        </table:table-row>
        <table:table-row table:style-name="ro3">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1397" calcext:value-type="float">
            <text:p>1397</text:p>
          </table:table-cell>
          <table:table-cell office:value-type="string" calcext:value-type="string">
            <text:p>c</text:p>
          </table:table-cell>
          <table:table-cell office:value-type="string" calcext:value-type="string">
            <text:p>dit Aly, et que veux -tu ?</text:p>
          </table:table-cell>
        </table:table-row>
        <table:table-row table:style-name="ro2">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1127" calcext:value-type="float">
            <text:p>1127</text:p>
          </table:table-cell>
          <table:table-cell office:value-type="string" calcext:value-type="string">
            <text:p>n</text:p>
          </table:table-cell>
          <table:table-cell office:value-type="string" calcext:value-type="string">
            <text:p>La jeune femme n'éprouvait aucune alarme, tandis qu'il était ainsi en communication avec le messager céleste; mais son père et sa mère, quelles transes affreuses les glaçaient !</text:p>
          </table:table-cell>
        </table:table-row>
        <table:table-row table:style-name="ro3">
          <table:table-cell office:value-type="string" calcext:value-type="string">
            <text:p>FRA01602_GautierJ.xml</text:p>
          </table:table-cell>
          <table:table-cell office:value-type="float" office:value="1893" calcext:value-type="float">
            <text:p>1893</text:p>
          </table:table-cell>
          <table:table-cell office:value-type="string" calcext:value-type="string">
            <text:p>1890s</text:p>
          </table:table-cell>
          <table:table-cell office:value-type="float" office:value="1944" calcext:value-type="float">
            <text:p>1944</text:p>
          </table:table-cell>
          <table:table-cell office:value-type="string" calcext:value-type="string">
            <text:p>n</text:p>
          </table:table-cell>
          <table:table-cell office:value-type="string" calcext:value-type="string">
            <text:p>La prochaine aurore allait donc le prendre au dépourvu.</text:p>
          </table:table-cell>
        </table:table-row>
        <table:table-row table:style-name="ro2">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7035" calcext:value-type="float">
            <text:p>7035</text:p>
          </table:table-cell>
          <table:table-cell office:value-type="string" calcext:value-type="string">
            <text:p>c</text:p>
          </table:table-cell>
          <table:table-cell office:value-type="string" calcext:value-type="string">
            <text:p>J'ai, moi, la conviction contraire; je suis persuadé que si tu veux t'en donner la peine, tu parviendras facilement à être plus rusé que ce redoutable <text:s/>.</text:p>
          </table:table-cell>
        </table:table-row>
        <table:table-row table:style-name="ro3">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6437" calcext:value-type="float">
            <text:p>6437</text:p>
          </table:table-cell>
          <table:table-cell office:value-type="string" calcext:value-type="string">
            <text:p>n</text:p>
          </table:table-cell>
          <table:table-cell office:value-type="string" calcext:value-type="string">
            <text:p>dit résolument André.</text:p>
          </table:table-cell>
        </table:table-row>
        <table:table-row table:style-name="ro3">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6579" calcext:value-type="float">
            <text:p>6579</text:p>
          </table:table-cell>
          <table:table-cell office:value-type="string" calcext:value-type="string">
            <text:p>c</text:p>
          </table:table-cell>
          <table:table-cell office:value-type="string" calcext:value-type="string">
            <text:p>Supposez -vous donc que nous ignorons que, Français, vous avez lâchement renié votre patrie ?</text:p>
          </table:table-cell>
        </table:table-row>
        <table:table-row table:style-name="ro3">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7834" calcext:value-type="float">
            <text:p>7834</text:p>
          </table:table-cell>
          <table:table-cell office:value-type="string" calcext:value-type="string">
            <text:p>c</text:p>
          </table:table-cell>
          <table:table-cell office:value-type="string" calcext:value-type="string">
            <text:p>Voici, à peu de différence près, comment les choses se sont passées.</text:p>
          </table:table-cell>
        </table:table-row>
        <table:table-row table:style-name="ro3">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6376" calcext:value-type="float">
            <text:p>6376</text:p>
          </table:table-cell>
          <table:table-cell office:value-type="string" calcext:value-type="string">
            <text:p>n</text:p>
          </table:table-cell>
          <table:table-cell office:value-type="string" calcext:value-type="string">
            <text:p>reprit le Proscrit en l'éloignant dédaigneusement du geste.</text:p>
          </table:table-cell>
        </table:table-row>
        <table:table-row table:style-name="ro3">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8643" calcext:value-type="float">
            <text:p>8643</text:p>
          </table:table-cell>
          <table:table-cell office:value-type="string" calcext:value-type="string">
            <text:p>c</text:p>
          </table:table-cell>
          <table:table-cell office:value-type="string" calcext:value-type="string">
            <text:p>Est -ce qu'il ne vous plairait pas, par hasard ?</text:p>
          </table:table-cell>
        </table:table-row>
        <table:table-row table:style-name="ro2">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5592" calcext:value-type="float">
            <text:p>5592</text:p>
          </table:table-cell>
          <table:table-cell office:value-type="string" calcext:value-type="string">
            <text:p>c</text:p>
          </table:table-cell>
          <table:table-cell office:value-type="string" calcext:value-type="string">
            <text:p>Or, en toute affaire, le meilleur complice est celui qui ne sait rien, parce qu'il ne peut même pas comprendre ni commettre d'imprudence.</text:p>
          </table:table-cell>
        </table:table-row>
        <table:table-row table:style-name="ro3">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8643" calcext:value-type="float">
            <text:p>8643</text:p>
          </table:table-cell>
          <table:table-cell office:value-type="string" calcext:value-type="string">
            <text:p>c</text:p>
          </table:table-cell>
          <table:table-cell office:value-type="string" calcext:value-type="string">
            <text:p>Est -ce qu'il ne vous plairait pas, par hasard ?</text:p>
          </table:table-cell>
        </table:table-row>
        <table:table-row table:style-name="ro2">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2631" calcext:value-type="float">
            <text:p>2631</text:p>
          </table:table-cell>
          <table:table-cell office:value-type="string" calcext:value-type="string">
            <text:p>n</text:p>
          </table:table-cell>
          <table:table-cell office:value-type="string" calcext:value-type="string">
            <text:p>de Villiers, avec lequel il avait été élevé, et un désir irrésistible de voir ces mystérieuses contrées d'outre-mer sur lesquelles on faisait en Europe de si émouvants récits.</text:p>
          </table:table-cell>
        </table:table-row>
        <table:table-row table:style-name="ro4">
          <table:table-cell office:value-type="string" calcext:value-type="string">
            <text:p>FRA00302_Aimard.xml</text:p>
          </table:table-cell>
          <table:table-cell office:value-type="float" office:value="1894" calcext:value-type="float">
            <text:p>1894</text:p>
          </table:table-cell>
          <table:table-cell office:value-type="string" calcext:value-type="string">
            <text:p>1890s</text:p>
          </table:table-cell>
          <table:table-cell office:value-type="float" office:value="2479" calcext:value-type="float">
            <text:p>2479</text:p>
          </table:table-cell>
          <table:table-cell office:value-type="string" calcext:value-type="string">
            <text:p>c</text:p>
          </table:table-cell>
          <table:table-cell office:value-type="string" calcext:value-type="string">
            <text:p>Voici, en deux mots, ce que le gouverneur attend de nous : Vous savez que les Anglais, qui tentent de nous supplanter partout, ont fondé, en 1668, il y a environ quatre-vingts ans, sur la baie d'Hudson, découverte par eux, le fort Rupert ?</text:p>
          </table:table-cell>
        </table:table-row>
        <table:table-row table:style-name="ro1">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882" calcext:value-type="float">
            <text:p>882</text:p>
          </table:table-cell>
          <table:table-cell office:value-type="string" calcext:value-type="string">
            <text:p>c</text:p>
          </table:table-cell>
          <table:table-cell office:value-type="string" calcext:value-type="string">
            <text:p>J'irai trouver le préfet de police, et je la ferai emballer comme la dernière des clientes de Saint-Lazare !</text:p>
          </table:table-cell>
        </table:table-row>
        <table:table-row table:style-name="ro1">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667" calcext:value-type="float">
            <text:p>667</text:p>
          </table:table-cell>
          <table:table-cell office:value-type="string" calcext:value-type="string">
            <text:p>n</text:p>
          </table:table-cell>
          <table:table-cell office:value-type="string" calcext:value-type="string">
            <text:p>Jamais plus belle cascade d'écus ne coula à grand bruit des mains d'un viveur.</text:p>
          </table:table-cell>
        </table:table-row>
        <table:table-row table:style-name="ro1">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1702" calcext:value-type="float">
            <text:p>1702</text:p>
          </table:table-cell>
          <table:table-cell office:value-type="string" calcext:value-type="string">
            <text:p>n</text:p>
          </table:table-cell>
          <table:table-cell office:value-type="string" calcext:value-type="string">
            <text:p>Deux étages, couverture de tuiles, et pas même de cour d'entrée.</text:p>
          </table:table-cell>
        </table:table-row>
        <table:table-row table:style-name="ro1">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3818" calcext:value-type="float">
            <text:p>3818</text:p>
          </table:table-cell>
          <table:table-cell office:value-type="string" calcext:value-type="string">
            <text:p>c</text:p>
          </table:table-cell>
          <table:table-cell office:value-type="string" calcext:value-type="string">
            <text:p>vous rendre votre liberté, oui, c'est le devoir que je m'impose, dans une heure de suprême honnêteté !</text:p>
          </table:table-cell>
        </table:table-row>
        <table:table-row table:style-name="ro1">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1369" calcext:value-type="float">
            <text:p>1369</text:p>
          </table:table-cell>
          <table:table-cell office:value-type="string" calcext:value-type="string">
            <text:p>c</text:p>
          </table:table-cell>
          <table:table-cell office:value-type="string" calcext:value-type="string">
            <text:p>mais, il doit y avoir du lait excellent.</text:p>
          </table:table-cell>
        </table:table-row>
        <table:table-row table:style-name="ro1">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478" calcext:value-type="float">
            <text:p>478</text:p>
          </table:table-cell>
          <table:table-cell office:value-type="string" calcext:value-type="string">
            <text:p>n</text:p>
          </table:table-cell>
          <table:table-cell office:value-type="string" calcext:value-type="string">
            <text:p>Clamiron l'avait amenée chez lui, avec quelques autres de la même ondulation....</text:p>
          </table:table-cell>
        </table:table-row>
        <table:table-row table:style-name="ro1">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276" calcext:value-type="float">
            <text:p>276</text:p>
          </table:table-cell>
          <table:table-cell office:value-type="string" calcext:value-type="string">
            <text:p>n</text:p>
          </table:table-cell>
          <table:table-cell office:value-type="string" calcext:value-type="string">
            <text:p>Elle avait été frappée, et ne pouvait réagir contre son impression.</text:p>
          </table:table-cell>
        </table:table-row>
        <table:table-row table:style-name="ro1">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969" calcext:value-type="float">
            <text:p>969</text:p>
          </table:table-cell>
          <table:table-cell office:value-type="string" calcext:value-type="string">
            <text:p>n</text:p>
          </table:table-cell>
          <table:table-cell office:value-type="string" calcext:value-type="string">
            <text:p>Et, par une affreuse équivoque, le toxique abominable semblait vivifier ce qu'il détruisait.</text:p>
          </table:table-cell>
        </table:table-row>
        <table:table-row table:style-name="ro2">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544" calcext:value-type="float">
            <text:p>544</text:p>
          </table:table-cell>
          <table:table-cell office:value-type="string" calcext:value-type="string">
            <text:p>n</text:p>
          </table:table-cell>
          <table:table-cell office:value-type="string" calcext:value-type="string">
            <text:p>Il le martyrisait de ses attentions et, quand il ne le voyait pas chez lui, il allait jusqu'à lui faire des scènes de jalousie.</text:p>
          </table:table-cell>
        </table:table-row>
        <table:table-row table:style-name="ro3">
          <table:table-cell office:value-type="string" calcext:value-type="string">
            <text:p>FRA03003_Ohnet.xml</text:p>
          </table:table-cell>
          <table:table-cell office:value-type="float" office:value="1894" calcext:value-type="float">
            <text:p>1894</text:p>
          </table:table-cell>
          <table:table-cell office:value-type="string" calcext:value-type="string">
            <text:p>1890s</text:p>
          </table:table-cell>
          <table:table-cell office:value-type="float" office:value="2294" calcext:value-type="float">
            <text:p>2294</text:p>
          </table:table-cell>
          <table:table-cell office:value-type="string" calcext:value-type="string">
            <text:p>c</text:p>
          </table:table-cell>
          <table:table-cell office:value-type="string" calcext:value-type="string">
            <text:p>Et les affaires de banque qui sont si considérables !</text:p>
          </table:table-cell>
        </table:table-row>
        <table:table-row table:style-name="ro2">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930" calcext:value-type="float">
            <text:p>930</text:p>
          </table:table-cell>
          <table:table-cell office:value-type="string" calcext:value-type="string">
            <text:p>c</text:p>
          </table:table-cell>
          <table:table-cell office:value-type="string" calcext:value-type="string">
            <text:p>... au contraire, ça leur fait du bien, ça les secoue un peu... et puis, ils auront le temps de se reposer à la campagne... j'avais si envie de revoir les Poteaux !</text:p>
          </table:table-cell>
        </table:table-row>
        <table:table-row table:style-name="ro3">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200" calcext:value-type="float">
            <text:p>200</text:p>
          </table:table-cell>
          <table:table-cell office:value-type="string" calcext:value-type="string">
            <text:p>c</text:p>
          </table:table-cell>
          <table:table-cell office:value-type="string" calcext:value-type="string">
            <text:p>quant à ça, vous pouvez le dire, que je m'en fiche !</text:p>
          </table:table-cell>
        </table:table-row>
        <table:table-row table:style-name="ro3">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1698" calcext:value-type="float">
            <text:p>1698</text:p>
          </table:table-cell>
          <table:table-cell office:value-type="string" calcext:value-type="string">
            <text:p>n</text:p>
          </table:table-cell>
          <table:table-cell office:value-type="string" calcext:value-type="string">
            <text:p>Un instant avant, le dîner, madame d'Argonne entra dans le salon et dit à la marquise :</text:p>
          </table:table-cell>
        </table:table-row>
        <table:table-row table:style-name="ro2">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1719" calcext:value-type="float">
            <text:p>1719</text:p>
          </table:table-cell>
          <table:table-cell office:value-type="string" calcext:value-type="string">
            <text:p>n</text:p>
          </table:table-cell>
          <table:table-cell office:value-type="string" calcext:value-type="string">
            <text:p>Ses épaules laiteuses sortaient d'un large décolletage arrondi, qui suivait le contour de la poitrine avec une exactitude parfaite.</text:p>
          </table:table-cell>
        </table:table-row>
        <table:table-row table:style-name="ro3">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1814" calcext:value-type="float">
            <text:p>1814</text:p>
          </table:table-cell>
          <table:table-cell office:value-type="string" calcext:value-type="string">
            <text:p>c</text:p>
          </table:table-cell>
          <table:table-cell office:value-type="string" calcext:value-type="string">
            <text:p>... Vous savez bien qu'elle a été la maîtresse de Jacques ?</text:p>
          </table:table-cell>
        </table:table-row>
        <table:table-row table:style-name="ro2">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1498" calcext:value-type="float">
            <text:p>1498</text:p>
          </table:table-cell>
          <table:table-cell office:value-type="string" calcext:value-type="string">
            <text:p>c</text:p>
          </table:table-cell>
          <table:table-cell office:value-type="string" calcext:value-type="string">
            <text:p>... et non seulement vous seriez pour que je le fasse danser, le monstre, mais peut-être aussi pour que je l'épouse ?</text:p>
          </table:table-cell>
        </table:table-row>
        <table:table-row table:style-name="ro3">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1108" calcext:value-type="float">
            <text:p>1108</text:p>
          </table:table-cell>
          <table:table-cell office:value-type="string" calcext:value-type="string">
            <text:p>n</text:p>
          </table:table-cell>
          <table:table-cell office:value-type="string" calcext:value-type="string">
            <text:p>C'en était fini de la bonne intimité, de l'abandon, des causeries du soir, des promenades paisibles.</text:p>
          </table:table-cell>
        </table:table-row>
        <table:table-row table:style-name="ro2">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930" calcext:value-type="float">
            <text:p>930</text:p>
          </table:table-cell>
          <table:table-cell office:value-type="string" calcext:value-type="string">
            <text:p>c</text:p>
          </table:table-cell>
          <table:table-cell office:value-type="string" calcext:value-type="string">
            <text:p>... au contraire, ça leur fait du bien, ça les secoue un peu... et puis, ils auront le temps de se reposer à la campagne... j'avais si envie de revoir les Poteaux !</text:p>
          </table:table-cell>
        </table:table-row>
        <table:table-row table:style-name="ro3">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1921" calcext:value-type="float">
            <text:p>1921</text:p>
          </table:table-cell>
          <table:table-cell office:value-type="string" calcext:value-type="string">
            <text:p>n</text:p>
          </table:table-cell>
          <table:table-cell office:value-type="string" calcext:value-type="string">
            <text:p>d'Argonne l'aperçut :</text:p>
          </table:table-cell>
        </table:table-row>
        <table:table-row table:style-name="ro2">
          <table:table-cell office:value-type="string" calcext:value-type="string">
            <text:p>FRA06501_Gyp.xml</text:p>
          </table:table-cell>
          <table:table-cell office:value-type="float" office:value="1897" calcext:value-type="float">
            <text:p>1897</text:p>
          </table:table-cell>
          <table:table-cell office:value-type="string" calcext:value-type="string">
            <text:p>1890s</text:p>
          </table:table-cell>
          <table:table-cell office:value-type="float" office:value="2019" calcext:value-type="float">
            <text:p>2019</text:p>
          </table:table-cell>
          <table:table-cell office:value-type="string" calcext:value-type="string">
            <text:p>u</text:p>
          </table:table-cell>
          <table:table-cell office:value-type="string" calcext:value-type="string">
            <text:p>... d'Argonne était fou de sa femme et d'ailleurs il serait au bal, Morières aussi, d'Antin aussi, restait Pourville ?</text:p>
          </table:table-cell>
        </table:table-row>
        <table:table-row table:style-name="ro2">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1082" calcext:value-type="float">
            <text:p>1082</text:p>
          </table:table-cell>
          <table:table-cell office:value-type="string" calcext:value-type="string">
            <text:p>c</text:p>
          </table:table-cell>
          <table:table-cell office:value-type="string" calcext:value-type="string">
            <text:p>C'est mille fois plus atroce que la prodigalité qui, au moins, éparpille l'or... C'est abandonner le drapeau de la civilisation; c'est permettre à la vieille barbarie de prévaloir contre elle.</text:p>
          </table:table-cell>
        </table:table-row>
        <table:table-row table:style-name="ro3">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1927" calcext:value-type="float">
            <text:p>1927</text:p>
          </table:table-cell>
          <table:table-cell office:value-type="string" calcext:value-type="string">
            <text:p>c</text:p>
          </table:table-cell>
          <table:table-cell office:value-type="string" calcext:value-type="string">
            <text:p>Tu vois que l'honnêteté sert tout de même à quelque chose.</text:p>
          </table:table-cell>
        </table:table-row>
        <table:table-row table:style-name="ro3">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1380" calcext:value-type="float">
            <text:p>1380</text:p>
          </table:table-cell>
          <table:table-cell office:value-type="string" calcext:value-type="string">
            <text:p>c</text:p>
          </table:table-cell>
          <table:table-cell office:value-type="string" calcext:value-type="string">
            <text:p>bien, va-t -en, alors !</text:p>
          </table:table-cell>
        </table:table-row>
        <table:table-row table:style-name="ro3">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517" calcext:value-type="float">
            <text:p>517</text:p>
          </table:table-cell>
          <table:table-cell office:value-type="string" calcext:value-type="string">
            <text:p>c</text:p>
          </table:table-cell>
          <table:table-cell office:value-type="string" calcext:value-type="string">
            <text:p>» Est -ce que c'est classique, ça, ou simplement péremptoire ?</text:p>
          </table:table-cell>
        </table:table-row>
        <table:table-row table:style-name="ro3">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7042" calcext:value-type="float">
            <text:p>7042</text:p>
          </table:table-cell>
          <table:table-cell office:value-type="string" calcext:value-type="string">
            <text:p>n</text:p>
          </table:table-cell>
          <table:table-cell office:value-type="string" calcext:value-type="string">
            <text:p>C'était son père qu'elle avait vu !</text:p>
          </table:table-cell>
        </table:table-row>
        <table:table-row table:style-name="ro3">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803" calcext:value-type="float">
            <text:p>803</text:p>
          </table:table-cell>
          <table:table-cell office:value-type="string" calcext:value-type="string">
            <text:p>x</text:p>
          </table:table-cell>
          <table:table-cell office:value-type="string" calcext:value-type="string">
            <text:p>ces Américains, dit mon oncle avec colère, quelles leçons ils donnent au Vieux Monde !</text:p>
          </table:table-cell>
        </table:table-row>
        <table:table-row table:style-name="ro3">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2505" calcext:value-type="float">
            <text:p>2505</text:p>
          </table:table-cell>
          <table:table-cell office:value-type="string" calcext:value-type="string">
            <text:p>c</text:p>
          </table:table-cell>
          <table:table-cell office:value-type="string" calcext:value-type="string">
            <text:p>Vous y serez horriblement mal.</text:p>
          </table:table-cell>
        </table:table-row>
        <table:table-row table:style-name="ro3">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5362" calcext:value-type="float">
            <text:p>5362</text:p>
          </table:table-cell>
          <table:table-cell office:value-type="string" calcext:value-type="string">
            <text:p>c</text:p>
          </table:table-cell>
          <table:table-cell office:value-type="string" calcext:value-type="string">
            <text:p>Le fils dépense tellement, voyez -vous !</text:p>
          </table:table-cell>
        </table:table-row>
        <table:table-row table:style-name="ro2">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2246" calcext:value-type="float">
            <text:p>2246</text:p>
          </table:table-cell>
          <table:table-cell office:value-type="string" calcext:value-type="string">
            <text:p>c</text:p>
          </table:table-cell>
          <table:table-cell office:value-type="string" calcext:value-type="string">
            <text:p>bien, Messieurs, voici ce que je vous propose : je garde la Rente, les Chemins de fer et le Suez, je vous rends toutes les valeurs industrielles, et je vous donne cinquante mille francs.</text:p>
          </table:table-cell>
        </table:table-row>
        <table:table-row table:style-name="ro3">
          <table:table-cell office:value-type="string" calcext:value-type="string">
            <text:p>FRA07501_Darien.xml</text:p>
          </table:table-cell>
          <table:table-cell office:value-type="float" office:value="1897" calcext:value-type="float">
            <text:p>1897</text:p>
          </table:table-cell>
          <table:table-cell office:value-type="string" calcext:value-type="string">
            <text:p>1890s</text:p>
          </table:table-cell>
          <table:table-cell office:value-type="float" office:value="4254" calcext:value-type="float">
            <text:p>4254</text:p>
          </table:table-cell>
          <table:table-cell office:value-type="string" calcext:value-type="string">
            <text:p>c</text:p>
          </table:table-cell>
          <table:table-cell office:value-type="string" calcext:value-type="string">
            <text:p>C'est un beau métier.</text:p>
          </table:table-cell>
        </table:table-row>
        <table:table-row table:style-name="ro3">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189" calcext:value-type="float">
            <text:p>189</text:p>
          </table:table-cell>
          <table:table-cell office:value-type="string" calcext:value-type="string">
            <text:p>n</text:p>
          </table:table-cell>
          <table:table-cell office:value-type="string" calcext:value-type="string">
            <text:p>Ainsi les céréales ne tarderaient pas à doubler et tripler leurs rendements.</text:p>
          </table:table-cell>
        </table:table-row>
        <table:table-row table:style-name="ro3">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467" calcext:value-type="float">
            <text:p>467</text:p>
          </table:table-cell>
          <table:table-cell office:value-type="string" calcext:value-type="string">
            <text:p>c</text:p>
          </table:table-cell>
          <table:table-cell office:value-type="string" calcext:value-type="string">
            <text:p>Après cela, lorsque je parle de ma chère Myra, peut-être crois -tu que j'exagère...</text:p>
          </table:table-cell>
        </table:table-row>
        <table:table-row table:style-name="ro3">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2805" calcext:value-type="float">
            <text:p>2805</text:p>
          </table:table-cell>
          <table:table-cell office:value-type="string" calcext:value-type="string">
            <text:p>n</text:p>
          </table:table-cell>
          <table:table-cell office:value-type="string" calcext:value-type="string">
            <text:p>Aplatis contre le sol, retenant notre respiration, nous regardâmes avidement.</text:p>
          </table:table-cell>
        </table:table-row>
        <table:table-row table:style-name="ro3">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1536" calcext:value-type="float">
            <text:p>1536</text:p>
          </table:table-cell>
          <table:table-cell office:value-type="string" calcext:value-type="string">
            <text:p>c</text:p>
          </table:table-cell>
          <table:table-cell office:value-type="string" calcext:value-type="string">
            <text:p>... On serait tenté de les exorciser l'un comme l'autre.</text:p>
          </table:table-cell>
        </table:table-row>
        <table:table-row table:style-name="ro2">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2657" calcext:value-type="float">
            <text:p>2657</text:p>
          </table:table-cell>
          <table:table-cell office:value-type="string" calcext:value-type="string">
            <text:p>u</text:p>
          </table:table-cell>
          <table:table-cell office:value-type="string" calcext:value-type="string">
            <text:p>Est-il possible qu'elle ait quitté son lit, traversé la chambre de sa mère, descendu l'escalier, sans avoir été aperçue ?</text:p>
          </table:table-cell>
        </table:table-row>
        <table:table-row table:style-name="ro1">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2359" calcext:value-type="float">
            <text:p>2359</text:p>
          </table:table-cell>
          <table:table-cell office:value-type="string" calcext:value-type="string">
            <text:p>c</text:p>
          </table:table-cell>
          <table:table-cell office:value-type="string" calcext:value-type="string">
            <text:p>nous sommes désarmés devant ce misérable.</text:p>
          </table:table-cell>
        </table:table-row>
        <table:table-row table:style-name="ro1">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1157" calcext:value-type="float">
            <text:p>1157</text:p>
          </table:table-cell>
          <table:table-cell office:value-type="string" calcext:value-type="string">
            <text:p>c</text:p>
          </table:table-cell>
          <table:table-cell office:value-type="string" calcext:value-type="string">
            <text:p>repris -je, un Français ne reculera pas devant un Magyar.</text:p>
          </table:table-cell>
        </table:table-row>
        <table:table-row table:style-name="ro1">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942" calcext:value-type="float">
            <text:p>942</text:p>
          </table:table-cell>
          <table:table-cell office:value-type="string" calcext:value-type="string">
            <text:p>c</text:p>
          </table:table-cell>
          <table:table-cell office:value-type="string" calcext:value-type="string">
            <text:p>Il semble que cet homme vive en dehors de l'humanité.</text:p>
          </table:table-cell>
        </table:table-row>
        <table:table-row table:style-name="ro1">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2870" calcext:value-type="float">
            <text:p>2870</text:p>
          </table:table-cell>
          <table:table-cell office:value-type="string" calcext:value-type="string">
            <text:p>n</text:p>
          </table:table-cell>
          <table:table-cell office:value-type="string" calcext:value-type="string">
            <text:p>D'autres entrent par la grille, d'autres franchissent les murs, d'autres sortent des ruines de la maison.</text:p>
          </table:table-cell>
        </table:table-row>
        <table:table-row table:style-name="ro1">
          <table:table-cell office:value-type="string" calcext:value-type="string">
            <text:p>FRA04002_Verne.xml</text:p>
          </table:table-cell>
          <table:table-cell office:value-type="float" office:value="1898" calcext:value-type="float">
            <text:p>1898</text:p>
          </table:table-cell>
          <table:table-cell office:value-type="string" calcext:value-type="string">
            <text:p>1890s</text:p>
          </table:table-cell>
          <table:table-cell office:value-type="float" office:value="1377" calcext:value-type="float">
            <text:p>1377</text:p>
          </table:table-cell>
          <table:table-cell office:value-type="string" calcext:value-type="string">
            <text:p>c</text:p>
          </table:table-cell>
          <table:table-cell office:value-type="string" calcext:value-type="string">
            <text:p>Son existence est cachée.</text:p>
          </table:table-cell>
        </table:table-row>
        <table:table-row table:style-name="ro1">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1280" calcext:value-type="float">
            <text:p>1280</text:p>
          </table:table-cell>
          <table:table-cell office:value-type="string" calcext:value-type="string">
            <text:p>c</text:p>
          </table:table-cell>
          <table:table-cell office:value-type="string" calcext:value-type="string">
            <text:p>Voyez donc, il ruisselle de sang.</text:p>
          </table:table-cell>
        </table:table-row>
        <table:table-row table:style-name="ro1">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1105" calcext:value-type="float">
            <text:p>1105</text:p>
          </table:table-cell>
          <table:table-cell office:value-type="string" calcext:value-type="string">
            <text:p>n</text:p>
          </table:table-cell>
          <table:table-cell office:value-type="string" calcext:value-type="string">
            <text:p>Ce sachet contenait un atome de l'inestimable parfum, appelé Janko, ou parfum du vieux chat.</text:p>
          </table:table-cell>
        </table:table-row>
        <table:table-row table:style-name="ro2">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1223" calcext:value-type="float">
            <text:p>1223</text:p>
          </table:table-cell>
          <table:table-cell office:value-type="string" calcext:value-type="string">
            <text:p>c</text:p>
          </table:table-cell>
          <table:table-cell office:value-type="string" calcext:value-type="string">
            <text:p>en visitant tous les vieux nobles, dépossédés de leur souveraineté, et qui soignent, dans la retraite, les blessures de leur orgueil ?</text:p>
          </table:table-cell>
        </table:table-row>
        <table:table-row table:style-name="ro2">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1465" calcext:value-type="float">
            <text:p>1465</text:p>
          </table:table-cell>
          <table:table-cell office:value-type="string" calcext:value-type="string">
            <text:p>c</text:p>
          </table:table-cell>
          <table:table-cell office:value-type="string" calcext:value-type="string">
            <text:p>Voilà deux cents ans, bientôt, que ces héros ont accompli leur noble suicide, et leur souvenir brille, même à travers l'horrible fumée du temps présent, qui obscurcit tout.</text:p>
          </table:table-cell>
        </table:table-row>
        <table:table-row table:style-name="ro3">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730" calcext:value-type="float">
            <text:p>730</text:p>
          </table:table-cell>
          <table:table-cell office:value-type="string" calcext:value-type="string">
            <text:p>u</text:p>
          </table:table-cell>
          <table:table-cell office:value-type="string" calcext:value-type="string">
            <text:p>Le clan de Nagato, désapprouvé pour avoir obéi, se révolte.</text:p>
          </table:table-cell>
        </table:table-row>
        <table:table-row table:style-name="ro3">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681" calcext:value-type="float">
            <text:p>681</text:p>
          </table:table-cell>
          <table:table-cell office:value-type="string" calcext:value-type="string">
            <text:p>c</text:p>
          </table:table-cell>
          <table:table-cell office:value-type="string" calcext:value-type="string">
            <text:p>d'où vient le coup, qui anéantit le peu que je suis ?</text:p>
          </table:table-cell>
        </table:table-row>
        <table:table-row table:style-name="ro3">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926" calcext:value-type="float">
            <text:p>926</text:p>
          </table:table-cell>
          <table:table-cell office:value-type="string" calcext:value-type="string">
            <text:p>c</text:p>
          </table:table-cell>
          <table:table-cell office:value-type="string" calcext:value-type="string">
            <text:p>Les yeux élargis, d'une fixité horrible !</text:p>
          </table:table-cell>
        </table:table-row>
        <table:table-row table:style-name="ro3">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556" calcext:value-type="float">
            <text:p>556</text:p>
          </table:table-cell>
          <table:table-cell office:value-type="string" calcext:value-type="string">
            <text:p>n</text:p>
          </table:table-cell>
          <table:table-cell office:value-type="string" calcext:value-type="string">
            <text:p>Mais ce ne fut pas cela qui arriva.</text:p>
          </table:table-cell>
        </table:table-row>
        <table:table-row table:style-name="ro3">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981" calcext:value-type="float">
            <text:p>981</text:p>
          </table:table-cell>
          <table:table-cell office:value-type="string" calcext:value-type="string">
            <text:p>n</text:p>
          </table:table-cell>
          <table:table-cell office:value-type="string" calcext:value-type="string">
            <text:p>... C'est comme s'ils avaient soufflé sur nous un vent de folie !</text:p>
          </table:table-cell>
        </table:table-row>
        <table:table-row table:style-name="ro4">
          <table:table-cell office:value-type="string" calcext:value-type="string">
            <text:p>FRA01603_GautierJ.xml</text:p>
          </table:table-cell>
          <table:table-cell office:value-type="float" office:value="1900" calcext:value-type="float">
            <text:p>1900</text:p>
          </table:table-cell>
          <table:table-cell office:value-type="string" calcext:value-type="string">
            <text:p>1900s</text:p>
          </table:table-cell>
          <table:table-cell office:value-type="float" office:value="165" calcext:value-type="float">
            <text:p>165</text:p>
          </table:table-cell>
          <table:table-cell office:value-type="string" calcext:value-type="string">
            <text:p>c</text:p>
          </table:table-cell>
          <table:table-cell office:value-type="string" calcext:value-type="string">
            <text:p>Elle est au courant de tous ses travaux, l'aide en ses recherches parfois, car elle est de première force en littérature, en poésie, en philosophie même, les prêtres, des grands temples de la capitale, viennent souvent s'entretenir avec elle et sont émerveillés de la gravité de son esprit.</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446" calcext:value-type="float">
            <text:p>446</text:p>
          </table:table-cell>
          <table:table-cell office:value-type="string" calcext:value-type="string">
            <text:p>n</text:p>
          </table:table-cell>
          <table:table-cell office:value-type="string" calcext:value-type="string">
            <text:p>Nous ne le revîmes plus jamais au café.</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2266" calcext:value-type="float">
            <text:p>2266</text:p>
          </table:table-cell>
          <table:table-cell office:value-type="string" calcext:value-type="string">
            <text:p>c</text:p>
          </table:table-cell>
          <table:table-cell office:value-type="string" calcext:value-type="string">
            <text:p>Maintenant, je vois que vous êtes deux; vous pouvez continuer votre promenade.</text:p>
          </table:table-cell>
        </table:table-row>
        <table:table-row table:style-name="ro2">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290" calcext:value-type="float">
            <text:p>290</text:p>
          </table:table-cell>
          <table:table-cell office:value-type="string" calcext:value-type="string">
            <text:p>n</text:p>
          </table:table-cell>
          <table:table-cell office:value-type="string" calcext:value-type="string">
            <text:p>Apparente solidarité du boa et de la girafe au cours d'une laryngite chez ce quadrupède à qui la nature se plut à monter le cou.</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551" calcext:value-type="float">
            <text:p>551</text:p>
          </table:table-cell>
          <table:table-cell office:value-type="string" calcext:value-type="string">
            <text:p>n</text:p>
          </table:table-cell>
          <table:table-cell office:value-type="string" calcext:value-type="string">
            <text:p>Il explora les alentours, s'assurant que nulle oreille suspecte ne se tendait près de nous.</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223" calcext:value-type="float">
            <text:p>223</text:p>
          </table:table-cell>
          <table:table-cell office:value-type="string" calcext:value-type="string">
            <text:p>u</text:p>
          </table:table-cell>
          <table:table-cell office:value-type="string" calcext:value-type="string">
            <text:p>Celles du Captain Cap sont d'un rouge ardent ou d'un bleu de lapis lazuli.</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977" calcext:value-type="float">
            <text:p>977</text:p>
          </table:table-cell>
          <table:table-cell office:value-type="string" calcext:value-type="string">
            <text:p>c</text:p>
          </table:table-cell>
          <table:table-cell office:value-type="string" calcext:value-type="string">
            <text:p>-- La critique du général Dragomirov.</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2151" calcext:value-type="float">
            <text:p>2151</text:p>
          </table:table-cell>
          <table:table-cell office:value-type="string" calcext:value-type="string">
            <text:p>n</text:p>
          </table:table-cell>
          <table:table-cell office:value-type="string" calcext:value-type="string">
            <text:p>Pas un feu sur terre, pas une étoile au ciel !</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897" calcext:value-type="float">
            <text:p>897</text:p>
          </table:table-cell>
          <table:table-cell office:value-type="string" calcext:value-type="string">
            <text:p>c</text:p>
          </table:table-cell>
          <table:table-cell office:value-type="string" calcext:value-type="string">
            <text:p>C'était, n'est -ce pas, Cap ?</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2417" calcext:value-type="float">
            <text:p>2417</text:p>
          </table:table-cell>
          <table:table-cell office:value-type="string" calcext:value-type="string">
            <text:p>n</text:p>
          </table:table-cell>
          <table:table-cell office:value-type="string" calcext:value-type="string">
            <text:p>Une tranche d'orange, fruits selon la saison, chalumeau.</text:p>
          </table:table-cell>
        </table:table-row>
        <table:table-row table:style-name="ro3">
          <table:table-cell office:value-type="string" calcext:value-type="string">
            <text:p>FRA00401_Allais.xml</text:p>
          </table:table-cell>
          <table:table-cell office:value-type="float" office:value="1902" calcext:value-type="float">
            <text:p>1902</text:p>
          </table:table-cell>
          <table:table-cell office:value-type="string" calcext:value-type="string">
            <text:p>1900s</text:p>
          </table:table-cell>
          <table:table-cell office:value-type="float" office:value="2458" calcext:value-type="float">
            <text:p>2458</text:p>
          </table:table-cell>
          <table:table-cell office:value-type="string" calcext:value-type="string">
            <text:p>n</text:p>
          </table:table-cell>
          <table:table-cell office:value-type="string" calcext:value-type="string">
            <text:p>Dégustez avec un chalumeau.</text:p>
          </table:table-cell>
        </table:table-row>
        <table:table-row table:style-name="ro3">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2234" calcext:value-type="float">
            <text:p>2234</text:p>
          </table:table-cell>
          <table:table-cell office:value-type="string" calcext:value-type="string">
            <text:p>n</text:p>
          </table:table-cell>
          <table:table-cell office:value-type="string" calcext:value-type="string">
            <text:p>Point, non plus, de serviteurs ni de marchands sauf ceux qui s'étaient installés pour la journée.</text:p>
          </table:table-cell>
        </table:table-row>
        <table:table-row table:style-name="ro3">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1609" calcext:value-type="float">
            <text:p>1609</text:p>
          </table:table-cell>
          <table:table-cell office:value-type="string" calcext:value-type="string">
            <text:p>n</text:p>
          </table:table-cell>
          <table:table-cell office:value-type="string" calcext:value-type="string">
            <text:p>Des fenêtres ouvertes s'envolaient les sons caressants, les tendres accords d'un clavecin.</text:p>
          </table:table-cell>
        </table:table-row>
        <table:table-row table:style-name="ro2">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632" calcext:value-type="float">
            <text:p>632</text:p>
          </table:table-cell>
          <table:table-cell office:value-type="string" calcext:value-type="string">
            <text:p>n</text:p>
          </table:table-cell>
          <table:table-cell office:value-type="string" calcext:value-type="string">
            <text:p>C'est un commandeur si rude, par ses façons lourdes, son embonpoint embarrassant, sa face épaisse de mulâtre !</text:p>
          </table:table-cell>
        </table:table-row>
        <table:table-row table:style-name="ro4">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3062" calcext:value-type="float">
            <text:p>3062</text:p>
          </table:table-cell>
          <table:table-cell office:value-type="string" calcext:value-type="string">
            <text:p>n</text:p>
          </table:table-cell>
          <table:table-cell office:value-type="string" calcext:value-type="string">
            <text:p>Mais à peine étais -je seule que l'espèce d'ivresse que l'on ressent à satisfaire ses haines m'abandonna; après toutes ces exécutions je me sentis plus malheureuse, et seule dans le monde comme dans un désert.</text:p>
          </table:table-cell>
        </table:table-row>
        <table:table-row table:style-name="ro3">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3185" calcext:value-type="float">
            <text:p>3185</text:p>
          </table:table-cell>
          <table:table-cell office:value-type="string" calcext:value-type="string">
            <text:p>c</text:p>
          </table:table-cell>
          <table:table-cell office:value-type="string" calcext:value-type="string">
            <text:p>On a tué bonne petite maîtresse !</text:p>
          </table:table-cell>
        </table:table-row>
        <table:table-row table:style-name="ro2">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1913" calcext:value-type="float">
            <text:p>1913</text:p>
          </table:table-cell>
          <table:table-cell office:value-type="string" calcext:value-type="string">
            <text:p>n</text:p>
          </table:table-cell>
          <table:table-cell office:value-type="string" calcext:value-type="string">
            <text:p>Figeroux s'essuya sa face souillée, grommela je ne sais quelle injure et reprit sa marche lentement derrière la négresse.</text:p>
          </table:table-cell>
        </table:table-row>
        <table:table-row table:style-name="ro3">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112" calcext:value-type="float">
            <text:p>112</text:p>
          </table:table-cell>
          <table:table-cell office:value-type="string" calcext:value-type="string">
            <text:p>c</text:p>
          </table:table-cell>
          <table:table-cell office:value-type="string" calcext:value-type="string">
            <text:p>As -tu connu maîtresse si clémente !</text:p>
          </table:table-cell>
        </table:table-row>
        <table:table-row table:style-name="ro2">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692" calcext:value-type="float">
            <text:p>692</text:p>
          </table:table-cell>
          <table:table-cell office:value-type="string" calcext:value-type="string">
            <text:p>c</text:p>
          </table:table-cell>
          <table:table-cell office:value-type="string" calcext:value-type="string">
            <text:p>Berchoux et votre autre conducteur avaient les mœurs ordinaires des nègres musulmans; ils délaissaient les femmes pour un commerce infâme.</text:p>
          </table:table-cell>
        </table:table-row>
        <table:table-row table:style-name="ro3">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718" calcext:value-type="float">
            <text:p>718</text:p>
          </table:table-cell>
          <table:table-cell office:value-type="string" calcext:value-type="string">
            <text:p>n</text:p>
          </table:table-cell>
          <table:table-cell office:value-type="string" calcext:value-type="string">
            <text:p>L'abbé de La Pouyade ne s'en est pas moins permis, à ce sujet, une plaisanterie.</text:p>
          </table:table-cell>
        </table:table-row>
        <table:table-row table:style-name="ro4">
          <table:table-cell office:value-type="string" calcext:value-type="string">
            <text:p>FRA06001_Rebell.xml</text:p>
          </table:table-cell>
          <table:table-cell office:value-type="float" office:value="1902" calcext:value-type="float">
            <text:p>1902</text:p>
          </table:table-cell>
          <table:table-cell office:value-type="string" calcext:value-type="string">
            <text:p>1900s</text:p>
          </table:table-cell>
          <table:table-cell office:value-type="float" office:value="724" calcext:value-type="float">
            <text:p>724</text:p>
          </table:table-cell>
          <table:table-cell office:value-type="string" calcext:value-type="string">
            <text:p>n</text:p>
          </table:table-cell>
          <table:table-cell office:value-type="string" calcext:value-type="string">
            <text:p>Le commandeur, qui était de retour, avait fait aligner une vingtaine de jeunes négresses, dans le jardin, à quelques pas de la maison, et un Frère des Missions les examinait une à une, leur touchant le ventre, du bout des doigts, collant l'oreille sur leur abdomen, en des mouvements répétés et indécis.</text:p>
          </table:table-cell>
        </table:table-row>
        <table:table-row table:style-name="ro3">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3785" calcext:value-type="float">
            <text:p>3785</text:p>
          </table:table-cell>
          <table:table-cell office:value-type="string" calcext:value-type="string">
            <text:p>c</text:p>
          </table:table-cell>
          <table:table-cell office:value-type="string" calcext:value-type="string">
            <text:p>Ailleurs, je me sens exilée.</text:p>
          </table:table-cell>
        </table:table-row>
        <table:table-row table:style-name="ro4">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936" calcext:value-type="float">
            <text:p>936</text:p>
          </table:table-cell>
          <table:table-cell office:value-type="string" calcext:value-type="string">
            <text:p>n</text:p>
          </table:table-cell>
          <table:table-cell office:value-type="string" calcext:value-type="string">
            <text:p>Elle s'irrita d'abord de quitter le premier plan auquel elle se croyait des droits; mais, sous la pression des trois volontés qui se combinaient, elle accepta la subordination de son rôle et perdit de son importance, à son propre jugement.</text:p>
          </table:table-cell>
        </table:table-row>
        <table:table-row table:style-name="ro3">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2871" calcext:value-type="float">
            <text:p>2871</text:p>
          </table:table-cell>
          <table:table-cell office:value-type="string" calcext:value-type="string">
            <text:p>c</text:p>
          </table:table-cell>
          <table:table-cell office:value-type="string" calcext:value-type="string">
            <text:p>Quand on est le seul homme que voit une jeune fille, elle vous aime, parce qu'on est là.</text:p>
          </table:table-cell>
        </table:table-row>
        <table:table-row table:style-name="ro4">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568" calcext:value-type="float">
            <text:p>568</text:p>
          </table:table-cell>
          <table:table-cell office:value-type="string" calcext:value-type="string">
            <text:p>c</text:p>
          </table:table-cell>
          <table:table-cell office:value-type="string" calcext:value-type="string">
            <text:p>» fit Lionardo, « je suis le seul commensal de la villa et son imagination s'exerce instinctivement; ce qu'elle me dédie, elle le dédierait à tout autre; mais, mon cher père, vous m'apparaissez observateur, réfléchi.</text:p>
          </table:table-cell>
        </table:table-row>
        <table:table-row table:style-name="ro3">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725" calcext:value-type="float">
            <text:p>725</text:p>
          </table:table-cell>
          <table:table-cell office:value-type="string" calcext:value-type="string">
            <text:p>n</text:p>
          </table:table-cell>
          <table:table-cell office:value-type="string" calcext:value-type="string">
            <text:p>Pourquoi l'avertir du sentiment qui se levait, indécis et vague, mais trop tendre pour une nonne ?</text:p>
          </table:table-cell>
        </table:table-row>
        <table:table-row table:style-name="ro2">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1941" calcext:value-type="float">
            <text:p>1941</text:p>
          </table:table-cell>
          <table:table-cell office:value-type="string" calcext:value-type="string">
            <text:p>n</text:p>
          </table:table-cell>
          <table:table-cell office:value-type="string" calcext:value-type="string">
            <text:p>Au réfectoire, son gobelet plein se renversait de lui -même : ou bien, elle poussait de grandes exclamations inexplicables, pendant un sermon de l'abbesse.</text:p>
          </table:table-cell>
        </table:table-row>
        <table:table-row table:style-name="ro2">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3068" calcext:value-type="float">
            <text:p>3068</text:p>
          </table:table-cell>
          <table:table-cell office:value-type="string" calcext:value-type="string">
            <text:p>n</text:p>
          </table:table-cell>
          <table:table-cell office:value-type="string" calcext:value-type="string">
            <text:p>L'Inquisition exprima férocement une volonté théocratique; la légalité aujourd'hui opprime les consciences avec une égale rigueur.</text:p>
          </table:table-cell>
        </table:table-row>
        <table:table-row table:style-name="ro2">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1530" calcext:value-type="float">
            <text:p>1530</text:p>
          </table:table-cell>
          <table:table-cell office:value-type="string" calcext:value-type="string">
            <text:p>c</text:p>
          </table:table-cell>
          <table:table-cell office:value-type="string" calcext:value-type="string">
            <text:p>Je ne crains rien autant que la possession : elle métamorphose l'homme en laid; il cesse d'être aimable, dès qu'il est aimé.</text:p>
          </table:table-cell>
        </table:table-row>
        <table:table-row table:style-name="ro3">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406" calcext:value-type="float">
            <text:p>406</text:p>
          </table:table-cell>
          <table:table-cell office:value-type="string" calcext:value-type="string">
            <text:p>c</text:p>
          </table:table-cell>
          <table:table-cell office:value-type="string" calcext:value-type="string">
            <text:p>Ce n'est pas un homme jeune, ni riche.</text:p>
          </table:table-cell>
        </table:table-row>
        <table:table-row table:style-name="ro3">
          <table:table-cell office:value-type="string" calcext:value-type="string">
            <text:p>FRA06601_Peladan.xml</text:p>
          </table:table-cell>
          <table:table-cell office:value-type="float" office:value="1902" calcext:value-type="float">
            <text:p>1902</text:p>
          </table:table-cell>
          <table:table-cell office:value-type="string" calcext:value-type="string">
            <text:p>1900s</text:p>
          </table:table-cell>
          <table:table-cell office:value-type="float" office:value="3987" calcext:value-type="float">
            <text:p>3987</text:p>
          </table:table-cell>
          <table:table-cell office:value-type="string" calcext:value-type="string">
            <text:p>c</text:p>
          </table:table-cell>
          <table:table-cell office:value-type="string" calcext:value-type="string">
            <text:p>ils n'ont pu vivre en paix !</text:p>
          </table:table-cell>
        </table:table-row>
        <table:table-row table:style-name="ro3">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2270" calcext:value-type="float">
            <text:p>2270</text:p>
          </table:table-cell>
          <table:table-cell office:value-type="string" calcext:value-type="string">
            <text:p>n</text:p>
          </table:table-cell>
          <table:table-cell office:value-type="string" calcext:value-type="string">
            <text:p>Elle lut des noms difficiles et puis elle vit</text:p>
          </table:table-cell>
        </table:table-row>
        <table:table-row table:style-name="ro2">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884" calcext:value-type="float">
            <text:p>884</text:p>
          </table:table-cell>
          <table:table-cell office:value-type="string" calcext:value-type="string">
            <text:p>n</text:p>
          </table:table-cell>
          <table:table-cell office:value-type="string" calcext:value-type="string">
            <text:p>Elle s'y accoutumait, l'acceptait tranquillement, sans ardeur, mais comme si c'était le plus agréable et le plus sage de ce qu'il y avait à faire.</text:p>
          </table:table-cell>
        </table:table-row>
        <table:table-row table:style-name="ro4">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108" calcext:value-type="float">
            <text:p>108</text:p>
          </table:table-cell>
          <table:table-cell office:value-type="string" calcext:value-type="string">
            <text:p>n</text:p>
          </table:table-cell>
          <table:table-cell office:value-type="string" calcext:value-type="string">
            <text:p>Les choses qu'il lui disait n'étaient pas importantes et lui -même paraissait ne pas y tenir; ses paroles semblaient mises là seulement pour faciliter et autoriser l'attention qu'il appuyait sur mademoiselle de Rozée, et Sabine, intimidée, répondait gauchement.</text:p>
          </table:table-cell>
        </table:table-row>
        <table:table-row table:style-name="ro2">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576" calcext:value-type="float">
            <text:p>576</text:p>
          </table:table-cell>
          <table:table-cell office:value-type="string" calcext:value-type="string">
            <text:p>n</text:p>
          </table:table-cell>
          <table:table-cell office:value-type="string" calcext:value-type="string">
            <text:p>Le piano tenait la plus grande place dans la pièce; il y avait au mur des aquarelles et un luth en ivoire blanc qui semblait en porcelaine.</text:p>
          </table:table-cell>
        </table:table-row>
        <table:table-row table:style-name="ro2">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1339" calcext:value-type="float">
            <text:p>1339</text:p>
          </table:table-cell>
          <table:table-cell office:value-type="string" calcext:value-type="string">
            <text:p>n</text:p>
          </table:table-cell>
          <table:table-cell office:value-type="string" calcext:value-type="string">
            <text:p>De temps en temps, un petit papillon violet s'en allait de la houppe d'une fleur sauvage et semblait l'âme du parfum.</text:p>
          </table:table-cell>
        </table:table-row>
        <table:table-row table:style-name="ro3">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271" calcext:value-type="float">
            <text:p>271</text:p>
          </table:table-cell>
          <table:table-cell office:value-type="string" calcext:value-type="string">
            <text:p>c</text:p>
          </table:table-cell>
          <table:table-cell office:value-type="string" calcext:value-type="string">
            <text:p>reprit Sabine, chimiste, philosophe, mathématicien ?</text:p>
          </table:table-cell>
        </table:table-row>
        <table:table-row table:style-name="ro2">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947" calcext:value-type="float">
            <text:p>947</text:p>
          </table:table-cell>
          <table:table-cell office:value-type="string" calcext:value-type="string">
            <text:p>n</text:p>
          </table:table-cell>
          <table:table-cell office:value-type="string" calcext:value-type="string">
            <text:p>On ne tenait pas compte de Jérôme; on ne le voyait presque plus, tant il était de son côté intéressé à empaqueter son ancien appartement, ses vieux papiers, sa vie de garçon.</text:p>
          </table:table-cell>
        </table:table-row>
        <table:table-row table:style-name="ro2">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1248" calcext:value-type="float">
            <text:p>1248</text:p>
          </table:table-cell>
          <table:table-cell office:value-type="string" calcext:value-type="string">
            <text:p>n</text:p>
          </table:table-cell>
          <table:table-cell office:value-type="string" calcext:value-type="string">
            <text:p>Il s'était senti tout d'un coup embarrassé d'une intimité douce qu'il désirait prolonger malgré elle, qui semblait n'y plus goûter.</text:p>
          </table:table-cell>
        </table:table-row>
        <table:table-row table:style-name="ro2">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1118" calcext:value-type="float">
            <text:p>1118</text:p>
          </table:table-cell>
          <table:table-cell office:value-type="string" calcext:value-type="string">
            <text:p>c</text:p>
          </table:table-cell>
          <table:table-cell office:value-type="string" calcext:value-type="string">
            <text:p>Le dur pain de la faim quotidienne nous trouble jusqu'au rêve, et de même le verbe, les livres, tout ce qui exalte la justice et la liberté...</text:p>
          </table:table-cell>
        </table:table-row>
        <table:table-row table:style-name="ro1">
          <table:table-cell office:value-type="string" calcext:value-type="string">
            <text:p>FRA02901_Noailles.xml</text:p>
          </table:table-cell>
          <table:table-cell office:value-type="float" office:value="1903" calcext:value-type="float">
            <text:p>1903</text:p>
          </table:table-cell>
          <table:table-cell office:value-type="string" calcext:value-type="string">
            <text:p>1900s</text:p>
          </table:table-cell>
          <table:table-cell office:value-type="float" office:value="161" calcext:value-type="float">
            <text:p>161</text:p>
          </table:table-cell>
          <table:table-cell office:value-type="string" calcext:value-type="string">
            <text:p>x</text:p>
          </table:table-cell>
          <table:table-cell office:value-type="string" calcext:value-type="string">
            <text:p>le Vinci, mon cher, ajouta-t-il en saisissant Henri par le bras.</text:p>
          </table:table-cell>
        </table:table-row>
        <table:table-row table:style-name="ro1">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362" calcext:value-type="float">
            <text:p>362</text:p>
          </table:table-cell>
          <table:table-cell office:value-type="string" calcext:value-type="string">
            <text:p>n</text:p>
          </table:table-cell>
          <table:table-cell office:value-type="string" calcext:value-type="string">
            <text:p>de Saint-Elme, à qui tout espionnage répugnait, ne savait de quelle façon commencer son interrogatoire.</text:p>
          </table:table-cell>
        </table:table-row>
        <table:table-row table:style-name="ro1">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538" calcext:value-type="float">
            <text:p>538</text:p>
          </table:table-cell>
          <table:table-cell office:value-type="string" calcext:value-type="string">
            <text:p>n</text:p>
          </table:table-cell>
          <table:table-cell office:value-type="string" calcext:value-type="string">
            <text:p>Des vases de terre commune étaient remplis de roses, de mimosas et de magnolias.</text:p>
          </table:table-cell>
        </table:table-row>
        <table:table-row table:style-name="ro1">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389" calcext:value-type="float">
            <text:p>389</text:p>
          </table:table-cell>
          <table:table-cell office:value-type="string" calcext:value-type="string">
            <text:p>n</text:p>
          </table:table-cell>
          <table:table-cell office:value-type="string" calcext:value-type="string">
            <text:p>Maintenant elle ne boitait plus.</text:p>
          </table:table-cell>
        </table:table-row>
        <table:table-row table:style-name="ro1">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1096" calcext:value-type="float">
            <text:p>1096</text:p>
          </table:table-cell>
          <table:table-cell office:value-type="string" calcext:value-type="string">
            <text:p>n</text:p>
          </table:table-cell>
          <table:table-cell office:value-type="string" calcext:value-type="string">
            <text:p>cria Vénus d'un ton aigre.</text:p>
          </table:table-cell>
        </table:table-row>
        <table:table-row table:style-name="ro2">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1114" calcext:value-type="float">
            <text:p>1114</text:p>
          </table:table-cell>
          <table:table-cell office:value-type="string" calcext:value-type="string">
            <text:p>n</text:p>
          </table:table-cell>
          <table:table-cell office:value-type="string" calcext:value-type="string">
            <text:p>La vieille sourit de ce départ un peu rageur; elle croyait avoir suffisamment effrayé sa fille, en la menaçant d'adopter à sa place la petite Cocotte.</text:p>
          </table:table-cell>
        </table:table-row>
        <table:table-row table:style-name="ro3">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272" calcext:value-type="float">
            <text:p>272</text:p>
          </table:table-cell>
          <table:table-cell office:value-type="string" calcext:value-type="string">
            <text:p>c</text:p>
          </table:table-cell>
          <table:table-cell office:value-type="string" calcext:value-type="string">
            <text:p>Jamais je ne vis beauté plus splendide.</text:p>
          </table:table-cell>
        </table:table-row>
        <table:table-row table:style-name="ro2">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1139" calcext:value-type="float">
            <text:p>1139</text:p>
          </table:table-cell>
          <table:table-cell office:value-type="string" calcext:value-type="string">
            <text:p>n</text:p>
          </table:table-cell>
          <table:table-cell office:value-type="string" calcext:value-type="string">
            <text:p>Les pavés semblaient fumer; les rues désertes ne montraient que des portes voilées de crêpe ou quelques cadavres, figés par la mort dans une pose grotesque, la face barbouillée de taches noirâtres.</text:p>
          </table:table-cell>
        </table:table-row>
        <table:table-row table:style-name="ro3">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288" calcext:value-type="float">
            <text:p>288</text:p>
          </table:table-cell>
          <table:table-cell office:value-type="string" calcext:value-type="string">
            <text:p>c</text:p>
          </table:table-cell>
          <table:table-cell office:value-type="string" calcext:value-type="string">
            <text:p>C'est la femme d'un riche planteur...</text:p>
          </table:table-cell>
        </table:table-row>
        <table:table-row table:style-name="ro3">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1199" calcext:value-type="float">
            <text:p>1199</text:p>
          </table:table-cell>
          <table:table-cell office:value-type="string" calcext:value-type="string">
            <text:p>n</text:p>
          </table:table-cell>
          <table:table-cell office:value-type="string" calcext:value-type="string">
            <text:p>de Saint-Elme jouissait délicieusement de son lent et graduel retour à l'existence.</text:p>
          </table:table-cell>
        </table:table-row>
        <table:table-row table:style-name="ro3">
          <table:table-cell office:value-type="string" calcext:value-type="string">
            <text:p>FRA02401_LeRouge.xml</text:p>
          </table:table-cell>
          <table:table-cell office:value-type="float" office:value="1904" calcext:value-type="float">
            <text:p>1904</text:p>
          </table:table-cell>
          <table:table-cell office:value-type="string" calcext:value-type="string">
            <text:p>1900s</text:p>
          </table:table-cell>
          <table:table-cell office:value-type="float" office:value="1202" calcext:value-type="float">
            <text:p>1202</text:p>
          </table:table-cell>
          <table:table-cell office:value-type="string" calcext:value-type="string">
            <text:p>n</text:p>
          </table:table-cell>
          <table:table-cell office:value-type="string" calcext:value-type="string">
            <text:p>Content de tout, indulgent, rajeuni, et formant mille projets d'avenir, tout l'enchantait.</text:p>
          </table:table-cell>
        </table:table-row>
        <table:table-row table:style-name="ro2">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542" calcext:value-type="float">
            <text:p>542</text:p>
          </table:table-cell>
          <table:table-cell office:value-type="string" calcext:value-type="string">
            <text:p>n</text:p>
          </table:table-cell>
          <table:table-cell office:value-type="string" calcext:value-type="string">
            <text:p>Si les policiers n'ont pas encore conduit leur capture au poste, Tich réussit toujours à l'arracher de leurs mains.</text:p>
          </table:table-cell>
        </table:table-row>
        <table:table-row table:style-name="ro3">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913" calcext:value-type="float">
            <text:p>913</text:p>
          </table:table-cell>
          <table:table-cell office:value-type="string" calcext:value-type="string">
            <text:p>n</text:p>
          </table:table-cell>
          <table:table-cell office:value-type="string" calcext:value-type="string">
            <text:p>Ils se préparent à ce moment comme un acteur soigne son entrée.</text:p>
          </table:table-cell>
        </table:table-row>
        <table:table-row table:style-name="ro3">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1210" calcext:value-type="float">
            <text:p>1210</text:p>
          </table:table-cell>
          <table:table-cell office:value-type="string" calcext:value-type="string">
            <text:p>n</text:p>
          </table:table-cell>
          <table:table-cell office:value-type="string" calcext:value-type="string">
            <text:p>La beuverie recommence de plus belle.</text:p>
          </table:table-cell>
        </table:table-row>
        <table:table-row table:style-name="ro3">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1111" calcext:value-type="float">
            <text:p>1111</text:p>
          </table:table-cell>
          <table:table-cell office:value-type="string" calcext:value-type="string">
            <text:p>n</text:p>
          </table:table-cell>
          <table:table-cell office:value-type="string" calcext:value-type="string">
            <text:p>Chaussures et couvre-chef jonchent le sol.</text:p>
          </table:table-cell>
        </table:table-row>
        <table:table-row table:style-name="ro4">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1007" calcext:value-type="float">
            <text:p>1007</text:p>
          </table:table-cell>
          <table:table-cell office:value-type="string" calcext:value-type="string">
            <text:p>n</text:p>
          </table:table-cell>
          <table:table-cell office:value-type="string" calcext:value-type="string">
            <text:p>Comme de juste, on ne se fit pas faute de répondre à leurs provocations en les chatouillant et en les chiffonnant au passage, puis, mis en appétit, sur la proposition de notre chef, nous nous décidâmes de rentrer avec la ribambelle qui n'en attendait pas moins de notre ardeur.</text:p>
          </table:table-cell>
        </table:table-row>
        <table:table-row table:style-name="ro3">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883" calcext:value-type="float">
            <text:p>883</text:p>
          </table:table-cell>
          <table:table-cell office:value-type="string" calcext:value-type="string">
            <text:p>n</text:p>
          </table:table-cell>
          <table:table-cell office:value-type="string" calcext:value-type="string">
            <text:p>ratifient les deux benjamins.</text:p>
          </table:table-cell>
        </table:table-row>
        <table:table-row table:style-name="ro2">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2102" calcext:value-type="float">
            <text:p>2102</text:p>
          </table:table-cell>
          <table:table-cell office:value-type="string" calcext:value-type="string">
            <text:p>n</text:p>
          </table:table-cell>
          <table:table-cell office:value-type="string" calcext:value-type="string">
            <text:p>Le hideux sourire, quand il retrousse ses manches, qu'il ôte sa tunique ou qu'il la remet, avec le soupir de soulagement du peinard qui a fini la corvée !</text:p>
          </table:table-cell>
        </table:table-row>
        <table:table-row table:style-name="ro3">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775" calcext:value-type="float">
            <text:p>775</text:p>
          </table:table-cell>
          <table:table-cell office:value-type="string" calcext:value-type="string">
            <text:p>n</text:p>
          </table:table-cell>
          <table:table-cell office:value-type="string" calcext:value-type="string">
            <text:p>» proclamèrent nos éducateurs.</text:p>
          </table:table-cell>
        </table:table-row>
        <table:table-row table:style-name="ro4">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119" calcext:value-type="float">
            <text:p>119</text:p>
          </table:table-cell>
          <table:table-cell office:value-type="string" calcext:value-type="string">
            <text:p>n</text:p>
          </table:table-cell>
          <table:table-cell office:value-type="string" calcext:value-type="string">
            <text:p>S'ils eussent hanté, à mon exemple, les abords des gares aux heures où ces journaliers des Flandres et des Polders de l'Escaut débarquent chez nous et, de préférence encore, à celle où leurs coteries allongent le pas pour regagner la station et s'enfourner dans les trains après une halte au comptoir des liquoristes.</text:p>
          </table:table-cell>
        </table:table-row>
        <table:table-row table:style-name="ro3">
          <table:table-cell office:value-type="string" calcext:value-type="string">
            <text:p>FRA05101_Eekhoud.xml</text:p>
          </table:table-cell>
          <table:table-cell office:value-type="float" office:value="1904" calcext:value-type="float">
            <text:p>1904</text:p>
          </table:table-cell>
          <table:table-cell office:value-type="string" calcext:value-type="string">
            <text:p>1900s</text:p>
          </table:table-cell>
          <table:table-cell office:value-type="float" office:value="2271" calcext:value-type="float">
            <text:p>2271</text:p>
          </table:table-cell>
          <table:table-cell office:value-type="string" calcext:value-type="string">
            <text:p>c</text:p>
          </table:table-cell>
          <table:table-cell office:value-type="string" calcext:value-type="string">
            <text:p>... Où sont -elles les tanches et les carpes gentilles de l'autre fois !</text:p>
          </table:table-cell>
        </table:table-row>
        <table:table-row table:style-name="ro2">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5295" calcext:value-type="float">
            <text:p>5295</text:p>
          </table:table-cell>
          <table:table-cell office:value-type="string" calcext:value-type="string">
            <text:p>n</text:p>
          </table:table-cell>
          <table:table-cell office:value-type="string" calcext:value-type="string">
            <text:p>Jamais plus elle ne reposerait sa tête, dans l'asile familier, sur l'oreiller de toile rude, au bruit sourd de l'Océan battant contre la falaise.</text:p>
          </table:table-cell>
        </table:table-row>
        <table:table-row table:style-name="ro1">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4012" calcext:value-type="float">
            <text:p>4012</text:p>
          </table:table-cell>
          <table:table-cell office:value-type="string" calcext:value-type="string">
            <text:p>n</text:p>
          </table:table-cell>
          <table:table-cell office:value-type="string" calcext:value-type="string">
            <text:p>Son visage gardait sa grâce calme, tandis qu'elle répondait :</text:p>
          </table:table-cell>
        </table:table-row>
        <table:table-row table:style-name="ro1">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11258" calcext:value-type="float">
            <text:p>11258</text:p>
          </table:table-cell>
          <table:table-cell office:value-type="string" calcext:value-type="string">
            <text:p>c</text:p>
          </table:table-cell>
          <table:table-cell office:value-type="string" calcext:value-type="string">
            <text:p>Pour elle, je suis capable de faire des traits à la Môme-Cervelas.</text:p>
          </table:table-cell>
        </table:table-row>
        <table:table-row table:style-name="ro1">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5294" calcext:value-type="float">
            <text:p>5294</text:p>
          </table:table-cell>
          <table:table-cell office:value-type="string" calcext:value-type="string">
            <text:p>n</text:p>
          </table:table-cell>
          <table:table-cell office:value-type="string" calcext:value-type="string">
            <text:p>Mais, ce « chez-soi », elle ne le reverrait plus.</text:p>
          </table:table-cell>
        </table:table-row>
        <table:table-row table:style-name="ro1">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10661" calcext:value-type="float">
            <text:p>10661</text:p>
          </table:table-cell>
          <table:table-cell office:value-type="string" calcext:value-type="string">
            <text:p>c</text:p>
          </table:table-cell>
          <table:table-cell office:value-type="string" calcext:value-type="string">
            <text:p>Votre fierté m'a refusé le privilège de défendre votre nom.</text:p>
          </table:table-cell>
        </table:table-row>
        <table:table-row table:style-name="ro1">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716" calcext:value-type="float">
            <text:p>716</text:p>
          </table:table-cell>
          <table:table-cell office:value-type="string" calcext:value-type="string">
            <text:p>n</text:p>
          </table:table-cell>
          <table:table-cell office:value-type="string" calcext:value-type="string">
            <text:p>A quelques mètres au-dessous d'elle, une forme humaine venait de remuer contre la vertigineuse muraille.</text:p>
          </table:table-cell>
        </table:table-row>
        <table:table-row table:style-name="ro2">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10407" calcext:value-type="float">
            <text:p>10407</text:p>
          </table:table-cell>
          <table:table-cell office:value-type="string" calcext:value-type="string">
            <text:p>n</text:p>
          </table:table-cell>
          <table:table-cell office:value-type="string" calcext:value-type="string">
            <text:p>de Valcor regarda sa fille avec une tristesse inexprimable, puis il alla s'asseoir devant son bureau, et s'y accouda, le front dans sa main.</text:p>
          </table:table-cell>
        </table:table-row>
        <table:table-row table:style-name="ro4">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5307" calcext:value-type="float">
            <text:p>5307</text:p>
          </table:table-cell>
          <table:table-cell office:value-type="string" calcext:value-type="string">
            <text:p>n</text:p>
          </table:table-cell>
          <table:table-cell office:value-type="string" calcext:value-type="string">
            <text:p>Mais il l'aimait à la façon dont un jeune homme de son monde aime une pauvre fille : avec le dédain et la gêne de l'humble maîtresse, si elle n'a pas le vice nécessaire pour se transformer en une créature de luxe, de scandale et de vanité.</text:p>
          </table:table-cell>
        </table:table-row>
        <table:table-row table:style-name="ro3">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5552" calcext:value-type="float">
            <text:p>5552</text:p>
          </table:table-cell>
          <table:table-cell office:value-type="string" calcext:value-type="string">
            <text:p>c</text:p>
          </table:table-cell>
          <table:table-cell office:value-type="string" calcext:value-type="string">
            <text:p>» demanda-t-il étonné, « n'avez -vous jamais rencontré Bertrande Gaël ?</text:p>
          </table:table-cell>
        </table:table-row>
        <table:table-row table:style-name="ro4">
          <table:table-cell office:value-type="string" calcext:value-type="string">
            <text:p>FRA05602_Lesueur.xml</text:p>
          </table:table-cell>
          <table:table-cell office:value-type="float" office:value="1904" calcext:value-type="float">
            <text:p>1904</text:p>
          </table:table-cell>
          <table:table-cell office:value-type="string" calcext:value-type="string">
            <text:p>1900s</text:p>
          </table:table-cell>
          <table:table-cell office:value-type="float" office:value="7648" calcext:value-type="float">
            <text:p>7648</text:p>
          </table:table-cell>
          <table:table-cell office:value-type="string" calcext:value-type="string">
            <text:p>c</text:p>
          </table:table-cell>
          <table:table-cell office:value-type="string" calcext:value-type="string">
            <text:p>Et si ce n'est pas vous, il faudrait donc admettre que ce sont tous les témoins, la banque Rozalez, les magistrats de Paris, ceux qui ont instruit à La Paz par commission rogatoire, et par-dessus le marché les trois experts, vos collègues.</text:p>
          </table:table-cell>
        </table:table-row>
        <table:table-row table:style-name="ro3">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1407" calcext:value-type="float">
            <text:p>1407</text:p>
          </table:table-cell>
          <table:table-cell office:value-type="string" calcext:value-type="string">
            <text:p>c</text:p>
          </table:table-cell>
          <table:table-cell office:value-type="string" calcext:value-type="string">
            <text:p>crédié, hurla Fred... je vous promets qu'on se défendra...</text:p>
          </table:table-cell>
        </table:table-row>
        <table:table-row table:style-name="ro2">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284" calcext:value-type="float">
            <text:p>284</text:p>
          </table:table-cell>
          <table:table-cell office:value-type="string" calcext:value-type="string">
            <text:p>c</text:p>
          </table:table-cell>
          <table:table-cell office:value-type="string" calcext:value-type="string">
            <text:p>... Je l'enlevai sans difficulté... il pesait moins qu'une plume... Bien plus... je remarquai qu'il s'élevait malgré moi et j'avais même toutes les peines du monde à le retenir...</text:p>
          </table:table-cell>
        </table:table-row>
        <table:table-row table:style-name="ro2">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1351" calcext:value-type="float">
            <text:p>1351</text:p>
          </table:table-cell>
          <table:table-cell office:value-type="string" calcext:value-type="string">
            <text:p>n</text:p>
          </table:table-cell>
          <table:table-cell office:value-type="string" calcext:value-type="string">
            <text:p>Les chéiroptères martiens étaient, à n'en pas douter, des êtres intelligents, artistes jusqu'au bout de leurs membranes.</text:p>
          </table:table-cell>
        </table:table-row>
        <table:table-row table:style-name="ro3">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52" calcext:value-type="float">
            <text:p>52</text:p>
          </table:table-cell>
          <table:table-cell office:value-type="string" calcext:value-type="string">
            <text:p>c</text:p>
          </table:table-cell>
          <table:table-cell office:value-type="string" calcext:value-type="string">
            <text:p>... vous le connaissez ?</text:p>
          </table:table-cell>
        </table:table-row>
        <table:table-row table:style-name="ro3">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371" calcext:value-type="float">
            <text:p>371</text:p>
          </table:table-cell>
          <table:table-cell office:value-type="string" calcext:value-type="string">
            <text:p>n</text:p>
          </table:table-cell>
          <table:table-cell office:value-type="string" calcext:value-type="string">
            <text:p>A ma vue des cris s'élevèrent :</text:p>
          </table:table-cell>
        </table:table-row>
        <table:table-row table:style-name="ro3">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1491" calcext:value-type="float">
            <text:p>1491</text:p>
          </table:table-cell>
          <table:table-cell office:value-type="string" calcext:value-type="string">
            <text:p>n</text:p>
          </table:table-cell>
          <table:table-cell office:value-type="string" calcext:value-type="string">
            <text:p>Puis ils se dirigèrent vers Fred et le docteur.</text:p>
          </table:table-cell>
        </table:table-row>
        <table:table-row table:style-name="ro2">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112" calcext:value-type="float">
            <text:p>112</text:p>
          </table:table-cell>
          <table:table-cell office:value-type="string" calcext:value-type="string">
            <text:p>u</text:p>
          </table:table-cell>
          <table:table-cell office:value-type="string" calcext:value-type="string">
            <text:p>... c'était celle du docteur Oméga... oui... c'était lui que j'avais devant les yeux... C'était bien l'homme que m'avaient dépeint mes domestiques.</text:p>
          </table:table-cell>
        </table:table-row>
        <table:table-row table:style-name="ro2">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1424" calcext:value-type="float">
            <text:p>1424</text:p>
          </table:table-cell>
          <table:table-cell office:value-type="string" calcext:value-type="string">
            <text:p>n</text:p>
          </table:table-cell>
          <table:table-cell office:value-type="string" calcext:value-type="string">
            <text:p>Je lui reprochai de nous avoir ainsi exposés à la plus affreuse des morts... et tout cela... pour satisfaire une ridicule curiosité...</text:p>
          </table:table-cell>
        </table:table-row>
        <table:table-row table:style-name="ro2">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31" calcext:value-type="float">
            <text:p>31</text:p>
          </table:table-cell>
          <table:table-cell office:value-type="string" calcext:value-type="string">
            <text:p>n</text:p>
          </table:table-cell>
          <table:table-cell office:value-type="string" calcext:value-type="string">
            <text:p>... quand cet ami sonnait à ma grille et que j'apercevais dans l'allée sa longue silhouette d'échassier, je ne pouvais réprimer un mouvement de mauvaise humeur.</text:p>
          </table:table-cell>
        </table:table-row>
        <table:table-row table:style-name="ro3">
          <table:table-cell office:value-type="string" calcext:value-type="string">
            <text:p>FRA05301_Galopin.xml</text:p>
          </table:table-cell>
          <table:table-cell office:value-type="float" office:value="1906" calcext:value-type="float">
            <text:p>1906</text:p>
          </table:table-cell>
          <table:table-cell office:value-type="string" calcext:value-type="string">
            <text:p>1900s</text:p>
          </table:table-cell>
          <table:table-cell office:value-type="float" office:value="173" calcext:value-type="float">
            <text:p>173</text:p>
          </table:table-cell>
          <table:table-cell office:value-type="string" calcext:value-type="string">
            <text:p>n</text:p>
          </table:table-cell>
          <table:table-cell office:value-type="string" calcext:value-type="string">
            <text:p>Me posant brusquement la main sur l'épaule, il me fit cette question inattendue :</text:p>
          </table:table-cell>
        </table:table-row>
        <table:table-row table:style-name="ro3">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2158" calcext:value-type="float">
            <text:p>2158</text:p>
          </table:table-cell>
          <table:table-cell office:value-type="string" calcext:value-type="string">
            <text:p>c</text:p>
          </table:table-cell>
          <table:table-cell office:value-type="string" calcext:value-type="string">
            <text:p>Que me proposez -vous ?</text:p>
          </table:table-cell>
        </table:table-row>
        <table:table-row table:style-name="ro3">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2007" calcext:value-type="float">
            <text:p>2007</text:p>
          </table:table-cell>
          <table:table-cell office:value-type="string" calcext:value-type="string">
            <text:p>n</text:p>
          </table:table-cell>
          <table:table-cell office:value-type="string" calcext:value-type="string">
            <text:p>Il dit, sans cesser de regarder Antoinette Jacquemin :</text:p>
          </table:table-cell>
        </table:table-row>
        <table:table-row table:style-name="ro3">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5221" calcext:value-type="float">
            <text:p>5221</text:p>
          </table:table-cell>
          <table:table-cell office:value-type="string" calcext:value-type="string">
            <text:p>c</text:p>
          </table:table-cell>
          <table:table-cell office:value-type="string" calcext:value-type="string">
            <text:p>La saison commence dans la forêt, on ne peut pas avoir des traîtres parmi nous.</text:p>
          </table:table-cell>
        </table:table-row>
        <table:table-row table:style-name="ro4">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4000" calcext:value-type="float">
            <text:p>4000</text:p>
          </table:table-cell>
          <table:table-cell office:value-type="string" calcext:value-type="string">
            <text:p>x</text:p>
          </table:table-cell>
          <table:table-cell office:value-type="string" calcext:value-type="string">
            <text:p>Il comparait, avec ce passé, ce qu'il venait d'apprendre du pays des Picards, et il concluait : « Pourquoi suis -je venu à Onnaing, plutôt qu'à Lyon, ou dans les environs de Paris, ou sur les plateaux de la Champagne où les sucriers sont connus aussi ?</text:p>
          </table:table-cell>
        </table:table-row>
        <table:table-row table:style-name="ro3">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4249" calcext:value-type="float">
            <text:p>4249</text:p>
          </table:table-cell>
          <table:table-cell office:value-type="string" calcext:value-type="string">
            <text:p>n</text:p>
          </table:table-cell>
          <table:table-cell office:value-type="string" calcext:value-type="string">
            <text:p>Elle faisait un bruit de ruisseau.</text:p>
          </table:table-cell>
        </table:table-row>
        <table:table-row table:style-name="ro2">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4153" calcext:value-type="float">
            <text:p>4153</text:p>
          </table:table-cell>
          <table:table-cell office:value-type="string" calcext:value-type="string">
            <text:p>n</text:p>
          </table:table-cell>
          <table:table-cell office:value-type="string" calcext:value-type="string">
            <text:p>La mer avait mis en eux la vie et la nourriture pour des milliards d'épis, et de fleurs, et d'arbres, et d'hommes, pour plus de plantes et d'êtres vivants qu'il n'y en avait sur la terre.</text:p>
          </table:table-cell>
        </table:table-row>
        <table:table-row table:style-name="ro6">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2494" calcext:value-type="float">
            <text:p>2494</text:p>
          </table:table-cell>
          <table:table-cell office:value-type="string" calcext:value-type="string">
            <text:p>n</text:p>
          </table:table-cell>
          <table:table-cell office:value-type="string" calcext:value-type="string">
            <text:p>Le passant inconnu qui eût traversé le bourg en ce moment aurait été haï; des noms de légende étaient prononcés, et salués de malédictions et de mépris : les seigneurs, Louis XIV, Rothschild, les exploitants, l'État aussi, qui paie mal, et qu'on commençait à vouloir remplacer par un autre État, qui paierait mieux pour moins de travail, et, s'il se pouvait, qui paierait la vie, les aises, les plaisirs, dans le bourg, dans le département, partout, sans que personne fût obligé de travailler.</text:p>
          </table:table-cell>
        </table:table-row>
        <table:table-row table:style-name="ro3">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1378" calcext:value-type="float">
            <text:p>1378</text:p>
          </table:table-cell>
          <table:table-cell office:value-type="string" calcext:value-type="string">
            <text:p>c</text:p>
          </table:table-cell>
          <table:table-cell office:value-type="string" calcext:value-type="string">
            <text:p>un article de journal ?</text:p>
          </table:table-cell>
        </table:table-row>
        <table:table-row table:style-name="ro8">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3949" calcext:value-type="float">
            <text:p>3949</text:p>
          </table:table-cell>
          <table:table-cell office:value-type="string" calcext:value-type="string">
            <text:p>n</text:p>
          </table:table-cell>
          <table:table-cell office:value-type="string" calcext:value-type="string">
            <text:p>Une longue table de chêne ciré, des brocs de bière, des assiettes blanches, des serviettes, – on n'en avait pas à la Vigie, – deux bouviers, trois domestiques employés au service des chevaux et du roulage, deux femmes de basse-cour chargées de la laiterie et qui sentaient le lait caillé, et au haut bout de la table, le grand Jude Heilman, à la figure grasse, colorée et brutale, et, près de lui... Quand Gilbert Cloquet aperçut, dans la lumière de la lampe mêlée à celle du jour et embellie par elle, la jeune femme du contremaître, il hésita à s'asseoir, intimidé, comme s'il eût été devant quelque grande dame du pays de Nièvre.</text:p>
          </table:table-cell>
        </table:table-row>
        <table:table-row table:style-name="ro2">
          <table:table-cell office:value-type="string" calcext:value-type="string">
            <text:p>FRA04601_Bazin.xml</text:p>
          </table:table-cell>
          <table:table-cell office:value-type="float" office:value="1907" calcext:value-type="float">
            <text:p>1907</text:p>
          </table:table-cell>
          <table:table-cell office:value-type="string" calcext:value-type="string">
            <text:p>1900s</text:p>
          </table:table-cell>
          <table:table-cell office:value-type="float" office:value="3675" calcext:value-type="float">
            <text:p>3675</text:p>
          </table:table-cell>
          <table:table-cell office:value-type="string" calcext:value-type="string">
            <text:p>n</text:p>
          </table:table-cell>
          <table:table-cell office:value-type="string" calcext:value-type="string">
            <text:p>Toute la masse humaine, rapide ou lente, entraînée par la curiosité, s'écoula du même côté, et se forma en deux groupes prolongeant jusqu'au milieu de la cour les deux haies du chemin.</text:p>
          </table:table-cell>
        </table:table-row>
        <table:table-row table:style-name="ro2">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2928" calcext:value-type="float">
            <text:p>2928</text:p>
          </table:table-cell>
          <table:table-cell office:value-type="string" calcext:value-type="string">
            <text:p>n</text:p>
          </table:table-cell>
          <table:table-cell office:value-type="string" calcext:value-type="string">
            <text:p>Des ouvriers d'usine passaient, la taille serrée dans leur bourgeron de toile bleue, arborant des casquettes de soie sur leurs têtes faubouriennes, vicieuses et chafouines.</text:p>
          </table:table-cell>
        </table:table-row>
        <table:table-row table:style-name="ro3">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572" calcext:value-type="float">
            <text:p>572</text:p>
          </table:table-cell>
          <table:table-cell office:value-type="string" calcext:value-type="string">
            <text:p>n</text:p>
          </table:table-cell>
          <table:table-cell office:value-type="string" calcext:value-type="string">
            <text:p>Sans qu'elle raisonnât cette impression, elle en eut l'âme effleurée d'un pressentiment triste.</text:p>
          </table:table-cell>
        </table:table-row>
        <table:table-row table:style-name="ro2">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3679" calcext:value-type="float">
            <text:p>3679</text:p>
          </table:table-cell>
          <table:table-cell office:value-type="string" calcext:value-type="string">
            <text:p>n</text:p>
          </table:table-cell>
          <table:table-cell office:value-type="string" calcext:value-type="string">
            <text:p>Il se dit qu'il avait le temps d'arriver pour la cérémonie, car il s'effarait à l'idée de rentrer dans sa maison, ne voulant pas voir la boîte où on l'avait clouée.</text:p>
          </table:table-cell>
        </table:table-row>
        <table:table-row table:style-name="ro2">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2771" calcext:value-type="float">
            <text:p>2771</text:p>
          </table:table-cell>
          <table:table-cell office:value-type="string" calcext:value-type="string">
            <text:p>n</text:p>
          </table:table-cell>
          <table:table-cell office:value-type="string" calcext:value-type="string">
            <text:p>Par places aussi, elle devenait un canal régulier, encaissé de talus, où des sonnailles frémissaient sans cesse sous les jeunes ormes, le long des chemins de halage.</text:p>
          </table:table-cell>
        </table:table-row>
        <table:table-row table:style-name="ro2">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1220" calcext:value-type="float">
            <text:p>1220</text:p>
          </table:table-cell>
          <table:table-cell office:value-type="string" calcext:value-type="string">
            <text:p>n</text:p>
          </table:table-cell>
          <table:table-cell office:value-type="string" calcext:value-type="string">
            <text:p>Il trouvait des raisons pour s'excuser, pour faire taire en lui ce grand cri de passion, qui lui disait de revenir sur ses pas, de la prendre dans ses bras, de mériter son pardon par de bonnes paroles...</text:p>
          </table:table-cell>
        </table:table-row>
        <table:table-row table:style-name="ro4">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3692" calcext:value-type="float">
            <text:p>3692</text:p>
          </table:table-cell>
          <table:table-cell office:value-type="string" calcext:value-type="string">
            <text:p>n</text:p>
          </table:table-cell>
          <table:table-cell office:value-type="string" calcext:value-type="string">
            <text:p>Ils habiteraient cette maison, ils récolteraient leurs champs, ils se serviraient de leurs meubles, comme s'ils en avaient l'usufruit pour un temps dérisoire et passager, et rien de ce qu'ils avaient aimé, de ce qui avait tenu à leur cœur par tant de fibres secrètes, n'existerait plus pour eux.</text:p>
          </table:table-cell>
        </table:table-row>
        <table:table-row table:style-name="ro3">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447" calcext:value-type="float">
            <text:p>447</text:p>
          </table:table-cell>
          <table:table-cell office:value-type="string" calcext:value-type="string">
            <text:p>n</text:p>
          </table:table-cell>
          <table:table-cell office:value-type="string" calcext:value-type="string">
            <text:p>Son cœur battait si fort dans sa poitrine que Pierre pouvait l'entendre distinctement.</text:p>
          </table:table-cell>
        </table:table-row>
        <table:table-row table:style-name="ro4">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3615" calcext:value-type="float">
            <text:p>3615</text:p>
          </table:table-cell>
          <table:table-cell office:value-type="string" calcext:value-type="string">
            <text:p>n</text:p>
          </table:table-cell>
          <table:table-cell office:value-type="string" calcext:value-type="string">
            <text:p>Mais quand le garde eut allumé une autre bougie, tout rentra dans l'ordre, et il n'y eut plus au chevet de la morte que ce ronflement lassé, cette veillée douloureuse des vieux, et la nudité des murs blancs, sur qui passaient des ombres impalpables.</text:p>
          </table:table-cell>
        </table:table-row>
        <table:table-row table:style-name="ro3">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1913" calcext:value-type="float">
            <text:p>1913</text:p>
          </table:table-cell>
          <table:table-cell office:value-type="string" calcext:value-type="string">
            <text:p>n</text:p>
          </table:table-cell>
          <table:table-cell office:value-type="string" calcext:value-type="string">
            <text:p>Une ombre inquiète passait devant les rideaux.</text:p>
          </table:table-cell>
        </table:table-row>
        <table:table-row table:style-name="ro3">
          <table:table-cell office:value-type="string" calcext:value-type="string">
            <text:p>FRA05901_Moselly.xml</text:p>
          </table:table-cell>
          <table:table-cell office:value-type="float" office:value="1907" calcext:value-type="float">
            <text:p>1907</text:p>
          </table:table-cell>
          <table:table-cell office:value-type="string" calcext:value-type="string">
            <text:p>1900s</text:p>
          </table:table-cell>
          <table:table-cell office:value-type="float" office:value="640" calcext:value-type="float">
            <text:p>640</text:p>
          </table:table-cell>
          <table:table-cell office:value-type="string" calcext:value-type="string">
            <text:p>n</text:p>
          </table:table-cell>
          <table:table-cell office:value-type="string" calcext:value-type="string">
            <text:p>La main tendue dans un geste solennel, il affirmait :</text:p>
          </table:table-cell>
        </table:table-row>
        <table:table-row table:style-name="ro2">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322" calcext:value-type="float">
            <text:p>322</text:p>
          </table:table-cell>
          <table:table-cell office:value-type="string" calcext:value-type="string">
            <text:p>n</text:p>
          </table:table-cell>
          <table:table-cell office:value-type="string" calcext:value-type="string">
            <text:p>Dans une de ces courses, son regard passa avec indifférence sur l'humble château aux quatre poivrières où mourut le maréchal Fabert.</text:p>
          </table:table-cell>
        </table:table-row>
        <table:table-row table:style-name="ro2">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310" calcext:value-type="float">
            <text:p>310</text:p>
          </table:table-cell>
          <table:table-cell office:value-type="string" calcext:value-type="string">
            <text:p>n</text:p>
          </table:table-cell>
          <table:table-cell office:value-type="string" calcext:value-type="string">
            <text:p>Il s'exerçait à reconnaître le martèlement discipliné du pas germain ou le glissement plus libre des indigènes.</text:p>
          </table:table-cell>
        </table:table-row>
        <table:table-row table:style-name="ro1">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1158" calcext:value-type="float">
            <text:p>1158</text:p>
          </table:table-cell>
          <table:table-cell office:value-type="string" calcext:value-type="string">
            <text:p>n</text:p>
          </table:table-cell>
          <table:table-cell office:value-type="string" calcext:value-type="string">
            <text:p>On ne crie pas, on mange proprement un délicat fromage de petit cochon au vin blanc.</text:p>
          </table:table-cell>
        </table:table-row>
        <table:table-row table:style-name="ro1">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506" calcext:value-type="float">
            <text:p>506</text:p>
          </table:table-cell>
          <table:table-cell office:value-type="string" calcext:value-type="string">
            <text:p>n</text:p>
          </table:table-cell>
          <table:table-cell office:value-type="string" calcext:value-type="string">
            <text:p>Puis il se leva, vint à elles, leur serra la main et leur offrit à chacune un paquet soigneusement ficelé.</text:p>
          </table:table-cell>
        </table:table-row>
        <table:table-row table:style-name="ro1">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1150" calcext:value-type="float">
            <text:p>1150</text:p>
          </table:table-cell>
          <table:table-cell office:value-type="string" calcext:value-type="string">
            <text:p>c</text:p>
          </table:table-cell>
          <table:table-cell office:value-type="string" calcext:value-type="string">
            <text:p>Asmus, s'il leur fallait grimper jusqu'à Gravelotte, vous verriez qu'ils ont des jambes.</text:p>
          </table:table-cell>
        </table:table-row>
        <table:table-row table:style-name="ro1">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1257" calcext:value-type="float">
            <text:p>1257</text:p>
          </table:table-cell>
          <table:table-cell office:value-type="string" calcext:value-type="string">
            <text:p>n</text:p>
          </table:table-cell>
          <table:table-cell office:value-type="string" calcext:value-type="string">
            <text:p>La plupart de ceux qui devaient être le sel de ce pays l'ont abandonné.</text:p>
          </table:table-cell>
        </table:table-row>
        <table:table-row table:style-name="ro1">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1305" calcext:value-type="float">
            <text:p>1305</text:p>
          </table:table-cell>
          <table:table-cell office:value-type="string" calcext:value-type="string">
            <text:p>n</text:p>
          </table:table-cell>
          <table:table-cell office:value-type="string" calcext:value-type="string">
            <text:p>Ces voyous auraient eu le temps d'apprendre l'allemand.</text:p>
          </table:table-cell>
        </table:table-row>
        <table:table-row table:style-name="ro2">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592" calcext:value-type="float">
            <text:p>592</text:p>
          </table:table-cell>
          <table:table-cell office:value-type="string" calcext:value-type="string">
            <text:p>c</text:p>
          </table:table-cell>
          <table:table-cell office:value-type="string" calcext:value-type="string">
            <text:p>Il a si fort le goût de la langue française que nous avons pris sur nous de lui faire entendre ce qui peut améliorer son accent.</text:p>
          </table:table-cell>
        </table:table-row>
        <table:table-row table:style-name="ro1">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250" calcext:value-type="float">
            <text:p>250</text:p>
          </table:table-cell>
          <table:table-cell office:value-type="string" calcext:value-type="string">
            <text:p>n</text:p>
          </table:table-cell>
          <table:table-cell office:value-type="string" calcext:value-type="string">
            <text:p>Il ne subissait pas encore cette électricité lorraine qui attire, repousse, désoriente les gens d'Outre-Rhin.</text:p>
          </table:table-cell>
        </table:table-row>
        <table:table-row table:style-name="ro2">
          <table:table-cell office:value-type="string" calcext:value-type="string">
            <text:p>FRA04501_Barres.xml</text:p>
          </table:table-cell>
          <table:table-cell office:value-type="float" office:value="1908" calcext:value-type="float">
            <text:p>1908</text:p>
          </table:table-cell>
          <table:table-cell office:value-type="string" calcext:value-type="string">
            <text:p>1900s</text:p>
          </table:table-cell>
          <table:table-cell office:value-type="float" office:value="560" calcext:value-type="float">
            <text:p>560</text:p>
          </table:table-cell>
          <table:table-cell office:value-type="string" calcext:value-type="string">
            <text:p>u</text:p>
          </table:table-cell>
          <table:table-cell office:value-type="string" calcext:value-type="string">
            <text:p>Et nous te savons gré de nous fournir l'occasion d'employer nos qualités héréditaires, que les Schwobs laissent moisir.</text:p>
          </table:table-cell>
        </table:table-row>
        <table:table-row table:style-name="ro3">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2023" calcext:value-type="float">
            <text:p>2023</text:p>
          </table:table-cell>
          <table:table-cell office:value-type="string" calcext:value-type="string">
            <text:p>c</text:p>
          </table:table-cell>
          <table:table-cell office:value-type="string" calcext:value-type="string">
            <text:p>... Il habite en toi.</text:p>
          </table:table-cell>
        </table:table-row>
        <table:table-row table:style-name="ro3">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1744" calcext:value-type="float">
            <text:p>1744</text:p>
          </table:table-cell>
          <table:table-cell office:value-type="string" calcext:value-type="string">
            <text:p>c</text:p>
          </table:table-cell>
          <table:table-cell office:value-type="string" calcext:value-type="string">
            <text:p>Vous avez une forte influence sur elle.</text:p>
          </table:table-cell>
        </table:table-row>
        <table:table-row table:style-name="ro3">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913" calcext:value-type="float">
            <text:p>913</text:p>
          </table:table-cell>
          <table:table-cell office:value-type="string" calcext:value-type="string">
            <text:p>n</text:p>
          </table:table-cell>
          <table:table-cell office:value-type="string" calcext:value-type="string">
            <text:p>On s'étonnait que cette claire écriture, cursive et déliée, pût contenir et exprimer tant d'exubérance.</text:p>
          </table:table-cell>
        </table:table-row>
        <table:table-row table:style-name="ro2">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1238" calcext:value-type="float">
            <text:p>1238</text:p>
          </table:table-cell>
          <table:table-cell office:value-type="string" calcext:value-type="string">
            <text:p>n</text:p>
          </table:table-cell>
          <table:table-cell office:value-type="string" calcext:value-type="string">
            <text:p>Tous ces personnages immobiles autour des salles, dans leur décor de lumière, la hantaient, la poursuivaient de leur regard de verre.</text:p>
          </table:table-cell>
        </table:table-row>
        <table:table-row table:style-name="ro2">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1467" calcext:value-type="float">
            <text:p>1467</text:p>
          </table:table-cell>
          <table:table-cell office:value-type="string" calcext:value-type="string">
            <text:p>n</text:p>
          </table:table-cell>
          <table:table-cell office:value-type="string" calcext:value-type="string">
            <text:p>A un moment, cependant, ils tombèrent sur une maison de santé, dont toutes les fenêtres étaient éclairées et devant laquelle stationnait une file d'autos et de voitures.</text:p>
          </table:table-cell>
        </table:table-row>
        <table:table-row table:style-name="ro3">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140" calcext:value-type="float">
            <text:p>140</text:p>
          </table:table-cell>
          <table:table-cell office:value-type="string" calcext:value-type="string">
            <text:p>c</text:p>
          </table:table-cell>
          <table:table-cell office:value-type="string" calcext:value-type="string">
            <text:p>Je n'annonce pas un départ définitif.</text:p>
          </table:table-cell>
        </table:table-row>
        <table:table-row table:style-name="ro3">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1959" calcext:value-type="float">
            <text:p>1959</text:p>
          </table:table-cell>
          <table:table-cell office:value-type="string" calcext:value-type="string">
            <text:p>n</text:p>
          </table:table-cell>
          <table:table-cell office:value-type="string" calcext:value-type="string">
            <text:p>Pour elle, l'humiliation, le joug de l'indulgence.</text:p>
          </table:table-cell>
        </table:table-row>
        <table:table-row table:style-name="ro3">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269" calcext:value-type="float">
            <text:p>269</text:p>
          </table:table-cell>
          <table:table-cell office:value-type="string" calcext:value-type="string">
            <text:p>n</text:p>
          </table:table-cell>
          <table:table-cell office:value-type="string" calcext:value-type="string">
            <text:p>» Audace dont il s'effarait, car son ardeur timide n'avait jamais osé risquer d'aveu.</text:p>
          </table:table-cell>
        </table:table-row>
        <table:table-row table:style-name="ro3">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2489" calcext:value-type="float">
            <text:p>2489</text:p>
          </table:table-cell>
          <table:table-cell office:value-type="string" calcext:value-type="string">
            <text:p>n</text:p>
          </table:table-cell>
          <table:table-cell office:value-type="string" calcext:value-type="string">
            <text:p>Ses yeux s'attardaient à des coins aimés de son visage.</text:p>
          </table:table-cell>
        </table:table-row>
        <table:table-row table:style-name="ro2">
          <table:table-cell office:value-type="string" calcext:value-type="string">
            <text:p>FRA04801_Corday.xml</text:p>
          </table:table-cell>
          <table:table-cell office:value-type="float" office:value="1909" calcext:value-type="float">
            <text:p>1909</text:p>
          </table:table-cell>
          <table:table-cell office:value-type="string" calcext:value-type="string">
            <text:p>1900s</text:p>
          </table:table-cell>
          <table:table-cell office:value-type="float" office:value="1139" calcext:value-type="float">
            <text:p>1139</text:p>
          </table:table-cell>
          <table:table-cell office:value-type="string" calcext:value-type="string">
            <text:p>n</text:p>
          </table:table-cell>
          <table:table-cell office:value-type="string" calcext:value-type="string">
            <text:p>Elle avait l'impression de dominer un bain tout fumant de vie et, à chaque marche qu'elle descendait, d'entrer dans cette piscine aux ondes chaudes et courantes.</text:p>
          </table:table-cell>
        </table:table-row>
        <table:table-row table:style-name="ro1">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841" calcext:value-type="float">
            <text:p>841</text:p>
          </table:table-cell>
          <table:table-cell office:value-type="string" calcext:value-type="string">
            <text:p>n</text:p>
          </table:table-cell>
          <table:table-cell office:value-type="string" calcext:value-type="string">
            <text:p>» puis il me demanda d'où je venais, où j'allais, et ce que je voulais.</text:p>
          </table:table-cell>
        </table:table-row>
        <table:table-row table:style-name="ro1">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310" calcext:value-type="float">
            <text:p>310</text:p>
          </table:table-cell>
          <table:table-cell office:value-type="string" calcext:value-type="string">
            <text:p>n</text:p>
          </table:table-cell>
          <table:table-cell office:value-type="string" calcext:value-type="string">
            <text:p>Il me sembla plusieurs fois qu'elle avait pleuré; mais je n'osais pas la regarder de peur de la fâcher.</text:p>
          </table:table-cell>
        </table:table-row>
        <table:table-row table:style-name="ro1">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1235" calcext:value-type="float">
            <text:p>1235</text:p>
          </table:table-cell>
          <table:table-cell office:value-type="string" calcext:value-type="string">
            <text:p>n</text:p>
          </table:table-cell>
          <table:table-cell office:value-type="string" calcext:value-type="string">
            <text:p>Il lui passa des cordes aux quatre pieds; et pendant qu'il les fixait à de solides piquets, il dit à sa femme :</text:p>
          </table:table-cell>
        </table:table-row>
        <table:table-row table:style-name="ro2">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1886" calcext:value-type="float">
            <text:p>1886</text:p>
          </table:table-cell>
          <table:table-cell office:value-type="string" calcext:value-type="string">
            <text:p>n</text:p>
          </table:table-cell>
          <table:table-cell office:value-type="string" calcext:value-type="string">
            <text:p>Elles souriaient toutes deux du même sourire inquiet, et le visage large de Mélanie avait une grande ressemblance avec le visage fin et décoloré de sœur Désirée-des-Anges.</text:p>
          </table:table-cell>
        </table:table-row>
        <table:table-row table:style-name="ro3">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157" calcext:value-type="float">
            <text:p>157</text:p>
          </table:table-cell>
          <table:table-cell office:value-type="string" calcext:value-type="string">
            <text:p>n</text:p>
          </table:table-cell>
          <table:table-cell office:value-type="string" calcext:value-type="string">
            <text:p>Je pensais que c'était le démon qui venait me chercher.</text:p>
          </table:table-cell>
        </table:table-row>
        <table:table-row table:style-name="ro3">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1615" calcext:value-type="float">
            <text:p>1615</text:p>
          </table:table-cell>
          <table:table-cell office:value-type="string" calcext:value-type="string">
            <text:p>n</text:p>
          </table:table-cell>
          <table:table-cell office:value-type="string" calcext:value-type="string">
            <text:p>Il ne se moqua pas, il passa seulement un doigt sur mon front, en disant :</text:p>
          </table:table-cell>
        </table:table-row>
        <table:table-row table:style-name="ro2">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797" calcext:value-type="float">
            <text:p>797</text:p>
          </table:table-cell>
          <table:table-cell office:value-type="string" calcext:value-type="string">
            <text:p>n</text:p>
          </table:table-cell>
          <table:table-cell office:value-type="string" calcext:value-type="string">
            <text:p>Il ne répondit pas tout de suite; il fixa sur moi ses grands yeux tranquilles, et il dit qu'une bergère ne devait jamais quitter son troupeau.</text:p>
          </table:table-cell>
        </table:table-row>
        <table:table-row table:style-name="ro2">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1234" calcext:value-type="float">
            <text:p>1234</text:p>
          </table:table-cell>
          <table:table-cell office:value-type="string" calcext:value-type="string">
            <text:p>n</text:p>
          </table:table-cell>
          <table:table-cell office:value-type="string" calcext:value-type="string">
            <text:p>Il aiguisa deux grands couteaux, et après avoir fait une litière de paille fraîche au milieu de la cour, il fit sortir le porc qui se mit à crier comme s'il se doutait de la vérité.</text:p>
          </table:table-cell>
        </table:table-row>
        <table:table-row table:style-name="ro3">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128" calcext:value-type="float">
            <text:p>128</text:p>
          </table:table-cell>
          <table:table-cell office:value-type="string" calcext:value-type="string">
            <text:p>n</text:p>
          </table:table-cell>
          <table:table-cell office:value-type="string" calcext:value-type="string">
            <text:p>À part cela, rien ne fut changé.</text:p>
          </table:table-cell>
        </table:table-row>
        <table:table-row table:style-name="ro3">
          <table:table-cell office:value-type="string" calcext:value-type="string">
            <text:p>FRA00201_Audoux.xml</text:p>
          </table:table-cell>
          <table:table-cell office:value-type="float" office:value="1910" calcext:value-type="float">
            <text:p>1910</text:p>
          </table:table-cell>
          <table:table-cell office:value-type="string" calcext:value-type="string">
            <text:p>1910s</text:p>
          </table:table-cell>
          <table:table-cell office:value-type="float" office:value="1099" calcext:value-type="float">
            <text:p>1099</text:p>
          </table:table-cell>
          <table:table-cell office:value-type="string" calcext:value-type="string">
            <text:p>n</text:p>
          </table:table-cell>
          <table:table-cell office:value-type="string" calcext:value-type="string">
            <text:p>Il n'avait qu'une rue, au bout de laquelle se trouvait l'église.</text:p>
          </table:table-cell>
        </table:table-row>
        <table:table-row table:style-name="ro3">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1624" calcext:value-type="float">
            <text:p>1624</text:p>
          </table:table-cell>
          <table:table-cell office:value-type="string" calcext:value-type="string">
            <text:p>c</text:p>
          </table:table-cell>
          <table:table-cell office:value-type="string" calcext:value-type="string">
            <text:p>tenez -vous tranquille et attendez !</text:p>
          </table:table-cell>
        </table:table-row>
        <table:table-row table:style-name="ro3">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1987" calcext:value-type="float">
            <text:p>1987</text:p>
          </table:table-cell>
          <table:table-cell office:value-type="string" calcext:value-type="string">
            <text:p>c</text:p>
          </table:table-cell>
          <table:table-cell office:value-type="string" calcext:value-type="string">
            <text:p>messieurs, cria-t-il, alerte !</text:p>
          </table:table-cell>
        </table:table-row>
        <table:table-row table:style-name="ro3">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1686" calcext:value-type="float">
            <text:p>1686</text:p>
          </table:table-cell>
          <table:table-cell office:value-type="string" calcext:value-type="string">
            <text:p>c</text:p>
          </table:table-cell>
          <table:table-cell office:value-type="string" calcext:value-type="string">
            <text:p>Gaz à tous les étages !</text:p>
          </table:table-cell>
        </table:table-row>
        <table:table-row table:style-name="ro3">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1231" calcext:value-type="float">
            <text:p>1231</text:p>
          </table:table-cell>
          <table:table-cell office:value-type="string" calcext:value-type="string">
            <text:p>n</text:p>
          </table:table-cell>
          <table:table-cell office:value-type="string" calcext:value-type="string">
            <text:p>Il le mania, le mettant bien en vue pour toute la commission.</text:p>
          </table:table-cell>
        </table:table-row>
        <table:table-row table:style-name="ro3">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1018" calcext:value-type="float">
            <text:p>1018</text:p>
          </table:table-cell>
          <table:table-cell office:value-type="string" calcext:value-type="string">
            <text:p>n</text:p>
          </table:table-cell>
          <table:table-cell office:value-type="string" calcext:value-type="string">
            <text:p>En fait, il semblait que les discussions dégénéraient en papotages incohérents et inutiles.</text:p>
          </table:table-cell>
        </table:table-row>
        <table:table-row table:style-name="ro3">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1269" calcext:value-type="float">
            <text:p>1269</text:p>
          </table:table-cell>
          <table:table-cell office:value-type="string" calcext:value-type="string">
            <text:p>n</text:p>
          </table:table-cell>
          <table:table-cell office:value-type="string" calcext:value-type="string">
            <text:p>fit une voix mâle qui n'était autre que celle de Labergère.</text:p>
          </table:table-cell>
        </table:table-row>
        <table:table-row table:style-name="ro3">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2071" calcext:value-type="float">
            <text:p>2071</text:p>
          </table:table-cell>
          <table:table-cell office:value-type="string" calcext:value-type="string">
            <text:p>c</text:p>
          </table:table-cell>
          <table:table-cell office:value-type="string" calcext:value-type="string">
            <text:p>monsieur le ministre de l'Intérieur !</text:p>
          </table:table-cell>
        </table:table-row>
        <table:table-row table:style-name="ro2">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680" calcext:value-type="float">
            <text:p>680</text:p>
          </table:table-cell>
          <table:table-cell office:value-type="string" calcext:value-type="string">
            <text:p>c</text:p>
          </table:table-cell>
          <table:table-cell office:value-type="string" calcext:value-type="string">
            <text:p>vous ignorez tout de notre science... iridium, gallium, thallium, polonium sont pour vous des mots barbares, ne présentant aucun sens précis...</text:p>
          </table:table-cell>
        </table:table-row>
        <table:table-row table:style-name="ro3">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1006" calcext:value-type="float">
            <text:p>1006</text:p>
          </table:table-cell>
          <table:table-cell office:value-type="string" calcext:value-type="string">
            <text:p>c</text:p>
          </table:table-cell>
          <table:table-cell office:value-type="string" calcext:value-type="string">
            <text:p>... ce n'est pas tant pour moi que pour M <text:s text:c="2"/>Bobby qui va pouvoir enfin relever la tête...</text:p>
          </table:table-cell>
        </table:table-row>
        <table:table-row table:style-name="ro2">
          <table:table-cell office:value-type="string" calcext:value-type="string">
            <text:p>FRA05501_Lermina.xml</text:p>
          </table:table-cell>
          <table:table-cell office:value-type="float" office:value="1910" calcext:value-type="float">
            <text:p>1910</text:p>
          </table:table-cell>
          <table:table-cell office:value-type="string" calcext:value-type="string">
            <text:p>1910s</text:p>
          </table:table-cell>
          <table:table-cell office:value-type="float" office:value="348" calcext:value-type="float">
            <text:p>348</text:p>
          </table:table-cell>
          <table:table-cell office:value-type="string" calcext:value-type="string">
            <text:p>x</text:p>
          </table:table-cell>
          <table:table-cell office:value-type="string" calcext:value-type="string">
            <text:p>Il me fallait désormais consacrer ma vie à la recherche de cette vérité, à savoir que Coxward, assassiné à Paris, le 2 avril, se trouvait cependant à Londres quelques heures auparavant.</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6064" calcext:value-type="float">
            <text:p>6064</text:p>
          </table:table-cell>
          <table:table-cell office:value-type="string" calcext:value-type="string">
            <text:p>n</text:p>
          </table:table-cell>
          <table:table-cell office:value-type="string" calcext:value-type="string">
            <text:p>Le lendemain même silence, et le surlendemain également.</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2706" calcext:value-type="float">
            <text:p>2706</text:p>
          </table:table-cell>
          <table:table-cell office:value-type="string" calcext:value-type="string">
            <text:p>c</text:p>
          </table:table-cell>
          <table:table-cell office:value-type="string" calcext:value-type="string">
            <text:p>dit-il... qui es -tu ?</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4775" calcext:value-type="float">
            <text:p>4775</text:p>
          </table:table-cell>
          <table:table-cell office:value-type="string" calcext:value-type="string">
            <text:p>n</text:p>
          </table:table-cell>
          <table:table-cell office:value-type="string" calcext:value-type="string">
            <text:p>Sans remuer les lèvres, sans une contraction du visage, Sernine chuchota :</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6899" calcext:value-type="float">
            <text:p>6899</text:p>
          </table:table-cell>
          <table:table-cell office:value-type="string" calcext:value-type="string">
            <text:p>c</text:p>
          </table:table-cell>
          <table:table-cell office:value-type="string" calcext:value-type="string">
            <text:p>Qu'on fouille toutes les mansardes et tous les logements du rez-de-chaussée !</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4600" calcext:value-type="float">
            <text:p>4600</text:p>
          </table:table-cell>
          <table:table-cell office:value-type="string" calcext:value-type="string">
            <text:p>n</text:p>
          </table:table-cell>
          <table:table-cell office:value-type="string" calcext:value-type="string">
            <text:p>Altenheim bégaya, comme hypnotisé, vaincu par cette autorité indomptable :</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3159" calcext:value-type="float">
            <text:p>3159</text:p>
          </table:table-cell>
          <table:table-cell office:value-type="string" calcext:value-type="string">
            <text:p>n</text:p>
          </table:table-cell>
          <table:table-cell office:value-type="string" calcext:value-type="string">
            <text:p>Il sortit avec le brigadier et, tout de suite, en suivant les allées sombres du jardin, il dit :</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5925" calcext:value-type="float">
            <text:p>5925</text:p>
          </table:table-cell>
          <table:table-cell office:value-type="string" calcext:value-type="string">
            <text:p>c</text:p>
          </table:table-cell>
          <table:table-cell office:value-type="string" calcext:value-type="string">
            <text:p>Tu n'as rien à me dire ?</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8801" calcext:value-type="float">
            <text:p>8801</text:p>
          </table:table-cell>
          <table:table-cell office:value-type="string" calcext:value-type="string">
            <text:p>c</text:p>
          </table:table-cell>
          <table:table-cell office:value-type="string" calcext:value-type="string">
            <text:p>Ce geste, il ne l'a pas fait.</text:p>
          </table:table-cell>
        </table:table-row>
        <table:table-row table:style-name="ro2">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4263" calcext:value-type="float">
            <text:p>4263</text:p>
          </table:table-cell>
          <table:table-cell office:value-type="string" calcext:value-type="string">
            <text:p>n</text:p>
          </table:table-cell>
          <table:table-cell office:value-type="string" calcext:value-type="string">
            <text:p>Il allait et venait, comme un fou, et sa vieille nourrice semblait stupéfaite de le voir aussi agité, aussi peu maître de lui.</text:p>
          </table:table-cell>
        </table:table-row>
        <table:table-row table:style-name="ro3">
          <table:table-cell office:value-type="string" calcext:value-type="string">
            <text:p>FRA07401_Leblanc.xml</text:p>
          </table:table-cell>
          <table:table-cell office:value-type="float" office:value="1910" calcext:value-type="float">
            <text:p>1910</text:p>
          </table:table-cell>
          <table:table-cell office:value-type="string" calcext:value-type="string">
            <text:p>1910s</text:p>
          </table:table-cell>
          <table:table-cell office:value-type="float" office:value="1713" calcext:value-type="float">
            <text:p>1713</text:p>
          </table:table-cell>
          <table:table-cell office:value-type="string" calcext:value-type="string">
            <text:p>c</text:p>
          </table:table-cell>
          <table:table-cell office:value-type="string" calcext:value-type="string">
            <text:p>je marche quand même.</text:p>
          </table:table-cell>
        </table:table-row>
        <table:table-row table:style-name="ro3">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1416" calcext:value-type="float">
            <text:p>1416</text:p>
          </table:table-cell>
          <table:table-cell office:value-type="string" calcext:value-type="string">
            <text:p>n</text:p>
          </table:table-cell>
          <table:table-cell office:value-type="string" calcext:value-type="string">
            <text:p>La Révolution avait dans toutes les maisons renversé la marmite.</text:p>
          </table:table-cell>
        </table:table-row>
        <table:table-row table:style-name="ro2">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1687" calcext:value-type="float">
            <text:p>1687</text:p>
          </table:table-cell>
          <table:table-cell office:value-type="string" calcext:value-type="string">
            <text:p>n</text:p>
          </table:table-cell>
          <table:table-cell office:value-type="string" calcext:value-type="string">
            <text:p>La tête renversée, les yeux mourants, les cheveux répandus, la taille ployée, à demi évanouie, elle lui échappa et courut pousser le verrou....</text:p>
          </table:table-cell>
        </table:table-row>
        <table:table-row table:style-name="ro4">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3158" calcext:value-type="float">
            <text:p>3158</text:p>
          </table:table-cell>
          <table:table-cell office:value-type="string" calcext:value-type="string">
            <text:p>c</text:p>
          </table:table-cell>
          <table:table-cell office:value-type="string" calcext:value-type="string">
            <text:p>Les scélérats parricides croissent sans cesse en nombre; il en sort de dessous terre, il en accourt de toutes nos frontières : de jeunes hommes, qui eussent mieux péri dans nos armées, des vieillards, des enfants, des femmes, avec les masques de l'innocence, de la pureté, de la grâce.</text:p>
          </table:table-cell>
        </table:table-row>
        <table:table-row table:style-name="ro3">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1668" calcext:value-type="float">
            <text:p>1668</text:p>
          </table:table-cell>
          <table:table-cell office:value-type="string" calcext:value-type="string">
            <text:p>c</text:p>
          </table:table-cell>
          <table:table-cell office:value-type="string" calcext:value-type="string">
            <text:p>Rien ne vous a averti que j'étais là ?</text:p>
          </table:table-cell>
        </table:table-row>
        <table:table-row table:style-name="ro2">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2866" calcext:value-type="float">
            <text:p>2866</text:p>
          </table:table-cell>
          <table:table-cell office:value-type="string" calcext:value-type="string">
            <text:p>n</text:p>
          </table:table-cell>
          <table:table-cell office:value-type="string" calcext:value-type="string">
            <text:p>Mais, sentant qu'elle achèverait de perdre Fortuné Chassagne, elle s'enfuit et courut enlever dans sa mansarde la robe souillée d'Élodie.</text:p>
          </table:table-cell>
        </table:table-row>
        <table:table-row table:style-name="ro1">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2869" calcext:value-type="float">
            <text:p>2869</text:p>
          </table:table-cell>
          <table:table-cell office:value-type="string" calcext:value-type="string">
            <text:p>n</text:p>
          </table:table-cell>
          <table:table-cell office:value-type="string" calcext:value-type="string">
            <text:p>Des sentinelles, placées dans les allées, empêchaient les passants de communiquer avec les détenus.</text:p>
          </table:table-cell>
        </table:table-row>
        <table:table-row table:style-name="ro2">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1751" calcext:value-type="float">
            <text:p>1751</text:p>
          </table:table-cell>
          <table:table-cell office:value-type="string" calcext:value-type="string">
            <text:p>c</text:p>
          </table:table-cell>
          <table:table-cell office:value-type="string" calcext:value-type="string">
            <text:p>Chassé de mon couvent, je vivais de la maigre rente que l'Assemblée m'avait faite; je donnais des leçons de latin et de mathématiques et j'écrivais des brochures sur la persécution de l'Église de France.</text:p>
          </table:table-cell>
        </table:table-row>
        <table:table-row table:style-name="ro7">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1868" calcext:value-type="float">
            <text:p>1868</text:p>
          </table:table-cell>
          <table:table-cell office:value-type="string" calcext:value-type="string">
            <text:p>n</text:p>
          </table:table-cell>
          <table:table-cell office:value-type="string" calcext:value-type="string">
            <text:p>Gamelin n'avait jamais nié l'existence de Dieu; il était déiste et croyait à une providence qui veille sur les hommes; mais, s'avouant qu'il ne concevait que très indistinctement l'Être suprême et très attaché à la liberté de conscience, il admettait volontiers que d'honnêtes gens pussent, à l'exemple de Lamettrie, de Boulanger, du baron d'Holbach, de Lalande, d'Helvétius, du citoyen Dupuis, nier l'existence de Dieu, à la charge d'établir une morale naturelle et de retrouver en eux -mêmes les sources de la justice et les règles d'une vie vertueuse.</text:p>
          </table:table-cell>
        </table:table-row>
        <table:table-row table:style-name="ro4">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1427" calcext:value-type="float">
            <text:p>1427</text:p>
          </table:table-cell>
          <table:table-cell office:value-type="string" calcext:value-type="string">
            <text:p>c</text:p>
          </table:table-cell>
          <table:table-cell office:value-type="string" calcext:value-type="string">
            <text:p>Surpris du volume énorme de sa charpente osseuse, je l'ai examinée et me suis aperçu qu'elle avait la plupart des os en double : à chaque cuisse, deux fémurs soudés ensemble; à chaque épaule, deux humérus.</text:p>
          </table:table-cell>
        </table:table-row>
        <table:table-row table:style-name="ro2">
          <table:table-cell office:value-type="string" calcext:value-type="string">
            <text:p>FRA01501_France.xml</text:p>
          </table:table-cell>
          <table:table-cell office:value-type="float" office:value="1912" calcext:value-type="float">
            <text:p>1912</text:p>
          </table:table-cell>
          <table:table-cell office:value-type="string" calcext:value-type="string">
            <text:p>1910s</text:p>
          </table:table-cell>
          <table:table-cell office:value-type="float" office:value="2140" calcext:value-type="float">
            <text:p>2140</text:p>
          </table:table-cell>
          <table:table-cell office:value-type="string" calcext:value-type="string">
            <text:p>n</text:p>
          </table:table-cell>
          <table:table-cell office:value-type="string" calcext:value-type="string">
            <text:p>Désormais l'invasion semblait arrêtée : les généraux, terrorisés, s'apercevaient qu'ils n'avaient pas mieux à faire que de vaincre.</text:p>
          </table:table-cell>
        </table:table-row>
        <table:table-row table:style-name="ro3">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729" calcext:value-type="float">
            <text:p>729</text:p>
          </table:table-cell>
          <table:table-cell office:value-type="string" calcext:value-type="string">
            <text:p>c</text:p>
          </table:table-cell>
          <table:table-cell office:value-type="string" calcext:value-type="string">
            <text:p>Mort à tous les macaronis !</text:p>
          </table:table-cell>
        </table:table-row>
        <table:table-row table:style-name="ro3">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712" calcext:value-type="float">
            <text:p>712</text:p>
          </table:table-cell>
          <table:table-cell office:value-type="string" calcext:value-type="string">
            <text:p>c</text:p>
          </table:table-cell>
          <table:table-cell office:value-type="string" calcext:value-type="string">
            <text:p>Ça ne peut être que ce macaroni de malheur !</text:p>
          </table:table-cell>
        </table:table-row>
        <table:table-row table:style-name="ro3">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738" calcext:value-type="float">
            <text:p>738</text:p>
          </table:table-cell>
          <table:table-cell office:value-type="string" calcext:value-type="string">
            <text:p>c</text:p>
          </table:table-cell>
          <table:table-cell office:value-type="string" calcext:value-type="string">
            <text:p>Vous me ferez de la peine si vous vous portez aux pires extrémités.</text:p>
          </table:table-cell>
        </table:table-row>
        <table:table-row table:style-name="ro2">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823" calcext:value-type="float">
            <text:p>823</text:p>
          </table:table-cell>
          <table:table-cell office:value-type="string" calcext:value-type="string">
            <text:p>c</text:p>
          </table:table-cell>
          <table:table-cell office:value-type="string" calcext:value-type="string">
            <text:p>Vous mériteriez tous la même punition et tous ceux qui sont ici et qui ne partagent pas votre querelle, pensent comme moi !</text:p>
          </table:table-cell>
        </table:table-row>
        <table:table-row table:style-name="ro2">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959" calcext:value-type="float">
            <text:p>959</text:p>
          </table:table-cell>
          <table:table-cell office:value-type="string" calcext:value-type="string">
            <text:p>c</text:p>
          </table:table-cell>
          <table:table-cell office:value-type="string" calcext:value-type="string">
            <text:p>Ainsi cet homme qui m'était représenté par les miens comme un voleur d'idées, cet homme voulait maintenant me prendre celle que je chérissais si tendrement.</text:p>
          </table:table-cell>
        </table:table-row>
        <table:table-row table:style-name="ro3">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950" calcext:value-type="float">
            <text:p>950</text:p>
          </table:table-cell>
          <table:table-cell office:value-type="string" calcext:value-type="string">
            <text:p>c</text:p>
          </table:table-cell>
          <table:table-cell office:value-type="string" calcext:value-type="string">
            <text:p>Mais tout semblait conspirer contre lui pour me le rendre antipathique.</text:p>
          </table:table-cell>
        </table:table-row>
        <table:table-row table:style-name="ro3">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551" calcext:value-type="float">
            <text:p>551</text:p>
          </table:table-cell>
          <table:table-cell office:value-type="string" calcext:value-type="string">
            <text:p>n</text:p>
          </table:table-cell>
          <table:table-cell office:value-type="string" calcext:value-type="string">
            <text:p>L'anglais parut hésiter.</text:p>
          </table:table-cell>
        </table:table-row>
        <table:table-row table:style-name="ro3">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448" calcext:value-type="float">
            <text:p>448</text:p>
          </table:table-cell>
          <table:table-cell office:value-type="string" calcext:value-type="string">
            <text:p>c</text:p>
          </table:table-cell>
          <table:table-cell office:value-type="string" calcext:value-type="string">
            <text:p>mon beau jeune homme, on ne trompe pas un vieux malin comme moi !</text:p>
          </table:table-cell>
        </table:table-row>
        <table:table-row table:style-name="ro3">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463" calcext:value-type="float">
            <text:p>463</text:p>
          </table:table-cell>
          <table:table-cell office:value-type="string" calcext:value-type="string">
            <text:p>c</text:p>
          </table:table-cell>
          <table:table-cell office:value-type="string" calcext:value-type="string">
            <text:p>Monsieur, je ne veux pas en entendre davantage !</text:p>
          </table:table-cell>
        </table:table-row>
        <table:table-row table:style-name="ro3">
          <table:table-cell office:value-type="string" calcext:value-type="string">
            <text:p>FRA02001_Gilbert.xml</text:p>
          </table:table-cell>
          <table:table-cell office:value-type="float" office:value="1912" calcext:value-type="float">
            <text:p>1912</text:p>
          </table:table-cell>
          <table:table-cell office:value-type="string" calcext:value-type="string">
            <text:p>1910s</text:p>
          </table:table-cell>
          <table:table-cell office:value-type="float" office:value="1096" calcext:value-type="float">
            <text:p>1096</text:p>
          </table:table-cell>
          <table:table-cell office:value-type="string" calcext:value-type="string">
            <text:p>n</text:p>
          </table:table-cell>
          <table:table-cell office:value-type="string" calcext:value-type="string">
            <text:p>D'ailleurs, ce qui frappait le plus les aviateurs c'étaient ces perspectives blanches.</text:p>
          </table:table-cell>
        </table:table-row>
        <table:table-row table:style-name="ro2">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16324" calcext:value-type="float">
            <text:p>16324</text:p>
          </table:table-cell>
          <table:table-cell office:value-type="string" calcext:value-type="string">
            <text:p>u</text:p>
          </table:table-cell>
          <table:table-cell office:value-type="string" calcext:value-type="string">
            <text:p>Comme disait Beethoven, « si nous livrons à la vie les forces de notre vie, que nous restera-t-il pour le plus noble, pour la meilleur ?</text:p>
          </table:table-cell>
        </table:table-row>
        <table:table-row table:style-name="ro9">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19226" calcext:value-type="float">
            <text:p>19226</text:p>
          </table:table-cell>
          <table:table-cell office:value-type="string" calcext:value-type="string">
            <text:p>c</text:p>
          </table:table-cell>
          <table:table-cell office:value-type="string" calcext:value-type="string">
            <text:p>Les meilleurs d'entre nous sont bloqués, prisonniers sur notre propre sol... On ne saura jamais tout ce que nous avons souffert, attachés au génie de notre race, gardant en nous comme un dépôt sacré la lumière que nous en avions reçue, la protégeant désespérément contre les souffles ennemis qui s'évertuent à l'éteindre, -- seuls, sentant autour de nous l'atmosphère empestée de ces métèques, qui se sont abattus sur notre pensée, comme un essaim de mouches, dont les larves hideuses rongent notre raison et souillent notre cœur, -- trahis par ceux dont c'était la mission de nous défendre, nos guides, nos critiques imbéciles ou lâches, qui flagornent l'ennemi, pour se faire pardonner d'être de notre race, abandonnés par notre peuple, qui ne se soucie pas de nous, qui ne nous connaît même pas... Quels moyens avons-nous d'être connus de lui ?</text:p>
          </table:table-cell>
        </table:table-row>
        <table:table-row table:style-name="ro3">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28685" calcext:value-type="float">
            <text:p>28685</text:p>
          </table:table-cell>
          <table:table-cell office:value-type="string" calcext:value-type="string">
            <text:p>c</text:p>
          </table:table-cell>
          <table:table-cell office:value-type="string" calcext:value-type="string">
            <text:p>... -- La passion, c'est l'âme de proie.</text:p>
          </table:table-cell>
        </table:table-row>
        <table:table-row table:style-name="ro2">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30214" calcext:value-type="float">
            <text:p>30214</text:p>
          </table:table-cell>
          <table:table-cell office:value-type="string" calcext:value-type="string">
            <text:p>n</text:p>
          </table:table-cell>
          <table:table-cell office:value-type="string" calcext:value-type="string">
            <text:p>Les étiquettes de partis, les systèmes de pensée ne comptaient point pour eux : la grande affaire était de « penser avec courage ».</text:p>
          </table:table-cell>
        </table:table-row>
        <table:table-row table:style-name="ro3">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17737" calcext:value-type="float">
            <text:p>17737</text:p>
          </table:table-cell>
          <table:table-cell office:value-type="string" calcext:value-type="string">
            <text:p>n</text:p>
          </table:table-cell>
          <table:table-cell office:value-type="string" calcext:value-type="string">
            <text:p>Quand elle voulut le reprendre, le porte-monnaie avait disparu.</text:p>
          </table:table-cell>
        </table:table-row>
        <table:table-row table:style-name="ro2">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29732" calcext:value-type="float">
            <text:p>29732</text:p>
          </table:table-cell>
          <table:table-cell office:value-type="string" calcext:value-type="string">
            <text:p>n</text:p>
          </table:table-cell>
          <table:table-cell office:value-type="string" calcext:value-type="string">
            <text:p>Et il ne s'apercevait pas qu'il y avait deux hommes en lui : l'artiste qui créait, sans se soucier d'aucune fin morale, et l'homme d'action raisonneur, qui voulait que son art fut moral et social.</text:p>
          </table:table-cell>
        </table:table-row>
        <table:table-row table:style-name="ro3">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30996" calcext:value-type="float">
            <text:p>30996</text:p>
          </table:table-cell>
          <table:table-cell office:value-type="string" calcext:value-type="string">
            <text:p>u</text:p>
          </table:table-cell>
          <table:table-cell office:value-type="string" calcext:value-type="string">
            <text:p>J'ai lu deux de ses anciennes compositions.</text:p>
          </table:table-cell>
        </table:table-row>
        <table:table-row table:style-name="ro3">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32101" calcext:value-type="float">
            <text:p>32101</text:p>
          </table:table-cell>
          <table:table-cell office:value-type="string" calcext:value-type="string">
            <text:p>n</text:p>
          </table:table-cell>
          <table:table-cell office:value-type="string" calcext:value-type="string">
            <text:p>Il s'était promis de n'y plus revenir.</text:p>
          </table:table-cell>
        </table:table-row>
        <table:table-row table:style-name="ro3">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7000" calcext:value-type="float">
            <text:p>7000</text:p>
          </table:table-cell>
          <table:table-cell office:value-type="string" calcext:value-type="string">
            <text:p>n</text:p>
          </table:table-cell>
          <table:table-cell office:value-type="string" calcext:value-type="string">
            <text:p>Le plancher craquait à chaque pas.</text:p>
          </table:table-cell>
        </table:table-row>
        <table:table-row table:style-name="ro3">
          <table:table-cell office:value-type="string" calcext:value-type="string">
            <text:p>FRA04202_Rolland.xml</text:p>
          </table:table-cell>
          <table:table-cell office:value-type="float" office:value="1912" calcext:value-type="float">
            <text:p>1912</text:p>
          </table:table-cell>
          <table:table-cell office:value-type="string" calcext:value-type="string">
            <text:p>1910s</text:p>
          </table:table-cell>
          <table:table-cell office:value-type="float" office:value="28613" calcext:value-type="float">
            <text:p>28613</text:p>
          </table:table-cell>
          <table:table-cell office:value-type="string" calcext:value-type="string">
            <text:p>c</text:p>
          </table:table-cell>
          <table:table-cell office:value-type="string" calcext:value-type="string">
            <text:p>Tu ne vois donc pas que je souffre !</text:p>
          </table:table-cell>
        </table:table-row>
        <table:table-row table:style-name="ro3">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589" calcext:value-type="float">
            <text:p>589</text:p>
          </table:table-cell>
          <table:table-cell office:value-type="string" calcext:value-type="string">
            <text:p>n</text:p>
          </table:table-cell>
          <table:table-cell office:value-type="string" calcext:value-type="string">
            <text:p>Il regardait une jeune femme qui s'était mise sur son passage.</text:p>
          </table:table-cell>
        </table:table-row>
        <table:table-row table:style-name="ro3">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329" calcext:value-type="float">
            <text:p>329</text:p>
          </table:table-cell>
          <table:table-cell office:value-type="string" calcext:value-type="string">
            <text:p>u</text:p>
          </table:table-cell>
          <table:table-cell office:value-type="string" calcext:value-type="string">
            <text:p>Où on peut tout trouver, tout.</text:p>
          </table:table-cell>
        </table:table-row>
        <table:table-row table:style-name="ro3">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2090" calcext:value-type="float">
            <text:p>2090</text:p>
          </table:table-cell>
          <table:table-cell office:value-type="string" calcext:value-type="string">
            <text:p>c</text:p>
          </table:table-cell>
          <table:table-cell office:value-type="string" calcext:value-type="string">
            <text:p>Vous autres, vous n'en savez rien.</text:p>
          </table:table-cell>
        </table:table-row>
        <table:table-row table:style-name="ro2">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1838" calcext:value-type="float">
            <text:p>1838</text:p>
          </table:table-cell>
          <table:table-cell office:value-type="string" calcext:value-type="string">
            <text:p>c</text:p>
          </table:table-cell>
          <table:table-cell office:value-type="string" calcext:value-type="string">
            <text:p>C'est des histoires de philosophe, ce que vous dites, et par conséquent des blagues, rien que des blagues.</text:p>
          </table:table-cell>
        </table:table-row>
        <table:table-row table:style-name="ro3">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837" calcext:value-type="float">
            <text:p>837</text:p>
          </table:table-cell>
          <table:table-cell office:value-type="string" calcext:value-type="string">
            <text:p>n</text:p>
          </table:table-cell>
          <table:table-cell office:value-type="string" calcext:value-type="string">
            <text:p>Quelle bêtise, quelle horreur, quelle injustice, qu'ils meurent !</text:p>
          </table:table-cell>
        </table:table-row>
        <table:table-row table:style-name="ro2">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2073" calcext:value-type="float">
            <text:p>2073</text:p>
          </table:table-cell>
          <table:table-cell office:value-type="string" calcext:value-type="string">
            <text:p>n</text:p>
          </table:table-cell>
          <table:table-cell office:value-type="string" calcext:value-type="string">
            <text:p>Mais il fut d'abord obligé de lui faire les laïs, de se mettre sept fois de suite à quatre pattes devant lui, le nez par terre; et ça aussi lui prouva qu'il n'était plus en Europe.</text:p>
          </table:table-cell>
        </table:table-row>
        <table:table-row table:style-name="ro3">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1758" calcext:value-type="float">
            <text:p>1758</text:p>
          </table:table-cell>
          <table:table-cell office:value-type="string" calcext:value-type="string">
            <text:p>n</text:p>
          </table:table-cell>
          <table:table-cell office:value-type="string" calcext:value-type="string">
            <text:p>» Le chef d'équipe répondit simplement :</text:p>
          </table:table-cell>
        </table:table-row>
        <table:table-row table:style-name="ro2">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204" calcext:value-type="float">
            <text:p>204</text:p>
          </table:table-cell>
          <table:table-cell office:value-type="string" calcext:value-type="string">
            <text:p>n</text:p>
          </table:table-cell>
          <table:table-cell office:value-type="string" calcext:value-type="string">
            <text:p>Les gosses continuaient à traîner derrière elle, par jeu et aussi par curiosité, pour voir l'homme qui se faisait ouvrir de cette façon -là.</text:p>
          </table:table-cell>
        </table:table-row>
        <table:table-row table:style-name="ro5">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1695" calcext:value-type="float">
            <text:p>1695</text:p>
          </table:table-cell>
          <table:table-cell office:value-type="string" calcext:value-type="string">
            <text:p>n</text:p>
          </table:table-cell>
          <table:table-cell office:value-type="string" calcext:value-type="string">
            <text:p>Restaient, comme distractions : tirer des hippopotames, — c'est passionnant, on les rate toujours, — détourner les objets mobiliers de leur destination, faire une cafetière avec une marmite et des water-closets avec un jeu de calebasses, — et chanter des romances sentimentales ou Derrière l'Hôtel-Dieu, qui n'est pas sentimental : mais les demoiselles qu'on rencontre sur les bords du Niger ne comprennent pas.</text:p>
          </table:table-cell>
        </table:table-row>
        <table:table-row table:style-name="ro3">
          <table:table-cell office:value-type="string" calcext:value-type="string">
            <text:p>FRA05801_Mille.xml</text:p>
          </table:table-cell>
          <table:table-cell office:value-type="float" office:value="1912" calcext:value-type="float">
            <text:p>1912</text:p>
          </table:table-cell>
          <table:table-cell office:value-type="string" calcext:value-type="string">
            <text:p>1910s</text:p>
          </table:table-cell>
          <table:table-cell office:value-type="float" office:value="21" calcext:value-type="float">
            <text:p>21</text:p>
          </table:table-cell>
          <table:table-cell office:value-type="string" calcext:value-type="string">
            <text:p>n</text:p>
          </table:table-cell>
          <table:table-cell office:value-type="string" calcext:value-type="string">
            <text:p>Deux lucarnes carrées formaient les yeux.</text:p>
          </table:table-cell>
        </table:table-row>
        <table:table-row table:style-name="ro3">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357" calcext:value-type="float">
            <text:p>357</text:p>
          </table:table-cell>
          <table:table-cell office:value-type="string" calcext:value-type="string">
            <text:p>c</text:p>
          </table:table-cell>
          <table:table-cell office:value-type="string" calcext:value-type="string">
            <text:p>Puis je la vis elle -même, je m'élançai.</text:p>
          </table:table-cell>
        </table:table-row>
        <table:table-row table:style-name="ro3">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2199" calcext:value-type="float">
            <text:p>2199</text:p>
          </table:table-cell>
          <table:table-cell office:value-type="string" calcext:value-type="string">
            <text:p>c</text:p>
          </table:table-cell>
          <table:table-cell office:value-type="string" calcext:value-type="string">
            <text:p>Voyons, docteur, je vous prends à témoin : est -ce que j'ai dit quelque chose ?</text:p>
          </table:table-cell>
        </table:table-row>
        <table:table-row table:style-name="ro2">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1306" calcext:value-type="float">
            <text:p>1306</text:p>
          </table:table-cell>
          <table:table-cell office:value-type="string" calcext:value-type="string">
            <text:p>n</text:p>
          </table:table-cell>
          <table:table-cell office:value-type="string" calcext:value-type="string">
            <text:p>» Mais le conseil de famille fut unanimement d'avis que mon père s'était fait une idée ou que Legrandin, à ce moment -là, était absorbé par quelque pensée.</text:p>
          </table:table-cell>
        </table:table-row>
        <table:table-row table:style-name="ro2">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1654" calcext:value-type="float">
            <text:p>1654</text:p>
          </table:table-cell>
          <table:table-cell office:value-type="string" calcext:value-type="string">
            <text:p>n</text:p>
          </table:table-cell>
          <table:table-cell office:value-type="string" calcext:value-type="string">
            <text:p>Le toit de tuile faisait dans la mare, que le soleil rendait de nouveau réfléchissante, une marbrure rose, à laquelle je n'avais encore jamais fait attention.</text:p>
          </table:table-cell>
        </table:table-row>
        <table:table-row table:style-name="ro4">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1789" calcext:value-type="float">
            <text:p>1789</text:p>
          </table:table-cell>
          <table:table-cell office:value-type="string" calcext:value-type="string">
            <text:p>n</text:p>
          </table:table-cell>
          <table:table-cell office:value-type="string" calcext:value-type="string">
            <text:p>Il y en a d'abord d'isolées comme tel nénufar à qui le courant au travers duquel il était placé d'une façon malheureuse laissait si peu de repos que, comme un bac actionné mécaniquement, il n'abordait une rive que pour retourner à celle d'où il était venu, refaisant éternellement la double traversée.</text:p>
          </table:table-cell>
        </table:table-row>
        <table:table-row table:style-name="ro3">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1409" calcext:value-type="float">
            <text:p>1409</text:p>
          </table:table-cell>
          <table:table-cell office:value-type="string" calcext:value-type="string">
            <text:p>c</text:p>
          </table:table-cell>
          <table:table-cell office:value-type="string" calcext:value-type="string">
            <text:p>Et ce petit nuage rose n'a-t-il pas aussi un teint de fleur, d'œillet ou d'hydrangéa ?</text:p>
          </table:table-cell>
        </table:table-row>
        <table:table-row table:style-name="ro3">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3184" calcext:value-type="float">
            <text:p>3184</text:p>
          </table:table-cell>
          <table:table-cell office:value-type="string" calcext:value-type="string">
            <text:p>n</text:p>
          </table:table-cell>
          <table:table-cell office:value-type="string" calcext:value-type="string">
            <text:p>Elles n'étaient que le souvenir, la perpétuation d'une souffrance qui lui était venue du dehors.</text:p>
          </table:table-cell>
        </table:table-row>
        <table:table-row table:style-name="ro9">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1198" calcext:value-type="float">
            <text:p>1198</text:p>
          </table:table-cell>
          <table:table-cell office:value-type="string" calcext:value-type="string">
            <text:p>n</text:p>
          </table:table-cell>
          <table:table-cell office:value-type="string" calcext:value-type="string">
            <text:p>J'allais m'en aller doucement, mais sans doute le bruit que j'avais fait était intervenu dans son sommeil et en avait « changé la vitesse », comme on dit pour les automobiles, car la musique du ronflement s'interrompit une seconde et reprit un ton plus bas, puis elle s'éveilla et tourna à demi son visage que je pus voir alors; il exprimait une sorte de terreur; elle venait évidemment d'avoir un rêve affreux; elle ne pouvait me voir de la façon dont elle était placée, et je restais là ne sachant si je devais m'avancer ou me retirer; mais déjà elle semblait revenue au sentiment de la réalité et avait reconnu le mensonge des visions qui l'avaient effrayée; un sourire de joie, de pieuse reconnaissance envers Dieu qui permet que la vie soit moins cruelle que les rêves, éclaira faiblement son visage, et avec cette habitude qu'elle avait prise de se parler à mi-voix à elle -même quand elle se croyait seule, elle murmura : « Dieu soit loué !</text:p>
          </table:table-cell>
        </table:table-row>
        <table:table-row table:style-name="ro3">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3557" calcext:value-type="float">
            <text:p>3557</text:p>
          </table:table-cell>
          <table:table-cell office:value-type="string" calcext:value-type="string">
            <text:p>n</text:p>
          </table:table-cell>
          <table:table-cell office:value-type="string" calcext:value-type="string">
            <text:p>de Charlus et elle, Swann savait qu'il ne pouvait rien se passer, que quand M.</text:p>
          </table:table-cell>
        </table:table-row>
        <table:table-row table:style-name="ro3">
          <table:table-cell office:value-type="string" calcext:value-type="string">
            <text:p>FRA03601_Proust.xml</text:p>
          </table:table-cell>
          <table:table-cell office:value-type="float" office:value="1913" calcext:value-type="float">
            <text:p>1913</text:p>
          </table:table-cell>
          <table:table-cell office:value-type="string" calcext:value-type="string">
            <text:p>1910s</text:p>
          </table:table-cell>
          <table:table-cell office:value-type="float" office:value="240" calcext:value-type="float">
            <text:p>240</text:p>
          </table:table-cell>
          <table:table-cell office:value-type="string" calcext:value-type="string">
            <text:p>n</text:p>
          </table:table-cell>
          <table:table-cell office:value-type="string" calcext:value-type="string">
            <text:p>( il détacha ce mot d'un ton d'emphase ironique pour ne pas avoir l'air pédant ).</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8464" calcext:value-type="float">
            <text:p>8464</text:p>
          </table:table-cell>
          <table:table-cell office:value-type="string" calcext:value-type="string">
            <text:p>n</text:p>
          </table:table-cell>
          <table:table-cell office:value-type="string" calcext:value-type="string">
            <text:p>Ce soir -là donc Tania pleurait.</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2836" calcext:value-type="float">
            <text:p>2836</text:p>
          </table:table-cell>
          <table:table-cell office:value-type="string" calcext:value-type="string">
            <text:p>c</text:p>
          </table:table-cell>
          <table:table-cell office:value-type="string" calcext:value-type="string">
            <text:p>Un domestique est venu la chercher ?</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3066" calcext:value-type="float">
            <text:p>3066</text:p>
          </table:table-cell>
          <table:table-cell office:value-type="string" calcext:value-type="string">
            <text:p>n</text:p>
          </table:table-cell>
          <table:table-cell office:value-type="string" calcext:value-type="string">
            <text:p>Mais Henri répondit :</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9913" calcext:value-type="float">
            <text:p>9913</text:p>
          </table:table-cell>
          <table:table-cell office:value-type="string" calcext:value-type="string">
            <text:p>c</text:p>
          </table:table-cell>
          <table:table-cell office:value-type="string" calcext:value-type="string">
            <text:p>Mais un peu de courage... songeons à Petit-Jeannot... Et surtout n'ayons l'air de rien !</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3041" calcext:value-type="float">
            <text:p>3041</text:p>
          </table:table-cell>
          <table:table-cell office:value-type="string" calcext:value-type="string">
            <text:p>n</text:p>
          </table:table-cell>
          <table:table-cell office:value-type="string" calcext:value-type="string">
            <text:p>Le plus abominable de cette abominable nuit était le calme des deux autres.</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2661" calcext:value-type="float">
            <text:p>2661</text:p>
          </table:table-cell>
          <table:table-cell office:value-type="string" calcext:value-type="string">
            <text:p>n</text:p>
          </table:table-cell>
          <table:table-cell office:value-type="string" calcext:value-type="string">
            <text:p>Paumgartner de Fribourg qui jette à sa droite et à sa gauche un coup d'œil inquisiteur.</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2211" calcext:value-type="float">
            <text:p>2211</text:p>
          </table:table-cell>
          <table:table-cell office:value-type="string" calcext:value-type="string">
            <text:p>n</text:p>
          </table:table-cell>
          <table:table-cell office:value-type="string" calcext:value-type="string">
            <text:p>Les petites filles avaient très peur de la mère Fauchelevent.</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8416" calcext:value-type="float">
            <text:p>8416</text:p>
          </table:table-cell>
          <table:table-cell office:value-type="string" calcext:value-type="string">
            <text:p>c</text:p>
          </table:table-cell>
          <table:table-cell office:value-type="string" calcext:value-type="string">
            <text:p>leur disait-elle... C'est peut-être la <text:s text:c="6"/>Oui, la <text:s text:c="4"/>est dans la bibliothèque !</text:p>
          </table:table-cell>
        </table:table-row>
        <table:table-row table:style-name="ro3">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1478" calcext:value-type="float">
            <text:p>1478</text:p>
          </table:table-cell>
          <table:table-cell office:value-type="string" calcext:value-type="string">
            <text:p>n</text:p>
          </table:table-cell>
          <table:table-cell office:value-type="string" calcext:value-type="string">
            <text:p>répéta encore celui -ci sur le seuil.</text:p>
          </table:table-cell>
        </table:table-row>
        <table:table-row table:style-name="ro5">
          <table:table-cell office:value-type="string" calcext:value-type="string">
            <text:p>FRA07601_Leroux.xml</text:p>
          </table:table-cell>
          <table:table-cell office:value-type="float" office:value="1913" calcext:value-type="float">
            <text:p>1913</text:p>
          </table:table-cell>
          <table:table-cell office:value-type="string" calcext:value-type="string">
            <text:p>1910s</text:p>
          </table:table-cell>
          <table:table-cell office:value-type="float" office:value="6207" calcext:value-type="float">
            <text:p>6207</text:p>
          </table:table-cell>
          <table:table-cell office:value-type="string" calcext:value-type="string">
            <text:p>n</text:p>
          </table:table-cell>
          <table:table-cell office:value-type="string" calcext:value-type="string">
            <text:p>Chose curieuse, le capucin à barbe plongea alors son goupillon dans le seau de l'enfant de chœur, et allongeant le bras, dans un double geste qui traçait dans l'espace le signe de la croix, il lança son eau bénite, qui vint, à travers les losanges de la porte de fer, tomber en pluie lourde sur Rynaldo et ses compagnons.</text:p>
          </table:table-cell>
        </table:table-row>
        <table:table-row table:style-name="ro2">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1650" calcext:value-type="float">
            <text:p>1650</text:p>
          </table:table-cell>
          <table:table-cell office:value-type="string" calcext:value-type="string">
            <text:p>c</text:p>
          </table:table-cell>
          <table:table-cell office:value-type="string" calcext:value-type="string">
            <text:p>I'm'faut des péniches, un peu plus tu verrais mes panards à travers celles -ci... J'peux pourtant pas marcher sur la peau d'mes pinceaux, hein ?</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6358" calcext:value-type="float">
            <text:p>6358</text:p>
          </table:table-cell>
          <table:table-cell office:value-type="string" calcext:value-type="string">
            <text:p>c</text:p>
          </table:table-cell>
          <table:table-cell office:value-type="string" calcext:value-type="string">
            <text:p>dame, c'est pas rigolo toujours...</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1694" calcext:value-type="float">
            <text:p>1694</text:p>
          </table:table-cell>
          <table:table-cell office:value-type="string" calcext:value-type="string">
            <text:p>n</text:p>
          </table:table-cell>
          <table:table-cell office:value-type="string" calcext:value-type="string">
            <text:p>Presque tous les paysans cultivaient l'épicerie.</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3456" calcext:value-type="float">
            <text:p>3456</text:p>
          </table:table-cell>
          <table:table-cell office:value-type="string" calcext:value-type="string">
            <text:p>c</text:p>
          </table:table-cell>
          <table:table-cell office:value-type="string" calcext:value-type="string">
            <text:p>Crois -tu qu'c'est pas une tranche, ça, dix-huit mois ?</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4979" calcext:value-type="float">
            <text:p>4979</text:p>
          </table:table-cell>
          <table:table-cell office:value-type="string" calcext:value-type="string">
            <text:p>c</text:p>
          </table:table-cell>
          <table:table-cell office:value-type="string" calcext:value-type="string">
            <text:p>Tu trouves pas qu'c'est trop ?</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2931" calcext:value-type="float">
            <text:p>2931</text:p>
          </table:table-cell>
          <table:table-cell office:value-type="string" calcext:value-type="string">
            <text:p>n</text:p>
          </table:table-cell>
          <table:table-cell office:value-type="string" calcext:value-type="string">
            <text:p>dit le soldat reconnaissant.</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4890" calcext:value-type="float">
            <text:p>4890</text:p>
          </table:table-cell>
          <table:table-cell office:value-type="string" calcext:value-type="string">
            <text:p>c</text:p>
          </table:table-cell>
          <table:table-cell office:value-type="string" calcext:value-type="string">
            <text:p>L'est condamné, c'garçon -là, vois -tu.</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7300" calcext:value-type="float">
            <text:p>7300</text:p>
          </table:table-cell>
          <table:table-cell office:value-type="string" calcext:value-type="string">
            <text:p>c</text:p>
          </table:table-cell>
          <table:table-cell office:value-type="string" calcext:value-type="string">
            <text:p>– Non, ce n'est pas moi, c'est toi !</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3323" calcext:value-type="float">
            <text:p>3323</text:p>
          </table:table-cell>
          <table:table-cell office:value-type="string" calcext:value-type="string">
            <text:p>c</text:p>
          </table:table-cell>
          <table:table-cell office:value-type="string" calcext:value-type="string">
            <text:p>Comme ça, on peut fermer seulement la moitié d'en bas de la porte et être à moitié chez soi.</text:p>
          </table:table-cell>
        </table:table-row>
        <table:table-row table:style-name="ro3">
          <table:table-cell office:value-type="string" calcext:value-type="string">
            <text:p>FRA04401_Barbusse.xml</text:p>
          </table:table-cell>
          <table:table-cell office:value-type="float" office:value="1916" calcext:value-type="float">
            <text:p>1916</text:p>
          </table:table-cell>
          <table:table-cell office:value-type="string" calcext:value-type="string">
            <text:p>1910s</text:p>
          </table:table-cell>
          <table:table-cell office:value-type="float" office:value="2285" calcext:value-type="float">
            <text:p>2285</text:p>
          </table:table-cell>
          <table:table-cell office:value-type="string" calcext:value-type="string">
            <text:p>x</text:p>
          </table:table-cell>
          <table:table-cell office:value-type="string" calcext:value-type="string">
            <text:p>« Et deux encore en plus », que disait une aut'voix.</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2540" calcext:value-type="float">
            <text:p>2540</text:p>
          </table:table-cell>
          <table:table-cell office:value-type="string" calcext:value-type="string">
            <text:p>n</text:p>
          </table:table-cell>
          <table:table-cell office:value-type="string" calcext:value-type="string">
            <text:p>» Tous les oiseaux du printemps continuèrent : « Reste ici !</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1186" calcext:value-type="float">
            <text:p>1186</text:p>
          </table:table-cell>
          <table:table-cell office:value-type="string" calcext:value-type="string">
            <text:p>n</text:p>
          </table:table-cell>
          <table:table-cell office:value-type="string" calcext:value-type="string">
            <text:p>L'enfant avait fait ses adieux, la veille au soir, à ses parents.</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1250" calcext:value-type="float">
            <text:p>1250</text:p>
          </table:table-cell>
          <table:table-cell office:value-type="string" calcext:value-type="string">
            <text:p>n</text:p>
          </table:table-cell>
          <table:table-cell office:value-type="string" calcext:value-type="string">
            <text:p>Elle monta jusqu'au grenier.</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1812" calcext:value-type="float">
            <text:p>1812</text:p>
          </table:table-cell>
          <table:table-cell office:value-type="string" calcext:value-type="string">
            <text:p>n</text:p>
          </table:table-cell>
          <table:table-cell office:value-type="string" calcext:value-type="string">
            <text:p>Mme Villeroy la regarde.</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1743" calcext:value-type="float">
            <text:p>1743</text:p>
          </table:table-cell>
          <table:table-cell office:value-type="string" calcext:value-type="string">
            <text:p>c</text:p>
          </table:table-cell>
          <table:table-cell office:value-type="string" calcext:value-type="string">
            <text:p>... Avec les rues, les voitures et tout ?</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1326" calcext:value-type="float">
            <text:p>1326</text:p>
          </table:table-cell>
          <table:table-cell office:value-type="string" calcext:value-type="string">
            <text:p>n</text:p>
          </table:table-cell>
          <table:table-cell office:value-type="string" calcext:value-type="string">
            <text:p>... » criaient le ciel et la terre.</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1229" calcext:value-type="float">
            <text:p>1229</text:p>
          </table:table-cell>
          <table:table-cell office:value-type="string" calcext:value-type="string">
            <text:p>n</text:p>
          </table:table-cell>
          <table:table-cell office:value-type="string" calcext:value-type="string">
            <text:p>Toutoune remarqua comme la poussière régnait, comme les murs étaient crasseux.</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1266" calcext:value-type="float">
            <text:p>1266</text:p>
          </table:table-cell>
          <table:table-cell office:value-type="string" calcext:value-type="string">
            <text:p>c</text:p>
          </table:table-cell>
          <table:table-cell office:value-type="string" calcext:value-type="string">
            <text:p>... Alors tu prétends te clapoter tous les matins, avec la froid qu'il fait ?</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638" calcext:value-type="float">
            <text:p>638</text:p>
          </table:table-cell>
          <table:table-cell office:value-type="string" calcext:value-type="string">
            <text:p>c</text:p>
          </table:table-cell>
          <table:table-cell office:value-type="string" calcext:value-type="string">
            <text:p>... Comme c'est amusant !</text:p>
          </table:table-cell>
        </table:table-row>
        <table:table-row table:style-name="ro3">
          <table:table-cell office:value-type="string" calcext:value-type="string">
            <text:p>FRA01002_DelarueMardrus.xml</text:p>
          </table:table-cell>
          <table:table-cell office:value-type="float" office:value="1919" calcext:value-type="float">
            <text:p>1919</text:p>
          </table:table-cell>
          <table:table-cell office:value-type="string" calcext:value-type="string">
            <text:p>1910s</text:p>
          </table:table-cell>
          <table:table-cell office:value-type="float" office:value="1498" calcext:value-type="float">
            <text:p>1498</text:p>
          </table:table-cell>
          <table:table-cell office:value-type="string" calcext:value-type="string">
            <text:p>n</text:p>
          </table:table-cell>
          <table:table-cell office:value-type="string" calcext:value-type="string">
            <text:p>La nourrice se précipitait, entraînant la petite attachée à elle.</text:p>
          </table:table-cell>
        </table:table-row>
        <table:table-row table:style-name="ro3">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509" calcext:value-type="float">
            <text:p>509</text:p>
          </table:table-cell>
          <table:table-cell office:value-type="string" calcext:value-type="string">
            <text:p>n</text:p>
          </table:table-cell>
          <table:table-cell office:value-type="string" calcext:value-type="string">
            <text:p>C'était le cas pour celui -ci.</text:p>
          </table:table-cell>
        </table:table-row>
        <table:table-row table:style-name="ro2">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314" calcext:value-type="float">
            <text:p>314</text:p>
          </table:table-cell>
          <table:table-cell office:value-type="string" calcext:value-type="string">
            <text:p>n</text:p>
          </table:table-cell>
          <table:table-cell office:value-type="string" calcext:value-type="string">
            <text:p>La jeune fille allait, sa précieuse boîte à la main, et elle évitait de tourner la tête pour ne pas voir la petite tour de <text:s text:c="4"/>se profiler derrière les arbres, à sa droite.</text:p>
          </table:table-cell>
        </table:table-row>
        <table:table-row table:style-name="ro2">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2680" calcext:value-type="float">
            <text:p>2680</text:p>
          </table:table-cell>
          <table:table-cell office:value-type="string" calcext:value-type="string">
            <text:p>n</text:p>
          </table:table-cell>
          <table:table-cell office:value-type="string" calcext:value-type="string">
            <text:p>Après une nuit d'insomnie, une dépêche reçue de son écurie lui avait servi de prétexte à ses propres yeux pour prendre le train qui va de Toulon à Hyères.</text:p>
          </table:table-cell>
        </table:table-row>
        <table:table-row table:style-name="ro3">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1694" calcext:value-type="float">
            <text:p>1694</text:p>
          </table:table-cell>
          <table:table-cell office:value-type="string" calcext:value-type="string">
            <text:p>n</text:p>
          </table:table-cell>
          <table:table-cell office:value-type="string" calcext:value-type="string">
            <text:p>Marius était bien capable d'imaginer un prétexte pour quitter la colline.</text:p>
          </table:table-cell>
        </table:table-row>
        <table:table-row table:style-name="ro3">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2254" calcext:value-type="float">
            <text:p>2254</text:p>
          </table:table-cell>
          <table:table-cell office:value-type="string" calcext:value-type="string">
            <text:p>c</text:p>
          </table:table-cell>
          <table:table-cell office:value-type="string" calcext:value-type="string">
            <text:p>Ce qu'il a fait, le pauvre, est affreux.</text:p>
          </table:table-cell>
        </table:table-row>
        <table:table-row table:style-name="ro3">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69" calcext:value-type="float">
            <text:p>69</text:p>
          </table:table-cell>
          <table:table-cell office:value-type="string" calcext:value-type="string">
            <text:p>n</text:p>
          </table:table-cell>
          <table:table-cell office:value-type="string" calcext:value-type="string">
            <text:p>Une basane blanche expliquait son surnom.</text:p>
          </table:table-cell>
        </table:table-row>
        <table:table-row table:style-name="ro2">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2691" calcext:value-type="float">
            <text:p>2691</text:p>
          </table:table-cell>
          <table:table-cell office:value-type="string" calcext:value-type="string">
            <text:p>n</text:p>
          </table:table-cell>
          <table:table-cell office:value-type="string" calcext:value-type="string">
            <text:p>C'était Laurence, qui, désireuse de causer avec son fiancé, dés le retour de l'enterrement, se hâtait vers la bastide de Couture, sans soupçonner le menaçant voisinage du prétendant repoussé.</text:p>
          </table:table-cell>
        </table:table-row>
        <table:table-row table:style-name="ro1">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52" calcext:value-type="float">
            <text:p>52</text:p>
          </table:table-cell>
          <table:table-cell office:value-type="string" calcext:value-type="string">
            <text:p>n</text:p>
          </table:table-cell>
          <table:table-cell office:value-type="string" calcext:value-type="string">
            <text:p>Signifie-t-il le <text:s/>, et se rapporte-t-il à une époque où un môle, aujourd'hui détruit, portait un feu avertisseur ?</text:p>
          </table:table-cell>
        </table:table-row>
        <table:table-row table:style-name="ro1">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1378" calcext:value-type="float">
            <text:p>1378</text:p>
          </table:table-cell>
          <table:table-cell office:value-type="string" calcext:value-type="string">
            <text:p>n</text:p>
          </table:table-cell>
          <table:table-cell office:value-type="string" calcext:value-type="string">
            <text:p>Il l'imita et tous deux commencèrent de réciter le <text:s text:c="2"/>et l' <text:s text:c="3"/>devant le vaste ciel plein de lune et d'étoiles.</text:p>
          </table:table-cell>
        </table:table-row>
        <table:table-row table:style-name="ro2">
          <table:table-cell office:value-type="string" calcext:value-type="string">
            <text:p>FRA04701_Bourget.xml</text:p>
          </table:table-cell>
          <table:table-cell office:value-type="float" office:value="1919" calcext:value-type="float">
            <text:p>1919</text:p>
          </table:table-cell>
          <table:table-cell office:value-type="string" calcext:value-type="string">
            <text:p>1910s</text:p>
          </table:table-cell>
          <table:table-cell office:value-type="float" office:value="28" calcext:value-type="float">
            <text:p>28</text:p>
          </table:table-cell>
          <table:table-cell office:value-type="string" calcext:value-type="string">
            <text:p>n</text:p>
          </table:table-cell>
          <table:table-cell office:value-type="string" calcext:value-type="string">
            <text:p>Tout d'un coup, elle s'abattit, dans un brusque et retentissant craquement du tronc, et l'immense ramure desséchée s'écrasa contre la terre, qu'elle joncha de ses innombrables branchages cassés.</text:p>
          </table:table-cell>
        </table:table-row>
      </table:table>
      <table:named-expressions/>
      <table:database-ranges>
        <table:database-range table:name="__Anonymous_Sheet_DB__0" table:target-range-address="Sheet1.A1:Sheet1.F1001"/>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13">00/00/0000</text:date>, <text:time style:data-style-name="N2" text:time-value="09:32:11.8715495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dc:date>2022-04-13T11:49:34.256818179</dc:date>
    <dc:creator>Christof Schöch</dc:creator>
    <meta:editing-duration>PT10H6M5S</meta:editing-duration>
    <meta:editing-cycles>72</meta:editing-cycles>
    <meta:document-statistic meta:table-count="1" meta:cell-count="6006" meta:object-count="0"/>
  </office:meta>
</office:document-meta>
</file>